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311cm" style:rel-column-width="8907*"/>
    </style:style>
    <style:style style:name="Tabla1.B" style:family="table-column">
      <style:table-column-properties style:column-width="1.699cm" style:rel-column-width="6548*"/>
    </style:style>
    <style:style style:name="Tabla1.C" style:family="table-column">
      <style:table-column-properties style:column-width="9.292cm" style:rel-column-width="35820*"/>
    </style:style>
    <style:style style:name="Tabla1.D" style:family="table-column">
      <style:table-column-properties style:column-width="3.699cm" style:rel-column-width="1426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011cm" style:rel-column-width="3896*"/>
    </style:style>
    <style:style style:name="Tabla2.B" style:family="table-column">
      <style:table-column-properties style:column-width="5.789cm" style:rel-column-width="22316*"/>
    </style:style>
    <style:style style:name="Tabla2.C" style:family="table-column">
      <style:table-column-properties style:column-width="2.798cm" style:rel-column-width="10784*"/>
    </style:style>
    <style:style style:name="Tabla2.D" style:family="table-column">
      <style:table-column-properties style:column-width="2.212cm" style:rel-column-width="8526*"/>
    </style:style>
    <style:style style:name="Tabla2.E" style:family="table-column">
      <style:table-column-properties style:column-width="5.191cm" style:rel-column-width="20013*"/>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011cm" style:rel-column-width="3896*"/>
    </style:style>
    <style:style style:name="Tabla3.B" style:family="table-column">
      <style:table-column-properties style:column-width="5.789cm" style:rel-column-width="22316*"/>
    </style:style>
    <style:style style:name="Tabla3.C" style:family="table-column">
      <style:table-column-properties style:column-width="2.798cm" style:rel-column-width="10784*"/>
    </style:style>
    <style:style style:name="Tabla3.D" style:family="table-column">
      <style:table-column-properties style:column-width="2.212cm" style:rel-column-width="8526*"/>
    </style:style>
    <style:style style:name="Tabla3.E" style:family="table-column">
      <style:table-column-properties style:column-width="5.191cm" style:rel-column-width="20013*"/>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011cm" style:rel-column-width="3896*"/>
    </style:style>
    <style:style style:name="Tabla4.B" style:family="table-column">
      <style:table-column-properties style:column-width="5.789cm" style:rel-column-width="22316*"/>
    </style:style>
    <style:style style:name="Tabla4.C" style:family="table-column">
      <style:table-column-properties style:column-width="2.798cm" style:rel-column-width="10784*"/>
    </style:style>
    <style:style style:name="Tabla4.D" style:family="table-column">
      <style:table-column-properties style:column-width="2.212cm" style:rel-column-width="8526*"/>
    </style:style>
    <style:style style:name="Tabla4.E" style:family="table-column">
      <style:table-column-properties style:column-width="5.191cm" style:rel-column-width="20013*"/>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011cm" style:rel-column-width="3896*"/>
    </style:style>
    <style:style style:name="Tabla5.B" style:family="table-column">
      <style:table-column-properties style:column-width="5.789cm" style:rel-column-width="22316*"/>
    </style:style>
    <style:style style:name="Tabla5.C" style:family="table-column">
      <style:table-column-properties style:column-width="2.798cm" style:rel-column-width="10784*"/>
    </style:style>
    <style:style style:name="Tabla5.D" style:family="table-column">
      <style:table-column-properties style:column-width="2.212cm" style:rel-column-width="8526*"/>
    </style:style>
    <style:style style:name="Tabla5.E" style:family="table-column">
      <style:table-column-properties style:column-width="5.191cm" style:rel-column-width="20013*"/>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011cm" style:rel-column-width="3896*"/>
    </style:style>
    <style:style style:name="Tabla6.B" style:family="table-column">
      <style:table-column-properties style:column-width="5.789cm" style:rel-column-width="22316*"/>
    </style:style>
    <style:style style:name="Tabla6.C" style:family="table-column">
      <style:table-column-properties style:column-width="2.798cm" style:rel-column-width="10784*"/>
    </style:style>
    <style:style style:name="Tabla6.D" style:family="table-column">
      <style:table-column-properties style:column-width="2.212cm" style:rel-column-width="8526*"/>
    </style:style>
    <style:style style:name="Tabla6.E" style:family="table-column">
      <style:table-column-properties style:column-width="5.191cm" style:rel-column-width="20013*"/>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011cm" style:rel-column-width="3896*"/>
    </style:style>
    <style:style style:name="Tabla7.B" style:family="table-column">
      <style:table-column-properties style:column-width="5.789cm" style:rel-column-width="22316*"/>
    </style:style>
    <style:style style:name="Tabla7.C" style:family="table-column">
      <style:table-column-properties style:column-width="2.798cm" style:rel-column-width="10784*"/>
    </style:style>
    <style:style style:name="Tabla7.D" style:family="table-column">
      <style:table-column-properties style:column-width="2.212cm" style:rel-column-width="8526*"/>
    </style:style>
    <style:style style:name="Tabla7.E" style:family="table-column">
      <style:table-column-properties style:column-width="5.191cm" style:rel-column-width="20013*"/>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007cm" style:rel-column-width="3882*"/>
    </style:style>
    <style:style style:name="Tabla17.B" style:family="table-column">
      <style:table-column-properties style:column-width="4.501cm" style:rel-column-width="17352*"/>
    </style:style>
    <style:style style:name="Tabla17.C" style:family="table-column">
      <style:table-column-properties style:column-width="2.983cm" style:rel-column-width="11498*"/>
    </style:style>
    <style:style style:name="Tabla17.D" style:family="table-column">
      <style:table-column-properties style:column-width="2.813cm" style:rel-column-width="10845*"/>
    </style:style>
    <style:style style:name="Tabla17.E" style:family="table-column">
      <style:table-column-properties style:column-width="5.696cm" style:rel-column-width="21958*"/>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009cm" style:rel-column-width="3889*"/>
    </style:style>
    <style:style style:name="Tabla18.B" style:family="table-column">
      <style:table-column-properties style:column-width="5.389cm" style:rel-column-width="20772*"/>
    </style:style>
    <style:style style:name="Tabla18.C" style:family="table-column">
      <style:table-column-properties style:column-width="3.198cm" style:rel-column-width="12327*"/>
    </style:style>
    <style:style style:name="Tabla18.D" style:family="table-column">
      <style:table-column-properties style:column-width="2.212cm" style:rel-column-width="8526*"/>
    </style:style>
    <style:style style:name="Tabla18.E" style:family="table-column">
      <style:table-column-properties style:column-width="5.193cm" style:rel-column-width="20021*"/>
    </style:style>
    <style:style style:name="Tabla18.A1" style:family="table-cell">
      <style:table-cell-properties fo:padding="0.097cm" fo:border-left="0.05pt solid #000000" fo:border-right="none" fo:border-top="0.05pt solid #000000" fo:border-bottom="0.05pt solid #000000"/>
    </style:style>
    <style:style style:name="Tabla18.E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E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005cm" style:rel-column-width="3875*"/>
    </style:style>
    <style:style style:name="Tabla19.B" style:family="table-column">
      <style:table-column-properties style:column-width="4.501cm" style:rel-column-width="17352*"/>
    </style:style>
    <style:style style:name="Tabla19.C" style:family="table-column">
      <style:table-column-properties style:column-width="2.983cm" style:rel-column-width="11498*"/>
    </style:style>
    <style:style style:name="Tabla19.D" style:family="table-column">
      <style:table-column-properties style:column-width="2.813cm" style:rel-column-width="10845*"/>
    </style:style>
    <style:style style:name="Tabla19.E" style:family="table-column">
      <style:table-column-properties style:column-width="5.697cm" style:rel-column-width="21965*"/>
    </style:style>
    <style:style style:name="Tabla19.A1" style:family="table-cell">
      <style:table-cell-properties fo:padding="0.097cm" fo:border-left="0.05pt solid #000000" fo:border-right="none" fo:border-top="0.05pt solid #000000" fo:border-bottom="0.05pt solid #000000"/>
    </style:style>
    <style:style style:name="Tabla19.E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E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009cm" style:rel-column-width="3889*"/>
    </style:style>
    <style:style style:name="Tabla20.B" style:family="table-column">
      <style:table-column-properties style:column-width="5.389cm" style:rel-column-width="20772*"/>
    </style:style>
    <style:style style:name="Tabla20.C" style:family="table-column">
      <style:table-column-properties style:column-width="3.198cm" style:rel-column-width="12327*"/>
    </style:style>
    <style:style style:name="Tabla20.D" style:family="table-column">
      <style:table-column-properties style:column-width="2.212cm" style:rel-column-width="8526*"/>
    </style:style>
    <style:style style:name="Tabla20.E" style:family="table-column">
      <style:table-column-properties style:column-width="5.193cm" style:rel-column-width="20021*"/>
    </style:style>
    <style:style style:name="Tabla20.A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007cm" style:rel-column-width="3882*"/>
    </style:style>
    <style:style style:name="Tabla21.B" style:family="table-column">
      <style:table-column-properties style:column-width="4.501cm" style:rel-column-width="17352*"/>
    </style:style>
    <style:style style:name="Tabla21.C" style:family="table-column">
      <style:table-column-properties style:column-width="2.983cm" style:rel-column-width="11498*"/>
    </style:style>
    <style:style style:name="Tabla21.D" style:family="table-column">
      <style:table-column-properties style:column-width="2.813cm" style:rel-column-width="10845*"/>
    </style:style>
    <style:style style:name="Tabla21.E" style:family="table-column">
      <style:table-column-properties style:column-width="5.696cm" style:rel-column-width="21958*"/>
    </style:style>
    <style:style style:name="Tabla21.A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1.3" style:family="table-row">
      <style:table-row-properties style:min-row-height="0.654cm"/>
    </style:style>
    <style:style style:name="Tabla22" style:family="table">
      <style:table-properties style:width="17cm" table:align="margins"/>
    </style:style>
    <style:style style:name="Tabla22.A" style:family="table-column">
      <style:table-column-properties style:column-width="1.009cm" style:rel-column-width="3889*"/>
    </style:style>
    <style:style style:name="Tabla22.B" style:family="table-column">
      <style:table-column-properties style:column-width="5.389cm" style:rel-column-width="20772*"/>
    </style:style>
    <style:style style:name="Tabla22.C" style:family="table-column">
      <style:table-column-properties style:column-width="3.198cm" style:rel-column-width="12327*"/>
    </style:style>
    <style:style style:name="Tabla22.D" style:family="table-column">
      <style:table-column-properties style:column-width="2.212cm" style:rel-column-width="8526*"/>
    </style:style>
    <style:style style:name="Tabla22.E" style:family="table-column">
      <style:table-column-properties style:column-width="5.193cm" style:rel-column-width="20021*"/>
    </style:style>
    <style:style style:name="Tabla22.A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009cm" style:rel-column-width="3889*"/>
    </style:style>
    <style:style style:name="Tabla23.B" style:family="table-column">
      <style:table-column-properties style:column-width="5.486cm" style:rel-column-width="21146*"/>
    </style:style>
    <style:style style:name="Tabla23.C" style:family="table-column">
      <style:table-column-properties style:column-width="3.101cm" style:rel-column-width="11953*"/>
    </style:style>
    <style:style style:name="Tabla23.D" style:family="table-column">
      <style:table-column-properties style:column-width="2.212cm" style:rel-column-width="8526*"/>
    </style:style>
    <style:style style:name="Tabla23.E" style:family="table-column">
      <style:table-column-properties style:column-width="5.193cm" style:rel-column-width="20021*"/>
    </style:style>
    <style:style style:name="Tabla23.A1" style:family="table-cell">
      <style:table-cell-properties fo:padding="0.097cm" fo:border-left="0.05pt solid #000000" fo:border-right="none" fo:border-top="0.05pt solid #000000" fo:border-bottom="0.05pt solid #000000"/>
    </style:style>
    <style:style style:name="Tabla23.E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E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009cm" style:rel-column-width="3889*"/>
    </style:style>
    <style:style style:name="Tabla24.B" style:family="table-column">
      <style:table-column-properties style:column-width="5.389cm" style:rel-column-width="20772*"/>
    </style:style>
    <style:style style:name="Tabla24.C" style:family="table-column">
      <style:table-column-properties style:column-width="3.198cm" style:rel-column-width="12327*"/>
    </style:style>
    <style:style style:name="Tabla24.D" style:family="table-column">
      <style:table-column-properties style:column-width="2.212cm" style:rel-column-width="8526*"/>
    </style:style>
    <style:style style:name="Tabla24.E" style:family="table-column">
      <style:table-column-properties style:column-width="5.193cm" style:rel-column-width="20021*"/>
    </style:style>
    <style:style style:name="Tabla24.A1" style:family="table-cell">
      <style:table-cell-properties fo:padding="0.097cm" fo:border-left="0.05pt solid #000000" fo:border-right="none" fo:border-top="0.05pt solid #000000" fo:border-bottom="0.05pt solid #000000"/>
    </style:style>
    <style:style style:name="Tabla24.E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E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007cm" style:rel-column-width="3882*"/>
    </style:style>
    <style:style style:name="Tabla10.B" style:family="table-column">
      <style:table-column-properties style:column-width="4.501cm" style:rel-column-width="17352*"/>
    </style:style>
    <style:style style:name="Tabla10.C" style:family="table-column">
      <style:table-column-properties style:column-width="2.983cm" style:rel-column-width="11498*"/>
    </style:style>
    <style:style style:name="Tabla10.D" style:family="table-column">
      <style:table-column-properties style:column-width="2.813cm" style:rel-column-width="10845*"/>
    </style:style>
    <style:style style:name="Tabla10.E" style:family="table-column">
      <style:table-column-properties style:column-width="5.696cm" style:rel-column-width="21958*"/>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E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009cm" style:rel-column-width="3889*"/>
    </style:style>
    <style:style style:name="Tabla11.B" style:family="table-column">
      <style:table-column-properties style:column-width="5.389cm" style:rel-column-width="20772*"/>
    </style:style>
    <style:style style:name="Tabla11.C" style:family="table-column">
      <style:table-column-properties style:column-width="3.198cm" style:rel-column-width="12327*"/>
    </style:style>
    <style:style style:name="Tabla11.D" style:family="table-column">
      <style:table-column-properties style:column-width="2.212cm" style:rel-column-width="8526*"/>
    </style:style>
    <style:style style:name="Tabla11.E" style:family="table-column">
      <style:table-column-properties style:column-width="5.193cm" style:rel-column-width="20021*"/>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005cm" style:rel-column-width="3875*"/>
    </style:style>
    <style:style style:name="Tabla12.B" style:family="table-column">
      <style:table-column-properties style:column-width="4.501cm" style:rel-column-width="17352*"/>
    </style:style>
    <style:style style:name="Tabla12.C" style:family="table-column">
      <style:table-column-properties style:column-width="2.983cm" style:rel-column-width="11498*"/>
    </style:style>
    <style:style style:name="Tabla12.D" style:family="table-column">
      <style:table-column-properties style:column-width="2.813cm" style:rel-column-width="10845*"/>
    </style:style>
    <style:style style:name="Tabla12.E" style:family="table-column">
      <style:table-column-properties style:column-width="5.697cm" style:rel-column-width="21965*"/>
    </style:style>
    <style:style style:name="Tabla12.A1" style:family="table-cell">
      <style:table-cell-properties fo:padding="0.097cm" fo:border-left="0.05pt solid #000000" fo:border-right="none" fo:border-top="0.05pt solid #000000" fo:border-bottom="0.05pt solid #000000"/>
    </style:style>
    <style:style style:name="Tabla12.E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009cm" style:rel-column-width="3889*"/>
    </style:style>
    <style:style style:name="Tabla13.B" style:family="table-column">
      <style:table-column-properties style:column-width="5.389cm" style:rel-column-width="20772*"/>
    </style:style>
    <style:style style:name="Tabla13.C" style:family="table-column">
      <style:table-column-properties style:column-width="3.198cm" style:rel-column-width="12327*"/>
    </style:style>
    <style:style style:name="Tabla13.D" style:family="table-column">
      <style:table-column-properties style:column-width="2.212cm" style:rel-column-width="8526*"/>
    </style:style>
    <style:style style:name="Tabla13.E" style:family="table-column">
      <style:table-column-properties style:column-width="5.193cm" style:rel-column-width="20021*"/>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007cm" style:rel-column-width="3882*"/>
    </style:style>
    <style:style style:name="Tabla14.B" style:family="table-column">
      <style:table-column-properties style:column-width="4.501cm" style:rel-column-width="17352*"/>
    </style:style>
    <style:style style:name="Tabla14.C" style:family="table-column">
      <style:table-column-properties style:column-width="2.983cm" style:rel-column-width="11498*"/>
    </style:style>
    <style:style style:name="Tabla14.D" style:family="table-column">
      <style:table-column-properties style:column-width="2.813cm" style:rel-column-width="10845*"/>
    </style:style>
    <style:style style:name="Tabla14.E" style:family="table-column">
      <style:table-column-properties style:column-width="5.696cm" style:rel-column-width="21958*"/>
    </style:style>
    <style:style style:name="Tabla14.A1" style:family="table-cell">
      <style:table-cell-properties fo:padding="0.097cm" fo:border-left="0.05pt solid #000000" fo:border-right="none" fo:border-top="0.05pt solid #000000" fo:border-bottom="0.05pt solid #000000"/>
    </style:style>
    <style:style style:name="Tabla14.E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0.05pt solid #000000" fo:border-top="none" fo:border-bottom="0.05pt solid #000000"/>
    </style:style>
    <style:style style:name="Tabla14.3" style:family="table-row">
      <style:table-row-properties style:min-row-height="0.654cm"/>
    </style:style>
    <style:style style:name="Tabla16" style:family="table">
      <style:table-properties style:width="17cm" table:align="margins"/>
    </style:style>
    <style:style style:name="Tabla16.A" style:family="table-column">
      <style:table-column-properties style:column-width="1.009cm" style:rel-column-width="3889*"/>
    </style:style>
    <style:style style:name="Tabla16.B" style:family="table-column">
      <style:table-column-properties style:column-width="5.389cm" style:rel-column-width="20772*"/>
    </style:style>
    <style:style style:name="Tabla16.C" style:family="table-column">
      <style:table-column-properties style:column-width="3.198cm" style:rel-column-width="12327*"/>
    </style:style>
    <style:style style:name="Tabla16.D" style:family="table-column">
      <style:table-column-properties style:column-width="2.212cm" style:rel-column-width="8526*"/>
    </style:style>
    <style:style style:name="Tabla16.E" style:family="table-column">
      <style:table-column-properties style:column-width="5.193cm" style:rel-column-width="20021*"/>
    </style:style>
    <style:style style:name="Tabla16.A1" style:family="table-cell">
      <style:table-cell-properties fo:padding="0.097cm" fo:border-left="0.05pt solid #000000" fo:border-right="none" fo:border-top="0.05pt solid #000000" fo:border-bottom="0.05pt solid #000000"/>
    </style:style>
    <style:style style:name="Tabla16.E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009cm" style:rel-column-width="3889*"/>
    </style:style>
    <style:style style:name="Tabla8.B" style:family="table-column">
      <style:table-column-properties style:column-width="5.486cm" style:rel-column-width="21146*"/>
    </style:style>
    <style:style style:name="Tabla8.C" style:family="table-column">
      <style:table-column-properties style:column-width="3.101cm" style:rel-column-width="11953*"/>
    </style:style>
    <style:style style:name="Tabla8.D" style:family="table-column">
      <style:table-column-properties style:column-width="2.212cm" style:rel-column-width="8526*"/>
    </style:style>
    <style:style style:name="Tabla8.E" style:family="table-column">
      <style:table-column-properties style:column-width="5.193cm" style:rel-column-width="20021*"/>
    </style:style>
    <style:style style:name="Tabla8.A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009cm" style:rel-column-width="3889*"/>
    </style:style>
    <style:style style:name="Tabla9.B" style:family="table-column">
      <style:table-column-properties style:column-width="5.389cm" style:rel-column-width="20772*"/>
    </style:style>
    <style:style style:name="Tabla9.C" style:family="table-column">
      <style:table-column-properties style:column-width="3.198cm" style:rel-column-width="12327*"/>
    </style:style>
    <style:style style:name="Tabla9.D" style:family="table-column">
      <style:table-column-properties style:column-width="2.212cm" style:rel-column-width="8526*"/>
    </style:style>
    <style:style style:name="Tabla9.E" style:family="table-column">
      <style:table-column-properties style:column-width="5.193cm" style:rel-column-width="20021*"/>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007cm" style:rel-column-width="3882*"/>
    </style:style>
    <style:style style:name="Tabla25.B" style:family="table-column">
      <style:table-column-properties style:column-width="4.501cm" style:rel-column-width="17352*"/>
    </style:style>
    <style:style style:name="Tabla25.C" style:family="table-column">
      <style:table-column-properties style:column-width="2.983cm" style:rel-column-width="11498*"/>
    </style:style>
    <style:style style:name="Tabla25.D" style:family="table-column">
      <style:table-column-properties style:column-width="2.813cm" style:rel-column-width="10845*"/>
    </style:style>
    <style:style style:name="Tabla25.E" style:family="table-column">
      <style:table-column-properties style:column-width="5.696cm" style:rel-column-width="21958*"/>
    </style:style>
    <style:style style:name="Tabla25.A1" style:family="table-cell">
      <style:table-cell-properties fo:padding="0.097cm" fo:border-left="0.05pt solid #000000" fo:border-right="none" fo:border-top="0.05pt solid #000000" fo:border-bottom="0.05pt solid #000000"/>
    </style:style>
    <style:style style:name="Tabla25.E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E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009cm" style:rel-column-width="3889*"/>
    </style:style>
    <style:style style:name="Tabla26.B" style:family="table-column">
      <style:table-column-properties style:column-width="5.389cm" style:rel-column-width="20772*"/>
    </style:style>
    <style:style style:name="Tabla26.C" style:family="table-column">
      <style:table-column-properties style:column-width="3.198cm" style:rel-column-width="12327*"/>
    </style:style>
    <style:style style:name="Tabla26.D" style:family="table-column">
      <style:table-column-properties style:column-width="2.212cm" style:rel-column-width="8526*"/>
    </style:style>
    <style:style style:name="Tabla26.E" style:family="table-column">
      <style:table-column-properties style:column-width="5.193cm" style:rel-column-width="20021*"/>
    </style:style>
    <style:style style:name="Tabla26.A1" style:family="table-cell">
      <style:table-cell-properties fo:padding="0.097cm" fo:border-left="0.05pt solid #000000" fo:border-right="none" fo:border-top="0.05pt solid #000000" fo:border-bottom="0.05pt solid #000000"/>
    </style:style>
    <style:style style:name="Tabla26.E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E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005cm" style:rel-column-width="3875*"/>
    </style:style>
    <style:style style:name="Tabla27.B" style:family="table-column">
      <style:table-column-properties style:column-width="4.501cm" style:rel-column-width="17352*"/>
    </style:style>
    <style:style style:name="Tabla27.C" style:family="table-column">
      <style:table-column-properties style:column-width="2.983cm" style:rel-column-width="11498*"/>
    </style:style>
    <style:style style:name="Tabla27.D" style:family="table-column">
      <style:table-column-properties style:column-width="2.813cm" style:rel-column-width="10845*"/>
    </style:style>
    <style:style style:name="Tabla27.E" style:family="table-column">
      <style:table-column-properties style:column-width="5.697cm" style:rel-column-width="21965*"/>
    </style:style>
    <style:style style:name="Tabla27.A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009cm" style:rel-column-width="3889*"/>
    </style:style>
    <style:style style:name="Tabla28.B" style:family="table-column">
      <style:table-column-properties style:column-width="5.389cm" style:rel-column-width="20772*"/>
    </style:style>
    <style:style style:name="Tabla28.C" style:family="table-column">
      <style:table-column-properties style:column-width="3.198cm" style:rel-column-width="12327*"/>
    </style:style>
    <style:style style:name="Tabla28.D" style:family="table-column">
      <style:table-column-properties style:column-width="2.212cm" style:rel-column-width="8526*"/>
    </style:style>
    <style:style style:name="Tabla28.E" style:family="table-column">
      <style:table-column-properties style:column-width="5.193cm" style:rel-column-width="20021*"/>
    </style:style>
    <style:style style:name="Tabla28.A1" style:family="table-cell">
      <style:table-cell-properties fo:padding="0.097cm" fo:border-left="0.05pt solid #000000" fo:border-right="none" fo:border-top="0.05pt solid #000000" fo:border-bottom="0.05pt solid #000000"/>
    </style:style>
    <style:style style:name="Tabla28.E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E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007cm" style:rel-column-width="3882*"/>
    </style:style>
    <style:style style:name="Tabla29.B" style:family="table-column">
      <style:table-column-properties style:column-width="4.501cm" style:rel-column-width="17352*"/>
    </style:style>
    <style:style style:name="Tabla29.C" style:family="table-column">
      <style:table-column-properties style:column-width="2.983cm" style:rel-column-width="11498*"/>
    </style:style>
    <style:style style:name="Tabla29.D" style:family="table-column">
      <style:table-column-properties style:column-width="2.813cm" style:rel-column-width="10845*"/>
    </style:style>
    <style:style style:name="Tabla29.E" style:family="table-column">
      <style:table-column-properties style:column-width="5.696cm" style:rel-column-width="21958*"/>
    </style:style>
    <style:style style:name="Tabla29.A1" style:family="table-cell">
      <style:table-cell-properties fo:padding="0.097cm" fo:border-left="0.05pt solid #000000" fo:border-right="none" fo:border-top="0.05pt solid #000000" fo:border-bottom="0.05pt solid #000000"/>
    </style:style>
    <style:style style:name="Tabla29.E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E2" style:family="table-cell">
      <style:table-cell-properties fo:padding="0.097cm" fo:border-left="0.05pt solid #000000" fo:border-right="0.05pt solid #000000" fo:border-top="none" fo:border-bottom="0.05pt solid #000000"/>
    </style:style>
    <style:style style:name="Tabla29.3" style:family="table-row">
      <style:table-row-properties style:min-row-height="0.654cm"/>
    </style:style>
    <style:style style:name="Tabla30" style:family="table">
      <style:table-properties style:width="17cm" table:align="margins"/>
    </style:style>
    <style:style style:name="Tabla30.A" style:family="table-column">
      <style:table-column-properties style:column-width="1.009cm" style:rel-column-width="3889*"/>
    </style:style>
    <style:style style:name="Tabla30.B" style:family="table-column">
      <style:table-column-properties style:column-width="5.389cm" style:rel-column-width="20772*"/>
    </style:style>
    <style:style style:name="Tabla30.C" style:family="table-column">
      <style:table-column-properties style:column-width="3.198cm" style:rel-column-width="12327*"/>
    </style:style>
    <style:style style:name="Tabla30.D" style:family="table-column">
      <style:table-column-properties style:column-width="2.212cm" style:rel-column-width="8526*"/>
    </style:style>
    <style:style style:name="Tabla30.E" style:family="table-column">
      <style:table-column-properties style:column-width="5.193cm" style:rel-column-width="20021*"/>
    </style:style>
    <style:style style:name="Tabla30.A1" style:family="table-cell">
      <style:table-cell-properties fo:padding="0.097cm" fo:border-left="0.05pt solid #000000" fo:border-right="none" fo:border-top="0.05pt solid #000000" fo:border-bottom="0.05pt solid #000000"/>
    </style:style>
    <style:style style:name="Tabla30.E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E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1.009cm" style:rel-column-width="3889*"/>
    </style:style>
    <style:style style:name="Tabla31.B" style:family="table-column">
      <style:table-column-properties style:column-width="5.486cm" style:rel-column-width="21146*"/>
    </style:style>
    <style:style style:name="Tabla31.C" style:family="table-column">
      <style:table-column-properties style:column-width="3.101cm" style:rel-column-width="11953*"/>
    </style:style>
    <style:style style:name="Tabla31.D" style:family="table-column">
      <style:table-column-properties style:column-width="2.212cm" style:rel-column-width="8526*"/>
    </style:style>
    <style:style style:name="Tabla31.E" style:family="table-column">
      <style:table-column-properties style:column-width="5.193cm" style:rel-column-width="20021*"/>
    </style:style>
    <style:style style:name="Tabla31.A1" style:family="table-cell">
      <style:table-cell-properties fo:padding="0.097cm" fo:border-left="0.05pt solid #000000" fo:border-right="none" fo:border-top="0.05pt solid #000000" fo:border-bottom="0.05pt solid #000000"/>
    </style:style>
    <style:style style:name="Tabla31.E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E2"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1.009cm" style:rel-column-width="3889*"/>
    </style:style>
    <style:style style:name="Tabla32.B" style:family="table-column">
      <style:table-column-properties style:column-width="5.389cm" style:rel-column-width="20772*"/>
    </style:style>
    <style:style style:name="Tabla32.C" style:family="table-column">
      <style:table-column-properties style:column-width="3.198cm" style:rel-column-width="12327*"/>
    </style:style>
    <style:style style:name="Tabla32.D" style:family="table-column">
      <style:table-column-properties style:column-width="2.212cm" style:rel-column-width="8526*"/>
    </style:style>
    <style:style style:name="Tabla32.E" style:family="table-column">
      <style:table-column-properties style:column-width="5.193cm" style:rel-column-width="20021*"/>
    </style:style>
    <style:style style:name="Tabla32.A1" style:family="table-cell">
      <style:table-cell-properties fo:padding="0.097cm" fo:border-left="0.05pt solid #000000" fo:border-right="none" fo:border-top="0.05pt solid #000000" fo:border-bottom="0.05pt solid #000000"/>
    </style:style>
    <style:style style:name="Tabla32.E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E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1.007cm" style:rel-column-width="3882*"/>
    </style:style>
    <style:style style:name="Tabla33.B" style:family="table-column">
      <style:table-column-properties style:column-width="4.501cm" style:rel-column-width="17352*"/>
    </style:style>
    <style:style style:name="Tabla33.C" style:family="table-column">
      <style:table-column-properties style:column-width="2.983cm" style:rel-column-width="11498*"/>
    </style:style>
    <style:style style:name="Tabla33.D" style:family="table-column">
      <style:table-column-properties style:column-width="2.813cm" style:rel-column-width="10845*"/>
    </style:style>
    <style:style style:name="Tabla33.E" style:family="table-column">
      <style:table-column-properties style:column-width="5.696cm" style:rel-column-width="21958*"/>
    </style:style>
    <style:style style:name="Tabla33.A1" style:family="table-cell">
      <style:table-cell-properties fo:padding="0.097cm" fo:border-left="0.05pt solid #000000" fo:border-right="none" fo:border-top="0.05pt solid #000000" fo:border-bottom="0.05pt solid #000000"/>
    </style:style>
    <style:style style:name="Tabla33.E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E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009cm" style:rel-column-width="3889*"/>
    </style:style>
    <style:style style:name="Tabla34.B" style:family="table-column">
      <style:table-column-properties style:column-width="5.389cm" style:rel-column-width="20772*"/>
    </style:style>
    <style:style style:name="Tabla34.C" style:family="table-column">
      <style:table-column-properties style:column-width="3.198cm" style:rel-column-width="12327*"/>
    </style:style>
    <style:style style:name="Tabla34.D" style:family="table-column">
      <style:table-column-properties style:column-width="2.212cm" style:rel-column-width="8526*"/>
    </style:style>
    <style:style style:name="Tabla34.E" style:family="table-column">
      <style:table-column-properties style:column-width="5.193cm" style:rel-column-width="20021*"/>
    </style:style>
    <style:style style:name="Tabla34.A1" style:family="table-cell">
      <style:table-cell-properties fo:padding="0.097cm" fo:border-left="0.05pt solid #000000" fo:border-right="none" fo:border-top="0.05pt solid #000000" fo:border-bottom="0.05pt solid #000000"/>
    </style:style>
    <style:style style:name="Tabla34.E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E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005cm" style:rel-column-width="3875*"/>
    </style:style>
    <style:style style:name="Tabla35.B" style:family="table-column">
      <style:table-column-properties style:column-width="4.501cm" style:rel-column-width="17352*"/>
    </style:style>
    <style:style style:name="Tabla35.C" style:family="table-column">
      <style:table-column-properties style:column-width="2.983cm" style:rel-column-width="11498*"/>
    </style:style>
    <style:style style:name="Tabla35.D" style:family="table-column">
      <style:table-column-properties style:column-width="2.813cm" style:rel-column-width="10845*"/>
    </style:style>
    <style:style style:name="Tabla35.E" style:family="table-column">
      <style:table-column-properties style:column-width="5.697cm" style:rel-column-width="21965*"/>
    </style:style>
    <style:style style:name="Tabla35.A1" style:family="table-cell">
      <style:table-cell-properties fo:padding="0.097cm" fo:border-left="0.05pt solid #000000" fo:border-right="none" fo:border-top="0.05pt solid #000000" fo:border-bottom="0.05pt solid #000000"/>
    </style:style>
    <style:style style:name="Tabla35.E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E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009cm" style:rel-column-width="3889*"/>
    </style:style>
    <style:style style:name="Tabla36.B" style:family="table-column">
      <style:table-column-properties style:column-width="5.389cm" style:rel-column-width="20772*"/>
    </style:style>
    <style:style style:name="Tabla36.C" style:family="table-column">
      <style:table-column-properties style:column-width="3.198cm" style:rel-column-width="12327*"/>
    </style:style>
    <style:style style:name="Tabla36.D" style:family="table-column">
      <style:table-column-properties style:column-width="2.212cm" style:rel-column-width="8526*"/>
    </style:style>
    <style:style style:name="Tabla36.E" style:family="table-column">
      <style:table-column-properties style:column-width="5.193cm" style:rel-column-width="20021*"/>
    </style:style>
    <style:style style:name="Tabla36.A1" style:family="table-cell">
      <style:table-cell-properties fo:padding="0.097cm" fo:border-left="0.05pt solid #000000" fo:border-right="none" fo:border-top="0.05pt solid #000000" fo:border-bottom="0.05pt solid #000000"/>
    </style:style>
    <style:style style:name="Tabla36.E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E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007cm" style:rel-column-width="3882*"/>
    </style:style>
    <style:style style:name="Tabla37.B" style:family="table-column">
      <style:table-column-properties style:column-width="4.501cm" style:rel-column-width="17352*"/>
    </style:style>
    <style:style style:name="Tabla37.C" style:family="table-column">
      <style:table-column-properties style:column-width="2.983cm" style:rel-column-width="11498*"/>
    </style:style>
    <style:style style:name="Tabla37.D" style:family="table-column">
      <style:table-column-properties style:column-width="2.813cm" style:rel-column-width="10845*"/>
    </style:style>
    <style:style style:name="Tabla37.E" style:family="table-column">
      <style:table-column-properties style:column-width="5.696cm" style:rel-column-width="21958*"/>
    </style:style>
    <style:style style:name="Tabla37.A1" style:family="table-cell">
      <style:table-cell-properties fo:padding="0.097cm" fo:border-left="0.05pt solid #000000" fo:border-right="none" fo:border-top="0.05pt solid #000000" fo:border-bottom="0.05pt solid #000000"/>
    </style:style>
    <style:style style:name="Tabla37.E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E2" style:family="table-cell">
      <style:table-cell-properties fo:padding="0.097cm" fo:border-left="0.05pt solid #000000" fo:border-right="0.05pt solid #000000" fo:border-top="none" fo:border-bottom="0.05pt solid #000000"/>
    </style:style>
    <style:style style:name="Tabla37.3" style:family="table-row">
      <style:table-row-properties style:min-row-height="0.654cm"/>
    </style:style>
    <style:style style:name="Tabla38" style:family="table">
      <style:table-properties style:width="17cm" table:align="margins"/>
    </style:style>
    <style:style style:name="Tabla38.A" style:family="table-column">
      <style:table-column-properties style:column-width="1.009cm" style:rel-column-width="3889*"/>
    </style:style>
    <style:style style:name="Tabla38.B" style:family="table-column">
      <style:table-column-properties style:column-width="5.389cm" style:rel-column-width="20772*"/>
    </style:style>
    <style:style style:name="Tabla38.C" style:family="table-column">
      <style:table-column-properties style:column-width="3.198cm" style:rel-column-width="12327*"/>
    </style:style>
    <style:style style:name="Tabla38.D" style:family="table-column">
      <style:table-column-properties style:column-width="2.212cm" style:rel-column-width="8526*"/>
    </style:style>
    <style:style style:name="Tabla38.E" style:family="table-column">
      <style:table-column-properties style:column-width="5.193cm" style:rel-column-width="20021*"/>
    </style:style>
    <style:style style:name="Tabla38.A1" style:family="table-cell">
      <style:table-cell-properties fo:padding="0.097cm" fo:border-left="0.05pt solid #000000" fo:border-right="none" fo:border-top="0.05pt solid #000000" fo:border-bottom="0.05pt solid #000000"/>
    </style:style>
    <style:style style:name="Tabla38.E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E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09cm" style:rel-column-width="3889*"/>
    </style:style>
    <style:style style:name="Tabla39.B" style:family="table-column">
      <style:table-column-properties style:column-width="5.486cm" style:rel-column-width="21146*"/>
    </style:style>
    <style:style style:name="Tabla39.C" style:family="table-column">
      <style:table-column-properties style:column-width="3.101cm" style:rel-column-width="11953*"/>
    </style:style>
    <style:style style:name="Tabla39.D" style:family="table-column">
      <style:table-column-properties style:column-width="2.212cm" style:rel-column-width="8526*"/>
    </style:style>
    <style:style style:name="Tabla39.E" style:family="table-column">
      <style:table-column-properties style:column-width="5.193cm" style:rel-column-width="20021*"/>
    </style:style>
    <style:style style:name="Tabla39.A1" style:family="table-cell">
      <style:table-cell-properties fo:padding="0.097cm" fo:border-left="0.05pt solid #000000" fo:border-right="none" fo:border-top="0.05pt solid #000000" fo:border-bottom="0.05pt solid #000000"/>
    </style:style>
    <style:style style:name="Tabla39.E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E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009cm" style:rel-column-width="3889*"/>
    </style:style>
    <style:style style:name="Tabla40.B" style:family="table-column">
      <style:table-column-properties style:column-width="5.389cm" style:rel-column-width="20772*"/>
    </style:style>
    <style:style style:name="Tabla40.C" style:family="table-column">
      <style:table-column-properties style:column-width="3.198cm" style:rel-column-width="12327*"/>
    </style:style>
    <style:style style:name="Tabla40.D" style:family="table-column">
      <style:table-column-properties style:column-width="2.212cm" style:rel-column-width="8526*"/>
    </style:style>
    <style:style style:name="Tabla40.E" style:family="table-column">
      <style:table-column-properties style:column-width="5.193cm" style:rel-column-width="20021*"/>
    </style:style>
    <style:style style:name="Tabla40.A1" style:family="table-cell">
      <style:table-cell-properties fo:padding="0.097cm" fo:border-left="0.05pt solid #000000" fo:border-right="none" fo:border-top="0.05pt solid #000000" fo:border-bottom="0.05pt solid #000000"/>
    </style:style>
    <style:style style:name="Tabla40.E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E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007cm" style:rel-column-width="3882*"/>
    </style:style>
    <style:style style:name="Tabla61.B" style:family="table-column">
      <style:table-column-properties style:column-width="4.501cm" style:rel-column-width="17352*"/>
    </style:style>
    <style:style style:name="Tabla61.C" style:family="table-column">
      <style:table-column-properties style:column-width="2.983cm" style:rel-column-width="11498*"/>
    </style:style>
    <style:style style:name="Tabla61.D" style:family="table-column">
      <style:table-column-properties style:column-width="2.813cm" style:rel-column-width="10845*"/>
    </style:style>
    <style:style style:name="Tabla61.E" style:family="table-column">
      <style:table-column-properties style:column-width="5.696cm" style:rel-column-width="21958*"/>
    </style:style>
    <style:style style:name="Tabla61.A1" style:family="table-cell">
      <style:table-cell-properties fo:padding="0.097cm" fo:border-left="0.05pt solid #000000" fo:border-right="none" fo:border-top="0.05pt solid #000000" fo:border-bottom="0.05pt solid #000000"/>
    </style:style>
    <style:style style:name="Tabla61.E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E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009cm" style:rel-column-width="3889*"/>
    </style:style>
    <style:style style:name="Tabla62.B" style:family="table-column">
      <style:table-column-properties style:column-width="5.389cm" style:rel-column-width="20772*"/>
    </style:style>
    <style:style style:name="Tabla62.C" style:family="table-column">
      <style:table-column-properties style:column-width="3.198cm" style:rel-column-width="12327*"/>
    </style:style>
    <style:style style:name="Tabla62.D" style:family="table-column">
      <style:table-column-properties style:column-width="2.212cm" style:rel-column-width="8526*"/>
    </style:style>
    <style:style style:name="Tabla62.E" style:family="table-column">
      <style:table-column-properties style:column-width="5.193cm" style:rel-column-width="20021*"/>
    </style:style>
    <style:style style:name="Tabla62.A1" style:family="table-cell">
      <style:table-cell-properties fo:padding="0.097cm" fo:border-left="0.05pt solid #000000" fo:border-right="none" fo:border-top="0.05pt solid #000000" fo:border-bottom="0.05pt solid #000000"/>
    </style:style>
    <style:style style:name="Tabla62.E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E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007cm" style:rel-column-width="3882*"/>
    </style:style>
    <style:style style:name="Tabla41.B" style:family="table-column">
      <style:table-column-properties style:column-width="4.501cm" style:rel-column-width="17352*"/>
    </style:style>
    <style:style style:name="Tabla41.C" style:family="table-column">
      <style:table-column-properties style:column-width="2.983cm" style:rel-column-width="11498*"/>
    </style:style>
    <style:style style:name="Tabla41.D" style:family="table-column">
      <style:table-column-properties style:column-width="2.813cm" style:rel-column-width="10845*"/>
    </style:style>
    <style:style style:name="Tabla41.E" style:family="table-column">
      <style:table-column-properties style:column-width="5.696cm" style:rel-column-width="21958*"/>
    </style:style>
    <style:style style:name="Tabla41.A1" style:family="table-cell">
      <style:table-cell-properties fo:padding="0.097cm" fo:border-left="0.05pt solid #000000" fo:border-right="none" fo:border-top="0.05pt solid #000000" fo:border-bottom="0.05pt solid #000000"/>
    </style:style>
    <style:style style:name="Tabla41.E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E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009cm" style:rel-column-width="3889*"/>
    </style:style>
    <style:style style:name="Tabla42.B" style:family="table-column">
      <style:table-column-properties style:column-width="5.389cm" style:rel-column-width="20772*"/>
    </style:style>
    <style:style style:name="Tabla42.C" style:family="table-column">
      <style:table-column-properties style:column-width="3.198cm" style:rel-column-width="12327*"/>
    </style:style>
    <style:style style:name="Tabla42.D" style:family="table-column">
      <style:table-column-properties style:column-width="2.212cm" style:rel-column-width="8526*"/>
    </style:style>
    <style:style style:name="Tabla42.E" style:family="table-column">
      <style:table-column-properties style:column-width="5.193cm" style:rel-column-width="20021*"/>
    </style:style>
    <style:style style:name="Tabla42.A1" style:family="table-cell">
      <style:table-cell-properties fo:padding="0.097cm" fo:border-left="0.05pt solid #000000" fo:border-right="none" fo:border-top="0.05pt solid #000000" fo:border-bottom="0.05pt solid #000000"/>
    </style:style>
    <style:style style:name="Tabla42.E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E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005cm" style:rel-column-width="3875*"/>
    </style:style>
    <style:style style:name="Tabla43.B" style:family="table-column">
      <style:table-column-properties style:column-width="4.501cm" style:rel-column-width="17352*"/>
    </style:style>
    <style:style style:name="Tabla43.C" style:family="table-column">
      <style:table-column-properties style:column-width="2.983cm" style:rel-column-width="11498*"/>
    </style:style>
    <style:style style:name="Tabla43.D" style:family="table-column">
      <style:table-column-properties style:column-width="2.813cm" style:rel-column-width="10845*"/>
    </style:style>
    <style:style style:name="Tabla43.E" style:family="table-column">
      <style:table-column-properties style:column-width="5.697cm" style:rel-column-width="21965*"/>
    </style:style>
    <style:style style:name="Tabla43.A1" style:family="table-cell">
      <style:table-cell-properties fo:padding="0.097cm" fo:border-left="0.05pt solid #000000" fo:border-right="none" fo:border-top="0.05pt solid #000000" fo:border-bottom="0.05pt solid #000000"/>
    </style:style>
    <style:style style:name="Tabla43.E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E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009cm" style:rel-column-width="3889*"/>
    </style:style>
    <style:style style:name="Tabla44.B" style:family="table-column">
      <style:table-column-properties style:column-width="5.389cm" style:rel-column-width="20772*"/>
    </style:style>
    <style:style style:name="Tabla44.C" style:family="table-column">
      <style:table-column-properties style:column-width="3.198cm" style:rel-column-width="12327*"/>
    </style:style>
    <style:style style:name="Tabla44.D" style:family="table-column">
      <style:table-column-properties style:column-width="2.212cm" style:rel-column-width="8526*"/>
    </style:style>
    <style:style style:name="Tabla44.E" style:family="table-column">
      <style:table-column-properties style:column-width="5.193cm" style:rel-column-width="20021*"/>
    </style:style>
    <style:style style:name="Tabla44.A1" style:family="table-cell">
      <style:table-cell-properties fo:padding="0.097cm" fo:border-left="0.05pt solid #000000" fo:border-right="none" fo:border-top="0.05pt solid #000000" fo:border-bottom="0.05pt solid #000000"/>
    </style:style>
    <style:style style:name="Tabla44.E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E2"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007cm" style:rel-column-width="3882*"/>
    </style:style>
    <style:style style:name="Tabla45.B" style:family="table-column">
      <style:table-column-properties style:column-width="4.501cm" style:rel-column-width="17352*"/>
    </style:style>
    <style:style style:name="Tabla45.C" style:family="table-column">
      <style:table-column-properties style:column-width="2.983cm" style:rel-column-width="11498*"/>
    </style:style>
    <style:style style:name="Tabla45.D" style:family="table-column">
      <style:table-column-properties style:column-width="2.813cm" style:rel-column-width="10845*"/>
    </style:style>
    <style:style style:name="Tabla45.E" style:family="table-column">
      <style:table-column-properties style:column-width="5.696cm" style:rel-column-width="21958*"/>
    </style:style>
    <style:style style:name="Tabla45.A1" style:family="table-cell">
      <style:table-cell-properties fo:padding="0.097cm" fo:border-left="0.05pt solid #000000" fo:border-right="none" fo:border-top="0.05pt solid #000000" fo:border-bottom="0.05pt solid #000000"/>
    </style:style>
    <style:style style:name="Tabla45.E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E2" style:family="table-cell">
      <style:table-cell-properties fo:padding="0.097cm" fo:border-left="0.05pt solid #000000" fo:border-right="0.05pt solid #000000" fo:border-top="none" fo:border-bottom="0.05pt solid #000000"/>
    </style:style>
    <style:style style:name="Tabla45.3" style:family="table-row">
      <style:table-row-properties style:min-row-height="0.654cm"/>
    </style:style>
    <style:style style:name="Tabla46" style:family="table">
      <style:table-properties style:width="17cm" table:align="margins"/>
    </style:style>
    <style:style style:name="Tabla46.A" style:family="table-column">
      <style:table-column-properties style:column-width="1.009cm" style:rel-column-width="3889*"/>
    </style:style>
    <style:style style:name="Tabla46.B" style:family="table-column">
      <style:table-column-properties style:column-width="5.389cm" style:rel-column-width="20772*"/>
    </style:style>
    <style:style style:name="Tabla46.C" style:family="table-column">
      <style:table-column-properties style:column-width="3.198cm" style:rel-column-width="12327*"/>
    </style:style>
    <style:style style:name="Tabla46.D" style:family="table-column">
      <style:table-column-properties style:column-width="2.212cm" style:rel-column-width="8526*"/>
    </style:style>
    <style:style style:name="Tabla46.E" style:family="table-column">
      <style:table-column-properties style:column-width="5.193cm" style:rel-column-width="20021*"/>
    </style:style>
    <style:style style:name="Tabla46.A1" style:family="table-cell">
      <style:table-cell-properties fo:padding="0.097cm" fo:border-left="0.05pt solid #000000" fo:border-right="none" fo:border-top="0.05pt solid #000000" fo:border-bottom="0.05pt solid #000000"/>
    </style:style>
    <style:style style:name="Tabla46.E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E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009cm" style:rel-column-width="3889*"/>
    </style:style>
    <style:style style:name="Tabla47.B" style:family="table-column">
      <style:table-column-properties style:column-width="5.486cm" style:rel-column-width="21146*"/>
    </style:style>
    <style:style style:name="Tabla47.C" style:family="table-column">
      <style:table-column-properties style:column-width="3.101cm" style:rel-column-width="11953*"/>
    </style:style>
    <style:style style:name="Tabla47.D" style:family="table-column">
      <style:table-column-properties style:column-width="2.212cm" style:rel-column-width="8526*"/>
    </style:style>
    <style:style style:name="Tabla47.E" style:family="table-column">
      <style:table-column-properties style:column-width="5.193cm" style:rel-column-width="20021*"/>
    </style:style>
    <style:style style:name="Tabla47.A1" style:family="table-cell">
      <style:table-cell-properties fo:padding="0.097cm" fo:border-left="0.05pt solid #000000" fo:border-right="none" fo:border-top="0.05pt solid #000000" fo:border-bottom="0.05pt solid #000000"/>
    </style:style>
    <style:style style:name="Tabla47.E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E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009cm" style:rel-column-width="3889*"/>
    </style:style>
    <style:style style:name="Tabla48.B" style:family="table-column">
      <style:table-column-properties style:column-width="5.389cm" style:rel-column-width="20772*"/>
    </style:style>
    <style:style style:name="Tabla48.C" style:family="table-column">
      <style:table-column-properties style:column-width="3.198cm" style:rel-column-width="12327*"/>
    </style:style>
    <style:style style:name="Tabla48.D" style:family="table-column">
      <style:table-column-properties style:column-width="2.212cm" style:rel-column-width="8526*"/>
    </style:style>
    <style:style style:name="Tabla48.E" style:family="table-column">
      <style:table-column-properties style:column-width="5.193cm" style:rel-column-width="20021*"/>
    </style:style>
    <style:style style:name="Tabla48.A1" style:family="table-cell">
      <style:table-cell-properties fo:padding="0.097cm" fo:border-left="0.05pt solid #000000" fo:border-right="none" fo:border-top="0.05pt solid #000000" fo:border-bottom="0.05pt solid #000000"/>
    </style:style>
    <style:style style:name="Tabla48.E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E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007cm" style:rel-column-width="3882*"/>
    </style:style>
    <style:style style:name="Tabla49.B" style:family="table-column">
      <style:table-column-properties style:column-width="4.501cm" style:rel-column-width="17352*"/>
    </style:style>
    <style:style style:name="Tabla49.C" style:family="table-column">
      <style:table-column-properties style:column-width="2.983cm" style:rel-column-width="11498*"/>
    </style:style>
    <style:style style:name="Tabla49.D" style:family="table-column">
      <style:table-column-properties style:column-width="2.813cm" style:rel-column-width="10845*"/>
    </style:style>
    <style:style style:name="Tabla49.E" style:family="table-column">
      <style:table-column-properties style:column-width="5.696cm" style:rel-column-width="21958*"/>
    </style:style>
    <style:style style:name="Tabla49.A1" style:family="table-cell">
      <style:table-cell-properties fo:padding="0.097cm" fo:border-left="0.05pt solid #000000" fo:border-right="none" fo:border-top="0.05pt solid #000000" fo:border-bottom="0.05pt solid #000000"/>
    </style:style>
    <style:style style:name="Tabla49.E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E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09cm" style:rel-column-width="3889*"/>
    </style:style>
    <style:style style:name="Tabla50.B" style:family="table-column">
      <style:table-column-properties style:column-width="5.389cm" style:rel-column-width="20772*"/>
    </style:style>
    <style:style style:name="Tabla50.C" style:family="table-column">
      <style:table-column-properties style:column-width="3.198cm" style:rel-column-width="12327*"/>
    </style:style>
    <style:style style:name="Tabla50.D" style:family="table-column">
      <style:table-column-properties style:column-width="2.212cm" style:rel-column-width="8526*"/>
    </style:style>
    <style:style style:name="Tabla50.E" style:family="table-column">
      <style:table-column-properties style:column-width="5.193cm" style:rel-column-width="20021*"/>
    </style:style>
    <style:style style:name="Tabla50.A1" style:family="table-cell">
      <style:table-cell-properties fo:padding="0.097cm" fo:border-left="0.05pt solid #000000" fo:border-right="none" fo:border-top="0.05pt solid #000000" fo:border-bottom="0.05pt solid #000000"/>
    </style:style>
    <style:style style:name="Tabla50.E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E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005cm" style:rel-column-width="3875*"/>
    </style:style>
    <style:style style:name="Tabla51.B" style:family="table-column">
      <style:table-column-properties style:column-width="4.501cm" style:rel-column-width="17352*"/>
    </style:style>
    <style:style style:name="Tabla51.C" style:family="table-column">
      <style:table-column-properties style:column-width="2.983cm" style:rel-column-width="11498*"/>
    </style:style>
    <style:style style:name="Tabla51.D" style:family="table-column">
      <style:table-column-properties style:column-width="2.813cm" style:rel-column-width="10845*"/>
    </style:style>
    <style:style style:name="Tabla51.E" style:family="table-column">
      <style:table-column-properties style:column-width="5.697cm" style:rel-column-width="21965*"/>
    </style:style>
    <style:style style:name="Tabla51.A1" style:family="table-cell">
      <style:table-cell-properties fo:padding="0.097cm" fo:border-left="0.05pt solid #000000" fo:border-right="none" fo:border-top="0.05pt solid #000000" fo:border-bottom="0.05pt solid #000000"/>
    </style:style>
    <style:style style:name="Tabla51.E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E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009cm" style:rel-column-width="3889*"/>
    </style:style>
    <style:style style:name="Tabla52.B" style:family="table-column">
      <style:table-column-properties style:column-width="5.389cm" style:rel-column-width="20772*"/>
    </style:style>
    <style:style style:name="Tabla52.C" style:family="table-column">
      <style:table-column-properties style:column-width="3.198cm" style:rel-column-width="12327*"/>
    </style:style>
    <style:style style:name="Tabla52.D" style:family="table-column">
      <style:table-column-properties style:column-width="2.212cm" style:rel-column-width="8526*"/>
    </style:style>
    <style:style style:name="Tabla52.E" style:family="table-column">
      <style:table-column-properties style:column-width="5.193cm" style:rel-column-width="20021*"/>
    </style:style>
    <style:style style:name="Tabla52.A1" style:family="table-cell">
      <style:table-cell-properties fo:padding="0.097cm" fo:border-left="0.05pt solid #000000" fo:border-right="none" fo:border-top="0.05pt solid #000000" fo:border-bottom="0.05pt solid #000000"/>
    </style:style>
    <style:style style:name="Tabla52.E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E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007cm" style:rel-column-width="3882*"/>
    </style:style>
    <style:style style:name="Tabla53.B" style:family="table-column">
      <style:table-column-properties style:column-width="4.501cm" style:rel-column-width="17352*"/>
    </style:style>
    <style:style style:name="Tabla53.C" style:family="table-column">
      <style:table-column-properties style:column-width="2.983cm" style:rel-column-width="11498*"/>
    </style:style>
    <style:style style:name="Tabla53.D" style:family="table-column">
      <style:table-column-properties style:column-width="2.813cm" style:rel-column-width="10845*"/>
    </style:style>
    <style:style style:name="Tabla53.E" style:family="table-column">
      <style:table-column-properties style:column-width="5.696cm" style:rel-column-width="21958*"/>
    </style:style>
    <style:style style:name="Tabla53.A1" style:family="table-cell">
      <style:table-cell-properties fo:padding="0.097cm" fo:border-left="0.05pt solid #000000" fo:border-right="none" fo:border-top="0.05pt solid #000000" fo:border-bottom="0.05pt solid #000000"/>
    </style:style>
    <style:style style:name="Tabla53.E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E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009cm" style:rel-column-width="3889*"/>
    </style:style>
    <style:style style:name="Tabla54.B" style:family="table-column">
      <style:table-column-properties style:column-width="5.389cm" style:rel-column-width="20772*"/>
    </style:style>
    <style:style style:name="Tabla54.C" style:family="table-column">
      <style:table-column-properties style:column-width="3.198cm" style:rel-column-width="12327*"/>
    </style:style>
    <style:style style:name="Tabla54.D" style:family="table-column">
      <style:table-column-properties style:column-width="2.212cm" style:rel-column-width="8526*"/>
    </style:style>
    <style:style style:name="Tabla54.E" style:family="table-column">
      <style:table-column-properties style:column-width="5.193cm" style:rel-column-width="20021*"/>
    </style:style>
    <style:style style:name="Tabla54.A1" style:family="table-cell">
      <style:table-cell-properties fo:padding="0.097cm" fo:border-left="0.05pt solid #000000" fo:border-right="none" fo:border-top="0.05pt solid #000000" fo:border-bottom="0.05pt solid #000000"/>
    </style:style>
    <style:style style:name="Tabla54.E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E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005cm" style:rel-column-width="3875*"/>
    </style:style>
    <style:style style:name="Tabla55.B" style:family="table-column">
      <style:table-column-properties style:column-width="4.501cm" style:rel-column-width="17352*"/>
    </style:style>
    <style:style style:name="Tabla55.C" style:family="table-column">
      <style:table-column-properties style:column-width="2.983cm" style:rel-column-width="11498*"/>
    </style:style>
    <style:style style:name="Tabla55.D" style:family="table-column">
      <style:table-column-properties style:column-width="2.813cm" style:rel-column-width="10845*"/>
    </style:style>
    <style:style style:name="Tabla55.E" style:family="table-column">
      <style:table-column-properties style:column-width="5.697cm" style:rel-column-width="21965*"/>
    </style:style>
    <style:style style:name="Tabla55.A1" style:family="table-cell">
      <style:table-cell-properties fo:padding="0.097cm" fo:border-left="0.05pt solid #000000" fo:border-right="none" fo:border-top="0.05pt solid #000000" fo:border-bottom="0.05pt solid #000000"/>
    </style:style>
    <style:style style:name="Tabla55.E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E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009cm" style:rel-column-width="3889*"/>
    </style:style>
    <style:style style:name="Tabla56.B" style:family="table-column">
      <style:table-column-properties style:column-width="5.389cm" style:rel-column-width="20772*"/>
    </style:style>
    <style:style style:name="Tabla56.C" style:family="table-column">
      <style:table-column-properties style:column-width="3.198cm" style:rel-column-width="12327*"/>
    </style:style>
    <style:style style:name="Tabla56.D" style:family="table-column">
      <style:table-column-properties style:column-width="2.212cm" style:rel-column-width="8526*"/>
    </style:style>
    <style:style style:name="Tabla56.E" style:family="table-column">
      <style:table-column-properties style:column-width="5.193cm" style:rel-column-width="20021*"/>
    </style:style>
    <style:style style:name="Tabla56.A1" style:family="table-cell">
      <style:table-cell-properties fo:padding="0.097cm" fo:border-left="0.05pt solid #000000" fo:border-right="none" fo:border-top="0.05pt solid #000000" fo:border-bottom="0.05pt solid #000000"/>
    </style:style>
    <style:style style:name="Tabla56.E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E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007cm" style:rel-column-width="3882*"/>
    </style:style>
    <style:style style:name="Tabla57.B" style:family="table-column">
      <style:table-column-properties style:column-width="4.501cm" style:rel-column-width="17352*"/>
    </style:style>
    <style:style style:name="Tabla57.C" style:family="table-column">
      <style:table-column-properties style:column-width="2.983cm" style:rel-column-width="11498*"/>
    </style:style>
    <style:style style:name="Tabla57.D" style:family="table-column">
      <style:table-column-properties style:column-width="2.813cm" style:rel-column-width="10845*"/>
    </style:style>
    <style:style style:name="Tabla57.E" style:family="table-column">
      <style:table-column-properties style:column-width="5.696cm" style:rel-column-width="21958*"/>
    </style:style>
    <style:style style:name="Tabla57.A1" style:family="table-cell">
      <style:table-cell-properties fo:padding="0.097cm" fo:border-left="0.05pt solid #000000" fo:border-right="none" fo:border-top="0.05pt solid #000000" fo:border-bottom="0.05pt solid #000000"/>
    </style:style>
    <style:style style:name="Tabla57.E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E2" style:family="table-cell">
      <style:table-cell-properties fo:padding="0.097cm" fo:border-left="0.05pt solid #000000" fo:border-right="0.05pt solid #000000" fo:border-top="none" fo:border-bottom="0.05pt solid #000000"/>
    </style:style>
    <style:style style:name="Tabla57.3" style:family="table-row">
      <style:table-row-properties style:min-row-height="0.654cm"/>
    </style:style>
    <style:style style:name="Tabla58" style:family="table">
      <style:table-properties style:width="17cm" table:align="margins"/>
    </style:style>
    <style:style style:name="Tabla58.A" style:family="table-column">
      <style:table-column-properties style:column-width="1.009cm" style:rel-column-width="3889*"/>
    </style:style>
    <style:style style:name="Tabla58.B" style:family="table-column">
      <style:table-column-properties style:column-width="5.389cm" style:rel-column-width="20772*"/>
    </style:style>
    <style:style style:name="Tabla58.C" style:family="table-column">
      <style:table-column-properties style:column-width="3.198cm" style:rel-column-width="12327*"/>
    </style:style>
    <style:style style:name="Tabla58.D" style:family="table-column">
      <style:table-column-properties style:column-width="2.212cm" style:rel-column-width="8526*"/>
    </style:style>
    <style:style style:name="Tabla58.E" style:family="table-column">
      <style:table-column-properties style:column-width="5.193cm" style:rel-column-width="20021*"/>
    </style:style>
    <style:style style:name="Tabla58.A1" style:family="table-cell">
      <style:table-cell-properties fo:padding="0.097cm" fo:border-left="0.05pt solid #000000" fo:border-right="none" fo:border-top="0.05pt solid #000000" fo:border-bottom="0.05pt solid #000000"/>
    </style:style>
    <style:style style:name="Tabla58.E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E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009cm" style:rel-column-width="3889*"/>
    </style:style>
    <style:style style:name="Tabla59.B" style:family="table-column">
      <style:table-column-properties style:column-width="5.486cm" style:rel-column-width="21146*"/>
    </style:style>
    <style:style style:name="Tabla59.C" style:family="table-column">
      <style:table-column-properties style:column-width="3.101cm" style:rel-column-width="11953*"/>
    </style:style>
    <style:style style:name="Tabla59.D" style:family="table-column">
      <style:table-column-properties style:column-width="2.212cm" style:rel-column-width="8526*"/>
    </style:style>
    <style:style style:name="Tabla59.E" style:family="table-column">
      <style:table-column-properties style:column-width="5.193cm" style:rel-column-width="20021*"/>
    </style:style>
    <style:style style:name="Tabla59.A1" style:family="table-cell">
      <style:table-cell-properties fo:padding="0.097cm" fo:border-left="0.05pt solid #000000" fo:border-right="none" fo:border-top="0.05pt solid #000000" fo:border-bottom="0.05pt solid #000000"/>
    </style:style>
    <style:style style:name="Tabla59.E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E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009cm" style:rel-column-width="3889*"/>
    </style:style>
    <style:style style:name="Tabla60.B" style:family="table-column">
      <style:table-column-properties style:column-width="5.389cm" style:rel-column-width="20772*"/>
    </style:style>
    <style:style style:name="Tabla60.C" style:family="table-column">
      <style:table-column-properties style:column-width="3.198cm" style:rel-column-width="12327*"/>
    </style:style>
    <style:style style:name="Tabla60.D" style:family="table-column">
      <style:table-column-properties style:column-width="2.212cm" style:rel-column-width="8526*"/>
    </style:style>
    <style:style style:name="Tabla60.E" style:family="table-column">
      <style:table-column-properties style:column-width="5.193cm" style:rel-column-width="20021*"/>
    </style:style>
    <style:style style:name="Tabla60.A1" style:family="table-cell">
      <style:table-cell-properties fo:padding="0.097cm" fo:border-left="0.05pt solid #000000" fo:border-right="none" fo:border-top="0.05pt solid #000000" fo:border-bottom="0.05pt solid #000000"/>
    </style:style>
    <style:style style:name="Tabla60.E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E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009cm" style:rel-column-width="3889*"/>
    </style:style>
    <style:style style:name="Tabla15.B" style:family="table-column">
      <style:table-column-properties style:column-width="5.389cm" style:rel-column-width="20772*"/>
    </style:style>
    <style:style style:name="Tabla15.C" style:family="table-column">
      <style:table-column-properties style:column-width="3.198cm" style:rel-column-width="12327*"/>
    </style:style>
    <style:style style:name="Tabla15.D" style:family="table-column">
      <style:table-column-properties style:column-width="2.212cm" style:rel-column-width="8526*"/>
    </style:style>
    <style:style style:name="Tabla15.E" style:family="table-column">
      <style:table-column-properties style:column-width="5.193cm" style:rel-column-width="20021*"/>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7pt" officeooo:rsid="001d7ebf" officeooo:paragraph-rsid="001d7ebf" style:font-size-asian="7pt" style:font-size-complex="7pt"/>
    </style:style>
    <style:style style:name="P2" style:family="paragraph" style:parent-style-name="Header">
      <style:text-properties officeooo:paragraph-rsid="001d7ebf"/>
    </style:style>
    <style:style style:name="P3" style:family="paragraph" style:parent-style-name="Standard">
      <style:text-properties officeooo:rsid="000f9e1d" officeooo:paragraph-rsid="000f9e1d"/>
    </style:style>
    <style:style style:name="P4" style:family="paragraph" style:parent-style-name="Standard">
      <style:text-properties officeooo:rsid="000f9e1d" officeooo:paragraph-rsid="002bf4ae"/>
    </style:style>
    <style:style style:name="P5" style:family="paragraph" style:parent-style-name="Standard">
      <style:text-properties officeooo:rsid="000f9e1d" officeooo:paragraph-rsid="003b22e3"/>
    </style:style>
    <style:style style:name="P6" style:family="paragraph" style:parent-style-name="Standard">
      <style:text-properties officeooo:rsid="000f9e1d" officeooo:paragraph-rsid="00724475"/>
    </style:style>
    <style:style style:name="P7" style:family="paragraph" style:parent-style-name="Standard">
      <style:text-properties officeooo:rsid="000f9e1d" officeooo:paragraph-rsid="0079155f"/>
    </style:style>
    <style:style style:name="P8" style:family="paragraph" style:parent-style-name="Standard">
      <style:text-properties officeooo:rsid="000f9e1d" officeooo:paragraph-rsid="007ca9cb"/>
    </style:style>
    <style:style style:name="P9" style:family="paragraph" style:parent-style-name="Standard">
      <style:text-properties officeooo:rsid="000f9e1d" officeooo:paragraph-rsid="010b64de"/>
    </style:style>
    <style:style style:name="P10" style:family="paragraph" style:parent-style-name="Standard">
      <style:text-properties officeooo:rsid="000f9e1d" officeooo:paragraph-rsid="010c8181"/>
    </style:style>
    <style:style style:name="P11" style:family="paragraph" style:parent-style-name="Standard">
      <style:text-properties officeooo:rsid="000f9e1d" officeooo:paragraph-rsid="010fa88f"/>
    </style:style>
    <style:style style:name="P12" style:family="paragraph" style:parent-style-name="Standard">
      <style:text-properties officeooo:rsid="000f9e1d" officeooo:paragraph-rsid="01114b15"/>
    </style:style>
    <style:style style:name="P13" style:family="paragraph" style:parent-style-name="Standard">
      <style:text-properties officeooo:rsid="000f9e1d" officeooo:paragraph-rsid="0113c159"/>
    </style:style>
    <style:style style:name="P14" style:family="paragraph" style:parent-style-name="Standard">
      <style:text-properties officeooo:rsid="000f9e1d" officeooo:paragraph-rsid="01153656"/>
    </style:style>
    <style:style style:name="P15" style:family="paragraph" style:parent-style-name="Standard">
      <style:text-properties officeooo:rsid="000f9e1d" officeooo:paragraph-rsid="01190a4d"/>
    </style:style>
    <style:style style:name="P16" style:family="paragraph" style:parent-style-name="Standard">
      <style:text-properties officeooo:rsid="000f9e1d" officeooo:paragraph-rsid="011aee10"/>
    </style:style>
    <style:style style:name="P17" style:family="paragraph" style:parent-style-name="Standard">
      <style:text-properties officeooo:rsid="000f9e1d" officeooo:paragraph-rsid="011c3d01"/>
    </style:style>
    <style:style style:name="P18" style:family="paragraph" style:parent-style-name="Standard">
      <style:text-properties officeooo:rsid="000f9e1d" officeooo:paragraph-rsid="011d620f"/>
    </style:style>
    <style:style style:name="P19" style:family="paragraph" style:parent-style-name="Standard">
      <style:text-properties officeooo:rsid="000f9e1d" officeooo:paragraph-rsid="011fbbb4"/>
    </style:style>
    <style:style style:name="P20" style:family="paragraph" style:parent-style-name="Standard">
      <style:text-properties officeooo:rsid="000f9e1d" officeooo:paragraph-rsid="0123a814"/>
    </style:style>
    <style:style style:name="P21" style:family="paragraph" style:parent-style-name="Standard">
      <style:text-properties officeooo:rsid="000f9e1d" officeooo:paragraph-rsid="0125449a"/>
    </style:style>
    <style:style style:name="P22" style:family="paragraph" style:parent-style-name="Standard">
      <style:text-properties officeooo:rsid="000f9e1d" officeooo:paragraph-rsid="012ae22a"/>
    </style:style>
    <style:style style:name="P23" style:family="paragraph" style:parent-style-name="Standard">
      <style:text-properties officeooo:rsid="000f9e1d" officeooo:paragraph-rsid="01318012"/>
    </style:style>
    <style:style style:name="P24" style:family="paragraph" style:parent-style-name="Standard">
      <style:text-properties officeooo:rsid="000f9e1d" officeooo:paragraph-rsid="0131b648"/>
    </style:style>
    <style:style style:name="P25" style:family="paragraph" style:parent-style-name="Standard">
      <style:text-properties officeooo:rsid="000f9e1d" officeooo:paragraph-rsid="01323161"/>
    </style:style>
    <style:style style:name="P26" style:family="paragraph" style:parent-style-name="Standard">
      <style:text-properties officeooo:rsid="000f9e1d" officeooo:paragraph-rsid="0138b982"/>
    </style:style>
    <style:style style:name="P27" style:family="paragraph" style:parent-style-name="Standard">
      <style:text-properties officeooo:rsid="000f9e1d" officeooo:paragraph-rsid="014497ee"/>
    </style:style>
    <style:style style:name="P28" style:family="paragraph" style:parent-style-name="Standard">
      <style:text-properties officeooo:rsid="000f9e1d" officeooo:paragraph-rsid="014be3d6"/>
    </style:style>
    <style:style style:name="P29" style:family="paragraph" style:parent-style-name="Standard">
      <style:text-properties fo:font-style="italic" style:text-underline-style="solid" style:text-underline-width="auto" style:text-underline-color="font-color" fo:font-weight="bold" officeooo:rsid="000f9e1d" officeooo:paragraph-rsid="000f9e1d" style:font-style-asian="italic" style:font-weight-asian="bold" style:font-style-complex="italic" style:font-weight-complex="bold"/>
    </style:style>
    <style:style style:name="P30" style:family="paragraph" style:parent-style-name="Standard">
      <style:text-properties fo:font-style="italic" style:text-underline-style="solid" style:text-underline-width="auto" style:text-underline-color="font-color" fo:font-weight="bold" officeooo:rsid="000f9e1d" officeooo:paragraph-rsid="00259265" style:font-style-asian="italic" style:font-weight-asian="bold" style:font-style-complex="italic" style:font-weight-complex="bold"/>
    </style:style>
    <style:style style:name="P31" style:family="paragraph" style:parent-style-name="Standard">
      <style:text-properties fo:font-style="italic" style:text-underline-style="solid" style:text-underline-width="auto" style:text-underline-color="font-color" fo:font-weight="bold" officeooo:rsid="0013c4c8" officeooo:paragraph-rsid="0013c4c8" style:font-style-asian="italic" style:font-weight-asian="bold" style:font-style-complex="italic" style:font-weight-complex="bold"/>
    </style:style>
    <style:style style:name="P3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16f1b9" style:font-style-asian="italic" style:font-weight-asian="bold" style:font-style-complex="italic" style:font-weight-complex="bold"/>
    </style:style>
    <style:style style:name="P3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259265" style:font-style-asian="italic" style:font-weight-asian="bold" style:font-style-complex="italic" style:font-weight-complex="bold"/>
    </style:style>
    <style:style style:name="P34"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7a347c" style:font-style-asian="italic" style:font-weight-asian="bold" style:font-style-complex="italic" style:font-weight-complex="bold"/>
    </style:style>
    <style:style style:name="P3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724475" style:font-style-asian="italic" style:font-weight-asian="bold" style:font-style-complex="italic" style:font-weight-complex="bold"/>
    </style:style>
    <style:style style:name="P3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7ca9cb" style:font-style-asian="italic" style:font-weight-asian="bold" style:font-style-complex="italic" style:font-weight-complex="bold"/>
    </style:style>
    <style:style style:name="P3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0b64de" style:font-style-asian="italic" style:font-weight-asian="bold" style:font-style-complex="italic" style:font-weight-complex="bold"/>
    </style:style>
    <style:style style:name="P3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0c8181" style:font-style-asian="italic" style:font-weight-asian="bold" style:font-style-complex="italic" style:font-weight-complex="bold"/>
    </style:style>
    <style:style style:name="P3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0fa88f"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14b15" style:font-style-asian="italic" style:font-weight-asian="bold" style:font-style-complex="italic" style:font-weight-complex="bold"/>
    </style:style>
    <style:style style:name="P4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3c159" style:font-style-asian="italic" style:font-weight-asian="bold" style:font-style-complex="italic" style:font-weight-complex="bold"/>
    </style:style>
    <style:style style:name="P4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53656" style:font-style-asian="italic" style:font-weight-asian="bold" style:font-style-complex="italic" style:font-weight-complex="bold"/>
    </style:style>
    <style:style style:name="P4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90a4d" style:font-style-asian="italic" style:font-weight-asian="bold" style:font-style-complex="italic" style:font-weight-complex="bold"/>
    </style:style>
    <style:style style:name="P44"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aee10" style:font-style-asian="italic" style:font-weight-asian="bold" style:font-style-complex="italic" style:font-weight-complex="bold"/>
    </style:style>
    <style:style style:name="P4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c3d01" style:font-style-asian="italic" style:font-weight-asian="bold" style:font-style-complex="italic" style:font-weight-complex="bold"/>
    </style:style>
    <style:style style:name="P4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d620f" style:font-style-asian="italic" style:font-weight-asian="bold" style:font-style-complex="italic" style:font-weight-complex="bold"/>
    </style:style>
    <style:style style:name="P4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1fbbb4" style:font-style-asian="italic" style:font-weight-asian="bold" style:font-style-complex="italic" style:font-weight-complex="bold"/>
    </style:style>
    <style:style style:name="P4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23a814" style:font-style-asian="italic" style:font-weight-asian="bold" style:font-style-complex="italic" style:font-weight-complex="bold"/>
    </style:style>
    <style:style style:name="P4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25449a"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2ae22a"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318012"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31b648" style:font-style-asian="italic" style:font-weight-asian="bold" style:font-style-complex="italic" style:font-weight-complex="bold"/>
    </style:style>
    <style:style style:name="P5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323161" style:font-style-asian="italic" style:font-weight-asian="bold" style:font-style-complex="italic" style:font-weight-complex="bold"/>
    </style:style>
    <style:style style:name="P54"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38b982" style:font-style-asian="italic" style:font-weight-asian="bold" style:font-style-complex="italic" style:font-weight-complex="bold"/>
    </style:style>
    <style:style style:name="P5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4497ee" style:font-style-asian="italic" style:font-weight-asian="bold" style:font-style-complex="italic" style:font-weight-complex="bold"/>
    </style:style>
    <style:style style:name="P5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14be3d6" style:font-style-asian="italic" style:font-weight-asian="bold" style:font-style-complex="italic" style:font-weight-complex="bold"/>
    </style:style>
    <style:style style:name="P5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16f1b9" fo:background-color="transparent" style:font-style-asian="italic" style:font-weight-asian="bold" style:font-style-complex="italic" style:font-weight-complex="bold"/>
    </style:style>
    <style:style style:name="P5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6f1b9" officeooo:paragraph-rsid="00259265" fo:background-color="transparent"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6f1b9" officeooo:paragraph-rsid="00259265" fo:background-color="transparent" style:font-style-asian="italic" style:font-weight-asian="bold" style:font-style-complex="italic" style:font-weight-complex="bold"/>
    </style:style>
    <style:style style:name="P60" style:family="paragraph" style:parent-style-name="Standard">
      <style:text-properties fo:font-style="italic" style:text-underline-style="solid" style:text-underline-width="auto" style:text-underline-color="font-color" fo:font-weight="bold" officeooo:rsid="00171f25" officeooo:paragraph-rsid="00171f25" fo:background-color="transparent" style:font-style-asian="italic" style:font-weight-asian="bold" style:font-style-complex="italic" style:font-weight-complex="bold"/>
    </style:style>
    <style:style style:name="P61" style:family="paragraph" style:parent-style-name="Standard">
      <style:text-properties fo:font-style="italic" style:text-underline-style="solid" style:text-underline-width="auto" style:text-underline-color="font-color" fo:font-weight="bold" officeooo:rsid="000f9e1d" officeooo:paragraph-rsid="003f2237" fo:background-color="#fff200" style:font-style-asian="italic" style:font-weight-asian="bold" style:font-style-complex="italic" style:font-weight-complex="bold"/>
    </style:style>
    <style:style style:name="P62" style:family="paragraph" style:parent-style-name="Standard">
      <style:text-properties fo:font-style="italic" style:text-underline-style="solid" style:text-underline-width="auto" style:text-underline-color="font-color" fo:font-weight="bold" officeooo:rsid="000f9e1d" officeooo:paragraph-rsid="0073b95e" fo:background-color="#fff200" style:font-style-asian="italic" style:font-weight-asian="bold" style:font-style-complex="italic" style:font-weight-complex="bold"/>
    </style:style>
    <style:style style:name="P63" style:family="paragraph" style:parent-style-name="Standard">
      <style:text-properties fo:font-style="italic" style:text-underline-style="solid" style:text-underline-width="auto" style:text-underline-color="font-color" fo:font-weight="bold" officeooo:rsid="000f9e1d" officeooo:paragraph-rsid="0079155f" fo:background-color="#fff200" style:font-style-asian="italic" style:font-weight-asian="bold" style:font-style-complex="italic" style:font-weight-complex="bold"/>
    </style:style>
    <style:style style:name="P64" style:family="paragraph" style:parent-style-name="Standard">
      <style:text-properties fo:font-style="italic" style:text-underline-style="solid" style:text-underline-width="auto" style:text-underline-color="font-color" fo:font-weight="bold" officeooo:rsid="000f9e1d" officeooo:paragraph-rsid="007a347c" fo:background-color="#fff200" style:font-style-asian="italic" style:font-weight-asian="bold" style:font-style-complex="italic" style:font-weight-complex="bold"/>
    </style:style>
    <style:style style:name="P65" style:family="paragraph" style:parent-style-name="Standard">
      <style:text-properties fo:font-style="italic" style:text-underline-style="solid" style:text-underline-width="auto" style:text-underline-color="font-color" fo:font-weight="bold" officeooo:rsid="000f9e1d" officeooo:paragraph-rsid="007a63ea" fo:background-color="#fff200" style:font-style-asian="italic" style:font-weight-asian="bold" style:font-style-complex="italic" style:font-weight-complex="bold"/>
    </style:style>
    <style:style style:name="P66" style:family="paragraph" style:parent-style-name="Standard">
      <style:text-properties fo:font-style="italic" style:text-underline-style="solid" style:text-underline-width="auto" style:text-underline-color="font-color" fo:font-weight="bold" officeooo:rsid="000f9e1d" officeooo:paragraph-rsid="0086b783" fo:background-color="#fff200" style:font-style-asian="italic" style:font-weight-asian="bold" style:font-style-complex="italic" style:font-weight-complex="bold"/>
    </style:style>
    <style:style style:name="P67" style:family="paragraph" style:parent-style-name="Standard">
      <style:text-properties fo:font-style="italic" style:text-underline-style="solid" style:text-underline-width="auto" style:text-underline-color="font-color" fo:font-weight="bold" officeooo:rsid="000f9e1d" officeooo:paragraph-rsid="00899d8d" fo:background-color="#fff200" style:font-style-asian="italic" style:font-weight-asian="bold" style:font-style-complex="italic" style:font-weight-complex="bold"/>
    </style:style>
    <style:style style:name="P68" style:family="paragraph" style:parent-style-name="Standard">
      <style:text-properties fo:font-style="italic" style:text-underline-style="solid" style:text-underline-width="auto" style:text-underline-color="font-color" fo:font-weight="bold" officeooo:rsid="000f9e1d" officeooo:paragraph-rsid="008f512a" fo:background-color="#fff200" style:font-style-asian="italic" style:font-weight-asian="bold" style:font-style-complex="italic" style:font-weight-complex="bold"/>
    </style:style>
    <style:style style:name="P69" style:family="paragraph" style:parent-style-name="Standard">
      <style:text-properties fo:font-style="italic" style:text-underline-style="solid" style:text-underline-width="auto" style:text-underline-color="font-color" fo:font-weight="bold" officeooo:rsid="000f9e1d" officeooo:paragraph-rsid="010b64de" fo:background-color="#fff200" style:font-style-asian="italic" style:font-weight-asian="bold" style:font-style-complex="italic" style:font-weight-complex="bold"/>
    </style:style>
    <style:style style:name="P70" style:family="paragraph" style:parent-style-name="Standard">
      <style:text-properties fo:font-style="italic" style:text-underline-style="solid" style:text-underline-width="auto" style:text-underline-color="font-color" fo:font-weight="bold" officeooo:rsid="000f9e1d" officeooo:paragraph-rsid="010c8181" fo:background-color="#fff200" style:font-style-asian="italic" style:font-weight-asian="bold" style:font-style-complex="italic" style:font-weight-complex="bold"/>
    </style:style>
    <style:style style:name="P71" style:family="paragraph" style:parent-style-name="Standard">
      <style:text-properties fo:font-style="italic" style:text-underline-style="solid" style:text-underline-width="auto" style:text-underline-color="font-color" fo:font-weight="bold" officeooo:rsid="000f9e1d" officeooo:paragraph-rsid="010e6bac" fo:background-color="#fff200" style:font-style-asian="italic" style:font-weight-asian="bold" style:font-style-complex="italic" style:font-weight-complex="bold"/>
    </style:style>
    <style:style style:name="P72" style:family="paragraph" style:parent-style-name="Standard">
      <style:text-properties fo:font-style="italic" style:text-underline-style="solid" style:text-underline-width="auto" style:text-underline-color="font-color" fo:font-weight="bold" officeooo:rsid="000f9e1d" officeooo:paragraph-rsid="010fa88f" fo:background-color="#fff200" style:font-style-asian="italic" style:font-weight-asian="bold" style:font-style-complex="italic" style:font-weight-complex="bold"/>
    </style:style>
    <style:style style:name="P73" style:family="paragraph" style:parent-style-name="Standard">
      <style:text-properties fo:font-style="italic" style:text-underline-style="solid" style:text-underline-width="auto" style:text-underline-color="font-color" fo:font-weight="bold" officeooo:rsid="000f9e1d" officeooo:paragraph-rsid="01114b15" fo:background-color="#fff200" style:font-style-asian="italic" style:font-weight-asian="bold" style:font-style-complex="italic" style:font-weight-complex="bold"/>
    </style:style>
    <style:style style:name="P74" style:family="paragraph" style:parent-style-name="Standard">
      <style:text-properties fo:font-style="italic" style:text-underline-style="solid" style:text-underline-width="auto" style:text-underline-color="font-color" fo:font-weight="bold" officeooo:rsid="000f9e1d" officeooo:paragraph-rsid="0113c159" fo:background-color="#fff200" style:font-style-asian="italic" style:font-weight-asian="bold" style:font-style-complex="italic" style:font-weight-complex="bold"/>
    </style:style>
    <style:style style:name="P75" style:family="paragraph" style:parent-style-name="Standard">
      <style:text-properties fo:font-style="italic" style:text-underline-style="solid" style:text-underline-width="auto" style:text-underline-color="font-color" fo:font-weight="bold" officeooo:rsid="000f9e1d" officeooo:paragraph-rsid="01153656" fo:background-color="#fff200" style:font-style-asian="italic" style:font-weight-asian="bold" style:font-style-complex="italic" style:font-weight-complex="bold"/>
    </style:style>
    <style:style style:name="P76" style:family="paragraph" style:parent-style-name="Standard">
      <style:text-properties fo:font-style="italic" style:text-underline-style="solid" style:text-underline-width="auto" style:text-underline-color="font-color" fo:font-weight="bold" officeooo:rsid="000f9e1d" officeooo:paragraph-rsid="01190a4d" fo:background-color="#fff200" style:font-style-asian="italic" style:font-weight-asian="bold" style:font-style-complex="italic" style:font-weight-complex="bold"/>
    </style:style>
    <style:style style:name="P77" style:family="paragraph" style:parent-style-name="Standard">
      <style:text-properties fo:font-style="italic" style:text-underline-style="solid" style:text-underline-width="auto" style:text-underline-color="font-color" fo:font-weight="bold" officeooo:rsid="000f9e1d" officeooo:paragraph-rsid="011aee10" fo:background-color="#fff200" style:font-style-asian="italic" style:font-weight-asian="bold" style:font-style-complex="italic" style:font-weight-complex="bold"/>
    </style:style>
    <style:style style:name="P78" style:family="paragraph" style:parent-style-name="Standard">
      <style:text-properties fo:font-style="italic" style:text-underline-style="solid" style:text-underline-width="auto" style:text-underline-color="font-color" fo:font-weight="bold" officeooo:rsid="000f9e1d" officeooo:paragraph-rsid="011c3d01" fo:background-color="#fff200" style:font-style-asian="italic" style:font-weight-asian="bold" style:font-style-complex="italic" style:font-weight-complex="bold"/>
    </style:style>
    <style:style style:name="P79" style:family="paragraph" style:parent-style-name="Standard">
      <style:text-properties fo:font-style="italic" style:text-underline-style="solid" style:text-underline-width="auto" style:text-underline-color="font-color" fo:font-weight="bold" officeooo:rsid="000f9e1d" officeooo:paragraph-rsid="011d620f" fo:background-color="#fff200" style:font-style-asian="italic" style:font-weight-asian="bold" style:font-style-complex="italic" style:font-weight-complex="bold"/>
    </style:style>
    <style:style style:name="P80" style:family="paragraph" style:parent-style-name="Standard">
      <style:text-properties fo:font-style="italic" style:text-underline-style="solid" style:text-underline-width="auto" style:text-underline-color="font-color" fo:font-weight="bold" officeooo:rsid="000f9e1d" officeooo:paragraph-rsid="011fbbb4" fo:background-color="#fff20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9e1d" officeooo:paragraph-rsid="011fbbb4" fo:background-color="#fff200" style:font-style-asian="italic" style:font-weight-asian="bold" style:font-style-complex="italic" style:font-weight-complex="bold"/>
    </style:style>
    <style:style style:name="P8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9e1d" officeooo:paragraph-rsid="01190a4d" fo:background-color="#fff200" style:font-style-asian="italic" style:font-weight-asian="bold" style:font-style-complex="italic" style:font-weight-complex="bold"/>
    </style:style>
    <style:style style:name="P8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9e1d" officeooo:paragraph-rsid="0138b982" fo:background-color="#fff200" style:font-style-asian="italic" style:font-weight-asian="bold" style:font-style-complex="italic" style:font-weight-complex="bold"/>
    </style:style>
    <style:style style:name="P84" style:family="paragraph" style:parent-style-name="Standard">
      <style:text-properties fo:font-style="italic" style:text-underline-style="solid" style:text-underline-width="auto" style:text-underline-color="font-color" fo:font-weight="bold" officeooo:rsid="000f9e1d" officeooo:paragraph-rsid="0123a814" fo:background-color="#fff200" style:font-style-asian="italic" style:font-weight-asian="bold" style:font-style-complex="italic" style:font-weight-complex="bold"/>
    </style:style>
    <style:style style:name="P85" style:family="paragraph" style:parent-style-name="Standard">
      <style:text-properties fo:font-style="italic" style:text-underline-style="solid" style:text-underline-width="auto" style:text-underline-color="font-color" fo:font-weight="bold" officeooo:rsid="000f9e1d" officeooo:paragraph-rsid="0125449a" fo:background-color="#fff200" style:font-style-asian="italic" style:font-weight-asian="bold" style:font-style-complex="italic" style:font-weight-complex="bold"/>
    </style:style>
    <style:style style:name="P86" style:family="paragraph" style:parent-style-name="Standard">
      <style:text-properties fo:font-style="italic" style:text-underline-style="solid" style:text-underline-width="auto" style:text-underline-color="font-color" fo:font-weight="bold" officeooo:rsid="000f9e1d" officeooo:paragraph-rsid="012ae22a" fo:background-color="#fff200" style:font-style-asian="italic" style:font-weight-asian="bold" style:font-style-complex="italic" style:font-weight-complex="bold"/>
    </style:style>
    <style:style style:name="P87" style:family="paragraph" style:parent-style-name="Standard">
      <style:text-properties fo:font-style="italic" style:text-underline-style="solid" style:text-underline-width="auto" style:text-underline-color="font-color" fo:font-weight="bold" officeooo:rsid="000f9e1d" officeooo:paragraph-rsid="01318012" fo:background-color="#fff200" style:font-style-asian="italic" style:font-weight-asian="bold" style:font-style-complex="italic" style:font-weight-complex="bold"/>
    </style:style>
    <style:style style:name="P88" style:family="paragraph" style:parent-style-name="Standard">
      <style:text-properties fo:font-style="italic" style:text-underline-style="solid" style:text-underline-width="auto" style:text-underline-color="font-color" fo:font-weight="bold" officeooo:rsid="000f9e1d" officeooo:paragraph-rsid="0131b648" fo:background-color="#fff200" style:font-style-asian="italic" style:font-weight-asian="bold" style:font-style-complex="italic" style:font-weight-complex="bold"/>
    </style:style>
    <style:style style:name="P89" style:family="paragraph" style:parent-style-name="Standard">
      <style:text-properties fo:font-style="italic" style:text-underline-style="solid" style:text-underline-width="auto" style:text-underline-color="font-color" fo:font-weight="bold" officeooo:rsid="000f9e1d" officeooo:paragraph-rsid="01323161" fo:background-color="#fff200" style:font-style-asian="italic" style:font-weight-asian="bold" style:font-style-complex="italic" style:font-weight-complex="bold"/>
    </style:style>
    <style:style style:name="P90" style:family="paragraph" style:parent-style-name="Standard">
      <style:text-properties fo:font-style="italic" style:text-underline-style="solid" style:text-underline-width="auto" style:text-underline-color="font-color" fo:font-weight="bold" officeooo:rsid="000f9e1d" officeooo:paragraph-rsid="0138b982" fo:background-color="#fff200" style:font-style-asian="italic" style:font-weight-asian="bold" style:font-style-complex="italic" style:font-weight-complex="bold"/>
    </style:style>
    <style:style style:name="P91" style:family="paragraph" style:parent-style-name="Standard">
      <style:text-properties fo:font-style="italic" style:text-underline-style="solid" style:text-underline-width="auto" style:text-underline-color="font-color" fo:font-weight="bold" officeooo:rsid="000f9e1d" officeooo:paragraph-rsid="014497ee" fo:background-color="#fff200" style:font-style-asian="italic" style:font-weight-asian="bold" style:font-style-complex="italic" style:font-weight-complex="bold"/>
    </style:style>
    <style:style style:name="P92" style:family="paragraph" style:parent-style-name="Standard">
      <style:text-properties fo:font-style="italic" style:text-underline-style="solid" style:text-underline-width="auto" style:text-underline-color="font-color" fo:font-weight="bold" officeooo:rsid="000f9e1d" officeooo:paragraph-rsid="014be3d6" fo:background-color="#fff200" style:font-style-asian="italic" style:font-weight-asian="bold" style:font-style-complex="italic" style:font-weight-complex="bold"/>
    </style:style>
    <style:style style:name="P93" style:family="paragraph" style:parent-style-name="Standard">
      <style:text-properties fo:font-style="italic" style:text-underline-style="solid" style:text-underline-width="auto" style:text-underline-color="font-color" fo:font-weight="bold" officeooo:rsid="000f9e1d" officeooo:paragraph-rsid="01318012" fo:background-color="#ffff00" style:font-style-asian="italic" style:font-weight-asian="bold" style:font-style-complex="italic" style:font-weight-complex="bold"/>
    </style:style>
    <style:style style:name="P94" style:family="paragraph" style:parent-style-name="Standard">
      <style:text-properties fo:font-style="italic" style:text-underline-style="solid" style:text-underline-width="auto" style:text-underline-color="font-color" fo:font-weight="bold" officeooo:rsid="000f9e1d" officeooo:paragraph-rsid="010c8181" fo:background-color="#ffff00" style:font-style-asian="italic" style:font-weight-asian="bold" style:font-style-complex="italic" style:font-weight-complex="bold"/>
    </style:style>
    <style:style style:name="P95" style:family="paragraph" style:parent-style-name="Standard">
      <style:text-properties fo:font-style="italic" style:text-underline-style="solid" style:text-underline-width="auto" style:text-underline-color="font-color" fo:font-weight="bold" officeooo:rsid="000f9e1d" officeooo:paragraph-rsid="01153656" fo:background-color="#ffff00" style:font-style-asian="italic" style:font-weight-asian="bold" style:font-style-complex="italic" style:font-weight-complex="bold"/>
    </style:style>
    <style:style style:name="P96" style:family="paragraph" style:parent-style-name="Standard">
      <style:text-properties fo:font-style="italic" style:text-underline-style="solid" style:text-underline-width="auto" style:text-underline-color="font-color" fo:font-weight="bold" officeooo:rsid="000f9e1d" officeooo:paragraph-rsid="011d620f" fo:background-color="#ffff00" style:font-style-asian="italic" style:font-weight-asian="bold" style:font-style-complex="italic" style:font-weight-complex="bold"/>
    </style:style>
    <style:style style:name="P97" style:family="paragraph" style:parent-style-name="Standard">
      <style:text-properties fo:font-style="italic" style:text-underline-style="solid" style:text-underline-width="auto" style:text-underline-color="font-color" fo:font-weight="bold" officeooo:rsid="000f9e1d" officeooo:paragraph-rsid="012ae22a" fo:background-color="#ffff00" style:font-style-asian="italic" style:font-weight-asian="bold" style:font-style-complex="italic" style:font-weight-complex="bold"/>
    </style:style>
    <style:style style:name="P98" style:family="paragraph" style:parent-style-name="Standard">
      <style:text-properties officeooo:rsid="00139c3e" officeooo:paragraph-rsid="00139c3e"/>
    </style:style>
    <style:style style:name="P99" style:family="paragraph" style:parent-style-name="Standard">
      <style:text-properties officeooo:rsid="000f9e1d" officeooo:paragraph-rsid="000f9e1d" fo:background-color="#ffff00"/>
    </style:style>
    <style:style style:name="P100" style:family="paragraph" style:parent-style-name="Standard">
      <style:text-properties officeooo:rsid="000f9e1d" officeooo:paragraph-rsid="0013c4c8" fo:background-color="#ffff00"/>
    </style:style>
    <style:style style:name="P101" style:family="paragraph" style:parent-style-name="Standard">
      <style:text-properties officeooo:rsid="0016f1b9" officeooo:paragraph-rsid="0016f1b9" fo:background-color="#ffff00"/>
    </style:style>
    <style:style style:name="P102" style:family="paragraph" style:parent-style-name="Standard">
      <style:text-properties officeooo:rsid="0016f1b9" officeooo:paragraph-rsid="00387e85" fo:background-color="#ffff00"/>
    </style:style>
    <style:style style:name="P103" style:family="paragraph" style:parent-style-name="Standard">
      <style:text-properties officeooo:rsid="00171f25" officeooo:paragraph-rsid="00171f25" fo:background-color="#ffff00"/>
    </style:style>
    <style:style style:name="P104" style:family="paragraph" style:parent-style-name="Standard">
      <style:text-properties officeooo:rsid="0015f4fa" officeooo:paragraph-rsid="0015f4fa"/>
    </style:style>
    <style:style style:name="P105" style:family="paragraph" style:parent-style-name="Standard">
      <style:paragraph-properties fo:text-align="start" style:justify-single-word="false"/>
      <style:text-properties fo:font-style="normal" style:text-underline-style="none" fo:font-weight="normal" officeooo:rsid="001cea44" officeooo:paragraph-rsid="001d7ebf"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01cea44" officeooo:paragraph-rsid="001fe1ec"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01fe1ec" officeooo:paragraph-rsid="001cea44"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01cea44" officeooo:paragraph-rsid="001fe1ec" fo:background-color="#ffff00"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020273c" officeooo:paragraph-rsid="0020273c" fo:background-color="transparent"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8932c4" officeooo:paragraph-rsid="008932c4" fo:background-color="transparent"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8932c4" officeooo:paragraph-rsid="010fa88f" fo:background-color="transparent"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style:text-underline-style="none" fo:font-weight="normal" officeooo:rsid="008932c4" officeooo:paragraph-rsid="01190a4d" fo:background-color="transparent"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08932c4" officeooo:paragraph-rsid="01318012" fo:background-color="transparent"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08932c4" officeooo:paragraph-rsid="0138b982" fo:background-color="transparent"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cea44" officeooo:paragraph-rsid="001d7ebf" style:font-style-asian="normal" style:font-weight-asian="normal" style:font-style-complex="normal" style:font-weight-complex="normal"/>
    </style:style>
    <style:style style:name="P116" style:family="paragraph" style:parent-style-name="Standard">
      <style:text-properties officeooo:paragraph-rsid="001cea44"/>
    </style:style>
    <style:style style:name="P117" style:family="paragraph" style:parent-style-name="Standard">
      <style:paragraph-properties fo:text-align="center" style:justify-single-word="false"/>
      <style:text-properties fo:font-size="18pt" fo:font-style="normal" style:text-underline-style="none" fo:font-weight="normal" officeooo:rsid="0021b734" officeooo:paragraph-rsid="0021b734"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size="18pt" fo:font-style="normal" style:text-underline-style="none" fo:font-weight="normal" officeooo:rsid="000f9e1d" officeooo:paragraph-rsid="002a9452" fo:background-color="transparent"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size="18pt" fo:font-style="normal" style:text-underline-style="none" fo:font-weight="normal" officeooo:rsid="000f9e1d" officeooo:paragraph-rsid="003b22e3" fo:background-color="transparent"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size="18pt" fo:font-style="normal" style:text-underline-style="none" fo:font-weight="normal" officeooo:rsid="000f9e1d" officeooo:paragraph-rsid="00724475" fo:background-color="transparent"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size="18pt" fo:font-style="normal" style:text-underline-style="none" fo:font-weight="normal" officeooo:rsid="000f9e1d" officeooo:paragraph-rsid="0079155f" fo:background-color="transparent"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size="18pt" fo:font-style="normal" style:text-underline-style="none" fo:font-weight="normal" officeooo:rsid="000f9e1d" officeooo:paragraph-rsid="007ca9cb" fo:background-color="transparent"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size="18pt" fo:font-style="normal" style:text-underline-style="none" fo:font-weight="normal" officeooo:rsid="000f9e1d" officeooo:paragraph-rsid="010b64de" fo:background-color="transparent"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size="18pt" fo:font-style="normal" style:text-underline-style="none" fo:font-weight="normal" officeooo:rsid="000f9e1d" officeooo:paragraph-rsid="010dc76a" fo:background-color="transparent"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size="18pt" fo:font-style="normal" style:text-underline-style="none" fo:font-weight="normal" officeooo:rsid="000f9e1d" officeooo:paragraph-rsid="010fa88f" fo:background-color="transparent"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size="18pt" fo:font-style="normal" style:text-underline-style="none" fo:font-weight="normal" officeooo:rsid="000f9e1d" officeooo:paragraph-rsid="0113c159" fo:background-color="transparent"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size="18pt" fo:font-style="normal" style:text-underline-style="none" fo:font-weight="normal" officeooo:rsid="000f9e1d" officeooo:paragraph-rsid="011c3d01" fo:background-color="transparent"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size="18pt" fo:font-style="normal" style:text-underline-style="none" fo:font-weight="normal" officeooo:rsid="000f9e1d" officeooo:paragraph-rsid="011d620f" fo:background-color="transparent"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size="18pt" fo:font-style="normal" style:text-underline-style="none" fo:font-weight="normal" officeooo:rsid="000f9e1d" officeooo:paragraph-rsid="011fbbb4" fo:background-color="transparent"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size="18pt" fo:font-style="normal" style:text-underline-style="none" fo:font-weight="normal" officeooo:rsid="000f9e1d" officeooo:paragraph-rsid="0125449a" fo:background-color="transparent"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size="18pt" fo:font-style="normal" style:text-underline-style="none" fo:font-weight="normal" officeooo:rsid="000f9e1d" officeooo:paragraph-rsid="012ae22a" fo:background-color="transparent"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size="18pt" fo:font-style="normal" style:text-underline-style="none" fo:font-weight="normal" officeooo:rsid="000f9e1d" officeooo:paragraph-rsid="01318012" fo:background-color="transparent"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size="18pt" fo:font-style="normal" style:text-underline-style="none" fo:font-weight="normal" officeooo:rsid="000f9e1d" officeooo:paragraph-rsid="01153656" fo:background-color="transparent"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size="18pt" fo:font-style="normal" style:text-underline-style="none" fo:font-weight="normal" officeooo:rsid="000f9e1d" officeooo:paragraph-rsid="01323161" fo:background-color="transparent"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size="18pt" fo:font-style="normal" style:text-underline-style="none" fo:font-weight="normal" officeooo:rsid="000f9e1d" officeooo:paragraph-rsid="014497ee" fo:background-color="transparent"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size="18pt" fo:font-style="normal" style:text-underline-style="none" fo:font-weight="normal" officeooo:rsid="000f9e1d" officeooo:paragraph-rsid="014be3d6" fo:background-color="transparent"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center" style:justify-single-word="false"/>
      <style:text-properties fo:font-size="18pt" fo:font-style="normal" style:text-underline-style="none" fo:font-weight="bold" officeooo:rsid="001d7ebf" officeooo:paragraph-rsid="001d7ebf" style:font-size-asian="18pt" style:font-style-asian="normal" style:font-weight-asian="bold" style:font-size-complex="18pt" style:font-style-complex="normal" style:font-weight-complex="bold"/>
    </style:style>
    <style:style style:name="P138" style:family="paragraph" style:parent-style-name="Standard">
      <style:paragraph-properties fo:text-align="center" style:justify-single-word="false"/>
      <style:text-properties fo:font-size="18pt" fo:font-style="italic" style:text-underline-style="none" fo:font-weight="bold" officeooo:rsid="0023973a" officeooo:paragraph-rsid="0023973a" style:font-size-asian="18pt" style:font-style-asian="italic" style:font-weight-asian="bold" style:font-size-complex="18pt" style:font-style-complex="italic" style:font-weight-complex="bold"/>
    </style:style>
    <style:style style:name="P139" style:family="paragraph" style:parent-style-name="Standard">
      <style:paragraph-properties fo:text-align="center" style:justify-single-word="false"/>
      <style:text-properties fo:font-size="18pt" fo:font-style="italic" style:text-underline-style="none" fo:font-weight="bold" officeooo:rsid="00262168" officeooo:paragraph-rsid="00262168" fo:background-color="transparent" style:font-size-asian="18pt" style:font-style-asian="italic" style:font-weight-asian="bold" style:font-size-complex="18pt" style:font-style-complex="italic" style:font-weight-complex="bold"/>
    </style:style>
    <style:style style:name="P140" style:family="paragraph" style:parent-style-name="Standard">
      <style:paragraph-properties fo:text-align="center" style:justify-single-word="false"/>
      <style:text-properties fo:font-size="18pt" fo:font-style="italic" style:text-underline-style="none" fo:font-weight="bold" officeooo:rsid="003b22e3" officeooo:paragraph-rsid="003b22e3" fo:background-color="transparent" style:font-size-asian="18pt" style:font-style-asian="italic" style:font-weight-asian="bold" style:font-size-complex="18pt" style:font-style-complex="italic" style:font-weight-complex="bold"/>
    </style:style>
    <style:style style:name="P141" style:family="paragraph" style:parent-style-name="Standard">
      <style:paragraph-properties fo:text-align="center" style:justify-single-word="false"/>
      <style:text-properties fo:font-size="18pt" fo:font-style="italic" style:text-underline-style="none" fo:font-weight="bold" officeooo:rsid="004ff592" officeooo:paragraph-rsid="01318012" fo:background-color="transparent" style:font-size-asian="18pt" style:font-style-asian="italic" style:font-weight-asian="bold" style:font-size-complex="18pt" style:font-style-complex="italic" style:font-weight-complex="bold"/>
    </style:style>
    <style:style style:name="P142" style:family="paragraph" style:parent-style-name="Standard">
      <style:paragraph-properties fo:text-align="start" style:justify-single-word="false"/>
      <style:text-properties fo:font-size="12pt" fo:font-style="normal" style:text-underline-style="none" fo:font-weight="normal" officeooo:rsid="001cea44" officeooo:paragraph-rsid="001ef77d"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style:text-underline-style="none" fo:font-weight="normal" officeooo:rsid="001cea44" officeooo:paragraph-rsid="001d7ebf"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style:text-underline-style="none" fo:font-weight="normal" officeooo:rsid="001cea44" officeooo:paragraph-rsid="001cea44"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style:text-underline-style="none" fo:font-weight="normal" officeooo:rsid="00724475" officeooo:paragraph-rsid="01114b15" fo:background-color="#fff200"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style:text-underline-style="none" fo:font-weight="normal" officeooo:rsid="00724475" officeooo:paragraph-rsid="011aee10" fo:background-color="#fff200"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style:text-underline-style="none" fo:font-weight="normal" officeooo:rsid="00724475" officeooo:paragraph-rsid="0123a814" fo:background-color="#fff200"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style:text-underline-style="none" fo:font-weight="normal" officeooo:rsid="00724475" officeooo:paragraph-rsid="012f2d92" fo:background-color="#fff200"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style:text-underline-style="none" fo:font-weight="normal" officeooo:rsid="00724475" officeooo:paragraph-rsid="01318012" fo:background-color="#fff200"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style:text-underline-style="none" fo:font-weight="normal" officeooo:rsid="00724475" officeooo:paragraph-rsid="0131b648" fo:background-color="#fff200"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size="12pt" fo:font-style="normal" style:text-underline-style="none" fo:font-weight="normal" officeooo:rsid="00724475" officeooo:paragraph-rsid="014497ee" fo:background-color="#fff200" style:font-size-asian="12pt" style:font-style-asian="normal" style:font-weight-asian="normal" style:font-size-complex="12pt" style:font-style-complex="normal" style:font-weight-complex="normal"/>
    </style:style>
    <style:style style:name="P152" style:family="paragraph" style:parent-style-name="Standard">
      <style:text-properties fo:font-size="12pt" officeooo:paragraph-rsid="001cea44" style:font-size-asian="12pt" style:font-size-complex="12pt"/>
    </style:style>
    <style:style style:name="P15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0f9e1d" officeooo:paragraph-rsid="01318012" fo:background-color="transparent" style:font-size-asian="12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0f9e1d" officeooo:paragraph-rsid="014497ee" fo:background-color="transparent" style:font-size-asian="12pt" style:font-style-asian="italic" style:font-weight-asian="bold" style:font-size-complex="12pt" style:font-style-complex="italic" style:font-weight-complex="bold"/>
    </style:style>
    <style:style style:name="P155" style:family="paragraph" style:parent-style-name="Standard">
      <style:text-properties officeooo:paragraph-rsid="001fe1ec"/>
    </style:style>
    <style:style style:name="P156" style:family="paragraph" style:parent-style-name="Standard">
      <style:text-properties officeooo:paragraph-rsid="0020273c"/>
    </style:style>
    <style:style style:name="P157" style:family="paragraph" style:parent-style-name="Standard">
      <style:paragraph-properties fo:text-align="center" style:justify-single-word="false"/>
      <style:text-properties fo:font-size="34pt" fo:font-style="normal" style:text-underline-style="none" fo:font-weight="bold" officeooo:rsid="001d7ebf" officeooo:paragraph-rsid="001d7ebf" style:font-size-asian="34pt" style:font-style-asian="normal" style:font-weight-asian="bold" style:font-size-complex="34pt" style:font-style-complex="normal" style:font-weight-complex="bold"/>
    </style:style>
    <style:style style:name="P158" style:family="paragraph" style:parent-style-name="Standard">
      <style:paragraph-properties fo:text-align="center" style:justify-single-word="false"/>
      <style:text-properties fo:font-size="35pt" fo:font-style="normal" style:text-underline-style="none" fo:font-weight="bold" officeooo:rsid="001d7ebf" officeooo:paragraph-rsid="001d7ebf" style:font-size-asian="35pt" style:font-style-asian="normal" style:font-weight-asian="bold" style:font-size-complex="35pt" style:font-style-complex="normal" style:font-weight-complex="bold"/>
    </style:style>
    <style:style style:name="P159" style:family="paragraph" style:parent-style-name="Standard">
      <style:text-properties officeooo:rsid="0014d98c" officeooo:paragraph-rsid="0014d98c"/>
    </style:style>
    <style:style style:name="P160" style:family="paragraph" style:parent-style-name="Standard">
      <style:paragraph-properties fo:text-align="start" style:justify-single-word="false"/>
      <style:text-properties style:use-window-font-color="true" fo:font-size="18pt" fo:font-style="normal" style:text-underline-style="none" fo:font-weight="normal" officeooo:rsid="0014d98c" officeooo:paragraph-rsid="002bf4ae"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style:use-window-font-color="true" fo:font-size="18pt" fo:font-style="normal" fo:font-weight="normal" officeooo:paragraph-rsid="004d16d2"/>
    </style:style>
    <style:style style:name="P162" style:family="paragraph" style:parent-style-name="Standard">
      <style:paragraph-properties fo:text-align="start" style:justify-single-word="false"/>
      <style:text-properties style:use-window-font-color="true" fo:font-size="18pt" fo:font-style="normal" style:text-underline-style="solid" style:text-underline-width="auto" style:text-underline-color="font-color" fo:font-weight="normal" officeooo:rsid="004e0310" officeooo:paragraph-rsid="004e0310"/>
    </style:style>
    <style:style style:name="P163" style:family="paragraph" style:parent-style-name="Standard">
      <style:paragraph-properties fo:text-align="center" style:justify-single-word="false"/>
      <style:text-properties style:use-window-font-color="true" fo:font-size="18pt" fo:font-style="italic" style:text-underline-style="solid" style:text-underline-width="auto" style:text-underline-color="font-color" fo:font-weight="bold" officeooo:rsid="0016f1b9" officeooo:paragraph-rsid="002ce84e" fo:background-color="transparent" style:font-size-asian="18pt" style:font-style-asian="italic" style:font-weight-asian="bold" style:font-size-complex="18pt" style:font-style-complex="italic" style:font-weight-complex="bold"/>
    </style:style>
    <style:style style:name="P164" style:family="paragraph" style:parent-style-name="Standard">
      <style:paragraph-properties fo:text-align="center" style:justify-single-word="false"/>
      <style:text-properties style:use-window-font-color="true" fo:font-size="18pt" fo:font-style="italic" style:text-underline-style="solid" style:text-underline-width="auto" style:text-underline-color="font-color" fo:font-weight="bold" officeooo:rsid="0016f1b9" officeooo:paragraph-rsid="003d707c" fo:background-color="transparent" style:font-size-asian="18pt" style:font-style-asian="italic" style:font-weight-asian="bold" style:font-size-complex="18pt" style:font-style-complex="italic" style:font-weight-complex="bold"/>
    </style:style>
    <style:style style:name="P165"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03b22e3"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0724475"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079155f"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09153f9"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0c8181"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0fa88f"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14b15"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53656"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90a4d"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aee10"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d620f"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fbbb4"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23a814"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2ae22a"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318012"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31b648"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323161"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0b64de"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3c159"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1c3d01"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25449a"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38b982"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4497ee"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14d98c" officeooo:paragraph-rsid="014be3d6"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0f9e1d" officeooo:paragraph-rsid="012d59c6"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use-window-font-color="true" fo:font-size="18pt" fo:language="zxx" fo:country="none" fo:font-style="normal" style:text-underline-style="none" fo:font-weight="normal" officeooo:rsid="008932c4" officeooo:paragraph-rsid="00899d8d" fo:background-color="transparent"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P191" style:family="paragraph" style:parent-style-name="Standard">
      <style:paragraph-properties fo:text-align="center" style:justify-single-word="false"/>
      <style:text-properties style:use-window-font-color="true" fo:font-size="18pt" fo:language="zxx" fo:country="none" fo:font-style="italic" style:text-underline-style="none" fo:font-weight="bold" officeooo:rsid="00a1b809" officeooo:paragraph-rsid="010b64de" fo:background-color="transparent"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92" style:family="paragraph" style:parent-style-name="Standard">
      <style:paragraph-properties fo:text-align="center" style:justify-single-word="false"/>
      <style:text-properties style:use-window-font-color="true" fo:font-size="18pt" fo:language="zxx" fo:country="none" fo:font-style="italic" style:text-underline-style="none" fo:font-weight="bold" officeooo:rsid="00a1b809" officeooo:paragraph-rsid="0113c159" fo:background-color="transparent"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93"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2ce84e" officeooo:paragraph-rsid="002ce84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4"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2ce84e" officeooo:paragraph-rsid="003d707c"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5"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318a93"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6"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31a64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7"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4364e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8"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31a64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9"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4f692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0"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7a63ea"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1"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899d8d"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2"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074c86b"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3"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0b64d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4"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0e6bac"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5"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0fa88f"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6"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14b15"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7"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3c159"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8"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90a4d"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9"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aee10"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0"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c3d0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1"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d620f"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2"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fbbb4"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3"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25449a"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4"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2ae22a"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5"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318012"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6"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31b648"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7"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32316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8"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1813b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9"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23cfa9"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0"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38b982"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1"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4497e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2"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16f1b9" officeooo:paragraph-rsid="014be3d6"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3"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171f25" officeooo:paragraph-rsid="00318a93"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4"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171f25" officeooo:paragraph-rsid="0032bf88"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5"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3d707c" officeooo:paragraph-rsid="003d707c"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6"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10b64de" officeooo:paragraph-rsid="01318012"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7"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125449a" officeooo:paragraph-rsid="0125449a"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8"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987f4a" officeooo:paragraph-rsid="01318012"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9"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14be3d6" officeooo:paragraph-rsid="014be3d6"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0" style:family="paragraph" style:parent-style-name="Standard">
      <style:text-properties style:use-window-font-color="true" fo:font-size="12pt" fo:language="zxx" fo:country="none" fo:font-style="italic" style:text-underline-style="solid" style:text-underline-width="auto" style:text-underline-color="font-color" fo:font-weight="bold" officeooo:rsid="000f9e1d" officeooo:paragraph-rsid="0040b926" fo:background-color="#ffff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1"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451274"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2"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73b95e"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3"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79155f"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4"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7a347c"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5"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7a63ea"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6"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86b783"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7"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899d8d"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8"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08f512a"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9"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0b64de"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0"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0c8181"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1"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0e6bac"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2"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0fa88f"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3"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14b15"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4"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3c159"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5"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53656"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6"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90a4d"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7"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aee10"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8"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c3d01"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9"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d620f"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0"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1fbbb4"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1"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23a814"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2"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25449a"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3"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2ae22a"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4"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318012"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5"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31b648"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6"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323161"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7"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38b982"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8"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4497ee"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9" style:family="paragraph" style:parent-style-name="Standard">
      <style:paragraph-properties fo:text-align="start"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4be3d6"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0"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0fa88f"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1" style:family="paragraph" style:parent-style-name="Standard">
      <style:paragraph-properties fo:text-align="center" style:justify-single-word="false"/>
      <style:text-properties style:use-window-font-color="true" fo:font-size="12pt" fo:language="zxx" fo:country="none" fo:font-style="italic" style:text-underline-style="solid" style:text-underline-width="auto" style:text-underline-color="font-color" fo:font-weight="bold" officeooo:rsid="000f9e1d" officeooo:paragraph-rsid="01318012"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2ce84e"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318a93"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31a641"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31d17f"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32bf88"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387e85"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387e85" officeooo:paragraph-rsid="00387e85"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Standard">
      <style:text-properties style:use-window-font-color="true" fo:font-size="12pt" fo:language="zxx" fo:country="none" fo:font-style="normal" style:text-underline-style="none" fo:font-weight="normal" officeooo:rsid="000f9e1d" officeooo:paragraph-rsid="003f2237"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Standard">
      <style:text-properties style:use-window-font-color="true" fo:font-size="12pt" fo:language="zxx" fo:country="none" fo:font-style="normal" style:text-underline-style="none" fo:font-weight="normal" officeooo:rsid="000f9e1d" officeooo:paragraph-rsid="0040b926"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Standard">
      <style:text-properties style:use-window-font-color="true" fo:font-size="12pt" fo:language="zxx" fo:country="none" fo:font-style="normal" style:text-underline-style="none" fo:font-weight="normal" officeooo:rsid="000f9e1d" officeooo:paragraph-rsid="004f6921"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3b95e"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9155f"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a347c"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a63ea"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6b783"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99d8d"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f512a"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b64de"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c8181"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e6bac"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fa88f"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14b15"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3c159"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53656"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90a4d"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aee10"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c3d01"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d620f"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fbbb4"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1beb8"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3a814"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5449a"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ae22a"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18012"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1b648"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23161"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8b982"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4497ee"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4be3d6" fo:background-color="#ffff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04364e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1114b15"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11aee10"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123a81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131801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16f1b9" officeooo:paragraph-rsid="014497e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45127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3b95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9155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a347c"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7a63e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6b783"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99d8d"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08f512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b64d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c818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e6bac"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0fa88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14b15"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3c159"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53656"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90a4d"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aee10"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c3d0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d620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1fbbb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3a81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3cfa9"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5449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2ae22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1801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1b648"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2316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38b98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4497e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0f9e1d" officeooo:paragraph-rsid="014be3d6"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73b95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79155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7a347c"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7a63e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86b783"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899d8d"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8f512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e6bac"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fa88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90a4d"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fbbb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31801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b64d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c818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3c159"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c3d0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d620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25449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2ae22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31b648"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32316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38b98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4be3d6"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3d707c" officeooo:paragraph-rsid="003b22e3"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079155f"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c8181"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d620f"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2ae22a"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08932c4"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1318012"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0899d8d"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10fa88f"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1190a4d"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11fbbb4"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e3f9e" officeooo:paragraph-rsid="0138b982"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2"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5138d8" officeooo:paragraph-rsid="01114b15"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3"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5138d8" officeooo:paragraph-rsid="011aee10"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4"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5138d8" officeooo:paragraph-rsid="0123a814"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5"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5138d8" officeooo:paragraph-rsid="01318012"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6"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5138d8" officeooo:paragraph-rsid="014497e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7"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318012"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8"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0fa88f"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9"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813be"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0"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90a4d"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1" style:family="paragraph" style:parent-style-name="Standard">
      <style:paragraph-properties fo:text-align="start" style:justify-single-word="false"/>
      <style:text-properties style:use-window-font-color="true" fo:font-size="12pt" fo:language="zxx" fo:country="none" fo:font-style="normal" style:text-underline-style="none" fo:font-weight="normal" officeooo:rsid="00724475" officeooo:paragraph-rsid="011fbbb4"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2" style:family="paragraph" style:parent-style-name="Standard">
      <style:paragraph-properties fo:text-align="center" style:justify-single-word="false"/>
      <style:text-properties style:use-window-font-color="true" fo:font-size="12pt" fo:language="zxx" fo:country="none" fo:font-style="normal" style:text-underline-style="solid" style:text-underline-width="auto" style:text-underline-color="font-color" fo:font-weight="normal" officeooo:rsid="000f9e1d" officeooo:paragraph-rsid="00a1b809"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3"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077b1ed"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4"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0b64de"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5"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13c159"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6"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1c3d01"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7"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25449a"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8"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318012"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9"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31b648"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0" style:family="paragraph" style:parent-style-name="Standard">
      <style:paragraph-properties fo:text-align="start" style:justify-single-word="false"/>
      <style:text-properties style:use-window-font-color="true" fo:font-size="10pt" fo:language="zxx" fo:country="none" fo:font-style="normal" style:text-underline-style="none" fo:font-weight="normal" officeooo:rsid="005e7184" officeooo:paragraph-rsid="014be3d6" fo:background-color="transparent"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1" style:family="paragraph" style:parent-style-name="Standard">
      <style:paragraph-properties fo:text-align="start" style:justify-single-word="false"/>
      <style:text-properties style:use-window-font-color="true" style:font-name="Liberation Serif" fo:font-size="11pt" style:text-underline-style="none" officeooo:rsid="0036f4d5" officeooo:paragraph-rsid="003d707c" fo:background-color="transparent" style:font-size-asian="11pt" style:font-size-complex="11pt"/>
    </style:style>
    <style:style style:name="P392" style:family="paragraph" style:parent-style-name="Standard">
      <style:text-properties fo:font-size="11pt"/>
    </style:style>
    <style:style style:name="P393" style:family="paragraph" style:parent-style-name="Standard">
      <style:text-properties style:font-name="Liberation Serif" fo:font-size="11pt" style:font-size-asian="11pt" style:font-size-complex="11pt"/>
    </style:style>
    <style:style style:name="P394" style:family="paragraph" style:parent-style-name="Standard">
      <style:text-properties fo:font-variant="normal" fo:text-transform="none" style:use-window-font-color="true" style:font-name="Liberation Serif" fo:font-size="12pt" fo:letter-spacing="normal" fo:language="zxx" fo:country="none" fo:font-style="italic" style:text-underline-style="solid" style:text-underline-width="auto" style:text-underline-color="font-color" fo:font-weight="bold" officeooo:rsid="002bf4ae"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95"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italic" style:text-underline-style="solid" style:text-underline-width="auto" style:text-underline-color="font-color" fo:font-weight="bold" officeooo:rsid="000f9e1d" officeooo:paragraph-rsid="0131b648"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96"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italic" style:text-underline-style="solid" style:text-underline-width="auto" style:text-underline-color="font-color" fo:font-weight="bold" officeooo:rsid="00724475" officeooo:paragraph-rsid="01153656"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97"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italic" style:text-underline-style="solid" style:text-underline-width="auto" style:text-underline-color="font-color" fo:font-weight="bold" officeooo:rsid="00724475" officeooo:paragraph-rsid="011fbbb4"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98"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09153f9"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9"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10fa88f"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0"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1190a4d"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1"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11fbbb4"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2"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1318012"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3"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4d16d2" officeooo:paragraph-rsid="0138b982"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4"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4be3d6"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5"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0b64d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6"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0e6bac"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7"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0fa88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8"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13c159"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9"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190a4d"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0"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1c3d01"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1"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1d620f"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2"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1fbbb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3"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25449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4"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31801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5"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4be3d6"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38b98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7"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114b15"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8"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1aee10"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9"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23a81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0"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2ae22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1"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31b648"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2"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4497ee"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3"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36bfaa"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4" style:family="paragraph" style:parent-style-name="Standard">
      <style:paragraph-properties fo:text-align="center"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0f9e1d" officeooo:paragraph-rsid="012f2d92"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5"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normal" officeooo:rsid="00724475" officeooo:paragraph-rsid="0131b648"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none" fo:font-weight="bold" officeooo:rsid="00724475" officeooo:paragraph-rsid="014be3d6"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27" style:family="paragraph" style:parent-style-name="Standard">
      <style:paragraph-properties fo:text-align="start" style:justify-single-word="false"/>
      <style:text-properties fo:font-variant="normal" fo:text-transform="none" style:use-window-font-color="true" style:font-name="Liberation Serif" fo:font-size="12pt" fo:letter-spacing="normal" fo:language="zxx" fo:country="none" fo:font-style="normal" style:text-underline-style="solid" style:text-underline-width="auto" style:text-underline-color="font-color" fo:font-weight="normal" officeooo:rsid="000f9e1d" officeooo:paragraph-rsid="0123a814"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ed1c24" style:font-name="Liberation Serif" fo:font-size="12pt" fo:letter-spacing="normal" fo:language="zxx" fo:country="none" fo:font-style="normal" style:text-underline-style="none" fo:font-weight="normal" officeooo:rsid="012d59c6" officeooo:paragraph-rsid="012d59c6" fo:background-color="#fff2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ed1c24" style:font-name="Liberation Serif" fo:font-size="12pt" fo:letter-spacing="normal" fo:language="zxx" fo:country="none" fo:font-style="normal" style:text-underline-style="none" fo:font-weight="normal" officeooo:rsid="012d59c6" officeooo:paragraph-rsid="012d59c6"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Standard">
      <style:paragraph-properties fo:text-align="start" style:justify-single-word="false"/>
      <style:text-properties officeooo:paragraph-rsid="0131b648"/>
    </style:style>
    <style:style style:name="P431" style:family="paragraph" style:parent-style-name="Standard">
      <style:paragraph-properties fo:text-align="start" style:justify-single-word="false"/>
      <style:text-properties officeooo:paragraph-rsid="01318012"/>
    </style:style>
    <style:style style:name="P432" style:family="paragraph" style:parent-style-name="Standard">
      <style:text-properties fo:color="#ef413d" fo:font-size="12pt" fo:language="zxx" fo:country="none" fo:font-style="normal" style:text-underline-style="none" fo:font-weight="normal" officeooo:rsid="01312a2c" officeooo:paragraph-rsid="01312a2c"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Standard">
      <style:paragraph-properties fo:text-align="center" style:justify-single-word="false"/>
      <style:text-properties fo:color="#ce181e" fo:font-size="12pt" fo:language="zxx" fo:country="none" fo:font-style="italic" style:text-underline-style="solid" style:text-underline-width="auto" style:text-underline-color="font-color" fo:font-weight="bold" officeooo:rsid="014cc192" officeooo:paragraph-rsid="014cc192"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34" style:family="paragraph" style:parent-style-name="Standard">
      <style:paragraph-properties fo:text-align="center" style:justify-single-word="false" fo:break-before="page"/>
      <style:text-properties fo:font-size="18pt" fo:font-style="normal" style:text-underline-style="none" fo:font-weight="bold" officeooo:rsid="001fe1ec" officeooo:paragraph-rsid="001fe1ec" style:font-size-asian="18pt" style:font-style-asian="normal" style:font-weight-asian="bold" style:font-size-complex="18pt" style:font-style-complex="normal" style:font-weight-complex="bold"/>
    </style:style>
    <style:style style:name="P435" style:family="paragraph" style:parent-style-name="Standard">
      <style:paragraph-properties fo:text-align="center" style:justify-single-word="false" fo:break-before="page"/>
      <style:text-properties fo:font-size="18pt" fo:font-style="normal" style:text-underline-style="none" fo:font-weight="bold" officeooo:rsid="001d7ebf" officeooo:paragraph-rsid="001d7ebf" style:font-size-asian="18pt" style:font-style-asian="normal" style:font-weight-asian="bold" style:font-size-complex="18pt" style:font-style-complex="normal" style:font-weight-complex="bold"/>
    </style:style>
    <style:style style:name="P436" style:family="paragraph" style:parent-style-name="Standard">
      <style:paragraph-properties fo:text-align="start" style:justify-single-word="false" fo:break-before="page"/>
      <style:text-properties fo:font-size="18pt" fo:font-style="normal" style:text-underline-style="none" fo:font-weight="normal" officeooo:rsid="000f9e1d" officeooo:paragraph-rsid="01318012" fo:background-color="transparent"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center" style:justify-single-word="false" fo:break-before="page"/>
      <style:text-properties fo:font-size="18pt" fo:font-style="italic" style:text-underline-style="solid" style:text-underline-width="auto" style:text-underline-color="font-color" fo:font-weight="bold" officeooo:rsid="0021b734" officeooo:paragraph-rsid="0021b734" style:font-size-asian="18pt" style:font-style-asian="italic" style:font-weight-asian="bold" style:font-size-complex="18pt" style:font-style-complex="italic" style:font-weight-complex="bold"/>
    </style:style>
    <style:style style:name="P438" style:family="paragraph" style:parent-style-name="Standard">
      <style:paragraph-properties fo:text-align="center" style:justify-single-word="false" fo:break-before="page"/>
      <style:text-properties fo:font-size="18pt" fo:font-style="italic" style:text-underline-style="none" fo:font-weight="bold" officeooo:rsid="004ff592" officeooo:paragraph-rsid="01318012" fo:background-color="transparent" style:font-size-asian="18pt" style:font-style-asian="italic" style:font-weight-asian="bold" style:font-size-complex="18pt" style:font-style-complex="italic" style:font-weight-complex="bold"/>
    </style:style>
    <style:style style:name="P439" style:family="paragraph" style:parent-style-name="Standard">
      <style:paragraph-properties fo:break-before="page"/>
      <style:text-properties fo:font-style="italic" style:text-underline-style="solid" style:text-underline-width="auto" style:text-underline-color="font-color" fo:font-weight="bold" officeooo:rsid="00171f25" officeooo:paragraph-rsid="00171f25" fo:background-color="transparent" style:font-style-asian="italic" style:font-weight-asian="bold" style:font-style-complex="italic" style:font-weight-complex="bold"/>
    </style:style>
    <style:style style:name="P440" style:family="paragraph" style:parent-style-name="Standard">
      <style:paragraph-properties fo:break-before="page"/>
      <style:text-properties fo:font-style="italic" style:text-underline-style="solid" style:text-underline-width="auto" style:text-underline-color="font-color" fo:font-weight="bold" officeooo:rsid="000f9e1d" officeooo:paragraph-rsid="003f2237" fo:background-color="#fff200" style:font-style-asian="italic" style:font-weight-asian="bold" style:font-style-complex="italic" style:font-weight-complex="bold"/>
    </style:style>
    <style:style style:name="P441" style:family="paragraph" style:parent-style-name="Standard">
      <style:paragraph-properties fo:break-before="page"/>
      <style:text-properties fo:font-style="italic" style:text-underline-style="solid" style:text-underline-width="auto" style:text-underline-color="font-color" fo:font-weight="bold" officeooo:rsid="000f9e1d" officeooo:paragraph-rsid="01318012" fo:background-color="#fff200" style:font-style-asian="italic" style:font-weight-asian="bold" style:font-style-complex="italic" style:font-weight-complex="bold"/>
    </style:style>
    <style:style style:name="P442" style:family="paragraph" style:parent-style-name="Standard">
      <style:paragraph-properties fo:break-before="page"/>
      <style:text-properties fo:font-style="italic" style:text-underline-style="solid" style:text-underline-width="auto" style:text-underline-color="font-color" fo:font-weight="bold" officeooo:rsid="000f9e1d" officeooo:paragraph-rsid="014497ee" fo:background-color="#fff200" style:font-style-asian="italic" style:font-weight-asian="bold" style:font-style-complex="italic" style:font-weight-complex="bold"/>
    </style:style>
    <style:style style:name="P443"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16f1b9" officeooo:paragraph-rsid="0031a64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4" style:family="paragraph" style:parent-style-name="Standard">
      <style:paragraph-properties fo:text-align="center" style:justify-single-word="false" fo:break-before="page"/>
      <style:text-properties style:use-window-font-color="true" fo:font-size="12pt" fo:language="zxx" fo:country="none" fo:font-style="italic" style:text-underline-style="solid" style:text-underline-width="auto" style:text-underline-color="font-color" fo:font-weight="bold" officeooo:rsid="0016f1b9" officeooo:paragraph-rsid="0074c86b"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5" style:family="paragraph" style:parent-style-name="Standard">
      <style:paragraph-properties fo:text-align="center" style:justify-single-word="false" fo:break-before="page"/>
      <style:text-properties style:use-window-font-color="true" fo:font-size="12pt" fo:language="zxx" fo:country="none" fo:font-style="italic" style:text-underline-style="solid" style:text-underline-width="auto" style:text-underline-color="font-color" fo:font-weight="bold" officeooo:rsid="0125449a" officeooo:paragraph-rsid="0125449a"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6" style:family="paragraph" style:parent-style-name="Standard">
      <style:paragraph-properties fo:text-align="center" style:justify-single-word="false" fo:break-before="page"/>
      <style:text-properties style:use-window-font-color="true" fo:font-size="12pt" fo:language="zxx" fo:country="none" fo:font-style="italic" style:text-underline-style="solid" style:text-underline-width="auto" style:text-underline-color="font-color" fo:font-weight="bold" officeooo:rsid="011c3d01" officeooo:paragraph-rsid="011c3d01" fo:background-color="transparent"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7"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2ae22a"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8"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318012"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9"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0e6bac"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50"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114b15"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51"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323161"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52" style:family="paragraph" style:parent-style-name="Standard">
      <style:paragraph-properties fo:text-align="start" style:justify-single-word="false" fo:break-before="page"/>
      <style:text-properties style:use-window-font-color="true" fo:font-size="12pt" fo:language="zxx" fo:country="none" fo:font-style="italic" style:text-underline-style="solid" style:text-underline-width="auto" style:text-underline-color="font-color" fo:font-weight="bold" officeooo:rsid="000f9e1d" officeooo:paragraph-rsid="0138b982" fo:background-color="#fff20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53" style:family="paragraph" style:parent-style-name="Standard">
      <style:paragraph-properties fo:text-align="center" style:justify-single-word="false" fo:break-before="page"/>
      <style:text-properties style:use-window-font-color="true" fo:font-size="18pt" fo:language="zxx" fo:country="none" fo:font-style="italic" style:text-underline-style="none" fo:font-weight="bold" officeooo:rsid="00a1b809" officeooo:paragraph-rsid="01318012" fo:background-color="transparent" style:font-size-asian="18pt" style:language-asian="zxx" style:country-asian="none" style:font-style-asian="italic" style:font-weight-asian="bold" style:font-size-complex="18pt" style:language-complex="zxx" style:country-complex="none" style:font-style-complex="italic" style:font-weight-complex="bold"/>
    </style:style>
    <style:style style:name="P454" style:family="paragraph" style:parent-style-name="Standard">
      <style:paragraph-properties fo:text-align="start" style:justify-single-word="false" fo:break-before="page"/>
      <style:text-properties fo:font-style="normal" style:text-underline-style="none" fo:font-weight="normal" officeooo:rsid="008932c4" officeooo:paragraph-rsid="011fbbb4" fo:background-color="transparent" style:font-style-asian="normal" style:font-weight-asian="normal" style:font-style-complex="normal" style:font-weight-complex="normal"/>
    </style:style>
    <style:style style:name="P455" style:family="paragraph" style:parent-style-name="Table_20_Contents">
      <style:paragraph-properties fo:text-align="start" style:justify-single-word="false"/>
      <style:text-properties officeooo:paragraph-rsid="001d7ebf"/>
    </style:style>
    <style:style style:name="P456" style:family="paragraph" style:parent-style-name="Table_20_Contents">
      <style:paragraph-properties fo:text-align="start" style:justify-single-word="false"/>
      <style:text-properties officeooo:paragraph-rsid="00259265"/>
    </style:style>
    <style:style style:name="P457" style:family="paragraph" style:parent-style-name="Table_20_Contents">
      <style:paragraph-properties fo:text-align="start" style:justify-single-word="false"/>
      <style:text-properties officeooo:paragraph-rsid="0073b95e"/>
    </style:style>
    <style:style style:name="P458" style:family="paragraph" style:parent-style-name="Table_20_Contents">
      <style:paragraph-properties fo:text-align="start" style:justify-single-word="false"/>
      <style:text-properties officeooo:rsid="001d7ebf" officeooo:paragraph-rsid="001d7ebf"/>
    </style:style>
    <style:style style:name="P459" style:family="paragraph" style:parent-style-name="Table_20_Contents">
      <style:paragraph-properties fo:text-align="end" style:justify-single-word="false"/>
      <style:text-properties officeooo:rsid="001d7ebf" officeooo:paragraph-rsid="001d7ebf"/>
    </style:style>
    <style:style style:name="P460" style:family="paragraph" style:parent-style-name="Table_20_Contents">
      <style:paragraph-properties fo:text-align="center" style:justify-single-word="false"/>
      <style:text-properties fo:font-size="12pt" fo:font-weight="bold" officeooo:rsid="001d7ebf" officeooo:paragraph-rsid="001d7ebf" style:font-size-asian="12pt" style:font-weight-asian="bold" style:font-size-complex="12pt" style:font-weight-complex="bold"/>
    </style:style>
    <style:style style:name="P461" style:family="paragraph" style:parent-style-name="Table_20_Contents">
      <style:paragraph-properties fo:text-align="center" style:justify-single-word="false"/>
      <style:text-properties officeooo:paragraph-rsid="00259265"/>
    </style:style>
    <style:style style:name="P462" style:family="paragraph" style:parent-style-name="Table_20_Contents">
      <style:paragraph-properties fo:text-align="center" style:justify-single-word="false"/>
      <style:text-properties fo:font-size="11pt" officeooo:rsid="00259265" officeooo:paragraph-rsid="00259265" style:font-size-asian="11pt" style:font-size-complex="11pt"/>
    </style:style>
    <style:style style:name="P463" style:family="paragraph" style:parent-style-name="Table_20_Contents">
      <style:paragraph-properties fo:text-align="center" style:justify-single-word="false"/>
      <style:text-properties fo:font-size="11pt" officeooo:rsid="00259265" officeooo:paragraph-rsid="0031a641" style:font-size-asian="11pt" style:font-size-complex="11pt"/>
    </style:style>
    <style:style style:name="P464" style:family="paragraph" style:parent-style-name="Table_20_Contents">
      <style:paragraph-properties fo:text-align="center" style:justify-single-word="false"/>
      <style:text-properties fo:font-size="11pt" officeooo:rsid="00259265" officeooo:paragraph-rsid="004364ee" style:font-size-asian="11pt" style:font-size-complex="11pt"/>
    </style:style>
    <style:style style:name="P465" style:family="paragraph" style:parent-style-name="Table_20_Contents">
      <style:paragraph-properties fo:text-align="center" style:justify-single-word="false"/>
      <style:text-properties fo:font-size="11pt" officeooo:rsid="00259265" officeooo:paragraph-rsid="0074c86b" style:font-size-asian="11pt" style:font-size-complex="11pt"/>
    </style:style>
    <style:style style:name="P466" style:family="paragraph" style:parent-style-name="Table_20_Contents">
      <style:paragraph-properties fo:text-align="center" style:justify-single-word="false"/>
      <style:text-properties fo:font-size="11pt" officeooo:rsid="00259265" officeooo:paragraph-rsid="007a63ea" style:font-size-asian="11pt" style:font-size-complex="11pt"/>
    </style:style>
    <style:style style:name="P467" style:family="paragraph" style:parent-style-name="Table_20_Contents">
      <style:paragraph-properties fo:text-align="center" style:justify-single-word="false"/>
      <style:text-properties fo:font-size="11pt" officeooo:rsid="00259265" officeooo:paragraph-rsid="008f512a" style:font-size-asian="11pt" style:font-size-complex="11pt"/>
    </style:style>
    <style:style style:name="P468" style:family="paragraph" style:parent-style-name="Table_20_Contents">
      <style:paragraph-properties fo:text-align="center" style:justify-single-word="false"/>
      <style:text-properties fo:font-size="11pt" officeooo:rsid="00259265" officeooo:paragraph-rsid="010b64de" style:font-size-asian="11pt" style:font-size-complex="11pt"/>
    </style:style>
    <style:style style:name="P469" style:family="paragraph" style:parent-style-name="Table_20_Contents">
      <style:paragraph-properties fo:text-align="center" style:justify-single-word="false"/>
      <style:text-properties fo:font-size="11pt" officeooo:rsid="00259265" officeooo:paragraph-rsid="010e6bac" style:font-size-asian="11pt" style:font-size-complex="11pt"/>
    </style:style>
    <style:style style:name="P470" style:family="paragraph" style:parent-style-name="Table_20_Contents">
      <style:paragraph-properties fo:text-align="center" style:justify-single-word="false"/>
      <style:text-properties fo:font-size="11pt" officeooo:rsid="00259265" officeooo:paragraph-rsid="01114b15" style:font-size-asian="11pt" style:font-size-complex="11pt"/>
    </style:style>
    <style:style style:name="P471" style:family="paragraph" style:parent-style-name="Table_20_Contents">
      <style:paragraph-properties fo:text-align="center" style:justify-single-word="false"/>
      <style:text-properties fo:font-size="11pt" officeooo:rsid="00259265" officeooo:paragraph-rsid="0113c159" style:font-size-asian="11pt" style:font-size-complex="11pt"/>
    </style:style>
    <style:style style:name="P472" style:family="paragraph" style:parent-style-name="Table_20_Contents">
      <style:paragraph-properties fo:text-align="center" style:justify-single-word="false"/>
      <style:text-properties fo:font-size="11pt" officeooo:rsid="00259265" officeooo:paragraph-rsid="01153656" style:font-size-asian="11pt" style:font-size-complex="11pt"/>
    </style:style>
    <style:style style:name="P473" style:family="paragraph" style:parent-style-name="Table_20_Contents">
      <style:paragraph-properties fo:text-align="center" style:justify-single-word="false"/>
      <style:text-properties fo:font-size="11pt" officeooo:rsid="00259265" officeooo:paragraph-rsid="011aee10" style:font-size-asian="11pt" style:font-size-complex="11pt"/>
    </style:style>
    <style:style style:name="P474" style:family="paragraph" style:parent-style-name="Table_20_Contents">
      <style:paragraph-properties fo:text-align="center" style:justify-single-word="false"/>
      <style:text-properties fo:font-size="11pt" officeooo:rsid="00259265" officeooo:paragraph-rsid="011c3d01" style:font-size-asian="11pt" style:font-size-complex="11pt"/>
    </style:style>
    <style:style style:name="P475" style:family="paragraph" style:parent-style-name="Table_20_Contents">
      <style:paragraph-properties fo:text-align="center" style:justify-single-word="false"/>
      <style:text-properties fo:font-size="11pt" officeooo:rsid="00259265" officeooo:paragraph-rsid="011d620f" style:font-size-asian="11pt" style:font-size-complex="11pt"/>
    </style:style>
    <style:style style:name="P476" style:family="paragraph" style:parent-style-name="Table_20_Contents">
      <style:paragraph-properties fo:text-align="center" style:justify-single-word="false"/>
      <style:text-properties fo:font-size="11pt" officeooo:rsid="00259265" officeooo:paragraph-rsid="0123a814" style:font-size-asian="11pt" style:font-size-complex="11pt"/>
    </style:style>
    <style:style style:name="P477" style:family="paragraph" style:parent-style-name="Table_20_Contents">
      <style:paragraph-properties fo:text-align="center" style:justify-single-word="false"/>
      <style:text-properties fo:font-size="11pt" officeooo:rsid="00259265" officeooo:paragraph-rsid="0125449a" style:font-size-asian="11pt" style:font-size-complex="11pt"/>
    </style:style>
    <style:style style:name="P478" style:family="paragraph" style:parent-style-name="Table_20_Contents">
      <style:paragraph-properties fo:text-align="center" style:justify-single-word="false"/>
      <style:text-properties fo:font-size="11pt" officeooo:rsid="00259265" officeooo:paragraph-rsid="012ae22a" style:font-size-asian="11pt" style:font-size-complex="11pt"/>
    </style:style>
    <style:style style:name="P479" style:family="paragraph" style:parent-style-name="Table_20_Contents">
      <style:paragraph-properties fo:text-align="center" style:justify-single-word="false"/>
      <style:text-properties fo:font-size="11pt" officeooo:rsid="00259265" officeooo:paragraph-rsid="01318012" style:font-size-asian="11pt" style:font-size-complex="11pt"/>
    </style:style>
    <style:style style:name="P480" style:family="paragraph" style:parent-style-name="Table_20_Contents">
      <style:paragraph-properties fo:text-align="center" style:justify-single-word="false"/>
      <style:text-properties fo:font-size="11pt" officeooo:rsid="00259265" officeooo:paragraph-rsid="0131b648" style:font-size-asian="11pt" style:font-size-complex="11pt"/>
    </style:style>
    <style:style style:name="P481" style:family="paragraph" style:parent-style-name="Table_20_Contents">
      <style:paragraph-properties fo:text-align="center" style:justify-single-word="false"/>
      <style:text-properties fo:font-size="11pt" officeooo:rsid="00259265" officeooo:paragraph-rsid="01323161" style:font-size-asian="11pt" style:font-size-complex="11pt"/>
    </style:style>
    <style:style style:name="P482" style:family="paragraph" style:parent-style-name="Table_20_Contents">
      <style:paragraph-properties fo:text-align="center" style:justify-single-word="false"/>
      <style:text-properties fo:font-size="11pt" officeooo:rsid="00259265" officeooo:paragraph-rsid="014497ee" style:font-size-asian="11pt" style:font-size-complex="11pt"/>
    </style:style>
    <style:style style:name="P483" style:family="paragraph" style:parent-style-name="Table_20_Contents">
      <style:paragraph-properties fo:text-align="center" style:justify-single-word="false"/>
      <style:text-properties fo:font-size="11pt" officeooo:rsid="00259265" officeooo:paragraph-rsid="014be3d6" style:font-size-asian="11pt" style:font-size-complex="11pt"/>
    </style:style>
    <style:style style:name="P484" style:family="paragraph" style:parent-style-name="Table_20_Contents">
      <style:paragraph-properties fo:text-align="start" style:justify-single-word="false"/>
      <style:text-properties fo:font-size="11pt" officeooo:rsid="00259265" officeooo:paragraph-rsid="00259265" style:font-size-asian="11pt" style:font-size-complex="11pt"/>
    </style:style>
    <style:style style:name="P485" style:family="paragraph" style:parent-style-name="Table_20_Contents">
      <style:paragraph-properties fo:text-align="start" style:justify-single-word="false"/>
      <style:text-properties fo:font-size="11pt" officeooo:rsid="00259265" officeooo:paragraph-rsid="0031a641" style:font-size-asian="11pt" style:font-size-complex="11pt"/>
    </style:style>
    <style:style style:name="P486" style:family="paragraph" style:parent-style-name="Table_20_Contents">
      <style:paragraph-properties fo:text-align="start" style:justify-single-word="false"/>
      <style:text-properties fo:font-size="11pt" officeooo:rsid="00259265" officeooo:paragraph-rsid="004364ee" style:font-size-asian="11pt" style:font-size-complex="11pt"/>
    </style:style>
    <style:style style:name="P487" style:family="paragraph" style:parent-style-name="Table_20_Contents">
      <style:paragraph-properties fo:text-align="start" style:justify-single-word="false"/>
      <style:text-properties fo:font-size="11pt" officeooo:rsid="00259265" officeooo:paragraph-rsid="0074c86b" style:font-size-asian="11pt" style:font-size-complex="11pt"/>
    </style:style>
    <style:style style:name="P488" style:family="paragraph" style:parent-style-name="Table_20_Contents">
      <style:paragraph-properties fo:text-align="start" style:justify-single-word="false"/>
      <style:text-properties fo:font-size="11pt" officeooo:rsid="00259265" officeooo:paragraph-rsid="007a63ea" style:font-size-asian="11pt" style:font-size-complex="11pt"/>
    </style:style>
    <style:style style:name="P489" style:family="paragraph" style:parent-style-name="Table_20_Contents">
      <style:paragraph-properties fo:text-align="start" style:justify-single-word="false"/>
      <style:text-properties fo:font-size="11pt" officeooo:rsid="00259265" officeooo:paragraph-rsid="008f512a" style:font-size-asian="11pt" style:font-size-complex="11pt"/>
    </style:style>
    <style:style style:name="P490" style:family="paragraph" style:parent-style-name="Table_20_Contents">
      <style:paragraph-properties fo:text-align="start" style:justify-single-word="false"/>
      <style:text-properties fo:font-size="11pt" officeooo:rsid="00259265" officeooo:paragraph-rsid="010b64de" style:font-size-asian="11pt" style:font-size-complex="11pt"/>
    </style:style>
    <style:style style:name="P491" style:family="paragraph" style:parent-style-name="Table_20_Contents">
      <style:paragraph-properties fo:text-align="start" style:justify-single-word="false"/>
      <style:text-properties fo:font-size="11pt" officeooo:rsid="00259265" officeooo:paragraph-rsid="010e6bac" style:font-size-asian="11pt" style:font-size-complex="11pt"/>
    </style:style>
    <style:style style:name="P492" style:family="paragraph" style:parent-style-name="Table_20_Contents">
      <style:paragraph-properties fo:text-align="start" style:justify-single-word="false"/>
      <style:text-properties fo:font-size="11pt" officeooo:rsid="00259265" officeooo:paragraph-rsid="01114b15" style:font-size-asian="11pt" style:font-size-complex="11pt"/>
    </style:style>
    <style:style style:name="P493" style:family="paragraph" style:parent-style-name="Table_20_Contents">
      <style:paragraph-properties fo:text-align="start" style:justify-single-word="false"/>
      <style:text-properties fo:font-size="11pt" officeooo:rsid="00259265" officeooo:paragraph-rsid="0113c159" style:font-size-asian="11pt" style:font-size-complex="11pt"/>
    </style:style>
    <style:style style:name="P494" style:family="paragraph" style:parent-style-name="Table_20_Contents">
      <style:paragraph-properties fo:text-align="start" style:justify-single-word="false"/>
      <style:text-properties fo:font-size="11pt" officeooo:rsid="00259265" officeooo:paragraph-rsid="01153656" style:font-size-asian="11pt" style:font-size-complex="11pt"/>
    </style:style>
    <style:style style:name="P495" style:family="paragraph" style:parent-style-name="Table_20_Contents">
      <style:paragraph-properties fo:text-align="start" style:justify-single-word="false"/>
      <style:text-properties fo:font-size="11pt" officeooo:rsid="00259265" officeooo:paragraph-rsid="011aee10" style:font-size-asian="11pt" style:font-size-complex="11pt"/>
    </style:style>
    <style:style style:name="P496" style:family="paragraph" style:parent-style-name="Table_20_Contents">
      <style:paragraph-properties fo:text-align="start" style:justify-single-word="false"/>
      <style:text-properties fo:font-size="11pt" officeooo:rsid="00259265" officeooo:paragraph-rsid="011c3d01" style:font-size-asian="11pt" style:font-size-complex="11pt"/>
    </style:style>
    <style:style style:name="P497" style:family="paragraph" style:parent-style-name="Table_20_Contents">
      <style:paragraph-properties fo:text-align="start" style:justify-single-word="false"/>
      <style:text-properties fo:font-size="11pt" officeooo:rsid="00259265" officeooo:paragraph-rsid="011d620f" style:font-size-asian="11pt" style:font-size-complex="11pt"/>
    </style:style>
    <style:style style:name="P498" style:family="paragraph" style:parent-style-name="Table_20_Contents">
      <style:paragraph-properties fo:text-align="start" style:justify-single-word="false"/>
      <style:text-properties fo:font-size="11pt" officeooo:rsid="00259265" officeooo:paragraph-rsid="0123a814" style:font-size-asian="11pt" style:font-size-complex="11pt"/>
    </style:style>
    <style:style style:name="P499" style:family="paragraph" style:parent-style-name="Table_20_Contents">
      <style:paragraph-properties fo:text-align="start" style:justify-single-word="false"/>
      <style:text-properties fo:font-size="11pt" officeooo:rsid="00259265" officeooo:paragraph-rsid="0125449a" style:font-size-asian="11pt" style:font-size-complex="11pt"/>
    </style:style>
    <style:style style:name="P500" style:family="paragraph" style:parent-style-name="Table_20_Contents">
      <style:paragraph-properties fo:text-align="start" style:justify-single-word="false"/>
      <style:text-properties fo:font-size="11pt" officeooo:rsid="00259265" officeooo:paragraph-rsid="012ae22a" style:font-size-asian="11pt" style:font-size-complex="11pt"/>
    </style:style>
    <style:style style:name="P501" style:family="paragraph" style:parent-style-name="Table_20_Contents">
      <style:paragraph-properties fo:text-align="start" style:justify-single-word="false"/>
      <style:text-properties fo:font-size="11pt" officeooo:rsid="00259265" officeooo:paragraph-rsid="01318012" style:font-size-asian="11pt" style:font-size-complex="11pt"/>
    </style:style>
    <style:style style:name="P502" style:family="paragraph" style:parent-style-name="Table_20_Contents">
      <style:paragraph-properties fo:text-align="start" style:justify-single-word="false"/>
      <style:text-properties fo:font-size="11pt" officeooo:rsid="00259265" officeooo:paragraph-rsid="0131b648" style:font-size-asian="11pt" style:font-size-complex="11pt"/>
    </style:style>
    <style:style style:name="P503" style:family="paragraph" style:parent-style-name="Table_20_Contents">
      <style:paragraph-properties fo:text-align="start" style:justify-single-word="false"/>
      <style:text-properties fo:font-size="11pt" officeooo:rsid="00259265" officeooo:paragraph-rsid="01323161" style:font-size-asian="11pt" style:font-size-complex="11pt"/>
    </style:style>
    <style:style style:name="P504" style:family="paragraph" style:parent-style-name="Table_20_Contents">
      <style:paragraph-properties fo:text-align="start" style:justify-single-word="false"/>
      <style:text-properties fo:font-size="11pt" officeooo:rsid="00259265" officeooo:paragraph-rsid="014497ee" style:font-size-asian="11pt" style:font-size-complex="11pt"/>
    </style:style>
    <style:style style:name="P505" style:family="paragraph" style:parent-style-name="Table_20_Contents">
      <style:paragraph-properties fo:text-align="start" style:justify-single-word="false"/>
      <style:text-properties fo:font-size="11pt" officeooo:rsid="00259265" officeooo:paragraph-rsid="014be3d6" style:font-size-asian="11pt" style:font-size-complex="11pt"/>
    </style:style>
    <style:style style:name="P506" style:family="paragraph" style:parent-style-name="Table_20_Contents">
      <style:paragraph-properties fo:text-align="start" style:justify-single-word="false"/>
      <style:text-properties fo:font-size="11pt" officeooo:rsid="0026bb09" officeooo:paragraph-rsid="0026bb09" style:font-size-asian="11pt" style:font-size-complex="11pt"/>
    </style:style>
    <style:style style:name="P507" style:family="paragraph" style:parent-style-name="Table_20_Contents">
      <style:paragraph-properties fo:text-align="center" style:justify-single-word="false"/>
      <style:text-properties fo:font-size="11pt" officeooo:rsid="0036f4d5" officeooo:paragraph-rsid="0036f4d5" style:font-size-asian="11pt" style:font-size-complex="11pt"/>
    </style:style>
    <style:style style:name="P508" style:family="paragraph" style:parent-style-name="Table_20_Contents">
      <style:paragraph-properties fo:text-align="center" style:justify-single-word="false"/>
      <style:text-properties fo:font-size="11pt" officeooo:rsid="0036f4d5" officeooo:paragraph-rsid="003d707c" style:font-size-asian="11pt" style:font-size-complex="11pt"/>
    </style:style>
    <style:style style:name="P509" style:family="paragraph" style:parent-style-name="Table_20_Contents">
      <style:paragraph-properties fo:text-align="start" style:justify-single-word="false"/>
      <style:text-properties fo:font-size="11pt" officeooo:rsid="0036f4d5" officeooo:paragraph-rsid="0036f4d5" style:font-size-asian="11pt" style:font-size-complex="11pt"/>
    </style:style>
    <style:style style:name="P510" style:family="paragraph" style:parent-style-name="Table_20_Contents">
      <style:paragraph-properties fo:text-align="start" style:justify-single-word="false"/>
      <style:text-properties fo:font-size="11pt" officeooo:rsid="0036f4d5" officeooo:paragraph-rsid="004364ee" style:font-size-asian="11pt" style:font-size-complex="11pt"/>
    </style:style>
    <style:style style:name="P511" style:family="paragraph" style:parent-style-name="Table_20_Contents">
      <style:paragraph-properties fo:text-align="start" style:justify-single-word="false"/>
      <style:text-properties fo:font-size="11pt" officeooo:rsid="0036f4d5" officeooo:paragraph-rsid="0074c86b" style:font-size-asian="11pt" style:font-size-complex="11pt"/>
    </style:style>
    <style:style style:name="P512" style:family="paragraph" style:parent-style-name="Table_20_Contents">
      <style:paragraph-properties fo:text-align="start" style:justify-single-word="false"/>
      <style:text-properties fo:font-size="11pt" officeooo:rsid="0036f4d5" officeooo:paragraph-rsid="007a63ea" style:font-size-asian="11pt" style:font-size-complex="11pt"/>
    </style:style>
    <style:style style:name="P513" style:family="paragraph" style:parent-style-name="Table_20_Contents">
      <style:paragraph-properties fo:text-align="start" style:justify-single-word="false"/>
      <style:text-properties fo:font-size="11pt" officeooo:rsid="0036f4d5" officeooo:paragraph-rsid="008f512a" style:font-size-asian="11pt" style:font-size-complex="11pt"/>
    </style:style>
    <style:style style:name="P514" style:family="paragraph" style:parent-style-name="Table_20_Contents">
      <style:paragraph-properties fo:text-align="start" style:justify-single-word="false"/>
      <style:text-properties fo:font-size="11pt" officeooo:rsid="0036f4d5" officeooo:paragraph-rsid="010b64de" style:font-size-asian="11pt" style:font-size-complex="11pt"/>
    </style:style>
    <style:style style:name="P515" style:family="paragraph" style:parent-style-name="Table_20_Contents">
      <style:paragraph-properties fo:text-align="start" style:justify-single-word="false"/>
      <style:text-properties fo:font-size="11pt" officeooo:rsid="0036f4d5" officeooo:paragraph-rsid="010e6bac" style:font-size-asian="11pt" style:font-size-complex="11pt"/>
    </style:style>
    <style:style style:name="P516" style:family="paragraph" style:parent-style-name="Table_20_Contents">
      <style:paragraph-properties fo:text-align="start" style:justify-single-word="false"/>
      <style:text-properties fo:font-size="11pt" officeooo:rsid="0036f4d5" officeooo:paragraph-rsid="010fa88f" style:font-size-asian="11pt" style:font-size-complex="11pt"/>
    </style:style>
    <style:style style:name="P517" style:family="paragraph" style:parent-style-name="Table_20_Contents">
      <style:paragraph-properties fo:text-align="start" style:justify-single-word="false"/>
      <style:text-properties fo:font-size="11pt" officeooo:rsid="0036f4d5" officeooo:paragraph-rsid="01114b15" style:font-size-asian="11pt" style:font-size-complex="11pt"/>
    </style:style>
    <style:style style:name="P518" style:family="paragraph" style:parent-style-name="Table_20_Contents">
      <style:paragraph-properties fo:text-align="start" style:justify-single-word="false"/>
      <style:text-properties fo:font-size="11pt" officeooo:rsid="0036f4d5" officeooo:paragraph-rsid="0113c159" style:font-size-asian="11pt" style:font-size-complex="11pt"/>
    </style:style>
    <style:style style:name="P519" style:family="paragraph" style:parent-style-name="Table_20_Contents">
      <style:paragraph-properties fo:text-align="start" style:justify-single-word="false"/>
      <style:text-properties fo:font-size="11pt" officeooo:rsid="0036f4d5" officeooo:paragraph-rsid="01153656" style:font-size-asian="11pt" style:font-size-complex="11pt"/>
    </style:style>
    <style:style style:name="P520" style:family="paragraph" style:parent-style-name="Table_20_Contents">
      <style:paragraph-properties fo:text-align="start" style:justify-single-word="false"/>
      <style:text-properties fo:font-size="11pt" officeooo:rsid="0036f4d5" officeooo:paragraph-rsid="01190a4d" style:font-size-asian="11pt" style:font-size-complex="11pt"/>
    </style:style>
    <style:style style:name="P521" style:family="paragraph" style:parent-style-name="Table_20_Contents">
      <style:paragraph-properties fo:text-align="start" style:justify-single-word="false"/>
      <style:text-properties fo:font-size="11pt" officeooo:rsid="0036f4d5" officeooo:paragraph-rsid="011aee10" style:font-size-asian="11pt" style:font-size-complex="11pt"/>
    </style:style>
    <style:style style:name="P522" style:family="paragraph" style:parent-style-name="Table_20_Contents">
      <style:paragraph-properties fo:text-align="start" style:justify-single-word="false"/>
      <style:text-properties fo:font-size="11pt" officeooo:rsid="0036f4d5" officeooo:paragraph-rsid="011c3d01" style:font-size-asian="11pt" style:font-size-complex="11pt"/>
    </style:style>
    <style:style style:name="P523" style:family="paragraph" style:parent-style-name="Table_20_Contents">
      <style:paragraph-properties fo:text-align="start" style:justify-single-word="false"/>
      <style:text-properties fo:font-size="11pt" officeooo:rsid="0036f4d5" officeooo:paragraph-rsid="011d620f" style:font-size-asian="11pt" style:font-size-complex="11pt"/>
    </style:style>
    <style:style style:name="P524" style:family="paragraph" style:parent-style-name="Table_20_Contents">
      <style:paragraph-properties fo:text-align="start" style:justify-single-word="false"/>
      <style:text-properties fo:font-size="11pt" officeooo:rsid="0036f4d5" officeooo:paragraph-rsid="011fbbb4" style:font-size-asian="11pt" style:font-size-complex="11pt"/>
    </style:style>
    <style:style style:name="P525" style:family="paragraph" style:parent-style-name="Table_20_Contents">
      <style:paragraph-properties fo:text-align="start" style:justify-single-word="false"/>
      <style:text-properties fo:font-size="11pt" officeooo:rsid="0036f4d5" officeooo:paragraph-rsid="0123a814" style:font-size-asian="11pt" style:font-size-complex="11pt"/>
    </style:style>
    <style:style style:name="P526" style:family="paragraph" style:parent-style-name="Table_20_Contents">
      <style:paragraph-properties fo:text-align="start" style:justify-single-word="false"/>
      <style:text-properties fo:font-size="11pt" officeooo:rsid="0036f4d5" officeooo:paragraph-rsid="0125449a" style:font-size-asian="11pt" style:font-size-complex="11pt"/>
    </style:style>
    <style:style style:name="P527" style:family="paragraph" style:parent-style-name="Table_20_Contents">
      <style:paragraph-properties fo:text-align="start" style:justify-single-word="false"/>
      <style:text-properties fo:font-size="11pt" officeooo:rsid="0036f4d5" officeooo:paragraph-rsid="012ae22a" style:font-size-asian="11pt" style:font-size-complex="11pt"/>
    </style:style>
    <style:style style:name="P528" style:family="paragraph" style:parent-style-name="Table_20_Contents">
      <style:paragraph-properties fo:text-align="start" style:justify-single-word="false"/>
      <style:text-properties fo:font-size="11pt" officeooo:rsid="0036f4d5" officeooo:paragraph-rsid="01318012" style:font-size-asian="11pt" style:font-size-complex="11pt"/>
    </style:style>
    <style:style style:name="P529" style:family="paragraph" style:parent-style-name="Table_20_Contents">
      <style:paragraph-properties fo:text-align="start" style:justify-single-word="false"/>
      <style:text-properties fo:font-size="11pt" officeooo:rsid="0036f4d5" officeooo:paragraph-rsid="0131b648" style:font-size-asian="11pt" style:font-size-complex="11pt"/>
    </style:style>
    <style:style style:name="P530" style:family="paragraph" style:parent-style-name="Table_20_Contents">
      <style:paragraph-properties fo:text-align="start" style:justify-single-word="false"/>
      <style:text-properties fo:font-size="11pt" officeooo:rsid="0036f4d5" officeooo:paragraph-rsid="01323161" style:font-size-asian="11pt" style:font-size-complex="11pt"/>
    </style:style>
    <style:style style:name="P531" style:family="paragraph" style:parent-style-name="Table_20_Contents">
      <style:paragraph-properties fo:text-align="start" style:justify-single-word="false"/>
      <style:text-properties fo:font-size="11pt" officeooo:rsid="0036f4d5" officeooo:paragraph-rsid="0138b982" style:font-size-asian="11pt" style:font-size-complex="11pt"/>
    </style:style>
    <style:style style:name="P532" style:family="paragraph" style:parent-style-name="Table_20_Contents">
      <style:paragraph-properties fo:text-align="start" style:justify-single-word="false"/>
      <style:text-properties fo:font-size="11pt" officeooo:rsid="0036f4d5" officeooo:paragraph-rsid="014497ee" style:font-size-asian="11pt" style:font-size-complex="11pt"/>
    </style:style>
    <style:style style:name="P533" style:family="paragraph" style:parent-style-name="Table_20_Contents">
      <style:paragraph-properties fo:text-align="start" style:justify-single-word="false"/>
      <style:text-properties fo:font-size="11pt" officeooo:rsid="0036f4d5" officeooo:paragraph-rsid="014be3d6" style:font-size-asian="11pt" style:font-size-complex="11pt"/>
    </style:style>
    <style:style style:name="P534" style:family="paragraph" style:parent-style-name="Table_20_Contents">
      <style:paragraph-properties fo:text-align="center" style:justify-single-word="false"/>
      <style:text-properties fo:font-size="11pt" officeooo:rsid="00371fe3" officeooo:paragraph-rsid="00371fe3" style:font-size-asian="11pt" style:font-size-complex="11pt"/>
    </style:style>
    <style:style style:name="P535" style:family="paragraph" style:parent-style-name="Table_20_Contents">
      <style:paragraph-properties fo:text-align="center" style:justify-single-word="false"/>
      <style:text-properties fo:font-size="11pt" officeooo:rsid="00371fe3" officeooo:paragraph-rsid="004364ee" style:font-size-asian="11pt" style:font-size-complex="11pt"/>
    </style:style>
    <style:style style:name="P536" style:family="paragraph" style:parent-style-name="Table_20_Contents">
      <style:paragraph-properties fo:text-align="center" style:justify-single-word="false"/>
      <style:text-properties fo:font-size="11pt" officeooo:rsid="00371fe3" officeooo:paragraph-rsid="0074c86b" style:font-size-asian="11pt" style:font-size-complex="11pt"/>
    </style:style>
    <style:style style:name="P537" style:family="paragraph" style:parent-style-name="Table_20_Contents">
      <style:paragraph-properties fo:text-align="center" style:justify-single-word="false"/>
      <style:text-properties fo:font-size="11pt" officeooo:rsid="00371fe3" officeooo:paragraph-rsid="010b64de" style:font-size-asian="11pt" style:font-size-complex="11pt"/>
    </style:style>
    <style:style style:name="P538" style:family="paragraph" style:parent-style-name="Table_20_Contents">
      <style:paragraph-properties fo:text-align="center" style:justify-single-word="false"/>
      <style:text-properties fo:font-size="11pt" officeooo:rsid="00371fe3" officeooo:paragraph-rsid="01114b15" style:font-size-asian="11pt" style:font-size-complex="11pt"/>
    </style:style>
    <style:style style:name="P539" style:family="paragraph" style:parent-style-name="Table_20_Contents">
      <style:paragraph-properties fo:text-align="center" style:justify-single-word="false"/>
      <style:text-properties fo:font-size="11pt" officeooo:rsid="00371fe3" officeooo:paragraph-rsid="0113c159" style:font-size-asian="11pt" style:font-size-complex="11pt"/>
    </style:style>
    <style:style style:name="P540" style:family="paragraph" style:parent-style-name="Table_20_Contents">
      <style:paragraph-properties fo:text-align="center" style:justify-single-word="false"/>
      <style:text-properties fo:font-size="11pt" officeooo:rsid="00371fe3" officeooo:paragraph-rsid="011aee10" style:font-size-asian="11pt" style:font-size-complex="11pt"/>
    </style:style>
    <style:style style:name="P541" style:family="paragraph" style:parent-style-name="Table_20_Contents">
      <style:paragraph-properties fo:text-align="center" style:justify-single-word="false"/>
      <style:text-properties fo:font-size="11pt" officeooo:rsid="00371fe3" officeooo:paragraph-rsid="011c3d01" style:font-size-asian="11pt" style:font-size-complex="11pt"/>
    </style:style>
    <style:style style:name="P542" style:family="paragraph" style:parent-style-name="Table_20_Contents">
      <style:paragraph-properties fo:text-align="center" style:justify-single-word="false"/>
      <style:text-properties fo:font-size="11pt" officeooo:rsid="00371fe3" officeooo:paragraph-rsid="0123a814" style:font-size-asian="11pt" style:font-size-complex="11pt"/>
    </style:style>
    <style:style style:name="P543" style:family="paragraph" style:parent-style-name="Table_20_Contents">
      <style:paragraph-properties fo:text-align="center" style:justify-single-word="false"/>
      <style:text-properties fo:font-size="11pt" officeooo:rsid="00371fe3" officeooo:paragraph-rsid="0125449a" style:font-size-asian="11pt" style:font-size-complex="11pt"/>
    </style:style>
    <style:style style:name="P544" style:family="paragraph" style:parent-style-name="Table_20_Contents">
      <style:paragraph-properties fo:text-align="center" style:justify-single-word="false"/>
      <style:text-properties fo:font-size="11pt" officeooo:rsid="00371fe3" officeooo:paragraph-rsid="01318012" style:font-size-asian="11pt" style:font-size-complex="11pt"/>
    </style:style>
    <style:style style:name="P545" style:family="paragraph" style:parent-style-name="Table_20_Contents">
      <style:paragraph-properties fo:text-align="center" style:justify-single-word="false"/>
      <style:text-properties fo:font-size="11pt" officeooo:rsid="00371fe3" officeooo:paragraph-rsid="0131b648" style:font-size-asian="11pt" style:font-size-complex="11pt"/>
    </style:style>
    <style:style style:name="P546" style:family="paragraph" style:parent-style-name="Table_20_Contents">
      <style:paragraph-properties fo:text-align="center" style:justify-single-word="false"/>
      <style:text-properties fo:font-size="11pt" officeooo:rsid="00371fe3" officeooo:paragraph-rsid="014497ee" style:font-size-asian="11pt" style:font-size-complex="11pt"/>
    </style:style>
    <style:style style:name="P547" style:family="paragraph" style:parent-style-name="Table_20_Contents">
      <style:paragraph-properties fo:text-align="center" style:justify-single-word="false"/>
      <style:text-properties fo:font-size="11pt" officeooo:rsid="00371fe3" officeooo:paragraph-rsid="014be3d6" style:font-size-asian="11pt" style:font-size-complex="11pt"/>
    </style:style>
    <style:style style:name="P548" style:family="paragraph" style:parent-style-name="Table_20_Contents">
      <style:paragraph-properties fo:text-align="start" style:justify-single-word="false"/>
      <style:text-properties fo:font-size="11pt" officeooo:rsid="0023973a" officeooo:paragraph-rsid="0031a641" style:font-size-asian="11pt" style:font-size-complex="11pt"/>
    </style:style>
    <style:style style:name="P549" style:family="paragraph" style:parent-style-name="Table_20_Contents">
      <style:paragraph-properties fo:text-align="start" style:justify-single-word="false"/>
      <style:text-properties fo:font-size="11pt" officeooo:rsid="0023973a" officeooo:paragraph-rsid="004364ee" style:font-size-asian="11pt" style:font-size-complex="11pt"/>
    </style:style>
    <style:style style:name="P550" style:family="paragraph" style:parent-style-name="Table_20_Contents">
      <style:paragraph-properties fo:text-align="start" style:justify-single-word="false"/>
      <style:text-properties fo:font-size="11pt" officeooo:rsid="0023973a" officeooo:paragraph-rsid="0074c86b" style:font-size-asian="11pt" style:font-size-complex="11pt"/>
    </style:style>
    <style:style style:name="P551" style:family="paragraph" style:parent-style-name="Table_20_Contents">
      <style:paragraph-properties fo:text-align="start" style:justify-single-word="false"/>
      <style:text-properties fo:font-size="11pt" officeooo:rsid="0023973a" officeooo:paragraph-rsid="007a63ea" style:font-size-asian="11pt" style:font-size-complex="11pt"/>
    </style:style>
    <style:style style:name="P552" style:family="paragraph" style:parent-style-name="Table_20_Contents">
      <style:paragraph-properties fo:text-align="start" style:justify-single-word="false"/>
      <style:text-properties fo:font-size="11pt" officeooo:rsid="0023973a" officeooo:paragraph-rsid="008f512a" style:font-size-asian="11pt" style:font-size-complex="11pt"/>
    </style:style>
    <style:style style:name="P553" style:family="paragraph" style:parent-style-name="Table_20_Contents">
      <style:paragraph-properties fo:text-align="start" style:justify-single-word="false"/>
      <style:text-properties fo:font-size="11pt" officeooo:rsid="0023973a" officeooo:paragraph-rsid="010b64de" style:font-size-asian="11pt" style:font-size-complex="11pt"/>
    </style:style>
    <style:style style:name="P554" style:family="paragraph" style:parent-style-name="Table_20_Contents">
      <style:paragraph-properties fo:text-align="start" style:justify-single-word="false"/>
      <style:text-properties fo:font-size="11pt" officeooo:rsid="0023973a" officeooo:paragraph-rsid="010e6bac" style:font-size-asian="11pt" style:font-size-complex="11pt"/>
    </style:style>
    <style:style style:name="P555" style:family="paragraph" style:parent-style-name="Table_20_Contents">
      <style:paragraph-properties fo:text-align="start" style:justify-single-word="false"/>
      <style:text-properties fo:font-size="11pt" officeooo:rsid="0023973a" officeooo:paragraph-rsid="010fa88f" style:font-size-asian="11pt" style:font-size-complex="11pt"/>
    </style:style>
    <style:style style:name="P556" style:family="paragraph" style:parent-style-name="Table_20_Contents">
      <style:paragraph-properties fo:text-align="start" style:justify-single-word="false"/>
      <style:text-properties fo:font-size="11pt" officeooo:rsid="0023973a" officeooo:paragraph-rsid="01114b15" style:font-size-asian="11pt" style:font-size-complex="11pt"/>
    </style:style>
    <style:style style:name="P557" style:family="paragraph" style:parent-style-name="Table_20_Contents">
      <style:paragraph-properties fo:text-align="start" style:justify-single-word="false"/>
      <style:text-properties fo:font-size="11pt" officeooo:rsid="0023973a" officeooo:paragraph-rsid="0113c159" style:font-size-asian="11pt" style:font-size-complex="11pt"/>
    </style:style>
    <style:style style:name="P558" style:family="paragraph" style:parent-style-name="Table_20_Contents">
      <style:paragraph-properties fo:text-align="start" style:justify-single-word="false"/>
      <style:text-properties fo:font-size="11pt" officeooo:rsid="0023973a" officeooo:paragraph-rsid="01153656" style:font-size-asian="11pt" style:font-size-complex="11pt"/>
    </style:style>
    <style:style style:name="P559" style:family="paragraph" style:parent-style-name="Table_20_Contents">
      <style:paragraph-properties fo:text-align="start" style:justify-single-word="false"/>
      <style:text-properties fo:font-size="11pt" officeooo:rsid="0023973a" officeooo:paragraph-rsid="01190a4d" style:font-size-asian="11pt" style:font-size-complex="11pt"/>
    </style:style>
    <style:style style:name="P560" style:family="paragraph" style:parent-style-name="Table_20_Contents">
      <style:paragraph-properties fo:text-align="start" style:justify-single-word="false"/>
      <style:text-properties fo:font-size="11pt" officeooo:rsid="0023973a" officeooo:paragraph-rsid="011aee10" style:font-size-asian="11pt" style:font-size-complex="11pt"/>
    </style:style>
    <style:style style:name="P561" style:family="paragraph" style:parent-style-name="Table_20_Contents">
      <style:paragraph-properties fo:text-align="start" style:justify-single-word="false"/>
      <style:text-properties fo:font-size="11pt" officeooo:rsid="0023973a" officeooo:paragraph-rsid="011c3d01" style:font-size-asian="11pt" style:font-size-complex="11pt"/>
    </style:style>
    <style:style style:name="P562" style:family="paragraph" style:parent-style-name="Table_20_Contents">
      <style:paragraph-properties fo:text-align="start" style:justify-single-word="false"/>
      <style:text-properties fo:font-size="11pt" officeooo:rsid="0023973a" officeooo:paragraph-rsid="011d620f" style:font-size-asian="11pt" style:font-size-complex="11pt"/>
    </style:style>
    <style:style style:name="P563" style:family="paragraph" style:parent-style-name="Table_20_Contents">
      <style:paragraph-properties fo:text-align="start" style:justify-single-word="false"/>
      <style:text-properties fo:font-size="11pt" officeooo:rsid="0023973a" officeooo:paragraph-rsid="011fbbb4" style:font-size-asian="11pt" style:font-size-complex="11pt"/>
    </style:style>
    <style:style style:name="P564" style:family="paragraph" style:parent-style-name="Table_20_Contents">
      <style:paragraph-properties fo:text-align="start" style:justify-single-word="false"/>
      <style:text-properties fo:font-size="11pt" officeooo:rsid="0023973a" officeooo:paragraph-rsid="0123a814" style:font-size-asian="11pt" style:font-size-complex="11pt"/>
    </style:style>
    <style:style style:name="P565" style:family="paragraph" style:parent-style-name="Table_20_Contents">
      <style:paragraph-properties fo:text-align="start" style:justify-single-word="false"/>
      <style:text-properties fo:font-size="11pt" officeooo:rsid="0023973a" officeooo:paragraph-rsid="0125449a" style:font-size-asian="11pt" style:font-size-complex="11pt"/>
    </style:style>
    <style:style style:name="P566" style:family="paragraph" style:parent-style-name="Table_20_Contents">
      <style:paragraph-properties fo:text-align="start" style:justify-single-word="false"/>
      <style:text-properties fo:font-size="11pt" officeooo:rsid="0023973a" officeooo:paragraph-rsid="012ae22a" style:font-size-asian="11pt" style:font-size-complex="11pt"/>
    </style:style>
    <style:style style:name="P567" style:family="paragraph" style:parent-style-name="Table_20_Contents">
      <style:paragraph-properties fo:text-align="start" style:justify-single-word="false"/>
      <style:text-properties fo:font-size="11pt" officeooo:rsid="0023973a" officeooo:paragraph-rsid="01318012" style:font-size-asian="11pt" style:font-size-complex="11pt"/>
    </style:style>
    <style:style style:name="P568" style:family="paragraph" style:parent-style-name="Table_20_Contents">
      <style:paragraph-properties fo:text-align="start" style:justify-single-word="false"/>
      <style:text-properties fo:font-size="11pt" officeooo:rsid="0023973a" officeooo:paragraph-rsid="0131b648" style:font-size-asian="11pt" style:font-size-complex="11pt"/>
    </style:style>
    <style:style style:name="P569" style:family="paragraph" style:parent-style-name="Table_20_Contents">
      <style:paragraph-properties fo:text-align="start" style:justify-single-word="false"/>
      <style:text-properties fo:font-size="11pt" officeooo:rsid="0023973a" officeooo:paragraph-rsid="01323161" style:font-size-asian="11pt" style:font-size-complex="11pt"/>
    </style:style>
    <style:style style:name="P570" style:family="paragraph" style:parent-style-name="Table_20_Contents">
      <style:paragraph-properties fo:text-align="start" style:justify-single-word="false"/>
      <style:text-properties fo:font-size="11pt" officeooo:rsid="0023973a" officeooo:paragraph-rsid="0138b982" style:font-size-asian="11pt" style:font-size-complex="11pt"/>
    </style:style>
    <style:style style:name="P571" style:family="paragraph" style:parent-style-name="Table_20_Contents">
      <style:paragraph-properties fo:text-align="start" style:justify-single-word="false"/>
      <style:text-properties fo:font-size="11pt" officeooo:rsid="0023973a" officeooo:paragraph-rsid="014497ee" style:font-size-asian="11pt" style:font-size-complex="11pt"/>
    </style:style>
    <style:style style:name="P572" style:family="paragraph" style:parent-style-name="Table_20_Contents">
      <style:paragraph-properties fo:text-align="start" style:justify-single-word="false"/>
      <style:text-properties fo:font-size="11pt" officeooo:rsid="0023973a" officeooo:paragraph-rsid="014be3d6" style:font-size-asian="11pt" style:font-size-complex="11pt"/>
    </style:style>
    <style:style style:name="P573" style:family="paragraph" style:parent-style-name="Table_20_Contents">
      <style:paragraph-properties fo:text-align="center" style:justify-single-word="false"/>
      <style:text-properties fo:font-size="11pt" officeooo:rsid="0023973a" officeooo:paragraph-rsid="0036f4d5" style:font-size-asian="11pt" style:font-size-complex="11pt"/>
    </style:style>
    <style:style style:name="P574" style:family="paragraph" style:parent-style-name="Table_20_Contents">
      <style:paragraph-properties fo:text-align="center" style:justify-single-word="false"/>
      <style:text-properties fo:font-size="11pt" officeooo:rsid="0023973a" officeooo:paragraph-rsid="0031a641" style:font-size-asian="11pt" style:font-size-complex="11pt"/>
    </style:style>
    <style:style style:name="P575" style:family="paragraph" style:parent-style-name="Table_20_Contents">
      <style:paragraph-properties fo:text-align="center" style:justify-single-word="false"/>
      <style:text-properties fo:font-size="11pt" officeooo:rsid="0023973a" officeooo:paragraph-rsid="004364ee" style:font-size-asian="11pt" style:font-size-complex="11pt"/>
    </style:style>
    <style:style style:name="P576" style:family="paragraph" style:parent-style-name="Table_20_Contents">
      <style:paragraph-properties fo:text-align="center" style:justify-single-word="false"/>
      <style:text-properties fo:font-size="11pt" officeooo:rsid="0023973a" officeooo:paragraph-rsid="0074c86b" style:font-size-asian="11pt" style:font-size-complex="11pt"/>
    </style:style>
    <style:style style:name="P577" style:family="paragraph" style:parent-style-name="Table_20_Contents">
      <style:paragraph-properties fo:text-align="center" style:justify-single-word="false"/>
      <style:text-properties fo:font-size="11pt" officeooo:rsid="0023973a" officeooo:paragraph-rsid="007a63ea" style:font-size-asian="11pt" style:font-size-complex="11pt"/>
    </style:style>
    <style:style style:name="P578" style:family="paragraph" style:parent-style-name="Table_20_Contents">
      <style:paragraph-properties fo:text-align="center" style:justify-single-word="false"/>
      <style:text-properties fo:font-size="11pt" officeooo:rsid="0023973a" officeooo:paragraph-rsid="008f512a" style:font-size-asian="11pt" style:font-size-complex="11pt"/>
    </style:style>
    <style:style style:name="P579" style:family="paragraph" style:parent-style-name="Table_20_Contents">
      <style:paragraph-properties fo:text-align="center" style:justify-single-word="false"/>
      <style:text-properties fo:font-size="11pt" officeooo:rsid="0023973a" officeooo:paragraph-rsid="010b64de" style:font-size-asian="11pt" style:font-size-complex="11pt"/>
    </style:style>
    <style:style style:name="P580" style:family="paragraph" style:parent-style-name="Table_20_Contents">
      <style:paragraph-properties fo:text-align="center" style:justify-single-word="false"/>
      <style:text-properties fo:font-size="11pt" officeooo:rsid="0023973a" officeooo:paragraph-rsid="010e6bac" style:font-size-asian="11pt" style:font-size-complex="11pt"/>
    </style:style>
    <style:style style:name="P581" style:family="paragraph" style:parent-style-name="Table_20_Contents">
      <style:paragraph-properties fo:text-align="center" style:justify-single-word="false"/>
      <style:text-properties fo:font-size="11pt" officeooo:rsid="0023973a" officeooo:paragraph-rsid="010fa88f" style:font-size-asian="11pt" style:font-size-complex="11pt"/>
    </style:style>
    <style:style style:name="P582" style:family="paragraph" style:parent-style-name="Table_20_Contents">
      <style:paragraph-properties fo:text-align="center" style:justify-single-word="false"/>
      <style:text-properties fo:font-size="11pt" officeooo:rsid="0023973a" officeooo:paragraph-rsid="01114b15" style:font-size-asian="11pt" style:font-size-complex="11pt"/>
    </style:style>
    <style:style style:name="P583" style:family="paragraph" style:parent-style-name="Table_20_Contents">
      <style:paragraph-properties fo:text-align="center" style:justify-single-word="false"/>
      <style:text-properties fo:font-size="11pt" officeooo:rsid="0023973a" officeooo:paragraph-rsid="0113c159" style:font-size-asian="11pt" style:font-size-complex="11pt"/>
    </style:style>
    <style:style style:name="P584" style:family="paragraph" style:parent-style-name="Table_20_Contents">
      <style:paragraph-properties fo:text-align="center" style:justify-single-word="false"/>
      <style:text-properties fo:font-size="11pt" officeooo:rsid="0023973a" officeooo:paragraph-rsid="01153656" style:font-size-asian="11pt" style:font-size-complex="11pt"/>
    </style:style>
    <style:style style:name="P585" style:family="paragraph" style:parent-style-name="Table_20_Contents">
      <style:paragraph-properties fo:text-align="center" style:justify-single-word="false"/>
      <style:text-properties fo:font-size="11pt" officeooo:rsid="0023973a" officeooo:paragraph-rsid="01190a4d" style:font-size-asian="11pt" style:font-size-complex="11pt"/>
    </style:style>
    <style:style style:name="P586" style:family="paragraph" style:parent-style-name="Table_20_Contents">
      <style:paragraph-properties fo:text-align="center" style:justify-single-word="false"/>
      <style:text-properties fo:font-size="11pt" officeooo:rsid="0023973a" officeooo:paragraph-rsid="011aee10" style:font-size-asian="11pt" style:font-size-complex="11pt"/>
    </style:style>
    <style:style style:name="P587" style:family="paragraph" style:parent-style-name="Table_20_Contents">
      <style:paragraph-properties fo:text-align="center" style:justify-single-word="false"/>
      <style:text-properties fo:font-size="11pt" officeooo:rsid="0023973a" officeooo:paragraph-rsid="011c3d01" style:font-size-asian="11pt" style:font-size-complex="11pt"/>
    </style:style>
    <style:style style:name="P588" style:family="paragraph" style:parent-style-name="Table_20_Contents">
      <style:paragraph-properties fo:text-align="center" style:justify-single-word="false"/>
      <style:text-properties fo:font-size="11pt" officeooo:rsid="0023973a" officeooo:paragraph-rsid="011d620f" style:font-size-asian="11pt" style:font-size-complex="11pt"/>
    </style:style>
    <style:style style:name="P589" style:family="paragraph" style:parent-style-name="Table_20_Contents">
      <style:paragraph-properties fo:text-align="center" style:justify-single-word="false"/>
      <style:text-properties fo:font-size="11pt" officeooo:rsid="0023973a" officeooo:paragraph-rsid="011fbbb4" style:font-size-asian="11pt" style:font-size-complex="11pt"/>
    </style:style>
    <style:style style:name="P590" style:family="paragraph" style:parent-style-name="Table_20_Contents">
      <style:paragraph-properties fo:text-align="center" style:justify-single-word="false"/>
      <style:text-properties fo:font-size="11pt" officeooo:rsid="0023973a" officeooo:paragraph-rsid="0123a814" style:font-size-asian="11pt" style:font-size-complex="11pt"/>
    </style:style>
    <style:style style:name="P591" style:family="paragraph" style:parent-style-name="Table_20_Contents">
      <style:paragraph-properties fo:text-align="center" style:justify-single-word="false"/>
      <style:text-properties fo:font-size="11pt" officeooo:rsid="0023973a" officeooo:paragraph-rsid="0125449a" style:font-size-asian="11pt" style:font-size-complex="11pt"/>
    </style:style>
    <style:style style:name="P592" style:family="paragraph" style:parent-style-name="Table_20_Contents">
      <style:paragraph-properties fo:text-align="center" style:justify-single-word="false"/>
      <style:text-properties fo:font-size="11pt" officeooo:rsid="0023973a" officeooo:paragraph-rsid="012ae22a" style:font-size-asian="11pt" style:font-size-complex="11pt"/>
    </style:style>
    <style:style style:name="P593" style:family="paragraph" style:parent-style-name="Table_20_Contents">
      <style:paragraph-properties fo:text-align="center" style:justify-single-word="false"/>
      <style:text-properties fo:font-size="11pt" officeooo:rsid="0023973a" officeooo:paragraph-rsid="01318012" style:font-size-asian="11pt" style:font-size-complex="11pt"/>
    </style:style>
    <style:style style:name="P594" style:family="paragraph" style:parent-style-name="Table_20_Contents">
      <style:paragraph-properties fo:text-align="center" style:justify-single-word="false"/>
      <style:text-properties fo:font-size="11pt" officeooo:rsid="0023973a" officeooo:paragraph-rsid="0131b648" style:font-size-asian="11pt" style:font-size-complex="11pt"/>
    </style:style>
    <style:style style:name="P595" style:family="paragraph" style:parent-style-name="Table_20_Contents">
      <style:paragraph-properties fo:text-align="center" style:justify-single-word="false"/>
      <style:text-properties fo:font-size="11pt" officeooo:rsid="0023973a" officeooo:paragraph-rsid="01323161" style:font-size-asian="11pt" style:font-size-complex="11pt"/>
    </style:style>
    <style:style style:name="P596" style:family="paragraph" style:parent-style-name="Table_20_Contents">
      <style:paragraph-properties fo:text-align="center" style:justify-single-word="false"/>
      <style:text-properties fo:font-size="11pt" officeooo:rsid="0023973a" officeooo:paragraph-rsid="0138b982" style:font-size-asian="11pt" style:font-size-complex="11pt"/>
    </style:style>
    <style:style style:name="P597" style:family="paragraph" style:parent-style-name="Table_20_Contents">
      <style:paragraph-properties fo:text-align="center" style:justify-single-word="false"/>
      <style:text-properties fo:font-size="11pt" officeooo:rsid="0023973a" officeooo:paragraph-rsid="014497ee" style:font-size-asian="11pt" style:font-size-complex="11pt"/>
    </style:style>
    <style:style style:name="P598" style:family="paragraph" style:parent-style-name="Table_20_Contents">
      <style:paragraph-properties fo:text-align="center" style:justify-single-word="false"/>
      <style:text-properties fo:font-size="11pt" officeooo:rsid="0023973a" officeooo:paragraph-rsid="014be3d6" style:font-size-asian="11pt" style:font-size-complex="11pt"/>
    </style:style>
    <style:style style:name="P599" style:family="paragraph" style:parent-style-name="Table_20_Contents">
      <style:paragraph-properties fo:text-align="center" style:justify-single-word="false"/>
      <style:text-properties fo:font-size="11pt" officeooo:rsid="003e933f" officeooo:paragraph-rsid="003e933f" style:font-size-asian="11pt" style:font-size-complex="11pt"/>
    </style:style>
    <style:style style:name="P600" style:family="paragraph" style:parent-style-name="Table_20_Contents">
      <style:paragraph-properties fo:text-align="start" style:justify-single-word="false"/>
      <style:text-properties fo:font-size="11pt" officeooo:paragraph-rsid="004a7abb" style:font-size-asian="11pt" style:font-size-complex="11pt"/>
    </style:style>
    <style:style style:name="P601" style:family="paragraph" style:parent-style-name="Table_20_Contents">
      <style:paragraph-properties fo:text-align="start" style:justify-single-word="false"/>
      <style:text-properties fo:font-size="11pt" officeooo:rsid="00608d2c" officeooo:paragraph-rsid="0074c86b" style:font-size-asian="11pt" style:font-size-complex="11pt"/>
    </style:style>
    <style:style style:name="P602" style:family="paragraph" style:parent-style-name="Table_20_Contents">
      <style:paragraph-properties fo:text-align="start" style:justify-single-word="false"/>
      <style:text-properties fo:font-size="11pt" officeooo:rsid="00608d2c" officeooo:paragraph-rsid="010b64de" style:font-size-asian="11pt" style:font-size-complex="11pt"/>
    </style:style>
    <style:style style:name="P603" style:family="paragraph" style:parent-style-name="Table_20_Contents">
      <style:paragraph-properties fo:text-align="start" style:justify-single-word="false"/>
      <style:text-properties fo:font-size="11pt" officeooo:rsid="00608d2c" officeooo:paragraph-rsid="01114b15" style:font-size-asian="11pt" style:font-size-complex="11pt"/>
    </style:style>
    <style:style style:name="P604" style:family="paragraph" style:parent-style-name="Table_20_Contents">
      <style:paragraph-properties fo:text-align="start" style:justify-single-word="false"/>
      <style:text-properties fo:font-size="11pt" officeooo:rsid="00608d2c" officeooo:paragraph-rsid="0113c159" style:font-size-asian="11pt" style:font-size-complex="11pt"/>
    </style:style>
    <style:style style:name="P605" style:family="paragraph" style:parent-style-name="Table_20_Contents">
      <style:paragraph-properties fo:text-align="start" style:justify-single-word="false"/>
      <style:text-properties fo:font-size="11pt" officeooo:rsid="00608d2c" officeooo:paragraph-rsid="011aee10" style:font-size-asian="11pt" style:font-size-complex="11pt"/>
    </style:style>
    <style:style style:name="P606" style:family="paragraph" style:parent-style-name="Table_20_Contents">
      <style:paragraph-properties fo:text-align="start" style:justify-single-word="false"/>
      <style:text-properties fo:font-size="11pt" officeooo:rsid="00608d2c" officeooo:paragraph-rsid="011c3d01" style:font-size-asian="11pt" style:font-size-complex="11pt"/>
    </style:style>
    <style:style style:name="P607" style:family="paragraph" style:parent-style-name="Table_20_Contents">
      <style:paragraph-properties fo:text-align="start" style:justify-single-word="false"/>
      <style:text-properties fo:font-size="11pt" officeooo:rsid="00608d2c" officeooo:paragraph-rsid="0123a814" style:font-size-asian="11pt" style:font-size-complex="11pt"/>
    </style:style>
    <style:style style:name="P608" style:family="paragraph" style:parent-style-name="Table_20_Contents">
      <style:paragraph-properties fo:text-align="start" style:justify-single-word="false"/>
      <style:text-properties fo:font-size="11pt" officeooo:rsid="00608d2c" officeooo:paragraph-rsid="0125449a" style:font-size-asian="11pt" style:font-size-complex="11pt"/>
    </style:style>
    <style:style style:name="P609" style:family="paragraph" style:parent-style-name="Table_20_Contents">
      <style:paragraph-properties fo:text-align="start" style:justify-single-word="false"/>
      <style:text-properties fo:font-size="11pt" officeooo:rsid="00608d2c" officeooo:paragraph-rsid="01318012" style:font-size-asian="11pt" style:font-size-complex="11pt"/>
    </style:style>
    <style:style style:name="P610" style:family="paragraph" style:parent-style-name="Table_20_Contents">
      <style:paragraph-properties fo:text-align="start" style:justify-single-word="false"/>
      <style:text-properties fo:font-size="11pt" officeooo:rsid="00608d2c" officeooo:paragraph-rsid="0131b648" style:font-size-asian="11pt" style:font-size-complex="11pt"/>
    </style:style>
    <style:style style:name="P611" style:family="paragraph" style:parent-style-name="Table_20_Contents">
      <style:paragraph-properties fo:text-align="start" style:justify-single-word="false"/>
      <style:text-properties fo:font-size="11pt" officeooo:rsid="00608d2c" officeooo:paragraph-rsid="014497ee" style:font-size-asian="11pt" style:font-size-complex="11pt"/>
    </style:style>
    <style:style style:name="P612" style:family="paragraph" style:parent-style-name="Table_20_Contents">
      <style:paragraph-properties fo:text-align="start" style:justify-single-word="false"/>
      <style:text-properties fo:font-size="11pt" officeooo:rsid="00608d2c" officeooo:paragraph-rsid="014be3d6" style:font-size-asian="11pt" style:font-size-complex="11pt"/>
    </style:style>
    <style:style style:name="P613" style:family="paragraph" style:parent-style-name="Table_20_Contents">
      <style:paragraph-properties fo:text-align="center" style:justify-single-word="false"/>
      <style:text-properties fo:font-size="11pt" officeooo:rsid="00608d2c" officeooo:paragraph-rsid="0074c86b" style:font-size-asian="11pt" style:font-size-complex="11pt"/>
    </style:style>
    <style:style style:name="P614" style:family="paragraph" style:parent-style-name="Table_20_Contents">
      <style:paragraph-properties fo:text-align="center" style:justify-single-word="false"/>
      <style:text-properties fo:font-size="11pt" officeooo:rsid="00608d2c" officeooo:paragraph-rsid="010b64de" style:font-size-asian="11pt" style:font-size-complex="11pt"/>
    </style:style>
    <style:style style:name="P615" style:family="paragraph" style:parent-style-name="Table_20_Contents">
      <style:paragraph-properties fo:text-align="center" style:justify-single-word="false"/>
      <style:text-properties fo:font-size="11pt" officeooo:rsid="00608d2c" officeooo:paragraph-rsid="01114b15" style:font-size-asian="11pt" style:font-size-complex="11pt"/>
    </style:style>
    <style:style style:name="P616" style:family="paragraph" style:parent-style-name="Table_20_Contents">
      <style:paragraph-properties fo:text-align="center" style:justify-single-word="false"/>
      <style:text-properties fo:font-size="11pt" officeooo:rsid="00608d2c" officeooo:paragraph-rsid="0113c159" style:font-size-asian="11pt" style:font-size-complex="11pt"/>
    </style:style>
    <style:style style:name="P617" style:family="paragraph" style:parent-style-name="Table_20_Contents">
      <style:paragraph-properties fo:text-align="center" style:justify-single-word="false"/>
      <style:text-properties fo:font-size="11pt" officeooo:rsid="00608d2c" officeooo:paragraph-rsid="011aee10" style:font-size-asian="11pt" style:font-size-complex="11pt"/>
    </style:style>
    <style:style style:name="P618" style:family="paragraph" style:parent-style-name="Table_20_Contents">
      <style:paragraph-properties fo:text-align="center" style:justify-single-word="false"/>
      <style:text-properties fo:font-size="11pt" officeooo:rsid="00608d2c" officeooo:paragraph-rsid="011c3d01" style:font-size-asian="11pt" style:font-size-complex="11pt"/>
    </style:style>
    <style:style style:name="P619" style:family="paragraph" style:parent-style-name="Table_20_Contents">
      <style:paragraph-properties fo:text-align="center" style:justify-single-word="false"/>
      <style:text-properties fo:font-size="11pt" officeooo:rsid="00608d2c" officeooo:paragraph-rsid="0123a814" style:font-size-asian="11pt" style:font-size-complex="11pt"/>
    </style:style>
    <style:style style:name="P620" style:family="paragraph" style:parent-style-name="Table_20_Contents">
      <style:paragraph-properties fo:text-align="center" style:justify-single-word="false"/>
      <style:text-properties fo:font-size="11pt" officeooo:rsid="00608d2c" officeooo:paragraph-rsid="0125449a" style:font-size-asian="11pt" style:font-size-complex="11pt"/>
    </style:style>
    <style:style style:name="P621" style:family="paragraph" style:parent-style-name="Table_20_Contents">
      <style:paragraph-properties fo:text-align="center" style:justify-single-word="false"/>
      <style:text-properties fo:font-size="11pt" officeooo:rsid="00608d2c" officeooo:paragraph-rsid="01318012" style:font-size-asian="11pt" style:font-size-complex="11pt"/>
    </style:style>
    <style:style style:name="P622" style:family="paragraph" style:parent-style-name="Table_20_Contents">
      <style:paragraph-properties fo:text-align="center" style:justify-single-word="false"/>
      <style:text-properties fo:font-size="11pt" officeooo:rsid="00608d2c" officeooo:paragraph-rsid="0131b648" style:font-size-asian="11pt" style:font-size-complex="11pt"/>
    </style:style>
    <style:style style:name="P623" style:family="paragraph" style:parent-style-name="Table_20_Contents">
      <style:paragraph-properties fo:text-align="center" style:justify-single-word="false"/>
      <style:text-properties fo:font-size="11pt" officeooo:rsid="00608d2c" officeooo:paragraph-rsid="014497ee" style:font-size-asian="11pt" style:font-size-complex="11pt"/>
    </style:style>
    <style:style style:name="P624" style:family="paragraph" style:parent-style-name="Table_20_Contents">
      <style:paragraph-properties fo:text-align="center" style:justify-single-word="false"/>
      <style:text-properties fo:font-size="11pt" officeooo:rsid="00608d2c" officeooo:paragraph-rsid="014be3d6" style:font-size-asian="11pt" style:font-size-complex="11pt"/>
    </style:style>
    <style:style style:name="P625" style:family="paragraph" style:parent-style-name="Table_20_Contents">
      <style:paragraph-properties fo:text-align="start" style:justify-single-word="false"/>
      <style:text-properties fo:font-size="11pt" officeooo:rsid="006123eb" officeooo:paragraph-rsid="0074c86b" style:font-size-asian="11pt" style:font-size-complex="11pt"/>
    </style:style>
    <style:style style:name="P626" style:family="paragraph" style:parent-style-name="Table_20_Contents">
      <style:paragraph-properties fo:text-align="start" style:justify-single-word="false"/>
      <style:text-properties fo:font-size="11pt" officeooo:rsid="006123eb" officeooo:paragraph-rsid="010b64de" style:font-size-asian="11pt" style:font-size-complex="11pt"/>
    </style:style>
    <style:style style:name="P627" style:family="paragraph" style:parent-style-name="Table_20_Contents">
      <style:paragraph-properties fo:text-align="start" style:justify-single-word="false"/>
      <style:text-properties fo:font-size="11pt" officeooo:rsid="006123eb" officeooo:paragraph-rsid="01114b15" style:font-size-asian="11pt" style:font-size-complex="11pt"/>
    </style:style>
    <style:style style:name="P628" style:family="paragraph" style:parent-style-name="Table_20_Contents">
      <style:paragraph-properties fo:text-align="start" style:justify-single-word="false"/>
      <style:text-properties fo:font-size="11pt" officeooo:rsid="006123eb" officeooo:paragraph-rsid="0113c159" style:font-size-asian="11pt" style:font-size-complex="11pt"/>
    </style:style>
    <style:style style:name="P629" style:family="paragraph" style:parent-style-name="Table_20_Contents">
      <style:paragraph-properties fo:text-align="start" style:justify-single-word="false"/>
      <style:text-properties fo:font-size="11pt" officeooo:rsid="006123eb" officeooo:paragraph-rsid="011aee10" style:font-size-asian="11pt" style:font-size-complex="11pt"/>
    </style:style>
    <style:style style:name="P630" style:family="paragraph" style:parent-style-name="Table_20_Contents">
      <style:paragraph-properties fo:text-align="start" style:justify-single-word="false"/>
      <style:text-properties fo:font-size="11pt" officeooo:rsid="006123eb" officeooo:paragraph-rsid="011c3d01" style:font-size-asian="11pt" style:font-size-complex="11pt"/>
    </style:style>
    <style:style style:name="P631" style:family="paragraph" style:parent-style-name="Table_20_Contents">
      <style:paragraph-properties fo:text-align="start" style:justify-single-word="false"/>
      <style:text-properties fo:font-size="11pt" officeooo:rsid="006123eb" officeooo:paragraph-rsid="0123a814" style:font-size-asian="11pt" style:font-size-complex="11pt"/>
    </style:style>
    <style:style style:name="P632" style:family="paragraph" style:parent-style-name="Table_20_Contents">
      <style:paragraph-properties fo:text-align="start" style:justify-single-word="false"/>
      <style:text-properties fo:font-size="11pt" officeooo:rsid="006123eb" officeooo:paragraph-rsid="0125449a" style:font-size-asian="11pt" style:font-size-complex="11pt"/>
    </style:style>
    <style:style style:name="P633" style:family="paragraph" style:parent-style-name="Table_20_Contents">
      <style:paragraph-properties fo:text-align="start" style:justify-single-word="false"/>
      <style:text-properties fo:font-size="11pt" officeooo:rsid="006123eb" officeooo:paragraph-rsid="01318012" style:font-size-asian="11pt" style:font-size-complex="11pt"/>
    </style:style>
    <style:style style:name="P634" style:family="paragraph" style:parent-style-name="Table_20_Contents">
      <style:paragraph-properties fo:text-align="start" style:justify-single-word="false"/>
      <style:text-properties fo:font-size="11pt" officeooo:rsid="006123eb" officeooo:paragraph-rsid="0131b648" style:font-size-asian="11pt" style:font-size-complex="11pt"/>
    </style:style>
    <style:style style:name="P635" style:family="paragraph" style:parent-style-name="Table_20_Contents">
      <style:paragraph-properties fo:text-align="start" style:justify-single-word="false"/>
      <style:text-properties fo:font-size="11pt" officeooo:rsid="006123eb" officeooo:paragraph-rsid="014497ee" style:font-size-asian="11pt" style:font-size-complex="11pt"/>
    </style:style>
    <style:style style:name="P636" style:family="paragraph" style:parent-style-name="Table_20_Contents">
      <style:paragraph-properties fo:text-align="start" style:justify-single-word="false"/>
      <style:text-properties fo:font-size="11pt" officeooo:rsid="006123eb" officeooo:paragraph-rsid="014be3d6" style:font-size-asian="11pt" style:font-size-complex="11pt"/>
    </style:style>
    <style:style style:name="P637" style:family="paragraph" style:parent-style-name="Table_20_Contents">
      <style:paragraph-properties fo:text-align="start" style:justify-single-word="false"/>
      <style:text-properties fo:font-size="11pt" officeooo:rsid="00638e52" officeooo:paragraph-rsid="0074c86b" style:font-size-asian="11pt" style:font-size-complex="11pt"/>
    </style:style>
    <style:style style:name="P638" style:family="paragraph" style:parent-style-name="Table_20_Contents">
      <style:paragraph-properties fo:text-align="start" style:justify-single-word="false"/>
      <style:text-properties fo:font-size="11pt" officeooo:rsid="00638e52" officeooo:paragraph-rsid="010b64de" style:font-size-asian="11pt" style:font-size-complex="11pt"/>
    </style:style>
    <style:style style:name="P639" style:family="paragraph" style:parent-style-name="Table_20_Contents">
      <style:paragraph-properties fo:text-align="start" style:justify-single-word="false"/>
      <style:text-properties fo:font-size="11pt" officeooo:rsid="00638e52" officeooo:paragraph-rsid="01114b15" style:font-size-asian="11pt" style:font-size-complex="11pt"/>
    </style:style>
    <style:style style:name="P640" style:family="paragraph" style:parent-style-name="Table_20_Contents">
      <style:paragraph-properties fo:text-align="start" style:justify-single-word="false"/>
      <style:text-properties fo:font-size="11pt" officeooo:rsid="00638e52" officeooo:paragraph-rsid="0113c159" style:font-size-asian="11pt" style:font-size-complex="11pt"/>
    </style:style>
    <style:style style:name="P641" style:family="paragraph" style:parent-style-name="Table_20_Contents">
      <style:paragraph-properties fo:text-align="start" style:justify-single-word="false"/>
      <style:text-properties fo:font-size="11pt" officeooo:rsid="00638e52" officeooo:paragraph-rsid="011aee10" style:font-size-asian="11pt" style:font-size-complex="11pt"/>
    </style:style>
    <style:style style:name="P642" style:family="paragraph" style:parent-style-name="Table_20_Contents">
      <style:paragraph-properties fo:text-align="start" style:justify-single-word="false"/>
      <style:text-properties fo:font-size="11pt" officeooo:rsid="00638e52" officeooo:paragraph-rsid="011c3d01" style:font-size-asian="11pt" style:font-size-complex="11pt"/>
    </style:style>
    <style:style style:name="P643" style:family="paragraph" style:parent-style-name="Table_20_Contents">
      <style:paragraph-properties fo:text-align="start" style:justify-single-word="false"/>
      <style:text-properties fo:font-size="11pt" officeooo:rsid="00638e52" officeooo:paragraph-rsid="0123a814" style:font-size-asian="11pt" style:font-size-complex="11pt"/>
    </style:style>
    <style:style style:name="P644" style:family="paragraph" style:parent-style-name="Table_20_Contents">
      <style:paragraph-properties fo:text-align="start" style:justify-single-word="false"/>
      <style:text-properties fo:font-size="11pt" officeooo:rsid="00638e52" officeooo:paragraph-rsid="0125449a" style:font-size-asian="11pt" style:font-size-complex="11pt"/>
    </style:style>
    <style:style style:name="P645" style:family="paragraph" style:parent-style-name="Table_20_Contents">
      <style:paragraph-properties fo:text-align="start" style:justify-single-word="false"/>
      <style:text-properties fo:font-size="11pt" officeooo:rsid="00638e52" officeooo:paragraph-rsid="01318012" style:font-size-asian="11pt" style:font-size-complex="11pt"/>
    </style:style>
    <style:style style:name="P646" style:family="paragraph" style:parent-style-name="Table_20_Contents">
      <style:paragraph-properties fo:text-align="start" style:justify-single-word="false"/>
      <style:text-properties fo:font-size="11pt" officeooo:rsid="00638e52" officeooo:paragraph-rsid="014497ee" style:font-size-asian="11pt" style:font-size-complex="11pt"/>
    </style:style>
    <style:style style:name="P647" style:family="paragraph" style:parent-style-name="Table_20_Contents">
      <style:paragraph-properties fo:text-align="start" style:justify-single-word="false"/>
      <style:text-properties fo:font-size="11pt" officeooo:rsid="00638e52" officeooo:paragraph-rsid="014be3d6" style:font-size-asian="11pt" style:font-size-complex="11pt"/>
    </style:style>
    <style:style style:name="P648" style:family="paragraph" style:parent-style-name="Table_20_Contents">
      <style:paragraph-properties fo:text-align="center" style:justify-single-word="false"/>
      <style:text-properties fo:font-size="11pt" officeooo:rsid="00638e52" officeooo:paragraph-rsid="01114b15" style:font-size-asian="11pt" style:font-size-complex="11pt"/>
    </style:style>
    <style:style style:name="P649" style:family="paragraph" style:parent-style-name="Table_20_Contents">
      <style:paragraph-properties fo:text-align="center" style:justify-single-word="false"/>
      <style:text-properties fo:font-size="11pt" officeooo:rsid="00638e52" officeooo:paragraph-rsid="011aee10" style:font-size-asian="11pt" style:font-size-complex="11pt"/>
    </style:style>
    <style:style style:name="P650" style:family="paragraph" style:parent-style-name="Table_20_Contents">
      <style:paragraph-properties fo:text-align="center" style:justify-single-word="false"/>
      <style:text-properties fo:font-size="11pt" officeooo:rsid="00638e52" officeooo:paragraph-rsid="0123a814" style:font-size-asian="11pt" style:font-size-complex="11pt"/>
    </style:style>
    <style:style style:name="P651" style:family="paragraph" style:parent-style-name="Table_20_Contents">
      <style:paragraph-properties fo:text-align="center" style:justify-single-word="false"/>
      <style:text-properties fo:font-size="11pt" officeooo:rsid="00638e52" officeooo:paragraph-rsid="01318012" style:font-size-asian="11pt" style:font-size-complex="11pt"/>
    </style:style>
    <style:style style:name="P652" style:family="paragraph" style:parent-style-name="Table_20_Contents">
      <style:paragraph-properties fo:text-align="center" style:justify-single-word="false"/>
      <style:text-properties fo:font-size="11pt" officeooo:rsid="00638e52" officeooo:paragraph-rsid="014497ee" style:font-size-asian="11pt" style:font-size-complex="11pt"/>
    </style:style>
    <style:style style:name="P653" style:family="paragraph" style:parent-style-name="Table_20_Contents">
      <style:paragraph-properties fo:text-align="start" style:justify-single-word="false"/>
      <style:text-properties fo:font-size="11pt" officeooo:rsid="009e78eb" officeooo:paragraph-rsid="01318012" style:font-size-asian="11pt" style:font-size-complex="11pt"/>
    </style:style>
    <style:style style:name="P654" style:family="paragraph" style:parent-style-name="Table_20_Contents">
      <style:paragraph-properties fo:text-align="start" style:justify-single-word="false"/>
      <style:text-properties fo:font-size="11pt" officeooo:rsid="0052b459" officeooo:paragraph-rsid="01114b15" style:font-size-asian="11pt" style:font-size-complex="11pt"/>
    </style:style>
    <style:style style:name="P655" style:family="paragraph" style:parent-style-name="Table_20_Contents">
      <style:paragraph-properties fo:text-align="start" style:justify-single-word="false"/>
      <style:text-properties fo:font-size="11pt" officeooo:rsid="0052b459" officeooo:paragraph-rsid="011aee10" style:font-size-asian="11pt" style:font-size-complex="11pt"/>
    </style:style>
    <style:style style:name="P656" style:family="paragraph" style:parent-style-name="Table_20_Contents">
      <style:paragraph-properties fo:text-align="start" style:justify-single-word="false"/>
      <style:text-properties fo:font-size="11pt" officeooo:rsid="0052b459" officeooo:paragraph-rsid="0123a814" style:font-size-asian="11pt" style:font-size-complex="11pt"/>
    </style:style>
    <style:style style:name="P657" style:family="paragraph" style:parent-style-name="Table_20_Contents">
      <style:paragraph-properties fo:text-align="start" style:justify-single-word="false"/>
      <style:text-properties fo:font-size="11pt" officeooo:rsid="0052b459" officeooo:paragraph-rsid="01318012" style:font-size-asian="11pt" style:font-size-complex="11pt"/>
    </style:style>
    <style:style style:name="P658" style:family="paragraph" style:parent-style-name="Table_20_Contents">
      <style:paragraph-properties fo:text-align="start" style:justify-single-word="false"/>
      <style:text-properties fo:font-size="11pt" officeooo:rsid="0052b459" officeooo:paragraph-rsid="014497ee" style:font-size-asian="11pt" style:font-size-complex="11pt"/>
    </style:style>
    <style:style style:name="P659" style:family="paragraph" style:parent-style-name="Table_20_Contents">
      <style:paragraph-properties fo:text-align="start" style:justify-single-word="false"/>
      <style:text-properties fo:font-size="11pt" officeooo:rsid="0064a485" officeooo:paragraph-rsid="01114b15" style:font-size-asian="11pt" style:font-size-complex="11pt"/>
    </style:style>
    <style:style style:name="P660" style:family="paragraph" style:parent-style-name="Table_20_Contents">
      <style:paragraph-properties fo:text-align="start" style:justify-single-word="false"/>
      <style:text-properties fo:font-size="11pt" officeooo:rsid="0064a485" officeooo:paragraph-rsid="011aee10" style:font-size-asian="11pt" style:font-size-complex="11pt"/>
    </style:style>
    <style:style style:name="P661" style:family="paragraph" style:parent-style-name="Table_20_Contents">
      <style:paragraph-properties fo:text-align="start" style:justify-single-word="false"/>
      <style:text-properties fo:font-size="11pt" officeooo:rsid="0064a485" officeooo:paragraph-rsid="0123a814" style:font-size-asian="11pt" style:font-size-complex="11pt"/>
    </style:style>
    <style:style style:name="P662" style:family="paragraph" style:parent-style-name="Table_20_Contents">
      <style:paragraph-properties fo:text-align="start" style:justify-single-word="false"/>
      <style:text-properties fo:font-size="11pt" officeooo:rsid="0064a485" officeooo:paragraph-rsid="01318012" style:font-size-asian="11pt" style:font-size-complex="11pt"/>
    </style:style>
    <style:style style:name="P663" style:family="paragraph" style:parent-style-name="Table_20_Contents">
      <style:paragraph-properties fo:text-align="start" style:justify-single-word="false"/>
      <style:text-properties fo:font-size="11pt" officeooo:rsid="0064a485" officeooo:paragraph-rsid="014497ee" style:font-size-asian="11pt" style:font-size-complex="11pt"/>
    </style:style>
    <style:style style:name="P664" style:family="paragraph" style:parent-style-name="Table_20_Contents">
      <style:paragraph-properties fo:text-align="start" style:justify-single-word="false"/>
      <style:text-properties fo:font-size="11pt" officeooo:rsid="0140e3bf" officeooo:paragraph-rsid="0140e3bf" style:font-size-asian="11pt" style:font-size-complex="11pt"/>
    </style:style>
    <style:style style:name="P665" style:family="paragraph" style:parent-style-name="Table_20_Contents">
      <style:paragraph-properties fo:text-align="start" style:justify-single-word="false"/>
      <style:text-properties fo:font-size="11pt" officeooo:rsid="01489a1a" officeooo:paragraph-rsid="01489a1a" style:font-size-asian="11pt" style:font-size-complex="11pt"/>
    </style:style>
    <style:style style:name="P666" style:family="paragraph" style:parent-style-name="Table_20_Contents">
      <style:paragraph-properties fo:text-align="start" style:justify-single-word="false"/>
      <style:text-properties fo:font-size="11pt" officeooo:rsid="014a947a" officeooo:paragraph-rsid="014a947a" style:font-size-asian="11pt" style:font-size-complex="11pt"/>
    </style:style>
    <style:style style:name="P667" style:family="paragraph" style:parent-style-name="Table_20_Contents">
      <style:paragraph-properties fo:text-align="center" style:justify-single-word="false"/>
      <style:text-properties fo:font-size="11pt" fo:font-weight="bold" officeooo:rsid="0023973a" officeooo:paragraph-rsid="00259265" style:font-size-asian="11pt" style:font-weight-asian="bold" style:font-size-complex="11pt" style:font-weight-complex="bold"/>
    </style:style>
    <style:style style:name="P668" style:family="paragraph" style:parent-style-name="Table_20_Contents">
      <style:paragraph-properties fo:text-align="center" style:justify-single-word="false"/>
      <style:text-properties fo:font-size="11pt" fo:font-weight="bold" officeooo:rsid="0023973a" officeooo:paragraph-rsid="002ce84e" style:font-size-asian="11pt" style:font-weight-asian="bold" style:font-size-complex="11pt" style:font-weight-complex="bold"/>
    </style:style>
    <style:style style:name="P669" style:family="paragraph" style:parent-style-name="Table_20_Contents">
      <style:paragraph-properties fo:text-align="center" style:justify-single-word="false"/>
      <style:text-properties fo:font-size="11pt" fo:font-weight="bold" officeooo:rsid="0023973a" officeooo:paragraph-rsid="0031a641" style:font-size-asian="11pt" style:font-weight-asian="bold" style:font-size-complex="11pt" style:font-weight-complex="bold"/>
    </style:style>
    <style:style style:name="P670" style:family="paragraph" style:parent-style-name="Table_20_Contents">
      <style:paragraph-properties fo:text-align="center" style:justify-single-word="false"/>
      <style:text-properties fo:font-size="11pt" fo:font-weight="bold" officeooo:rsid="0023973a" officeooo:paragraph-rsid="003d707c" style:font-size-asian="11pt" style:font-weight-asian="bold" style:font-size-complex="11pt" style:font-weight-complex="bold"/>
    </style:style>
    <style:style style:name="P671" style:family="paragraph" style:parent-style-name="Table_20_Contents">
      <style:paragraph-properties fo:text-align="center" style:justify-single-word="false"/>
      <style:text-properties fo:font-size="11pt" fo:font-weight="bold" officeooo:rsid="0023973a" officeooo:paragraph-rsid="004364ee" style:font-size-asian="11pt" style:font-weight-asian="bold" style:font-size-complex="11pt" style:font-weight-complex="bold"/>
    </style:style>
    <style:style style:name="P672" style:family="paragraph" style:parent-style-name="Table_20_Contents">
      <style:paragraph-properties fo:text-align="center" style:justify-single-word="false"/>
      <style:text-properties fo:font-size="11pt" fo:font-weight="bold" officeooo:rsid="0023973a" officeooo:paragraph-rsid="00724475" style:font-size-asian="11pt" style:font-weight-asian="bold" style:font-size-complex="11pt" style:font-weight-complex="bold"/>
    </style:style>
    <style:style style:name="P673" style:family="paragraph" style:parent-style-name="Table_20_Contents">
      <style:paragraph-properties fo:text-align="center" style:justify-single-word="false"/>
      <style:text-properties fo:font-size="11pt" fo:font-weight="bold" officeooo:rsid="0023973a" officeooo:paragraph-rsid="0074c86b" style:font-size-asian="11pt" style:font-weight-asian="bold" style:font-size-complex="11pt" style:font-weight-complex="bold"/>
    </style:style>
    <style:style style:name="P674" style:family="paragraph" style:parent-style-name="Table_20_Contents">
      <style:paragraph-properties fo:text-align="center" style:justify-single-word="false"/>
      <style:text-properties fo:font-size="11pt" fo:font-weight="bold" officeooo:rsid="0023973a" officeooo:paragraph-rsid="007a347c" style:font-size-asian="11pt" style:font-weight-asian="bold" style:font-size-complex="11pt" style:font-weight-complex="bold"/>
    </style:style>
    <style:style style:name="P675" style:family="paragraph" style:parent-style-name="Table_20_Contents">
      <style:paragraph-properties fo:text-align="center" style:justify-single-word="false"/>
      <style:text-properties fo:font-size="11pt" fo:font-weight="bold" officeooo:rsid="0023973a" officeooo:paragraph-rsid="007a63ea" style:font-size-asian="11pt" style:font-weight-asian="bold" style:font-size-complex="11pt" style:font-weight-complex="bold"/>
    </style:style>
    <style:style style:name="P676" style:family="paragraph" style:parent-style-name="Table_20_Contents">
      <style:paragraph-properties fo:text-align="center" style:justify-single-word="false"/>
      <style:text-properties fo:font-size="11pt" fo:font-weight="bold" officeooo:rsid="0023973a" officeooo:paragraph-rsid="007ca9cb" style:font-size-asian="11pt" style:font-weight-asian="bold" style:font-size-complex="11pt" style:font-weight-complex="bold"/>
    </style:style>
    <style:style style:name="P677" style:family="paragraph" style:parent-style-name="Table_20_Contents">
      <style:paragraph-properties fo:text-align="center" style:justify-single-word="false"/>
      <style:text-properties fo:font-size="11pt" fo:font-weight="bold" officeooo:rsid="0023973a" officeooo:paragraph-rsid="008f512a" style:font-size-asian="11pt" style:font-weight-asian="bold" style:font-size-complex="11pt" style:font-weight-complex="bold"/>
    </style:style>
    <style:style style:name="P678" style:family="paragraph" style:parent-style-name="Table_20_Contents">
      <style:paragraph-properties fo:text-align="center" style:justify-single-word="false"/>
      <style:text-properties fo:font-size="11pt" fo:font-weight="bold" officeooo:rsid="0023973a" officeooo:paragraph-rsid="010b64de" style:font-size-asian="11pt" style:font-weight-asian="bold" style:font-size-complex="11pt" style:font-weight-complex="bold"/>
    </style:style>
    <style:style style:name="P679" style:family="paragraph" style:parent-style-name="Table_20_Contents">
      <style:paragraph-properties fo:text-align="center" style:justify-single-word="false"/>
      <style:text-properties fo:font-size="11pt" fo:font-weight="bold" officeooo:rsid="0023973a" officeooo:paragraph-rsid="010c8181" style:font-size-asian="11pt" style:font-weight-asian="bold" style:font-size-complex="11pt" style:font-weight-complex="bold"/>
    </style:style>
    <style:style style:name="P680" style:family="paragraph" style:parent-style-name="Table_20_Contents">
      <style:paragraph-properties fo:text-align="center" style:justify-single-word="false"/>
      <style:text-properties fo:font-size="11pt" fo:font-weight="bold" officeooo:rsid="0023973a" officeooo:paragraph-rsid="010e6bac" style:font-size-asian="11pt" style:font-weight-asian="bold" style:font-size-complex="11pt" style:font-weight-complex="bold"/>
    </style:style>
    <style:style style:name="P681" style:family="paragraph" style:parent-style-name="Table_20_Contents">
      <style:paragraph-properties fo:text-align="center" style:justify-single-word="false"/>
      <style:text-properties fo:font-size="11pt" fo:font-weight="bold" officeooo:rsid="0023973a" officeooo:paragraph-rsid="010fa88f" style:font-size-asian="11pt" style:font-weight-asian="bold" style:font-size-complex="11pt" style:font-weight-complex="bold"/>
    </style:style>
    <style:style style:name="P682" style:family="paragraph" style:parent-style-name="Table_20_Contents">
      <style:paragraph-properties fo:text-align="center" style:justify-single-word="false"/>
      <style:text-properties fo:font-size="11pt" fo:font-weight="bold" officeooo:rsid="0023973a" officeooo:paragraph-rsid="01114b15" style:font-size-asian="11pt" style:font-weight-asian="bold" style:font-size-complex="11pt" style:font-weight-complex="bold"/>
    </style:style>
    <style:style style:name="P683" style:family="paragraph" style:parent-style-name="Table_20_Contents">
      <style:paragraph-properties fo:text-align="center" style:justify-single-word="false"/>
      <style:text-properties fo:font-size="11pt" fo:font-weight="bold" officeooo:rsid="0023973a" officeooo:paragraph-rsid="0113c159" style:font-size-asian="11pt" style:font-weight-asian="bold" style:font-size-complex="11pt" style:font-weight-complex="bold"/>
    </style:style>
    <style:style style:name="P684" style:family="paragraph" style:parent-style-name="Table_20_Contents">
      <style:paragraph-properties fo:text-align="center" style:justify-single-word="false"/>
      <style:text-properties fo:font-size="11pt" fo:font-weight="bold" officeooo:rsid="0023973a" officeooo:paragraph-rsid="01153656" style:font-size-asian="11pt" style:font-weight-asian="bold" style:font-size-complex="11pt" style:font-weight-complex="bold"/>
    </style:style>
    <style:style style:name="P685" style:family="paragraph" style:parent-style-name="Table_20_Contents">
      <style:paragraph-properties fo:text-align="center" style:justify-single-word="false"/>
      <style:text-properties fo:font-size="11pt" fo:font-weight="bold" officeooo:rsid="0023973a" officeooo:paragraph-rsid="01190a4d" style:font-size-asian="11pt" style:font-weight-asian="bold" style:font-size-complex="11pt" style:font-weight-complex="bold"/>
    </style:style>
    <style:style style:name="P686" style:family="paragraph" style:parent-style-name="Table_20_Contents">
      <style:paragraph-properties fo:text-align="center" style:justify-single-word="false"/>
      <style:text-properties fo:font-size="11pt" fo:font-weight="bold" officeooo:rsid="0023973a" officeooo:paragraph-rsid="011aee10" style:font-size-asian="11pt" style:font-weight-asian="bold" style:font-size-complex="11pt" style:font-weight-complex="bold"/>
    </style:style>
    <style:style style:name="P687" style:family="paragraph" style:parent-style-name="Table_20_Contents">
      <style:paragraph-properties fo:text-align="center" style:justify-single-word="false"/>
      <style:text-properties fo:font-size="11pt" fo:font-weight="bold" officeooo:rsid="0023973a" officeooo:paragraph-rsid="011c3d01" style:font-size-asian="11pt" style:font-weight-asian="bold" style:font-size-complex="11pt" style:font-weight-complex="bold"/>
    </style:style>
    <style:style style:name="P688" style:family="paragraph" style:parent-style-name="Table_20_Contents">
      <style:paragraph-properties fo:text-align="center" style:justify-single-word="false"/>
      <style:text-properties fo:font-size="11pt" fo:font-weight="bold" officeooo:rsid="0023973a" officeooo:paragraph-rsid="011d620f" style:font-size-asian="11pt" style:font-weight-asian="bold" style:font-size-complex="11pt" style:font-weight-complex="bold"/>
    </style:style>
    <style:style style:name="P689" style:family="paragraph" style:parent-style-name="Table_20_Contents">
      <style:paragraph-properties fo:text-align="center" style:justify-single-word="false"/>
      <style:text-properties fo:font-size="11pt" fo:font-weight="bold" officeooo:rsid="0023973a" officeooo:paragraph-rsid="011fbbb4" style:font-size-asian="11pt" style:font-weight-asian="bold" style:font-size-complex="11pt" style:font-weight-complex="bold"/>
    </style:style>
    <style:style style:name="P690" style:family="paragraph" style:parent-style-name="Table_20_Contents">
      <style:paragraph-properties fo:text-align="center" style:justify-single-word="false"/>
      <style:text-properties fo:font-size="11pt" fo:font-weight="bold" officeooo:rsid="0023973a" officeooo:paragraph-rsid="0123a814" style:font-size-asian="11pt" style:font-weight-asian="bold" style:font-size-complex="11pt" style:font-weight-complex="bold"/>
    </style:style>
    <style:style style:name="P691" style:family="paragraph" style:parent-style-name="Table_20_Contents">
      <style:paragraph-properties fo:text-align="center" style:justify-single-word="false"/>
      <style:text-properties fo:font-size="11pt" fo:font-weight="bold" officeooo:rsid="0023973a" officeooo:paragraph-rsid="0125449a" style:font-size-asian="11pt" style:font-weight-asian="bold" style:font-size-complex="11pt" style:font-weight-complex="bold"/>
    </style:style>
    <style:style style:name="P692" style:family="paragraph" style:parent-style-name="Table_20_Contents">
      <style:paragraph-properties fo:text-align="center" style:justify-single-word="false"/>
      <style:text-properties fo:font-size="11pt" fo:font-weight="bold" officeooo:rsid="0023973a" officeooo:paragraph-rsid="012ae22a" style:font-size-asian="11pt" style:font-weight-asian="bold" style:font-size-complex="11pt" style:font-weight-complex="bold"/>
    </style:style>
    <style:style style:name="P693" style:family="paragraph" style:parent-style-name="Table_20_Contents">
      <style:paragraph-properties fo:text-align="center" style:justify-single-word="false"/>
      <style:text-properties fo:font-size="11pt" fo:font-weight="bold" officeooo:rsid="0023973a" officeooo:paragraph-rsid="01318012" style:font-size-asian="11pt" style:font-weight-asian="bold" style:font-size-complex="11pt" style:font-weight-complex="bold"/>
    </style:style>
    <style:style style:name="P694" style:family="paragraph" style:parent-style-name="Table_20_Contents">
      <style:paragraph-properties fo:text-align="center" style:justify-single-word="false"/>
      <style:text-properties fo:font-size="11pt" fo:font-weight="bold" officeooo:rsid="0023973a" officeooo:paragraph-rsid="0131b648" style:font-size-asian="11pt" style:font-weight-asian="bold" style:font-size-complex="11pt" style:font-weight-complex="bold"/>
    </style:style>
    <style:style style:name="P695" style:family="paragraph" style:parent-style-name="Table_20_Contents">
      <style:paragraph-properties fo:text-align="center" style:justify-single-word="false"/>
      <style:text-properties fo:font-size="11pt" fo:font-weight="bold" officeooo:rsid="0023973a" officeooo:paragraph-rsid="01323161" style:font-size-asian="11pt" style:font-weight-asian="bold" style:font-size-complex="11pt" style:font-weight-complex="bold"/>
    </style:style>
    <style:style style:name="P696" style:family="paragraph" style:parent-style-name="Table_20_Contents">
      <style:paragraph-properties fo:text-align="center" style:justify-single-word="false"/>
      <style:text-properties fo:font-size="11pt" fo:font-weight="bold" officeooo:rsid="0023973a" officeooo:paragraph-rsid="0138b982" style:font-size-asian="11pt" style:font-weight-asian="bold" style:font-size-complex="11pt" style:font-weight-complex="bold"/>
    </style:style>
    <style:style style:name="P697" style:family="paragraph" style:parent-style-name="Table_20_Contents">
      <style:paragraph-properties fo:text-align="center" style:justify-single-word="false"/>
      <style:text-properties fo:font-size="11pt" fo:font-weight="bold" officeooo:rsid="0023973a" officeooo:paragraph-rsid="014497ee" style:font-size-asian="11pt" style:font-weight-asian="bold" style:font-size-complex="11pt" style:font-weight-complex="bold"/>
    </style:style>
    <style:style style:name="P698" style:family="paragraph" style:parent-style-name="Table_20_Contents">
      <style:paragraph-properties fo:text-align="center" style:justify-single-word="false"/>
      <style:text-properties fo:font-size="11pt" fo:font-weight="bold" officeooo:rsid="0023973a" officeooo:paragraph-rsid="014be3d6" style:font-size-asian="11pt" style:font-weight-asian="bold" style:font-size-complex="11pt" style:font-weight-complex="bold"/>
    </style:style>
    <style:style style:name="P699" style:family="paragraph" style:parent-style-name="Table_20_Contents">
      <style:paragraph-properties fo:text-align="start" style:justify-single-word="false"/>
      <style:text-properties fo:font-size="11pt" officeooo:rsid="002e3418" officeooo:paragraph-rsid="002e3418" style:font-size-asian="9.60000038146973pt" style:font-size-complex="11pt"/>
    </style:style>
    <style:style style:name="P700" style:family="paragraph" style:parent-style-name="Table_20_Contents">
      <style:paragraph-properties fo:text-align="start" style:justify-single-word="false"/>
      <style:text-properties fo:font-size="11pt" style:text-underline-style="none" officeooo:rsid="00259265" officeooo:paragraph-rsid="01318012" style:font-size-asian="11pt" style:font-size-complex="11pt"/>
    </style:style>
    <style:style style:name="P701" style:family="paragraph" style:parent-style-name="Table_20_Contents">
      <style:paragraph-properties fo:text-align="center" style:justify-single-word="false"/>
      <style:text-properties fo:font-size="10pt" officeooo:rsid="0023973a" officeooo:paragraph-rsid="00259265" style:font-size-asian="10pt" style:font-size-complex="10pt"/>
    </style:style>
    <style:style style:name="P702" style:family="paragraph" style:parent-style-name="Table_20_Contents">
      <style:paragraph-properties fo:text-align="center" style:justify-single-word="false"/>
      <style:text-properties fo:font-size="10pt" officeooo:rsid="0023973a" officeooo:paragraph-rsid="0031a641" style:font-size-asian="10pt" style:font-size-complex="10pt"/>
    </style:style>
    <style:style style:name="P703" style:family="paragraph" style:parent-style-name="Table_20_Contents">
      <style:paragraph-properties fo:text-align="center" style:justify-single-word="false"/>
      <style:text-properties fo:font-size="10pt" officeooo:rsid="0023973a" officeooo:paragraph-rsid="0036f4d5" style:font-size-asian="10pt" style:font-size-complex="10pt"/>
    </style:style>
    <style:style style:name="P704" style:family="paragraph" style:parent-style-name="Table_20_Contents">
      <style:paragraph-properties fo:text-align="center" style:justify-single-word="false"/>
      <style:text-properties fo:font-size="10pt" officeooo:rsid="0023973a" officeooo:paragraph-rsid="004364ee" style:font-size-asian="10pt" style:font-size-complex="10pt"/>
    </style:style>
    <style:style style:name="P705" style:family="paragraph" style:parent-style-name="Table_20_Contents">
      <style:paragraph-properties fo:text-align="center" style:justify-single-word="false"/>
      <style:text-properties fo:font-size="10pt" officeooo:rsid="0023973a" officeooo:paragraph-rsid="00724475" style:font-size-asian="10pt" style:font-size-complex="10pt"/>
    </style:style>
    <style:style style:name="P706" style:family="paragraph" style:parent-style-name="Table_20_Contents">
      <style:paragraph-properties fo:text-align="center" style:justify-single-word="false"/>
      <style:text-properties fo:font-size="10pt" officeooo:rsid="0023973a" officeooo:paragraph-rsid="0074c86b" style:font-size-asian="10pt" style:font-size-complex="10pt"/>
    </style:style>
    <style:style style:name="P707" style:family="paragraph" style:parent-style-name="Table_20_Contents">
      <style:paragraph-properties fo:text-align="center" style:justify-single-word="false"/>
      <style:text-properties fo:font-size="10pt" officeooo:rsid="0023973a" officeooo:paragraph-rsid="007a347c" style:font-size-asian="10pt" style:font-size-complex="10pt"/>
    </style:style>
    <style:style style:name="P708" style:family="paragraph" style:parent-style-name="Table_20_Contents">
      <style:paragraph-properties fo:text-align="center" style:justify-single-word="false"/>
      <style:text-properties fo:font-size="10pt" officeooo:rsid="0023973a" officeooo:paragraph-rsid="007a63ea" style:font-size-asian="10pt" style:font-size-complex="10pt"/>
    </style:style>
    <style:style style:name="P709" style:family="paragraph" style:parent-style-name="Table_20_Contents">
      <style:paragraph-properties fo:text-align="center" style:justify-single-word="false"/>
      <style:text-properties fo:font-size="10pt" officeooo:rsid="0023973a" officeooo:paragraph-rsid="007ca9cb" style:font-size-asian="10pt" style:font-size-complex="10pt"/>
    </style:style>
    <style:style style:name="P710" style:family="paragraph" style:parent-style-name="Table_20_Contents">
      <style:paragraph-properties fo:text-align="center" style:justify-single-word="false"/>
      <style:text-properties fo:font-size="10pt" officeooo:rsid="0023973a" officeooo:paragraph-rsid="00811e9a" style:font-size-asian="10pt" style:font-size-complex="10pt"/>
    </style:style>
    <style:style style:name="P711" style:family="paragraph" style:parent-style-name="Table_20_Contents">
      <style:paragraph-properties fo:text-align="center" style:justify-single-word="false"/>
      <style:text-properties fo:font-size="10pt" officeooo:rsid="0023973a" officeooo:paragraph-rsid="0086b783" style:font-size-asian="10pt" style:font-size-complex="10pt"/>
    </style:style>
    <style:style style:name="P712" style:family="paragraph" style:parent-style-name="Table_20_Contents">
      <style:paragraph-properties fo:text-align="center" style:justify-single-word="false"/>
      <style:text-properties fo:font-size="10pt" officeooo:rsid="0023973a" officeooo:paragraph-rsid="008f512a" style:font-size-asian="10pt" style:font-size-complex="10pt"/>
    </style:style>
    <style:style style:name="P713" style:family="paragraph" style:parent-style-name="Table_20_Contents">
      <style:paragraph-properties fo:text-align="center" style:justify-single-word="false"/>
      <style:text-properties fo:font-size="10pt" officeooo:rsid="0023973a" officeooo:paragraph-rsid="010b64de" style:font-size-asian="10pt" style:font-size-complex="10pt"/>
    </style:style>
    <style:style style:name="P714" style:family="paragraph" style:parent-style-name="Table_20_Contents">
      <style:paragraph-properties fo:text-align="center" style:justify-single-word="false"/>
      <style:text-properties fo:font-size="10pt" officeooo:rsid="0023973a" officeooo:paragraph-rsid="010c8181" style:font-size-asian="10pt" style:font-size-complex="10pt"/>
    </style:style>
    <style:style style:name="P715" style:family="paragraph" style:parent-style-name="Table_20_Contents">
      <style:paragraph-properties fo:text-align="center" style:justify-single-word="false"/>
      <style:text-properties fo:font-size="10pt" officeooo:rsid="0023973a" officeooo:paragraph-rsid="010e6bac" style:font-size-asian="10pt" style:font-size-complex="10pt"/>
    </style:style>
    <style:style style:name="P716" style:family="paragraph" style:parent-style-name="Table_20_Contents">
      <style:paragraph-properties fo:text-align="center" style:justify-single-word="false"/>
      <style:text-properties fo:font-size="10pt" officeooo:rsid="0023973a" officeooo:paragraph-rsid="010fa88f" style:font-size-asian="10pt" style:font-size-complex="10pt"/>
    </style:style>
    <style:style style:name="P717" style:family="paragraph" style:parent-style-name="Table_20_Contents">
      <style:paragraph-properties fo:text-align="center" style:justify-single-word="false"/>
      <style:text-properties fo:font-size="10pt" officeooo:rsid="0023973a" officeooo:paragraph-rsid="01114b15" style:font-size-asian="10pt" style:font-size-complex="10pt"/>
    </style:style>
    <style:style style:name="P718" style:family="paragraph" style:parent-style-name="Table_20_Contents">
      <style:paragraph-properties fo:text-align="center" style:justify-single-word="false"/>
      <style:text-properties fo:font-size="10pt" officeooo:rsid="0023973a" officeooo:paragraph-rsid="0113c159" style:font-size-asian="10pt" style:font-size-complex="10pt"/>
    </style:style>
    <style:style style:name="P719" style:family="paragraph" style:parent-style-name="Table_20_Contents">
      <style:paragraph-properties fo:text-align="center" style:justify-single-word="false"/>
      <style:text-properties fo:font-size="10pt" officeooo:rsid="0023973a" officeooo:paragraph-rsid="01153656" style:font-size-asian="10pt" style:font-size-complex="10pt"/>
    </style:style>
    <style:style style:name="P720" style:family="paragraph" style:parent-style-name="Table_20_Contents">
      <style:paragraph-properties fo:text-align="center" style:justify-single-word="false"/>
      <style:text-properties fo:font-size="10pt" officeooo:rsid="0023973a" officeooo:paragraph-rsid="01190a4d" style:font-size-asian="10pt" style:font-size-complex="10pt"/>
    </style:style>
    <style:style style:name="P721" style:family="paragraph" style:parent-style-name="Table_20_Contents">
      <style:paragraph-properties fo:text-align="center" style:justify-single-word="false"/>
      <style:text-properties fo:font-size="10pt" officeooo:rsid="0023973a" officeooo:paragraph-rsid="011aee10" style:font-size-asian="10pt" style:font-size-complex="10pt"/>
    </style:style>
    <style:style style:name="P722" style:family="paragraph" style:parent-style-name="Table_20_Contents">
      <style:paragraph-properties fo:text-align="center" style:justify-single-word="false"/>
      <style:text-properties fo:font-size="10pt" officeooo:rsid="0023973a" officeooo:paragraph-rsid="011c3d01" style:font-size-asian="10pt" style:font-size-complex="10pt"/>
    </style:style>
    <style:style style:name="P723" style:family="paragraph" style:parent-style-name="Table_20_Contents">
      <style:paragraph-properties fo:text-align="center" style:justify-single-word="false"/>
      <style:text-properties fo:font-size="10pt" officeooo:rsid="0023973a" officeooo:paragraph-rsid="011d620f" style:font-size-asian="10pt" style:font-size-complex="10pt"/>
    </style:style>
    <style:style style:name="P724" style:family="paragraph" style:parent-style-name="Table_20_Contents">
      <style:paragraph-properties fo:text-align="center" style:justify-single-word="false"/>
      <style:text-properties fo:font-size="10pt" officeooo:rsid="0023973a" officeooo:paragraph-rsid="011fbbb4" style:font-size-asian="10pt" style:font-size-complex="10pt"/>
    </style:style>
    <style:style style:name="P725" style:family="paragraph" style:parent-style-name="Table_20_Contents">
      <style:paragraph-properties fo:text-align="center" style:justify-single-word="false"/>
      <style:text-properties fo:font-size="10pt" officeooo:rsid="0023973a" officeooo:paragraph-rsid="0123a814" style:font-size-asian="10pt" style:font-size-complex="10pt"/>
    </style:style>
    <style:style style:name="P726" style:family="paragraph" style:parent-style-name="Table_20_Contents">
      <style:paragraph-properties fo:text-align="center" style:justify-single-word="false"/>
      <style:text-properties fo:font-size="10pt" officeooo:rsid="0023973a" officeooo:paragraph-rsid="0125449a" style:font-size-asian="10pt" style:font-size-complex="10pt"/>
    </style:style>
    <style:style style:name="P727" style:family="paragraph" style:parent-style-name="Table_20_Contents">
      <style:paragraph-properties fo:text-align="center" style:justify-single-word="false"/>
      <style:text-properties fo:font-size="10pt" officeooo:rsid="0023973a" officeooo:paragraph-rsid="012ae22a" style:font-size-asian="10pt" style:font-size-complex="10pt"/>
    </style:style>
    <style:style style:name="P728" style:family="paragraph" style:parent-style-name="Table_20_Contents">
      <style:paragraph-properties fo:text-align="center" style:justify-single-word="false"/>
      <style:text-properties fo:font-size="10pt" officeooo:rsid="0023973a" officeooo:paragraph-rsid="01318012" style:font-size-asian="10pt" style:font-size-complex="10pt"/>
    </style:style>
    <style:style style:name="P729" style:family="paragraph" style:parent-style-name="Table_20_Contents">
      <style:paragraph-properties fo:text-align="center" style:justify-single-word="false"/>
      <style:text-properties fo:font-size="10pt" officeooo:rsid="0023973a" officeooo:paragraph-rsid="0131b648" style:font-size-asian="10pt" style:font-size-complex="10pt"/>
    </style:style>
    <style:style style:name="P730" style:family="paragraph" style:parent-style-name="Table_20_Contents">
      <style:paragraph-properties fo:text-align="center" style:justify-single-word="false"/>
      <style:text-properties fo:font-size="10pt" officeooo:rsid="0023973a" officeooo:paragraph-rsid="01323161" style:font-size-asian="10pt" style:font-size-complex="10pt"/>
    </style:style>
    <style:style style:name="P731" style:family="paragraph" style:parent-style-name="Table_20_Contents">
      <style:paragraph-properties fo:text-align="center" style:justify-single-word="false"/>
      <style:text-properties fo:font-size="10pt" officeooo:rsid="0023973a" officeooo:paragraph-rsid="0138b982" style:font-size-asian="10pt" style:font-size-complex="10pt"/>
    </style:style>
    <style:style style:name="P732" style:family="paragraph" style:parent-style-name="Table_20_Contents">
      <style:paragraph-properties fo:text-align="center" style:justify-single-word="false"/>
      <style:text-properties fo:font-size="10pt" officeooo:rsid="0023973a" officeooo:paragraph-rsid="014497ee" style:font-size-asian="10pt" style:font-size-complex="10pt"/>
    </style:style>
    <style:style style:name="P733" style:family="paragraph" style:parent-style-name="Table_20_Contents">
      <style:paragraph-properties fo:text-align="center" style:justify-single-word="false"/>
      <style:text-properties fo:font-size="10pt" officeooo:rsid="0023973a" officeooo:paragraph-rsid="014be3d6" style:font-size-asian="10pt" style:font-size-complex="10pt"/>
    </style:style>
    <style:style style:name="P734" style:family="paragraph" style:parent-style-name="Table_20_Contents">
      <style:paragraph-properties fo:text-align="start" style:justify-single-word="false"/>
      <style:text-properties fo:font-size="10pt" officeooo:rsid="0023973a" officeooo:paragraph-rsid="00259265" style:font-size-asian="10pt" style:font-size-complex="10pt"/>
    </style:style>
    <style:style style:name="P735" style:family="paragraph" style:parent-style-name="Table_20_Contents">
      <style:paragraph-properties fo:text-align="center" style:justify-single-word="false"/>
      <style:text-properties fo:font-size="10pt" officeooo:rsid="00259265" officeooo:paragraph-rsid="00259265" style:font-size-asian="10pt" style:font-size-complex="10pt"/>
    </style:style>
    <style:style style:name="P736" style:family="paragraph" style:parent-style-name="Table_20_Contents">
      <style:paragraph-properties fo:text-align="center" style:justify-single-word="false"/>
      <style:text-properties fo:font-size="10pt" officeooo:rsid="00259265" officeooo:paragraph-rsid="0031a641" style:font-size-asian="10pt" style:font-size-complex="10pt"/>
    </style:style>
    <style:style style:name="P737" style:family="paragraph" style:parent-style-name="Table_20_Contents">
      <style:paragraph-properties fo:text-align="center" style:justify-single-word="false"/>
      <style:text-properties fo:font-size="10pt" officeooo:rsid="00259265" officeooo:paragraph-rsid="004364ee" style:font-size-asian="10pt" style:font-size-complex="10pt"/>
    </style:style>
    <style:style style:name="P738" style:family="paragraph" style:parent-style-name="Table_20_Contents">
      <style:paragraph-properties fo:text-align="center" style:justify-single-word="false"/>
      <style:text-properties fo:font-size="10pt" officeooo:rsid="00259265" officeooo:paragraph-rsid="0074c86b" style:font-size-asian="10pt" style:font-size-complex="10pt"/>
    </style:style>
    <style:style style:name="P739" style:family="paragraph" style:parent-style-name="Table_20_Contents">
      <style:paragraph-properties fo:text-align="center" style:justify-single-word="false"/>
      <style:text-properties fo:font-size="10pt" officeooo:rsid="00259265" officeooo:paragraph-rsid="007a63ea" style:font-size-asian="10pt" style:font-size-complex="10pt"/>
    </style:style>
    <style:style style:name="P740" style:family="paragraph" style:parent-style-name="Table_20_Contents">
      <style:paragraph-properties fo:text-align="center" style:justify-single-word="false"/>
      <style:text-properties fo:font-size="10pt" officeooo:rsid="00259265" officeooo:paragraph-rsid="008f512a" style:font-size-asian="10pt" style:font-size-complex="10pt"/>
    </style:style>
    <style:style style:name="P741" style:family="paragraph" style:parent-style-name="Table_20_Contents">
      <style:paragraph-properties fo:text-align="center" style:justify-single-word="false"/>
      <style:text-properties fo:font-size="10pt" officeooo:rsid="00259265" officeooo:paragraph-rsid="010b64de" style:font-size-asian="10pt" style:font-size-complex="10pt"/>
    </style:style>
    <style:style style:name="P742" style:family="paragraph" style:parent-style-name="Table_20_Contents">
      <style:paragraph-properties fo:text-align="center" style:justify-single-word="false"/>
      <style:text-properties fo:font-size="10pt" officeooo:rsid="00259265" officeooo:paragraph-rsid="010e6bac" style:font-size-asian="10pt" style:font-size-complex="10pt"/>
    </style:style>
    <style:style style:name="P743" style:family="paragraph" style:parent-style-name="Table_20_Contents">
      <style:paragraph-properties fo:text-align="center" style:justify-single-word="false"/>
      <style:text-properties fo:font-size="10pt" officeooo:rsid="00259265" officeooo:paragraph-rsid="010fa88f" style:font-size-asian="10pt" style:font-size-complex="10pt"/>
    </style:style>
    <style:style style:name="P744" style:family="paragraph" style:parent-style-name="Table_20_Contents">
      <style:paragraph-properties fo:text-align="center" style:justify-single-word="false"/>
      <style:text-properties fo:font-size="10pt" officeooo:rsid="00259265" officeooo:paragraph-rsid="01114b15" style:font-size-asian="10pt" style:font-size-complex="10pt"/>
    </style:style>
    <style:style style:name="P745" style:family="paragraph" style:parent-style-name="Table_20_Contents">
      <style:paragraph-properties fo:text-align="center" style:justify-single-word="false"/>
      <style:text-properties fo:font-size="10pt" officeooo:rsid="00259265" officeooo:paragraph-rsid="0113c159" style:font-size-asian="10pt" style:font-size-complex="10pt"/>
    </style:style>
    <style:style style:name="P746" style:family="paragraph" style:parent-style-name="Table_20_Contents">
      <style:paragraph-properties fo:text-align="center" style:justify-single-word="false"/>
      <style:text-properties fo:font-size="10pt" officeooo:rsid="00259265" officeooo:paragraph-rsid="01153656" style:font-size-asian="10pt" style:font-size-complex="10pt"/>
    </style:style>
    <style:style style:name="P747" style:family="paragraph" style:parent-style-name="Table_20_Contents">
      <style:paragraph-properties fo:text-align="center" style:justify-single-word="false"/>
      <style:text-properties fo:font-size="10pt" officeooo:rsid="00259265" officeooo:paragraph-rsid="01190a4d" style:font-size-asian="10pt" style:font-size-complex="10pt"/>
    </style:style>
    <style:style style:name="P748" style:family="paragraph" style:parent-style-name="Table_20_Contents">
      <style:paragraph-properties fo:text-align="center" style:justify-single-word="false"/>
      <style:text-properties fo:font-size="10pt" officeooo:rsid="00259265" officeooo:paragraph-rsid="011aee10" style:font-size-asian="10pt" style:font-size-complex="10pt"/>
    </style:style>
    <style:style style:name="P749" style:family="paragraph" style:parent-style-name="Table_20_Contents">
      <style:paragraph-properties fo:text-align="center" style:justify-single-word="false"/>
      <style:text-properties fo:font-size="10pt" officeooo:rsid="00259265" officeooo:paragraph-rsid="011c3d01" style:font-size-asian="10pt" style:font-size-complex="10pt"/>
    </style:style>
    <style:style style:name="P750" style:family="paragraph" style:parent-style-name="Table_20_Contents">
      <style:paragraph-properties fo:text-align="center" style:justify-single-word="false"/>
      <style:text-properties fo:font-size="10pt" officeooo:rsid="00259265" officeooo:paragraph-rsid="011d620f" style:font-size-asian="10pt" style:font-size-complex="10pt"/>
    </style:style>
    <style:style style:name="P751" style:family="paragraph" style:parent-style-name="Table_20_Contents">
      <style:paragraph-properties fo:text-align="center" style:justify-single-word="false"/>
      <style:text-properties fo:font-size="10pt" officeooo:rsid="00259265" officeooo:paragraph-rsid="011fbbb4" style:font-size-asian="10pt" style:font-size-complex="10pt"/>
    </style:style>
    <style:style style:name="P752" style:family="paragraph" style:parent-style-name="Table_20_Contents">
      <style:paragraph-properties fo:text-align="center" style:justify-single-word="false"/>
      <style:text-properties fo:font-size="10pt" officeooo:rsid="00259265" officeooo:paragraph-rsid="0123a814" style:font-size-asian="10pt" style:font-size-complex="10pt"/>
    </style:style>
    <style:style style:name="P753" style:family="paragraph" style:parent-style-name="Table_20_Contents">
      <style:paragraph-properties fo:text-align="center" style:justify-single-word="false"/>
      <style:text-properties fo:font-size="10pt" officeooo:rsid="00259265" officeooo:paragraph-rsid="0125449a" style:font-size-asian="10pt" style:font-size-complex="10pt"/>
    </style:style>
    <style:style style:name="P754" style:family="paragraph" style:parent-style-name="Table_20_Contents">
      <style:paragraph-properties fo:text-align="center" style:justify-single-word="false"/>
      <style:text-properties fo:font-size="10pt" officeooo:rsid="00259265" officeooo:paragraph-rsid="012ae22a" style:font-size-asian="10pt" style:font-size-complex="10pt"/>
    </style:style>
    <style:style style:name="P755" style:family="paragraph" style:parent-style-name="Table_20_Contents">
      <style:paragraph-properties fo:text-align="center" style:justify-single-word="false"/>
      <style:text-properties fo:font-size="10pt" officeooo:rsid="00259265" officeooo:paragraph-rsid="01318012" style:font-size-asian="10pt" style:font-size-complex="10pt"/>
    </style:style>
    <style:style style:name="P756" style:family="paragraph" style:parent-style-name="Table_20_Contents">
      <style:paragraph-properties fo:text-align="center" style:justify-single-word="false"/>
      <style:text-properties fo:font-size="10pt" officeooo:rsid="00259265" officeooo:paragraph-rsid="0131b648" style:font-size-asian="10pt" style:font-size-complex="10pt"/>
    </style:style>
    <style:style style:name="P757" style:family="paragraph" style:parent-style-name="Table_20_Contents">
      <style:paragraph-properties fo:text-align="center" style:justify-single-word="false"/>
      <style:text-properties fo:font-size="10pt" officeooo:rsid="00259265" officeooo:paragraph-rsid="01323161" style:font-size-asian="10pt" style:font-size-complex="10pt"/>
    </style:style>
    <style:style style:name="P758" style:family="paragraph" style:parent-style-name="Table_20_Contents">
      <style:paragraph-properties fo:text-align="center" style:justify-single-word="false"/>
      <style:text-properties fo:font-size="10pt" officeooo:rsid="00259265" officeooo:paragraph-rsid="0138b982" style:font-size-asian="10pt" style:font-size-complex="10pt"/>
    </style:style>
    <style:style style:name="P759" style:family="paragraph" style:parent-style-name="Table_20_Contents">
      <style:paragraph-properties fo:text-align="center" style:justify-single-word="false"/>
      <style:text-properties fo:font-size="10pt" officeooo:rsid="00259265" officeooo:paragraph-rsid="014497ee" style:font-size-asian="10pt" style:font-size-complex="10pt"/>
    </style:style>
    <style:style style:name="P760" style:family="paragraph" style:parent-style-name="Table_20_Contents">
      <style:paragraph-properties fo:text-align="center" style:justify-single-word="false"/>
      <style:text-properties fo:font-size="10pt" officeooo:rsid="00259265" officeooo:paragraph-rsid="014be3d6" style:font-size-asian="10pt" style:font-size-complex="10pt"/>
    </style:style>
    <style:style style:name="P761" style:family="paragraph" style:parent-style-name="Table_20_Contents">
      <style:paragraph-properties fo:text-align="center" style:justify-single-word="false"/>
      <style:text-properties fo:font-size="10pt" officeooo:rsid="0025a55d" officeooo:paragraph-rsid="0025a55d" style:font-size-asian="10pt" style:font-size-complex="10pt"/>
    </style:style>
    <style:style style:name="P762" style:family="paragraph" style:parent-style-name="Table_20_Contents">
      <style:paragraph-properties fo:text-align="center" style:justify-single-word="false"/>
      <style:text-properties fo:font-size="10pt" officeooo:rsid="0026bb09" officeooo:paragraph-rsid="0026bb09" style:font-size-asian="10pt" style:font-size-complex="10pt"/>
    </style:style>
    <style:style style:name="P763" style:family="paragraph" style:parent-style-name="Table_20_Contents">
      <style:paragraph-properties fo:text-align="center" style:justify-single-word="false"/>
      <style:text-properties fo:font-size="10pt" officeooo:rsid="00283ba9" officeooo:paragraph-rsid="00283ba9" style:font-size-asian="10pt" style:font-size-complex="10pt"/>
    </style:style>
    <style:style style:name="P764" style:family="paragraph" style:parent-style-name="Table_20_Contents">
      <style:paragraph-properties fo:text-align="center" style:justify-single-word="false"/>
      <style:text-properties fo:font-size="10pt" officeooo:rsid="002e3418" officeooo:paragraph-rsid="002e3418" style:font-size-asian="10pt" style:font-size-complex="10pt"/>
    </style:style>
    <style:style style:name="P765" style:family="paragraph" style:parent-style-name="Table_20_Contents">
      <style:paragraph-properties fo:text-align="center" style:justify-single-word="false"/>
      <style:text-properties fo:font-size="10pt" officeooo:rsid="00318a93" officeooo:paragraph-rsid="00318a93" style:font-size-asian="10pt" style:font-size-complex="10pt"/>
    </style:style>
    <style:style style:name="P766" style:family="paragraph" style:parent-style-name="Table_20_Contents">
      <style:paragraph-properties fo:text-align="start" style:justify-single-word="false"/>
      <style:text-properties fo:font-size="10pt" officeooo:rsid="0036f4d5" officeooo:paragraph-rsid="0036f4d5" style:font-size-asian="10pt" style:font-size-complex="10pt"/>
    </style:style>
    <style:style style:name="P767" style:family="paragraph" style:parent-style-name="Table_20_Contents">
      <style:paragraph-properties fo:text-align="center" style:justify-single-word="false"/>
      <style:text-properties fo:font-size="10pt" officeooo:rsid="0036f4d5" officeooo:paragraph-rsid="0036f4d5" style:font-size-asian="10pt" style:font-size-complex="10pt"/>
    </style:style>
    <style:style style:name="P768" style:family="paragraph" style:parent-style-name="Table_20_Contents">
      <style:paragraph-properties fo:text-align="center" style:justify-single-word="false"/>
      <style:text-properties fo:font-size="10pt" officeooo:rsid="0036f4d5" officeooo:paragraph-rsid="004364ee" style:font-size-asian="10pt" style:font-size-complex="10pt"/>
    </style:style>
    <style:style style:name="P769" style:family="paragraph" style:parent-style-name="Table_20_Contents">
      <style:paragraph-properties fo:text-align="center" style:justify-single-word="false"/>
      <style:text-properties fo:font-size="10pt" officeooo:rsid="0036f4d5" officeooo:paragraph-rsid="0074c86b" style:font-size-asian="10pt" style:font-size-complex="10pt"/>
    </style:style>
    <style:style style:name="P770" style:family="paragraph" style:parent-style-name="Table_20_Contents">
      <style:paragraph-properties fo:text-align="center" style:justify-single-word="false"/>
      <style:text-properties fo:font-size="10pt" officeooo:rsid="0036f4d5" officeooo:paragraph-rsid="007a63ea" style:font-size-asian="10pt" style:font-size-complex="10pt"/>
    </style:style>
    <style:style style:name="P771" style:family="paragraph" style:parent-style-name="Table_20_Contents">
      <style:paragraph-properties fo:text-align="center" style:justify-single-word="false"/>
      <style:text-properties fo:font-size="10pt" officeooo:rsid="0036f4d5" officeooo:paragraph-rsid="008f512a" style:font-size-asian="10pt" style:font-size-complex="10pt"/>
    </style:style>
    <style:style style:name="P772" style:family="paragraph" style:parent-style-name="Table_20_Contents">
      <style:paragraph-properties fo:text-align="center" style:justify-single-word="false"/>
      <style:text-properties fo:font-size="10pt" officeooo:rsid="0036f4d5" officeooo:paragraph-rsid="010b64de" style:font-size-asian="10pt" style:font-size-complex="10pt"/>
    </style:style>
    <style:style style:name="P773" style:family="paragraph" style:parent-style-name="Table_20_Contents">
      <style:paragraph-properties fo:text-align="center" style:justify-single-word="false"/>
      <style:text-properties fo:font-size="10pt" officeooo:rsid="0036f4d5" officeooo:paragraph-rsid="010e6bac" style:font-size-asian="10pt" style:font-size-complex="10pt"/>
    </style:style>
    <style:style style:name="P774" style:family="paragraph" style:parent-style-name="Table_20_Contents">
      <style:paragraph-properties fo:text-align="center" style:justify-single-word="false"/>
      <style:text-properties fo:font-size="10pt" officeooo:rsid="0036f4d5" officeooo:paragraph-rsid="010fa88f" style:font-size-asian="10pt" style:font-size-complex="10pt"/>
    </style:style>
    <style:style style:name="P775" style:family="paragraph" style:parent-style-name="Table_20_Contents">
      <style:paragraph-properties fo:text-align="center" style:justify-single-word="false"/>
      <style:text-properties fo:font-size="10pt" officeooo:rsid="0036f4d5" officeooo:paragraph-rsid="01114b15" style:font-size-asian="10pt" style:font-size-complex="10pt"/>
    </style:style>
    <style:style style:name="P776" style:family="paragraph" style:parent-style-name="Table_20_Contents">
      <style:paragraph-properties fo:text-align="center" style:justify-single-word="false"/>
      <style:text-properties fo:font-size="10pt" officeooo:rsid="0036f4d5" officeooo:paragraph-rsid="0113c159" style:font-size-asian="10pt" style:font-size-complex="10pt"/>
    </style:style>
    <style:style style:name="P777" style:family="paragraph" style:parent-style-name="Table_20_Contents">
      <style:paragraph-properties fo:text-align="center" style:justify-single-word="false"/>
      <style:text-properties fo:font-size="10pt" officeooo:rsid="0036f4d5" officeooo:paragraph-rsid="01153656" style:font-size-asian="10pt" style:font-size-complex="10pt"/>
    </style:style>
    <style:style style:name="P778" style:family="paragraph" style:parent-style-name="Table_20_Contents">
      <style:paragraph-properties fo:text-align="center" style:justify-single-word="false"/>
      <style:text-properties fo:font-size="10pt" officeooo:rsid="0036f4d5" officeooo:paragraph-rsid="01190a4d" style:font-size-asian="10pt" style:font-size-complex="10pt"/>
    </style:style>
    <style:style style:name="P779" style:family="paragraph" style:parent-style-name="Table_20_Contents">
      <style:paragraph-properties fo:text-align="center" style:justify-single-word="false"/>
      <style:text-properties fo:font-size="10pt" officeooo:rsid="0036f4d5" officeooo:paragraph-rsid="011aee10" style:font-size-asian="10pt" style:font-size-complex="10pt"/>
    </style:style>
    <style:style style:name="P780" style:family="paragraph" style:parent-style-name="Table_20_Contents">
      <style:paragraph-properties fo:text-align="center" style:justify-single-word="false"/>
      <style:text-properties fo:font-size="10pt" officeooo:rsid="0036f4d5" officeooo:paragraph-rsid="011c3d01" style:font-size-asian="10pt" style:font-size-complex="10pt"/>
    </style:style>
    <style:style style:name="P781" style:family="paragraph" style:parent-style-name="Table_20_Contents">
      <style:paragraph-properties fo:text-align="center" style:justify-single-word="false"/>
      <style:text-properties fo:font-size="10pt" officeooo:rsid="0036f4d5" officeooo:paragraph-rsid="011d620f" style:font-size-asian="10pt" style:font-size-complex="10pt"/>
    </style:style>
    <style:style style:name="P782" style:family="paragraph" style:parent-style-name="Table_20_Contents">
      <style:paragraph-properties fo:text-align="center" style:justify-single-word="false"/>
      <style:text-properties fo:font-size="10pt" officeooo:rsid="0036f4d5" officeooo:paragraph-rsid="011fbbb4" style:font-size-asian="10pt" style:font-size-complex="10pt"/>
    </style:style>
    <style:style style:name="P783" style:family="paragraph" style:parent-style-name="Table_20_Contents">
      <style:paragraph-properties fo:text-align="center" style:justify-single-word="false"/>
      <style:text-properties fo:font-size="10pt" officeooo:rsid="0036f4d5" officeooo:paragraph-rsid="0123a814" style:font-size-asian="10pt" style:font-size-complex="10pt"/>
    </style:style>
    <style:style style:name="P784" style:family="paragraph" style:parent-style-name="Table_20_Contents">
      <style:paragraph-properties fo:text-align="center" style:justify-single-word="false"/>
      <style:text-properties fo:font-size="10pt" officeooo:rsid="0036f4d5" officeooo:paragraph-rsid="0125449a" style:font-size-asian="10pt" style:font-size-complex="10pt"/>
    </style:style>
    <style:style style:name="P785" style:family="paragraph" style:parent-style-name="Table_20_Contents">
      <style:paragraph-properties fo:text-align="center" style:justify-single-word="false"/>
      <style:text-properties fo:font-size="10pt" officeooo:rsid="0036f4d5" officeooo:paragraph-rsid="012ae22a" style:font-size-asian="10pt" style:font-size-complex="10pt"/>
    </style:style>
    <style:style style:name="P786" style:family="paragraph" style:parent-style-name="Table_20_Contents">
      <style:paragraph-properties fo:text-align="center" style:justify-single-word="false"/>
      <style:text-properties fo:font-size="10pt" officeooo:rsid="0036f4d5" officeooo:paragraph-rsid="01318012" style:font-size-asian="10pt" style:font-size-complex="10pt"/>
    </style:style>
    <style:style style:name="P787" style:family="paragraph" style:parent-style-name="Table_20_Contents">
      <style:paragraph-properties fo:text-align="center" style:justify-single-word="false"/>
      <style:text-properties fo:font-size="10pt" officeooo:rsid="0036f4d5" officeooo:paragraph-rsid="0131b648" style:font-size-asian="10pt" style:font-size-complex="10pt"/>
    </style:style>
    <style:style style:name="P788" style:family="paragraph" style:parent-style-name="Table_20_Contents">
      <style:paragraph-properties fo:text-align="center" style:justify-single-word="false"/>
      <style:text-properties fo:font-size="10pt" officeooo:rsid="0036f4d5" officeooo:paragraph-rsid="01323161" style:font-size-asian="10pt" style:font-size-complex="10pt"/>
    </style:style>
    <style:style style:name="P789" style:family="paragraph" style:parent-style-name="Table_20_Contents">
      <style:paragraph-properties fo:text-align="center" style:justify-single-word="false"/>
      <style:text-properties fo:font-size="10pt" officeooo:rsid="0036f4d5" officeooo:paragraph-rsid="0138b982" style:font-size-asian="10pt" style:font-size-complex="10pt"/>
    </style:style>
    <style:style style:name="P790" style:family="paragraph" style:parent-style-name="Table_20_Contents">
      <style:paragraph-properties fo:text-align="center" style:justify-single-word="false"/>
      <style:text-properties fo:font-size="10pt" officeooo:rsid="0036f4d5" officeooo:paragraph-rsid="014497ee" style:font-size-asian="10pt" style:font-size-complex="10pt"/>
    </style:style>
    <style:style style:name="P791" style:family="paragraph" style:parent-style-name="Table_20_Contents">
      <style:paragraph-properties fo:text-align="center" style:justify-single-word="false"/>
      <style:text-properties fo:font-size="10pt" officeooo:rsid="0036f4d5" officeooo:paragraph-rsid="014be3d6" style:font-size-asian="10pt" style:font-size-complex="10pt"/>
    </style:style>
    <style:style style:name="P792" style:family="paragraph" style:parent-style-name="Table_20_Contents">
      <style:paragraph-properties fo:text-align="center" style:justify-single-word="false"/>
      <style:text-properties fo:font-size="10pt" officeooo:rsid="00371fe3" officeooo:paragraph-rsid="00371fe3" style:font-size-asian="10pt" style:font-size-complex="10pt"/>
    </style:style>
    <style:style style:name="P793" style:family="paragraph" style:parent-style-name="Table_20_Contents">
      <style:paragraph-properties fo:text-align="center" style:justify-single-word="false"/>
      <style:text-properties fo:font-size="10pt" officeooo:rsid="00371fe3" officeooo:paragraph-rsid="004364ee" style:font-size-asian="10pt" style:font-size-complex="10pt"/>
    </style:style>
    <style:style style:name="P794" style:family="paragraph" style:parent-style-name="Table_20_Contents">
      <style:paragraph-properties fo:text-align="center" style:justify-single-word="false"/>
      <style:text-properties fo:font-size="10pt" officeooo:rsid="00371fe3" officeooo:paragraph-rsid="0074c86b" style:font-size-asian="10pt" style:font-size-complex="10pt"/>
    </style:style>
    <style:style style:name="P795" style:family="paragraph" style:parent-style-name="Table_20_Contents">
      <style:paragraph-properties fo:text-align="center" style:justify-single-word="false"/>
      <style:text-properties fo:font-size="10pt" officeooo:rsid="00371fe3" officeooo:paragraph-rsid="007a63ea" style:font-size-asian="10pt" style:font-size-complex="10pt"/>
    </style:style>
    <style:style style:name="P796" style:family="paragraph" style:parent-style-name="Table_20_Contents">
      <style:paragraph-properties fo:text-align="center" style:justify-single-word="false"/>
      <style:text-properties fo:font-size="10pt" officeooo:rsid="00371fe3" officeooo:paragraph-rsid="008f512a" style:font-size-asian="10pt" style:font-size-complex="10pt"/>
    </style:style>
    <style:style style:name="P797" style:family="paragraph" style:parent-style-name="Table_20_Contents">
      <style:paragraph-properties fo:text-align="center" style:justify-single-word="false"/>
      <style:text-properties fo:font-size="10pt" officeooo:rsid="00371fe3" officeooo:paragraph-rsid="010b64de" style:font-size-asian="10pt" style:font-size-complex="10pt"/>
    </style:style>
    <style:style style:name="P798" style:family="paragraph" style:parent-style-name="Table_20_Contents">
      <style:paragraph-properties fo:text-align="center" style:justify-single-word="false"/>
      <style:text-properties fo:font-size="10pt" officeooo:rsid="00371fe3" officeooo:paragraph-rsid="010e6bac" style:font-size-asian="10pt" style:font-size-complex="10pt"/>
    </style:style>
    <style:style style:name="P799" style:family="paragraph" style:parent-style-name="Table_20_Contents">
      <style:paragraph-properties fo:text-align="center" style:justify-single-word="false"/>
      <style:text-properties fo:font-size="10pt" officeooo:rsid="00371fe3" officeooo:paragraph-rsid="010fa88f" style:font-size-asian="10pt" style:font-size-complex="10pt"/>
    </style:style>
    <style:style style:name="P800" style:family="paragraph" style:parent-style-name="Table_20_Contents">
      <style:paragraph-properties fo:text-align="center" style:justify-single-word="false"/>
      <style:text-properties fo:font-size="10pt" officeooo:rsid="00371fe3" officeooo:paragraph-rsid="01114b15" style:font-size-asian="10pt" style:font-size-complex="10pt"/>
    </style:style>
    <style:style style:name="P801" style:family="paragraph" style:parent-style-name="Table_20_Contents">
      <style:paragraph-properties fo:text-align="center" style:justify-single-word="false"/>
      <style:text-properties fo:font-size="10pt" officeooo:rsid="00371fe3" officeooo:paragraph-rsid="0113c159" style:font-size-asian="10pt" style:font-size-complex="10pt"/>
    </style:style>
    <style:style style:name="P802" style:family="paragraph" style:parent-style-name="Table_20_Contents">
      <style:paragraph-properties fo:text-align="center" style:justify-single-word="false"/>
      <style:text-properties fo:font-size="10pt" officeooo:rsid="00371fe3" officeooo:paragraph-rsid="01153656" style:font-size-asian="10pt" style:font-size-complex="10pt"/>
    </style:style>
    <style:style style:name="P803" style:family="paragraph" style:parent-style-name="Table_20_Contents">
      <style:paragraph-properties fo:text-align="center" style:justify-single-word="false"/>
      <style:text-properties fo:font-size="10pt" officeooo:rsid="00371fe3" officeooo:paragraph-rsid="01190a4d" style:font-size-asian="10pt" style:font-size-complex="10pt"/>
    </style:style>
    <style:style style:name="P804" style:family="paragraph" style:parent-style-name="Table_20_Contents">
      <style:paragraph-properties fo:text-align="center" style:justify-single-word="false"/>
      <style:text-properties fo:font-size="10pt" officeooo:rsid="00371fe3" officeooo:paragraph-rsid="011aee10" style:font-size-asian="10pt" style:font-size-complex="10pt"/>
    </style:style>
    <style:style style:name="P805" style:family="paragraph" style:parent-style-name="Table_20_Contents">
      <style:paragraph-properties fo:text-align="center" style:justify-single-word="false"/>
      <style:text-properties fo:font-size="10pt" officeooo:rsid="00371fe3" officeooo:paragraph-rsid="011c3d01" style:font-size-asian="10pt" style:font-size-complex="10pt"/>
    </style:style>
    <style:style style:name="P806" style:family="paragraph" style:parent-style-name="Table_20_Contents">
      <style:paragraph-properties fo:text-align="center" style:justify-single-word="false"/>
      <style:text-properties fo:font-size="10pt" officeooo:rsid="00371fe3" officeooo:paragraph-rsid="011d620f" style:font-size-asian="10pt" style:font-size-complex="10pt"/>
    </style:style>
    <style:style style:name="P807" style:family="paragraph" style:parent-style-name="Table_20_Contents">
      <style:paragraph-properties fo:text-align="center" style:justify-single-word="false"/>
      <style:text-properties fo:font-size="10pt" officeooo:rsid="00371fe3" officeooo:paragraph-rsid="011fbbb4" style:font-size-asian="10pt" style:font-size-complex="10pt"/>
    </style:style>
    <style:style style:name="P808" style:family="paragraph" style:parent-style-name="Table_20_Contents">
      <style:paragraph-properties fo:text-align="center" style:justify-single-word="false"/>
      <style:text-properties fo:font-size="10pt" officeooo:rsid="00371fe3" officeooo:paragraph-rsid="0123a814" style:font-size-asian="10pt" style:font-size-complex="10pt"/>
    </style:style>
    <style:style style:name="P809" style:family="paragraph" style:parent-style-name="Table_20_Contents">
      <style:paragraph-properties fo:text-align="center" style:justify-single-word="false"/>
      <style:text-properties fo:font-size="10pt" officeooo:rsid="00371fe3" officeooo:paragraph-rsid="0125449a" style:font-size-asian="10pt" style:font-size-complex="10pt"/>
    </style:style>
    <style:style style:name="P810" style:family="paragraph" style:parent-style-name="Table_20_Contents">
      <style:paragraph-properties fo:text-align="center" style:justify-single-word="false"/>
      <style:text-properties fo:font-size="10pt" officeooo:rsid="00371fe3" officeooo:paragraph-rsid="012ae22a" style:font-size-asian="10pt" style:font-size-complex="10pt"/>
    </style:style>
    <style:style style:name="P811" style:family="paragraph" style:parent-style-name="Table_20_Contents">
      <style:paragraph-properties fo:text-align="center" style:justify-single-word="false"/>
      <style:text-properties fo:font-size="10pt" officeooo:rsid="00371fe3" officeooo:paragraph-rsid="01318012" style:font-size-asian="10pt" style:font-size-complex="10pt"/>
    </style:style>
    <style:style style:name="P812" style:family="paragraph" style:parent-style-name="Table_20_Contents">
      <style:paragraph-properties fo:text-align="center" style:justify-single-word="false"/>
      <style:text-properties fo:font-size="10pt" officeooo:rsid="00371fe3" officeooo:paragraph-rsid="0131b648" style:font-size-asian="10pt" style:font-size-complex="10pt"/>
    </style:style>
    <style:style style:name="P813" style:family="paragraph" style:parent-style-name="Table_20_Contents">
      <style:paragraph-properties fo:text-align="center" style:justify-single-word="false"/>
      <style:text-properties fo:font-size="10pt" officeooo:rsid="00371fe3" officeooo:paragraph-rsid="01323161" style:font-size-asian="10pt" style:font-size-complex="10pt"/>
    </style:style>
    <style:style style:name="P814" style:family="paragraph" style:parent-style-name="Table_20_Contents">
      <style:paragraph-properties fo:text-align="center" style:justify-single-word="false"/>
      <style:text-properties fo:font-size="10pt" officeooo:rsid="00371fe3" officeooo:paragraph-rsid="0138b982" style:font-size-asian="10pt" style:font-size-complex="10pt"/>
    </style:style>
    <style:style style:name="P815" style:family="paragraph" style:parent-style-name="Table_20_Contents">
      <style:paragraph-properties fo:text-align="center" style:justify-single-word="false"/>
      <style:text-properties fo:font-size="10pt" officeooo:rsid="00371fe3" officeooo:paragraph-rsid="014497ee" style:font-size-asian="10pt" style:font-size-complex="10pt"/>
    </style:style>
    <style:style style:name="P816" style:family="paragraph" style:parent-style-name="Table_20_Contents">
      <style:paragraph-properties fo:text-align="center" style:justify-single-word="false"/>
      <style:text-properties fo:font-size="10pt" officeooo:rsid="00371fe3" officeooo:paragraph-rsid="014be3d6" style:font-size-asian="10pt" style:font-size-complex="10pt"/>
    </style:style>
    <style:style style:name="P817" style:family="paragraph" style:parent-style-name="Table_20_Contents">
      <style:paragraph-properties fo:text-align="center" style:justify-single-word="false"/>
      <style:text-properties fo:font-size="10pt" officeooo:rsid="003f2237" officeooo:paragraph-rsid="003f2237" style:font-size-asian="10pt" style:font-size-complex="10pt"/>
    </style:style>
    <style:style style:name="P818" style:family="paragraph" style:parent-style-name="Table_20_Contents">
      <style:paragraph-properties fo:text-align="center" style:justify-single-word="false"/>
      <style:text-properties fo:font-size="10pt" officeooo:rsid="0056519d" officeooo:paragraph-rsid="0073b95e" style:font-size-asian="10pt" style:font-size-complex="10pt"/>
    </style:style>
    <style:style style:name="P819" style:family="paragraph" style:parent-style-name="Table_20_Contents">
      <style:paragraph-properties fo:text-align="center" style:justify-single-word="false"/>
      <style:text-properties fo:font-size="10pt" officeooo:rsid="0056519d" officeooo:paragraph-rsid="007a347c" style:font-size-asian="10pt" style:font-size-complex="10pt"/>
    </style:style>
    <style:style style:name="P820" style:family="paragraph" style:parent-style-name="Table_20_Contents">
      <style:paragraph-properties fo:text-align="center" style:justify-single-word="false"/>
      <style:text-properties fo:font-size="10pt" officeooo:rsid="0056519d" officeooo:paragraph-rsid="007ca9cb" style:font-size-asian="10pt" style:font-size-complex="10pt"/>
    </style:style>
    <style:style style:name="P821" style:family="paragraph" style:parent-style-name="Table_20_Contents">
      <style:paragraph-properties fo:text-align="center" style:justify-single-word="false"/>
      <style:text-properties fo:font-size="10pt" officeooo:rsid="0056519d" officeooo:paragraph-rsid="010b64de" style:font-size-asian="10pt" style:font-size-complex="10pt"/>
    </style:style>
    <style:style style:name="P822" style:family="paragraph" style:parent-style-name="Table_20_Contents">
      <style:paragraph-properties fo:text-align="center" style:justify-single-word="false"/>
      <style:text-properties fo:font-size="10pt" officeooo:rsid="0056519d" officeooo:paragraph-rsid="010c8181" style:font-size-asian="10pt" style:font-size-complex="10pt"/>
    </style:style>
    <style:style style:name="P823" style:family="paragraph" style:parent-style-name="Table_20_Contents">
      <style:paragraph-properties fo:text-align="center" style:justify-single-word="false"/>
      <style:text-properties fo:font-size="10pt" officeooo:rsid="0056519d" officeooo:paragraph-rsid="010fa88f" style:font-size-asian="10pt" style:font-size-complex="10pt"/>
    </style:style>
    <style:style style:name="P824" style:family="paragraph" style:parent-style-name="Table_20_Contents">
      <style:paragraph-properties fo:text-align="center" style:justify-single-word="false"/>
      <style:text-properties fo:font-size="10pt" officeooo:rsid="0056519d" officeooo:paragraph-rsid="01114b15" style:font-size-asian="10pt" style:font-size-complex="10pt"/>
    </style:style>
    <style:style style:name="P825" style:family="paragraph" style:parent-style-name="Table_20_Contents">
      <style:paragraph-properties fo:text-align="center" style:justify-single-word="false"/>
      <style:text-properties fo:font-size="10pt" officeooo:rsid="0056519d" officeooo:paragraph-rsid="0113c159" style:font-size-asian="10pt" style:font-size-complex="10pt"/>
    </style:style>
    <style:style style:name="P826" style:family="paragraph" style:parent-style-name="Table_20_Contents">
      <style:paragraph-properties fo:text-align="center" style:justify-single-word="false"/>
      <style:text-properties fo:font-size="10pt" officeooo:rsid="0056519d" officeooo:paragraph-rsid="01153656" style:font-size-asian="10pt" style:font-size-complex="10pt"/>
    </style:style>
    <style:style style:name="P827" style:family="paragraph" style:parent-style-name="Table_20_Contents">
      <style:paragraph-properties fo:text-align="center" style:justify-single-word="false"/>
      <style:text-properties fo:font-size="10pt" officeooo:rsid="0056519d" officeooo:paragraph-rsid="01190a4d" style:font-size-asian="10pt" style:font-size-complex="10pt"/>
    </style:style>
    <style:style style:name="P828" style:family="paragraph" style:parent-style-name="Table_20_Contents">
      <style:paragraph-properties fo:text-align="center" style:justify-single-word="false"/>
      <style:text-properties fo:font-size="10pt" officeooo:rsid="0056519d" officeooo:paragraph-rsid="011aee10" style:font-size-asian="10pt" style:font-size-complex="10pt"/>
    </style:style>
    <style:style style:name="P829" style:family="paragraph" style:parent-style-name="Table_20_Contents">
      <style:paragraph-properties fo:text-align="center" style:justify-single-word="false"/>
      <style:text-properties fo:font-size="10pt" officeooo:rsid="0056519d" officeooo:paragraph-rsid="011c3d01" style:font-size-asian="10pt" style:font-size-complex="10pt"/>
    </style:style>
    <style:style style:name="P830" style:family="paragraph" style:parent-style-name="Table_20_Contents">
      <style:paragraph-properties fo:text-align="center" style:justify-single-word="false"/>
      <style:text-properties fo:font-size="10pt" officeooo:rsid="0056519d" officeooo:paragraph-rsid="011d620f" style:font-size-asian="10pt" style:font-size-complex="10pt"/>
    </style:style>
    <style:style style:name="P831" style:family="paragraph" style:parent-style-name="Table_20_Contents">
      <style:paragraph-properties fo:text-align="center" style:justify-single-word="false"/>
      <style:text-properties fo:font-size="10pt" officeooo:rsid="0056519d" officeooo:paragraph-rsid="011fbbb4" style:font-size-asian="10pt" style:font-size-complex="10pt"/>
    </style:style>
    <style:style style:name="P832" style:family="paragraph" style:parent-style-name="Table_20_Contents">
      <style:paragraph-properties fo:text-align="center" style:justify-single-word="false"/>
      <style:text-properties fo:font-size="10pt" officeooo:rsid="0056519d" officeooo:paragraph-rsid="0123a814" style:font-size-asian="10pt" style:font-size-complex="10pt"/>
    </style:style>
    <style:style style:name="P833" style:family="paragraph" style:parent-style-name="Table_20_Contents">
      <style:paragraph-properties fo:text-align="center" style:justify-single-word="false"/>
      <style:text-properties fo:font-size="10pt" officeooo:rsid="0056519d" officeooo:paragraph-rsid="0125449a" style:font-size-asian="10pt" style:font-size-complex="10pt"/>
    </style:style>
    <style:style style:name="P834" style:family="paragraph" style:parent-style-name="Table_20_Contents">
      <style:paragraph-properties fo:text-align="center" style:justify-single-word="false"/>
      <style:text-properties fo:font-size="10pt" officeooo:rsid="0056519d" officeooo:paragraph-rsid="012ae22a" style:font-size-asian="10pt" style:font-size-complex="10pt"/>
    </style:style>
    <style:style style:name="P835" style:family="paragraph" style:parent-style-name="Table_20_Contents">
      <style:paragraph-properties fo:text-align="center" style:justify-single-word="false"/>
      <style:text-properties fo:font-size="10pt" officeooo:rsid="0056519d" officeooo:paragraph-rsid="01318012" style:font-size-asian="10pt" style:font-size-complex="10pt"/>
    </style:style>
    <style:style style:name="P836" style:family="paragraph" style:parent-style-name="Table_20_Contents">
      <style:paragraph-properties fo:text-align="center" style:justify-single-word="false"/>
      <style:text-properties fo:font-size="10pt" officeooo:rsid="0056519d" officeooo:paragraph-rsid="0131b648" style:font-size-asian="10pt" style:font-size-complex="10pt"/>
    </style:style>
    <style:style style:name="P837" style:family="paragraph" style:parent-style-name="Table_20_Contents">
      <style:paragraph-properties fo:text-align="center" style:justify-single-word="false"/>
      <style:text-properties fo:font-size="10pt" officeooo:rsid="0056519d" officeooo:paragraph-rsid="01323161" style:font-size-asian="10pt" style:font-size-complex="10pt"/>
    </style:style>
    <style:style style:name="P838" style:family="paragraph" style:parent-style-name="Table_20_Contents">
      <style:paragraph-properties fo:text-align="center" style:justify-single-word="false"/>
      <style:text-properties fo:font-size="10pt" officeooo:rsid="0056519d" officeooo:paragraph-rsid="0138b982" style:font-size-asian="10pt" style:font-size-complex="10pt"/>
    </style:style>
    <style:style style:name="P839" style:family="paragraph" style:parent-style-name="Table_20_Contents">
      <style:paragraph-properties fo:text-align="center" style:justify-single-word="false"/>
      <style:text-properties fo:font-size="10pt" officeooo:rsid="0056519d" officeooo:paragraph-rsid="014497ee" style:font-size-asian="10pt" style:font-size-complex="10pt"/>
    </style:style>
    <style:style style:name="P840" style:family="paragraph" style:parent-style-name="Table_20_Contents">
      <style:paragraph-properties fo:text-align="center" style:justify-single-word="false"/>
      <style:text-properties fo:font-size="10pt" officeooo:rsid="0056519d" officeooo:paragraph-rsid="014be3d6" style:font-size-asian="10pt" style:font-size-complex="10pt"/>
    </style:style>
    <style:style style:name="P841" style:family="paragraph" style:parent-style-name="Table_20_Contents">
      <style:paragraph-properties fo:text-align="center" style:justify-single-word="false"/>
      <style:text-properties fo:font-size="10pt" officeooo:rsid="005c8b0c" officeooo:paragraph-rsid="0074c86b" style:font-size-asian="10pt" style:font-size-complex="10pt"/>
    </style:style>
    <style:style style:name="P842" style:family="paragraph" style:parent-style-name="Table_20_Contents">
      <style:paragraph-properties fo:text-align="center" style:justify-single-word="false"/>
      <style:text-properties fo:font-size="10pt" officeooo:rsid="005c8b0c" officeooo:paragraph-rsid="010b64de" style:font-size-asian="10pt" style:font-size-complex="10pt"/>
    </style:style>
    <style:style style:name="P843" style:family="paragraph" style:parent-style-name="Table_20_Contents">
      <style:paragraph-properties fo:text-align="center" style:justify-single-word="false"/>
      <style:text-properties fo:font-size="10pt" officeooo:rsid="005c8b0c" officeooo:paragraph-rsid="01114b15" style:font-size-asian="10pt" style:font-size-complex="10pt"/>
    </style:style>
    <style:style style:name="P844" style:family="paragraph" style:parent-style-name="Table_20_Contents">
      <style:paragraph-properties fo:text-align="center" style:justify-single-word="false"/>
      <style:text-properties fo:font-size="10pt" officeooo:rsid="005c8b0c" officeooo:paragraph-rsid="0113c159" style:font-size-asian="10pt" style:font-size-complex="10pt"/>
    </style:style>
    <style:style style:name="P845" style:family="paragraph" style:parent-style-name="Table_20_Contents">
      <style:paragraph-properties fo:text-align="center" style:justify-single-word="false"/>
      <style:text-properties fo:font-size="10pt" officeooo:rsid="005c8b0c" officeooo:paragraph-rsid="011aee10" style:font-size-asian="10pt" style:font-size-complex="10pt"/>
    </style:style>
    <style:style style:name="P846" style:family="paragraph" style:parent-style-name="Table_20_Contents">
      <style:paragraph-properties fo:text-align="center" style:justify-single-word="false"/>
      <style:text-properties fo:font-size="10pt" officeooo:rsid="005c8b0c" officeooo:paragraph-rsid="011c3d01" style:font-size-asian="10pt" style:font-size-complex="10pt"/>
    </style:style>
    <style:style style:name="P847" style:family="paragraph" style:parent-style-name="Table_20_Contents">
      <style:paragraph-properties fo:text-align="center" style:justify-single-word="false"/>
      <style:text-properties fo:font-size="10pt" officeooo:rsid="005c8b0c" officeooo:paragraph-rsid="0123a814" style:font-size-asian="10pt" style:font-size-complex="10pt"/>
    </style:style>
    <style:style style:name="P848" style:family="paragraph" style:parent-style-name="Table_20_Contents">
      <style:paragraph-properties fo:text-align="center" style:justify-single-word="false"/>
      <style:text-properties fo:font-size="10pt" officeooo:rsid="005c8b0c" officeooo:paragraph-rsid="0125449a" style:font-size-asian="10pt" style:font-size-complex="10pt"/>
    </style:style>
    <style:style style:name="P849" style:family="paragraph" style:parent-style-name="Table_20_Contents">
      <style:paragraph-properties fo:text-align="center" style:justify-single-word="false"/>
      <style:text-properties fo:font-size="10pt" officeooo:rsid="005c8b0c" officeooo:paragraph-rsid="01318012" style:font-size-asian="10pt" style:font-size-complex="10pt"/>
    </style:style>
    <style:style style:name="P850" style:family="paragraph" style:parent-style-name="Table_20_Contents">
      <style:paragraph-properties fo:text-align="center" style:justify-single-word="false"/>
      <style:text-properties fo:font-size="10pt" officeooo:rsid="005c8b0c" officeooo:paragraph-rsid="0131b648" style:font-size-asian="10pt" style:font-size-complex="10pt"/>
    </style:style>
    <style:style style:name="P851" style:family="paragraph" style:parent-style-name="Table_20_Contents">
      <style:paragraph-properties fo:text-align="center" style:justify-single-word="false"/>
      <style:text-properties fo:font-size="10pt" officeooo:rsid="005c8b0c" officeooo:paragraph-rsid="014497ee" style:font-size-asian="10pt" style:font-size-complex="10pt"/>
    </style:style>
    <style:style style:name="P852" style:family="paragraph" style:parent-style-name="Table_20_Contents">
      <style:paragraph-properties fo:text-align="center" style:justify-single-word="false"/>
      <style:text-properties fo:font-size="10pt" officeooo:rsid="005c8b0c" officeooo:paragraph-rsid="014be3d6" style:font-size-asian="10pt" style:font-size-complex="10pt"/>
    </style:style>
    <style:style style:name="P853" style:family="paragraph" style:parent-style-name="Table_20_Contents">
      <style:paragraph-properties fo:text-align="center" style:justify-single-word="false"/>
      <style:text-properties fo:font-size="10pt" officeooo:rsid="005e7184" officeooo:paragraph-rsid="0074c86b" style:font-size-asian="10pt" style:font-size-complex="10pt"/>
    </style:style>
    <style:style style:name="P854" style:family="paragraph" style:parent-style-name="Table_20_Contents">
      <style:paragraph-properties fo:text-align="center" style:justify-single-word="false"/>
      <style:text-properties fo:font-size="10pt" officeooo:rsid="005e7184" officeooo:paragraph-rsid="010b64de" style:font-size-asian="10pt" style:font-size-complex="10pt"/>
    </style:style>
    <style:style style:name="P855" style:family="paragraph" style:parent-style-name="Table_20_Contents">
      <style:paragraph-properties fo:text-align="center" style:justify-single-word="false"/>
      <style:text-properties fo:font-size="10pt" officeooo:rsid="005e7184" officeooo:paragraph-rsid="01114b15" style:font-size-asian="10pt" style:font-size-complex="10pt"/>
    </style:style>
    <style:style style:name="P856" style:family="paragraph" style:parent-style-name="Table_20_Contents">
      <style:paragraph-properties fo:text-align="center" style:justify-single-word="false"/>
      <style:text-properties fo:font-size="10pt" officeooo:rsid="005e7184" officeooo:paragraph-rsid="0113c159" style:font-size-asian="10pt" style:font-size-complex="10pt"/>
    </style:style>
    <style:style style:name="P857" style:family="paragraph" style:parent-style-name="Table_20_Contents">
      <style:paragraph-properties fo:text-align="center" style:justify-single-word="false"/>
      <style:text-properties fo:font-size="10pt" officeooo:rsid="005e7184" officeooo:paragraph-rsid="011aee10" style:font-size-asian="10pt" style:font-size-complex="10pt"/>
    </style:style>
    <style:style style:name="P858" style:family="paragraph" style:parent-style-name="Table_20_Contents">
      <style:paragraph-properties fo:text-align="center" style:justify-single-word="false"/>
      <style:text-properties fo:font-size="10pt" officeooo:rsid="005e7184" officeooo:paragraph-rsid="011c3d01" style:font-size-asian="10pt" style:font-size-complex="10pt"/>
    </style:style>
    <style:style style:name="P859" style:family="paragraph" style:parent-style-name="Table_20_Contents">
      <style:paragraph-properties fo:text-align="center" style:justify-single-word="false"/>
      <style:text-properties fo:font-size="10pt" officeooo:rsid="005e7184" officeooo:paragraph-rsid="0123a814" style:font-size-asian="10pt" style:font-size-complex="10pt"/>
    </style:style>
    <style:style style:name="P860" style:family="paragraph" style:parent-style-name="Table_20_Contents">
      <style:paragraph-properties fo:text-align="center" style:justify-single-word="false"/>
      <style:text-properties fo:font-size="10pt" officeooo:rsid="005e7184" officeooo:paragraph-rsid="0125449a" style:font-size-asian="10pt" style:font-size-complex="10pt"/>
    </style:style>
    <style:style style:name="P861" style:family="paragraph" style:parent-style-name="Table_20_Contents">
      <style:paragraph-properties fo:text-align="center" style:justify-single-word="false"/>
      <style:text-properties fo:font-size="10pt" officeooo:rsid="005e7184" officeooo:paragraph-rsid="01318012" style:font-size-asian="10pt" style:font-size-complex="10pt"/>
    </style:style>
    <style:style style:name="P862" style:family="paragraph" style:parent-style-name="Table_20_Contents">
      <style:paragraph-properties fo:text-align="center" style:justify-single-word="false"/>
      <style:text-properties fo:font-size="10pt" officeooo:rsid="005e7184" officeooo:paragraph-rsid="0131b648" style:font-size-asian="10pt" style:font-size-complex="10pt"/>
    </style:style>
    <style:style style:name="P863" style:family="paragraph" style:parent-style-name="Table_20_Contents">
      <style:paragraph-properties fo:text-align="center" style:justify-single-word="false"/>
      <style:text-properties fo:font-size="10pt" officeooo:rsid="005e7184" officeooo:paragraph-rsid="01489a1a" style:font-size-asian="10pt" style:font-size-complex="10pt"/>
    </style:style>
    <style:style style:name="P864" style:family="paragraph" style:parent-style-name="Table_20_Contents">
      <style:paragraph-properties fo:text-align="center" style:justify-single-word="false"/>
      <style:text-properties fo:font-size="10pt" officeooo:rsid="005e7184" officeooo:paragraph-rsid="014be3d6" style:font-size-asian="10pt" style:font-size-complex="10pt"/>
    </style:style>
    <style:style style:name="P865" style:family="paragraph" style:parent-style-name="Table_20_Contents">
      <style:paragraph-properties fo:text-align="center" style:justify-single-word="false"/>
      <style:text-properties fo:font-size="10pt" officeooo:rsid="00608d2c" officeooo:paragraph-rsid="0074c86b" style:font-size-asian="10pt" style:font-size-complex="10pt"/>
    </style:style>
    <style:style style:name="P866" style:family="paragraph" style:parent-style-name="Table_20_Contents">
      <style:paragraph-properties fo:text-align="center" style:justify-single-word="false"/>
      <style:text-properties fo:font-size="10pt" officeooo:rsid="00608d2c" officeooo:paragraph-rsid="010b64de" style:font-size-asian="10pt" style:font-size-complex="10pt"/>
    </style:style>
    <style:style style:name="P867" style:family="paragraph" style:parent-style-name="Table_20_Contents">
      <style:paragraph-properties fo:text-align="center" style:justify-single-word="false"/>
      <style:text-properties fo:font-size="10pt" officeooo:rsid="00608d2c" officeooo:paragraph-rsid="01114b15" style:font-size-asian="10pt" style:font-size-complex="10pt"/>
    </style:style>
    <style:style style:name="P868" style:family="paragraph" style:parent-style-name="Table_20_Contents">
      <style:paragraph-properties fo:text-align="center" style:justify-single-word="false"/>
      <style:text-properties fo:font-size="10pt" officeooo:rsid="00608d2c" officeooo:paragraph-rsid="0113c159" style:font-size-asian="10pt" style:font-size-complex="10pt"/>
    </style:style>
    <style:style style:name="P869" style:family="paragraph" style:parent-style-name="Table_20_Contents">
      <style:paragraph-properties fo:text-align="center" style:justify-single-word="false"/>
      <style:text-properties fo:font-size="10pt" officeooo:rsid="00608d2c" officeooo:paragraph-rsid="011aee10" style:font-size-asian="10pt" style:font-size-complex="10pt"/>
    </style:style>
    <style:style style:name="P870" style:family="paragraph" style:parent-style-name="Table_20_Contents">
      <style:paragraph-properties fo:text-align="center" style:justify-single-word="false"/>
      <style:text-properties fo:font-size="10pt" officeooo:rsid="00608d2c" officeooo:paragraph-rsid="011c3d01" style:font-size-asian="10pt" style:font-size-complex="10pt"/>
    </style:style>
    <style:style style:name="P871" style:family="paragraph" style:parent-style-name="Table_20_Contents">
      <style:paragraph-properties fo:text-align="center" style:justify-single-word="false"/>
      <style:text-properties fo:font-size="10pt" officeooo:rsid="00608d2c" officeooo:paragraph-rsid="0123a814" style:font-size-asian="10pt" style:font-size-complex="10pt"/>
    </style:style>
    <style:style style:name="P872" style:family="paragraph" style:parent-style-name="Table_20_Contents">
      <style:paragraph-properties fo:text-align="center" style:justify-single-word="false"/>
      <style:text-properties fo:font-size="10pt" officeooo:rsid="00608d2c" officeooo:paragraph-rsid="0125449a" style:font-size-asian="10pt" style:font-size-complex="10pt"/>
    </style:style>
    <style:style style:name="P873" style:family="paragraph" style:parent-style-name="Table_20_Contents">
      <style:paragraph-properties fo:text-align="center" style:justify-single-word="false"/>
      <style:text-properties fo:font-size="10pt" officeooo:rsid="00608d2c" officeooo:paragraph-rsid="01318012" style:font-size-asian="10pt" style:font-size-complex="10pt"/>
    </style:style>
    <style:style style:name="P874" style:family="paragraph" style:parent-style-name="Table_20_Contents">
      <style:paragraph-properties fo:text-align="center" style:justify-single-word="false"/>
      <style:text-properties fo:font-size="10pt" officeooo:rsid="00608d2c" officeooo:paragraph-rsid="0131b648" style:font-size-asian="10pt" style:font-size-complex="10pt"/>
    </style:style>
    <style:style style:name="P875" style:family="paragraph" style:parent-style-name="Table_20_Contents">
      <style:paragraph-properties fo:text-align="center" style:justify-single-word="false"/>
      <style:text-properties fo:font-size="10pt" officeooo:rsid="00608d2c" officeooo:paragraph-rsid="014497ee" style:font-size-asian="10pt" style:font-size-complex="10pt"/>
    </style:style>
    <style:style style:name="P876" style:family="paragraph" style:parent-style-name="Table_20_Contents">
      <style:paragraph-properties fo:text-align="center" style:justify-single-word="false"/>
      <style:text-properties fo:font-size="10pt" officeooo:rsid="00608d2c" officeooo:paragraph-rsid="014be3d6" style:font-size-asian="10pt" style:font-size-complex="10pt"/>
    </style:style>
    <style:style style:name="P877" style:family="paragraph" style:parent-style-name="Table_20_Contents">
      <style:paragraph-properties fo:text-align="center" style:justify-single-word="false"/>
      <style:text-properties fo:font-size="10pt" officeooo:rsid="006261e9" officeooo:paragraph-rsid="0074c86b" style:font-size-asian="10pt" style:font-size-complex="10pt"/>
    </style:style>
    <style:style style:name="P878" style:family="paragraph" style:parent-style-name="Table_20_Contents">
      <style:paragraph-properties fo:text-align="center" style:justify-single-word="false"/>
      <style:text-properties fo:font-size="10pt" officeooo:rsid="006261e9" officeooo:paragraph-rsid="010b64de" style:font-size-asian="10pt" style:font-size-complex="10pt"/>
    </style:style>
    <style:style style:name="P879" style:family="paragraph" style:parent-style-name="Table_20_Contents">
      <style:paragraph-properties fo:text-align="center" style:justify-single-word="false"/>
      <style:text-properties fo:font-size="10pt" officeooo:rsid="006261e9" officeooo:paragraph-rsid="01114b15" style:font-size-asian="10pt" style:font-size-complex="10pt"/>
    </style:style>
    <style:style style:name="P880" style:family="paragraph" style:parent-style-name="Table_20_Contents">
      <style:paragraph-properties fo:text-align="center" style:justify-single-word="false"/>
      <style:text-properties fo:font-size="10pt" officeooo:rsid="006261e9" officeooo:paragraph-rsid="0113c159" style:font-size-asian="10pt" style:font-size-complex="10pt"/>
    </style:style>
    <style:style style:name="P881" style:family="paragraph" style:parent-style-name="Table_20_Contents">
      <style:paragraph-properties fo:text-align="center" style:justify-single-word="false"/>
      <style:text-properties fo:font-size="10pt" officeooo:rsid="006261e9" officeooo:paragraph-rsid="011aee10" style:font-size-asian="10pt" style:font-size-complex="10pt"/>
    </style:style>
    <style:style style:name="P882" style:family="paragraph" style:parent-style-name="Table_20_Contents">
      <style:paragraph-properties fo:text-align="center" style:justify-single-word="false"/>
      <style:text-properties fo:font-size="10pt" officeooo:rsid="006261e9" officeooo:paragraph-rsid="011c3d01" style:font-size-asian="10pt" style:font-size-complex="10pt"/>
    </style:style>
    <style:style style:name="P883" style:family="paragraph" style:parent-style-name="Table_20_Contents">
      <style:paragraph-properties fo:text-align="center" style:justify-single-word="false"/>
      <style:text-properties fo:font-size="10pt" officeooo:rsid="006261e9" officeooo:paragraph-rsid="0123a814" style:font-size-asian="10pt" style:font-size-complex="10pt"/>
    </style:style>
    <style:style style:name="P884" style:family="paragraph" style:parent-style-name="Table_20_Contents">
      <style:paragraph-properties fo:text-align="center" style:justify-single-word="false"/>
      <style:text-properties fo:font-size="10pt" officeooo:rsid="006261e9" officeooo:paragraph-rsid="0125449a" style:font-size-asian="10pt" style:font-size-complex="10pt"/>
    </style:style>
    <style:style style:name="P885" style:family="paragraph" style:parent-style-name="Table_20_Contents">
      <style:paragraph-properties fo:text-align="center" style:justify-single-word="false"/>
      <style:text-properties fo:font-size="10pt" officeooo:rsid="006261e9" officeooo:paragraph-rsid="01318012" style:font-size-asian="10pt" style:font-size-complex="10pt"/>
    </style:style>
    <style:style style:name="P886" style:family="paragraph" style:parent-style-name="Table_20_Contents">
      <style:paragraph-properties fo:text-align="center" style:justify-single-word="false"/>
      <style:text-properties fo:font-size="10pt" officeooo:rsid="006261e9" officeooo:paragraph-rsid="0131b648" style:font-size-asian="10pt" style:font-size-complex="10pt"/>
    </style:style>
    <style:style style:name="P887" style:family="paragraph" style:parent-style-name="Table_20_Contents">
      <style:paragraph-properties fo:text-align="center" style:justify-single-word="false"/>
      <style:text-properties fo:font-size="10pt" officeooo:rsid="006261e9" officeooo:paragraph-rsid="014497ee" style:font-size-asian="10pt" style:font-size-complex="10pt"/>
    </style:style>
    <style:style style:name="P888" style:family="paragraph" style:parent-style-name="Table_20_Contents">
      <style:paragraph-properties fo:text-align="center" style:justify-single-word="false"/>
      <style:text-properties fo:font-size="10pt" officeooo:rsid="006261e9" officeooo:paragraph-rsid="014be3d6" style:font-size-asian="10pt" style:font-size-complex="10pt"/>
    </style:style>
    <style:style style:name="P889" style:family="paragraph" style:parent-style-name="Table_20_Contents">
      <style:paragraph-properties fo:text-align="center" style:justify-single-word="false"/>
      <style:text-properties fo:font-size="10pt" officeooo:rsid="00638e52" officeooo:paragraph-rsid="0074c86b" style:font-size-asian="10pt" style:font-size-complex="10pt"/>
    </style:style>
    <style:style style:name="P890" style:family="paragraph" style:parent-style-name="Table_20_Contents">
      <style:paragraph-properties fo:text-align="center" style:justify-single-word="false"/>
      <style:text-properties fo:font-size="10pt" officeooo:rsid="00638e52" officeooo:paragraph-rsid="010b64de" style:font-size-asian="10pt" style:font-size-complex="10pt"/>
    </style:style>
    <style:style style:name="P891" style:family="paragraph" style:parent-style-name="Table_20_Contents">
      <style:paragraph-properties fo:text-align="center" style:justify-single-word="false"/>
      <style:text-properties fo:font-size="10pt" officeooo:rsid="00638e52" officeooo:paragraph-rsid="01114b15" style:font-size-asian="10pt" style:font-size-complex="10pt"/>
    </style:style>
    <style:style style:name="P892" style:family="paragraph" style:parent-style-name="Table_20_Contents">
      <style:paragraph-properties fo:text-align="center" style:justify-single-word="false"/>
      <style:text-properties fo:font-size="10pt" officeooo:rsid="00638e52" officeooo:paragraph-rsid="0113c159" style:font-size-asian="10pt" style:font-size-complex="10pt"/>
    </style:style>
    <style:style style:name="P893" style:family="paragraph" style:parent-style-name="Table_20_Contents">
      <style:paragraph-properties fo:text-align="center" style:justify-single-word="false"/>
      <style:text-properties fo:font-size="10pt" officeooo:rsid="00638e52" officeooo:paragraph-rsid="011aee10" style:font-size-asian="10pt" style:font-size-complex="10pt"/>
    </style:style>
    <style:style style:name="P894" style:family="paragraph" style:parent-style-name="Table_20_Contents">
      <style:paragraph-properties fo:text-align="center" style:justify-single-word="false"/>
      <style:text-properties fo:font-size="10pt" officeooo:rsid="00638e52" officeooo:paragraph-rsid="011c3d01" style:font-size-asian="10pt" style:font-size-complex="10pt"/>
    </style:style>
    <style:style style:name="P895" style:family="paragraph" style:parent-style-name="Table_20_Contents">
      <style:paragraph-properties fo:text-align="center" style:justify-single-word="false"/>
      <style:text-properties fo:font-size="10pt" officeooo:rsid="00638e52" officeooo:paragraph-rsid="0123a814" style:font-size-asian="10pt" style:font-size-complex="10pt"/>
    </style:style>
    <style:style style:name="P896" style:family="paragraph" style:parent-style-name="Table_20_Contents">
      <style:paragraph-properties fo:text-align="center" style:justify-single-word="false"/>
      <style:text-properties fo:font-size="10pt" officeooo:rsid="00638e52" officeooo:paragraph-rsid="0125449a" style:font-size-asian="10pt" style:font-size-complex="10pt"/>
    </style:style>
    <style:style style:name="P897" style:family="paragraph" style:parent-style-name="Table_20_Contents">
      <style:paragraph-properties fo:text-align="center" style:justify-single-word="false"/>
      <style:text-properties fo:font-size="10pt" officeooo:rsid="00638e52" officeooo:paragraph-rsid="01318012" style:font-size-asian="10pt" style:font-size-complex="10pt"/>
    </style:style>
    <style:style style:name="P898" style:family="paragraph" style:parent-style-name="Table_20_Contents">
      <style:paragraph-properties fo:text-align="center" style:justify-single-word="false"/>
      <style:text-properties fo:font-size="10pt" officeooo:rsid="00638e52" officeooo:paragraph-rsid="0131b648" style:font-size-asian="10pt" style:font-size-complex="10pt"/>
    </style:style>
    <style:style style:name="P899" style:family="paragraph" style:parent-style-name="Table_20_Contents">
      <style:paragraph-properties fo:text-align="center" style:justify-single-word="false"/>
      <style:text-properties fo:font-size="10pt" officeooo:rsid="00638e52" officeooo:paragraph-rsid="014497ee" style:font-size-asian="10pt" style:font-size-complex="10pt"/>
    </style:style>
    <style:style style:name="P900" style:family="paragraph" style:parent-style-name="Table_20_Contents">
      <style:paragraph-properties fo:text-align="center" style:justify-single-word="false"/>
      <style:text-properties fo:font-size="10pt" officeooo:rsid="00638e52" officeooo:paragraph-rsid="014be3d6" style:font-size-asian="10pt" style:font-size-complex="10pt"/>
    </style:style>
    <style:style style:name="P901" style:family="paragraph" style:parent-style-name="Table_20_Contents">
      <style:paragraph-properties fo:text-align="start" style:justify-single-word="false"/>
      <style:text-properties fo:font-size="10pt" officeooo:rsid="00724475" officeooo:paragraph-rsid="00724475" style:font-size-asian="10pt" style:font-size-complex="10pt"/>
    </style:style>
    <style:style style:name="P902" style:family="paragraph" style:parent-style-name="Table_20_Contents">
      <style:paragraph-properties fo:text-align="start" style:justify-single-word="false"/>
      <style:text-properties fo:font-size="10pt" officeooo:rsid="00724475" officeooo:paragraph-rsid="007a347c" style:font-size-asian="10pt" style:font-size-complex="10pt"/>
    </style:style>
    <style:style style:name="P903" style:family="paragraph" style:parent-style-name="Table_20_Contents">
      <style:paragraph-properties fo:text-align="start" style:justify-single-word="false"/>
      <style:text-properties fo:font-size="10pt" officeooo:rsid="00724475" officeooo:paragraph-rsid="007ca9cb" style:font-size-asian="10pt" style:font-size-complex="10pt"/>
    </style:style>
    <style:style style:name="P904" style:family="paragraph" style:parent-style-name="Table_20_Contents">
      <style:paragraph-properties fo:text-align="start" style:justify-single-word="false"/>
      <style:text-properties fo:font-size="10pt" officeooo:rsid="00724475" officeooo:paragraph-rsid="010b64de" style:font-size-asian="10pt" style:font-size-complex="10pt"/>
    </style:style>
    <style:style style:name="P905" style:family="paragraph" style:parent-style-name="Table_20_Contents">
      <style:paragraph-properties fo:text-align="start" style:justify-single-word="false"/>
      <style:text-properties fo:font-size="10pt" officeooo:rsid="00724475" officeooo:paragraph-rsid="010c8181" style:font-size-asian="10pt" style:font-size-complex="10pt"/>
    </style:style>
    <style:style style:name="P906" style:family="paragraph" style:parent-style-name="Table_20_Contents">
      <style:paragraph-properties fo:text-align="start" style:justify-single-word="false"/>
      <style:text-properties fo:font-size="10pt" officeooo:rsid="00724475" officeooo:paragraph-rsid="010fa88f" style:font-size-asian="10pt" style:font-size-complex="10pt"/>
    </style:style>
    <style:style style:name="P907" style:family="paragraph" style:parent-style-name="Table_20_Contents">
      <style:paragraph-properties fo:text-align="start" style:justify-single-word="false"/>
      <style:text-properties fo:font-size="10pt" officeooo:rsid="00724475" officeooo:paragraph-rsid="0113c159" style:font-size-asian="10pt" style:font-size-complex="10pt"/>
    </style:style>
    <style:style style:name="P908" style:family="paragraph" style:parent-style-name="Table_20_Contents">
      <style:paragraph-properties fo:text-align="start" style:justify-single-word="false"/>
      <style:text-properties fo:font-size="10pt" officeooo:rsid="00724475" officeooo:paragraph-rsid="01153656" style:font-size-asian="10pt" style:font-size-complex="10pt"/>
    </style:style>
    <style:style style:name="P909" style:family="paragraph" style:parent-style-name="Table_20_Contents">
      <style:paragraph-properties fo:text-align="start" style:justify-single-word="false"/>
      <style:text-properties fo:font-size="10pt" officeooo:rsid="00724475" officeooo:paragraph-rsid="01190a4d" style:font-size-asian="10pt" style:font-size-complex="10pt"/>
    </style:style>
    <style:style style:name="P910" style:family="paragraph" style:parent-style-name="Table_20_Contents">
      <style:paragraph-properties fo:text-align="start" style:justify-single-word="false"/>
      <style:text-properties fo:font-size="10pt" officeooo:rsid="00724475" officeooo:paragraph-rsid="011c3d01" style:font-size-asian="10pt" style:font-size-complex="10pt"/>
    </style:style>
    <style:style style:name="P911" style:family="paragraph" style:parent-style-name="Table_20_Contents">
      <style:paragraph-properties fo:text-align="start" style:justify-single-word="false"/>
      <style:text-properties fo:font-size="10pt" officeooo:rsid="00724475" officeooo:paragraph-rsid="011d620f" style:font-size-asian="10pt" style:font-size-complex="10pt"/>
    </style:style>
    <style:style style:name="P912" style:family="paragraph" style:parent-style-name="Table_20_Contents">
      <style:paragraph-properties fo:text-align="start" style:justify-single-word="false"/>
      <style:text-properties fo:font-size="10pt" officeooo:rsid="00724475" officeooo:paragraph-rsid="011fbbb4" style:font-size-asian="10pt" style:font-size-complex="10pt"/>
    </style:style>
    <style:style style:name="P913" style:family="paragraph" style:parent-style-name="Table_20_Contents">
      <style:paragraph-properties fo:text-align="start" style:justify-single-word="false"/>
      <style:text-properties fo:font-size="10pt" officeooo:rsid="00724475" officeooo:paragraph-rsid="0125449a" style:font-size-asian="10pt" style:font-size-complex="10pt"/>
    </style:style>
    <style:style style:name="P914" style:family="paragraph" style:parent-style-name="Table_20_Contents">
      <style:paragraph-properties fo:text-align="start" style:justify-single-word="false"/>
      <style:text-properties fo:font-size="10pt" officeooo:rsid="00724475" officeooo:paragraph-rsid="012ae22a" style:font-size-asian="10pt" style:font-size-complex="10pt"/>
    </style:style>
    <style:style style:name="P915" style:family="paragraph" style:parent-style-name="Table_20_Contents">
      <style:paragraph-properties fo:text-align="start" style:justify-single-word="false"/>
      <style:text-properties fo:font-size="10pt" officeooo:rsid="00724475" officeooo:paragraph-rsid="01318012" style:font-size-asian="10pt" style:font-size-complex="10pt"/>
    </style:style>
    <style:style style:name="P916" style:family="paragraph" style:parent-style-name="Table_20_Contents">
      <style:paragraph-properties fo:text-align="start" style:justify-single-word="false"/>
      <style:text-properties fo:font-size="10pt" officeooo:rsid="00724475" officeooo:paragraph-rsid="0131b648" style:font-size-asian="10pt" style:font-size-complex="10pt"/>
    </style:style>
    <style:style style:name="P917" style:family="paragraph" style:parent-style-name="Table_20_Contents">
      <style:paragraph-properties fo:text-align="start" style:justify-single-word="false"/>
      <style:text-properties fo:font-size="10pt" officeooo:rsid="00724475" officeooo:paragraph-rsid="01323161" style:font-size-asian="10pt" style:font-size-complex="10pt"/>
    </style:style>
    <style:style style:name="P918" style:family="paragraph" style:parent-style-name="Table_20_Contents">
      <style:paragraph-properties fo:text-align="start" style:justify-single-word="false"/>
      <style:text-properties fo:font-size="10pt" officeooo:rsid="00724475" officeooo:paragraph-rsid="0138b982" style:font-size-asian="10pt" style:font-size-complex="10pt"/>
    </style:style>
    <style:style style:name="P919" style:family="paragraph" style:parent-style-name="Table_20_Contents">
      <style:paragraph-properties fo:text-align="start" style:justify-single-word="false"/>
      <style:text-properties fo:font-size="10pt" officeooo:rsid="00724475" officeooo:paragraph-rsid="014be3d6" style:font-size-asian="10pt" style:font-size-complex="10pt"/>
    </style:style>
    <style:style style:name="P920" style:family="paragraph" style:parent-style-name="Table_20_Contents">
      <style:paragraph-properties fo:text-align="center" style:justify-single-word="false"/>
      <style:text-properties fo:font-size="10pt" officeooo:rsid="0073b95e" officeooo:paragraph-rsid="0073b95e" style:font-size-asian="10pt" style:font-size-complex="10pt"/>
    </style:style>
    <style:style style:name="P921" style:family="paragraph" style:parent-style-name="Table_20_Contents">
      <style:paragraph-properties fo:text-align="center" style:justify-single-word="false"/>
      <style:text-properties fo:font-size="10pt" officeooo:rsid="0073b95e" officeooo:paragraph-rsid="007a347c" style:font-size-asian="10pt" style:font-size-complex="10pt"/>
    </style:style>
    <style:style style:name="P922" style:family="paragraph" style:parent-style-name="Table_20_Contents">
      <style:paragraph-properties fo:text-align="center" style:justify-single-word="false"/>
      <style:text-properties fo:font-size="10pt" officeooo:rsid="0073b95e" officeooo:paragraph-rsid="010b64de" style:font-size-asian="10pt" style:font-size-complex="10pt"/>
    </style:style>
    <style:style style:name="P923" style:family="paragraph" style:parent-style-name="Table_20_Contents">
      <style:paragraph-properties fo:text-align="center" style:justify-single-word="false"/>
      <style:text-properties fo:font-size="10pt" officeooo:rsid="0073b95e" officeooo:paragraph-rsid="010c8181" style:font-size-asian="10pt" style:font-size-complex="10pt"/>
    </style:style>
    <style:style style:name="P924" style:family="paragraph" style:parent-style-name="Table_20_Contents">
      <style:paragraph-properties fo:text-align="center" style:justify-single-word="false"/>
      <style:text-properties fo:font-size="10pt" officeooo:rsid="0073b95e" officeooo:paragraph-rsid="0113c159" style:font-size-asian="10pt" style:font-size-complex="10pt"/>
    </style:style>
    <style:style style:name="P925" style:family="paragraph" style:parent-style-name="Table_20_Contents">
      <style:paragraph-properties fo:text-align="center" style:justify-single-word="false"/>
      <style:text-properties fo:font-size="10pt" officeooo:rsid="0073b95e" officeooo:paragraph-rsid="01153656" style:font-size-asian="10pt" style:font-size-complex="10pt"/>
    </style:style>
    <style:style style:name="P926" style:family="paragraph" style:parent-style-name="Table_20_Contents">
      <style:paragraph-properties fo:text-align="center" style:justify-single-word="false"/>
      <style:text-properties fo:font-size="10pt" officeooo:rsid="0073b95e" officeooo:paragraph-rsid="011c3d01" style:font-size-asian="10pt" style:font-size-complex="10pt"/>
    </style:style>
    <style:style style:name="P927" style:family="paragraph" style:parent-style-name="Table_20_Contents">
      <style:paragraph-properties fo:text-align="center" style:justify-single-word="false"/>
      <style:text-properties fo:font-size="10pt" officeooo:rsid="0073b95e" officeooo:paragraph-rsid="011d620f" style:font-size-asian="10pt" style:font-size-complex="10pt"/>
    </style:style>
    <style:style style:name="P928" style:family="paragraph" style:parent-style-name="Table_20_Contents">
      <style:paragraph-properties fo:text-align="center" style:justify-single-word="false"/>
      <style:text-properties fo:font-size="10pt" officeooo:rsid="0073b95e" officeooo:paragraph-rsid="0125449a" style:font-size-asian="10pt" style:font-size-complex="10pt"/>
    </style:style>
    <style:style style:name="P929" style:family="paragraph" style:parent-style-name="Table_20_Contents">
      <style:paragraph-properties fo:text-align="center" style:justify-single-word="false"/>
      <style:text-properties fo:font-size="10pt" officeooo:rsid="0073b95e" officeooo:paragraph-rsid="012ae22a" style:font-size-asian="10pt" style:font-size-complex="10pt"/>
    </style:style>
    <style:style style:name="P930" style:family="paragraph" style:parent-style-name="Table_20_Contents">
      <style:paragraph-properties fo:text-align="center" style:justify-single-word="false"/>
      <style:text-properties fo:font-size="10pt" officeooo:rsid="0073b95e" officeooo:paragraph-rsid="01318012" style:font-size-asian="10pt" style:font-size-complex="10pt"/>
    </style:style>
    <style:style style:name="P931" style:family="paragraph" style:parent-style-name="Table_20_Contents">
      <style:paragraph-properties fo:text-align="center" style:justify-single-word="false"/>
      <style:text-properties fo:font-size="10pt" officeooo:rsid="0073b95e" officeooo:paragraph-rsid="0131b648" style:font-size-asian="10pt" style:font-size-complex="10pt"/>
    </style:style>
    <style:style style:name="P932" style:family="paragraph" style:parent-style-name="Table_20_Contents">
      <style:paragraph-properties fo:text-align="center" style:justify-single-word="false"/>
      <style:text-properties fo:font-size="10pt" officeooo:rsid="0073b95e" officeooo:paragraph-rsid="01323161" style:font-size-asian="10pt" style:font-size-complex="10pt"/>
    </style:style>
    <style:style style:name="P933" style:family="paragraph" style:parent-style-name="Table_20_Contents">
      <style:paragraph-properties fo:text-align="center" style:justify-single-word="false"/>
      <style:text-properties fo:font-size="10pt" officeooo:rsid="0073b95e" officeooo:paragraph-rsid="014be3d6" style:font-size-asian="10pt" style:font-size-complex="10pt"/>
    </style:style>
    <style:style style:name="P934" style:family="paragraph" style:parent-style-name="Table_20_Contents">
      <style:paragraph-properties fo:text-align="center" style:justify-single-word="false"/>
      <style:text-properties fo:font-size="10pt" officeooo:rsid="007e8c45" officeooo:paragraph-rsid="007e8c45" style:font-size-asian="10pt" style:font-size-complex="10pt"/>
    </style:style>
    <style:style style:name="P935" style:family="paragraph" style:parent-style-name="Table_20_Contents">
      <style:paragraph-properties fo:text-align="center" style:justify-single-word="false"/>
      <style:text-properties fo:font-size="10pt" officeooo:rsid="007e8c45" officeooo:paragraph-rsid="010fa88f" style:font-size-asian="10pt" style:font-size-complex="10pt"/>
    </style:style>
    <style:style style:name="P936" style:family="paragraph" style:parent-style-name="Table_20_Contents">
      <style:paragraph-properties fo:text-align="center" style:justify-single-word="false"/>
      <style:text-properties fo:font-size="10pt" officeooo:rsid="007e8c45" officeooo:paragraph-rsid="01190a4d" style:font-size-asian="10pt" style:font-size-complex="10pt"/>
    </style:style>
    <style:style style:name="P937" style:family="paragraph" style:parent-style-name="Table_20_Contents">
      <style:paragraph-properties fo:text-align="center" style:justify-single-word="false"/>
      <style:text-properties fo:font-size="10pt" officeooo:rsid="007e8c45" officeooo:paragraph-rsid="011fbbb4" style:font-size-asian="10pt" style:font-size-complex="10pt"/>
    </style:style>
    <style:style style:name="P938" style:family="paragraph" style:parent-style-name="Table_20_Contents">
      <style:paragraph-properties fo:text-align="center" style:justify-single-word="false"/>
      <style:text-properties fo:font-size="10pt" officeooo:rsid="007e8c45" officeooo:paragraph-rsid="01318012" style:font-size-asian="10pt" style:font-size-complex="10pt"/>
    </style:style>
    <style:style style:name="P939" style:family="paragraph" style:parent-style-name="Table_20_Contents">
      <style:paragraph-properties fo:text-align="center" style:justify-single-word="false"/>
      <style:text-properties fo:font-size="10pt" officeooo:rsid="007e8c45" officeooo:paragraph-rsid="0138b982" style:font-size-asian="10pt" style:font-size-complex="10pt"/>
    </style:style>
    <style:style style:name="P940" style:family="paragraph" style:parent-style-name="Table_20_Contents">
      <style:paragraph-properties fo:text-align="center" style:justify-single-word="false"/>
      <style:text-properties fo:font-size="10pt" officeooo:rsid="00801570" officeooo:paragraph-rsid="00801570" style:font-size-asian="10pt" style:font-size-complex="10pt"/>
    </style:style>
    <style:style style:name="P941" style:family="paragraph" style:parent-style-name="Table_20_Contents">
      <style:paragraph-properties fo:text-align="center" style:justify-single-word="false"/>
      <style:text-properties fo:font-size="10pt" officeooo:rsid="00801570" officeooo:paragraph-rsid="010fa88f" style:font-size-asian="10pt" style:font-size-complex="10pt"/>
    </style:style>
    <style:style style:name="P942" style:family="paragraph" style:parent-style-name="Table_20_Contents">
      <style:paragraph-properties fo:text-align="center" style:justify-single-word="false"/>
      <style:text-properties fo:font-size="10pt" officeooo:rsid="00801570" officeooo:paragraph-rsid="01190a4d" style:font-size-asian="10pt" style:font-size-complex="10pt"/>
    </style:style>
    <style:style style:name="P943" style:family="paragraph" style:parent-style-name="Table_20_Contents">
      <style:paragraph-properties fo:text-align="center" style:justify-single-word="false"/>
      <style:text-properties fo:font-size="10pt" officeooo:rsid="00801570" officeooo:paragraph-rsid="011fbbb4" style:font-size-asian="10pt" style:font-size-complex="10pt"/>
    </style:style>
    <style:style style:name="P944" style:family="paragraph" style:parent-style-name="Table_20_Contents">
      <style:paragraph-properties fo:text-align="center" style:justify-single-word="false"/>
      <style:text-properties fo:font-size="10pt" officeooo:rsid="00801570" officeooo:paragraph-rsid="01318012" style:font-size-asian="10pt" style:font-size-complex="10pt"/>
    </style:style>
    <style:style style:name="P945" style:family="paragraph" style:parent-style-name="Table_20_Contents">
      <style:paragraph-properties fo:text-align="center" style:justify-single-word="false"/>
      <style:text-properties fo:font-size="10pt" officeooo:rsid="00801570" officeooo:paragraph-rsid="0138b982" style:font-size-asian="10pt" style:font-size-complex="10pt"/>
    </style:style>
    <style:style style:name="P946" style:family="paragraph" style:parent-style-name="Table_20_Contents">
      <style:paragraph-properties fo:text-align="start" style:justify-single-word="false"/>
      <style:text-properties fo:font-size="10pt" officeooo:rsid="00801570" officeooo:paragraph-rsid="00801570" style:font-size-asian="10pt" style:font-size-complex="10pt"/>
    </style:style>
    <style:style style:name="P947" style:family="paragraph" style:parent-style-name="Table_20_Contents">
      <style:paragraph-properties fo:text-align="start" style:justify-single-word="false"/>
      <style:text-properties fo:font-size="10pt" officeooo:rsid="00801570" officeooo:paragraph-rsid="010fa88f" style:font-size-asian="10pt" style:font-size-complex="10pt"/>
    </style:style>
    <style:style style:name="P948" style:family="paragraph" style:parent-style-name="Table_20_Contents">
      <style:paragraph-properties fo:text-align="start" style:justify-single-word="false"/>
      <style:text-properties fo:font-size="10pt" officeooo:rsid="00801570" officeooo:paragraph-rsid="01190a4d" style:font-size-asian="10pt" style:font-size-complex="10pt"/>
    </style:style>
    <style:style style:name="P949" style:family="paragraph" style:parent-style-name="Table_20_Contents">
      <style:paragraph-properties fo:text-align="start" style:justify-single-word="false"/>
      <style:text-properties fo:font-size="10pt" officeooo:rsid="00801570" officeooo:paragraph-rsid="011fbbb4" style:font-size-asian="10pt" style:font-size-complex="10pt"/>
    </style:style>
    <style:style style:name="P950" style:family="paragraph" style:parent-style-name="Table_20_Contents">
      <style:paragraph-properties fo:text-align="start" style:justify-single-word="false"/>
      <style:text-properties fo:font-size="10pt" officeooo:rsid="00801570" officeooo:paragraph-rsid="01318012" style:font-size-asian="10pt" style:font-size-complex="10pt"/>
    </style:style>
    <style:style style:name="P951" style:family="paragraph" style:parent-style-name="Table_20_Contents">
      <style:paragraph-properties fo:text-align="center" style:justify-single-word="false"/>
      <style:text-properties fo:font-size="10pt" officeooo:rsid="0074c86b" officeooo:paragraph-rsid="0086b783" style:font-size-asian="10pt" style:font-size-complex="10pt"/>
    </style:style>
    <style:style style:name="P952" style:family="paragraph" style:parent-style-name="Table_20_Contents">
      <style:paragraph-properties fo:text-align="center" style:justify-single-word="false"/>
      <style:text-properties fo:font-size="10pt" officeooo:rsid="0074c86b" officeooo:paragraph-rsid="010fa88f" style:font-size-asian="10pt" style:font-size-complex="10pt"/>
    </style:style>
    <style:style style:name="P953" style:family="paragraph" style:parent-style-name="Table_20_Contents">
      <style:paragraph-properties fo:text-align="center" style:justify-single-word="false"/>
      <style:text-properties fo:font-size="10pt" officeooo:rsid="0074c86b" officeooo:paragraph-rsid="01190a4d" style:font-size-asian="10pt" style:font-size-complex="10pt"/>
    </style:style>
    <style:style style:name="P954" style:family="paragraph" style:parent-style-name="Table_20_Contents">
      <style:paragraph-properties fo:text-align="center" style:justify-single-word="false"/>
      <style:text-properties fo:font-size="10pt" officeooo:rsid="0074c86b" officeooo:paragraph-rsid="011fbbb4" style:font-size-asian="10pt" style:font-size-complex="10pt"/>
    </style:style>
    <style:style style:name="P955" style:family="paragraph" style:parent-style-name="Table_20_Contents">
      <style:paragraph-properties fo:text-align="center" style:justify-single-word="false"/>
      <style:text-properties fo:font-size="10pt" officeooo:rsid="0074c86b" officeooo:paragraph-rsid="01318012" style:font-size-asian="10pt" style:font-size-complex="10pt"/>
    </style:style>
    <style:style style:name="P956" style:family="paragraph" style:parent-style-name="Table_20_Contents">
      <style:paragraph-properties fo:text-align="center" style:justify-single-word="false"/>
      <style:text-properties fo:font-size="10pt" officeooo:rsid="0074c86b" officeooo:paragraph-rsid="0138b982" style:font-size-asian="10pt" style:font-size-complex="10pt"/>
    </style:style>
    <style:style style:name="P957" style:family="paragraph" style:parent-style-name="Table_20_Contents">
      <style:paragraph-properties fo:text-align="center" style:justify-single-word="false"/>
      <style:text-properties fo:font-size="10pt" officeooo:rsid="009e78eb" officeooo:paragraph-rsid="01318012" style:font-size-asian="10pt" style:font-size-complex="10pt"/>
    </style:style>
    <style:style style:name="P958" style:family="paragraph" style:parent-style-name="Table_20_Contents">
      <style:paragraph-properties fo:text-align="start" style:justify-single-word="false"/>
      <style:text-properties fo:font-size="10pt" officeooo:rsid="0052b459" officeooo:paragraph-rsid="01114b15" style:font-size-asian="10pt" style:font-size-complex="10pt"/>
    </style:style>
    <style:style style:name="P959" style:family="paragraph" style:parent-style-name="Table_20_Contents">
      <style:paragraph-properties fo:text-align="start" style:justify-single-word="false"/>
      <style:text-properties fo:font-size="10pt" officeooo:rsid="0052b459" officeooo:paragraph-rsid="011aee10" style:font-size-asian="10pt" style:font-size-complex="10pt"/>
    </style:style>
    <style:style style:name="P960" style:family="paragraph" style:parent-style-name="Table_20_Contents">
      <style:paragraph-properties fo:text-align="start" style:justify-single-word="false"/>
      <style:text-properties fo:font-size="10pt" officeooo:rsid="0052b459" officeooo:paragraph-rsid="0123a814" style:font-size-asian="10pt" style:font-size-complex="10pt"/>
    </style:style>
    <style:style style:name="P961" style:family="paragraph" style:parent-style-name="Table_20_Contents">
      <style:paragraph-properties fo:text-align="start" style:justify-single-word="false"/>
      <style:text-properties fo:font-size="10pt" officeooo:rsid="0052b459" officeooo:paragraph-rsid="01318012" style:font-size-asian="10pt" style:font-size-complex="10pt"/>
    </style:style>
    <style:style style:name="P962" style:family="paragraph" style:parent-style-name="Table_20_Contents">
      <style:paragraph-properties fo:text-align="center" style:justify-single-word="false"/>
      <style:text-properties fo:font-size="10pt" officeooo:rsid="0053c276" officeooo:paragraph-rsid="01114b15" style:font-size-asian="10pt" style:font-size-complex="10pt"/>
    </style:style>
    <style:style style:name="P963" style:family="paragraph" style:parent-style-name="Table_20_Contents">
      <style:paragraph-properties fo:text-align="center" style:justify-single-word="false"/>
      <style:text-properties fo:font-size="10pt" officeooo:rsid="0053c276" officeooo:paragraph-rsid="011aee10" style:font-size-asian="10pt" style:font-size-complex="10pt"/>
    </style:style>
    <style:style style:name="P964" style:family="paragraph" style:parent-style-name="Table_20_Contents">
      <style:paragraph-properties fo:text-align="center" style:justify-single-word="false"/>
      <style:text-properties fo:font-size="10pt" officeooo:rsid="0053c276" officeooo:paragraph-rsid="0123a814" style:font-size-asian="10pt" style:font-size-complex="10pt"/>
    </style:style>
    <style:style style:name="P965" style:family="paragraph" style:parent-style-name="Table_20_Contents">
      <style:paragraph-properties fo:text-align="center" style:justify-single-word="false"/>
      <style:text-properties fo:font-size="10pt" officeooo:rsid="0053c276" officeooo:paragraph-rsid="01318012" style:font-size-asian="10pt" style:font-size-complex="10pt"/>
    </style:style>
    <style:style style:name="P966" style:family="paragraph" style:parent-style-name="Table_20_Contents">
      <style:paragraph-properties fo:text-align="center" style:justify-single-word="false"/>
      <style:text-properties fo:font-size="10pt" officeooo:rsid="0053c276" officeooo:paragraph-rsid="014497ee" style:font-size-asian="10pt" style:font-size-complex="10pt"/>
    </style:style>
    <style:style style:name="P967" style:family="paragraph" style:parent-style-name="Table_20_Contents">
      <style:paragraph-properties fo:text-align="center" style:justify-single-word="false"/>
      <style:text-properties fo:font-size="10pt" officeooo:rsid="00663683" officeooo:paragraph-rsid="01114b15" style:font-size-asian="10pt" style:font-size-complex="10pt"/>
    </style:style>
    <style:style style:name="P968" style:family="paragraph" style:parent-style-name="Table_20_Contents">
      <style:paragraph-properties fo:text-align="center" style:justify-single-word="false"/>
      <style:text-properties fo:font-size="10pt" officeooo:rsid="00663683" officeooo:paragraph-rsid="011aee10" style:font-size-asian="10pt" style:font-size-complex="10pt"/>
    </style:style>
    <style:style style:name="P969" style:family="paragraph" style:parent-style-name="Table_20_Contents">
      <style:paragraph-properties fo:text-align="center" style:justify-single-word="false"/>
      <style:text-properties fo:font-size="10pt" officeooo:rsid="00663683" officeooo:paragraph-rsid="0123a814" style:font-size-asian="10pt" style:font-size-complex="10pt"/>
    </style:style>
    <style:style style:name="P970" style:family="paragraph" style:parent-style-name="Table_20_Contents">
      <style:paragraph-properties fo:text-align="center" style:justify-single-word="false"/>
      <style:text-properties fo:font-size="10pt" officeooo:rsid="00663683" officeooo:paragraph-rsid="01318012" style:font-size-asian="10pt" style:font-size-complex="10pt"/>
    </style:style>
    <style:style style:name="P971" style:family="paragraph" style:parent-style-name="Table_20_Contents">
      <style:paragraph-properties fo:text-align="center" style:justify-single-word="false"/>
      <style:text-properties fo:font-size="10pt" officeooo:rsid="00663683" officeooo:paragraph-rsid="014497ee" style:font-size-asian="10pt" style:font-size-complex="10pt"/>
    </style:style>
    <style:style style:name="P972" style:family="paragraph" style:parent-style-name="Table_20_Contents">
      <style:paragraph-properties fo:text-align="center" style:justify-single-word="false"/>
      <style:text-properties fo:font-size="10pt" officeooo:rsid="00672b8c" officeooo:paragraph-rsid="01114b15" style:font-size-asian="10pt" style:font-size-complex="10pt"/>
    </style:style>
    <style:style style:name="P973" style:family="paragraph" style:parent-style-name="Table_20_Contents">
      <style:paragraph-properties fo:text-align="center" style:justify-single-word="false"/>
      <style:text-properties fo:font-size="10pt" officeooo:rsid="00672b8c" officeooo:paragraph-rsid="011aee10" style:font-size-asian="10pt" style:font-size-complex="10pt"/>
    </style:style>
    <style:style style:name="P974" style:family="paragraph" style:parent-style-name="Table_20_Contents">
      <style:paragraph-properties fo:text-align="center" style:justify-single-word="false"/>
      <style:text-properties fo:font-size="10pt" officeooo:rsid="00672b8c" officeooo:paragraph-rsid="0123a814" style:font-size-asian="10pt" style:font-size-complex="10pt"/>
    </style:style>
    <style:style style:name="P975" style:family="paragraph" style:parent-style-name="Table_20_Contents">
      <style:paragraph-properties fo:text-align="center" style:justify-single-word="false"/>
      <style:text-properties fo:font-size="10pt" officeooo:rsid="00672b8c" officeooo:paragraph-rsid="01318012" style:font-size-asian="10pt" style:font-size-complex="10pt"/>
    </style:style>
    <style:style style:name="P976" style:family="paragraph" style:parent-style-name="Table_20_Contents">
      <style:paragraph-properties fo:text-align="center" style:justify-single-word="false"/>
      <style:text-properties fo:font-size="10pt" officeooo:rsid="00672b8c" officeooo:paragraph-rsid="014497ee" style:font-size-asian="10pt" style:font-size-complex="10pt"/>
    </style:style>
    <style:style style:name="P977" style:family="paragraph" style:parent-style-name="Table_20_Contents">
      <style:paragraph-properties fo:text-align="start" style:justify-single-word="false"/>
      <style:text-properties fo:font-size="10pt" officeooo:rsid="013f94ec" officeooo:paragraph-rsid="013f94ec" style:font-size-asian="10pt" style:font-size-complex="10pt"/>
    </style:style>
    <style:style style:name="P978" style:family="paragraph" style:parent-style-name="Table_20_Contents">
      <style:paragraph-properties fo:text-align="center" style:justify-single-word="false"/>
      <style:text-properties fo:font-size="10pt" officeooo:rsid="013f94ec" officeooo:paragraph-rsid="013f94ec" style:font-size-asian="10pt" style:font-size-complex="10pt"/>
    </style:style>
    <style:style style:name="P979" style:family="paragraph" style:parent-style-name="Table_20_Contents">
      <style:paragraph-properties fo:text-align="start" style:justify-single-word="false"/>
      <style:text-properties fo:font-size="10pt" officeooo:rsid="0145cb00" officeooo:paragraph-rsid="0145cb00" style:font-size-asian="10pt" style:font-size-complex="10pt"/>
    </style:style>
    <style:style style:name="P980" style:family="paragraph" style:parent-style-name="Table_20_Contents">
      <style:paragraph-properties fo:text-align="start" style:justify-single-word="false"/>
      <style:text-properties officeooo:rsid="00330877" officeooo:paragraph-rsid="00330877"/>
    </style:style>
    <style:style style:name="P981" style:family="paragraph" style:parent-style-name="Table_20_Contents">
      <style:paragraph-properties fo:text-align="center" style:justify-single-word="false"/>
      <style:text-properties officeooo:rsid="0055b039" officeooo:paragraph-rsid="01114b15"/>
    </style:style>
    <style:style style:name="P982" style:family="paragraph" style:parent-style-name="Table_20_Contents">
      <style:paragraph-properties fo:text-align="center" style:justify-single-word="false"/>
      <style:text-properties officeooo:rsid="0055b039" officeooo:paragraph-rsid="011aee10"/>
    </style:style>
    <style:style style:name="P983" style:family="paragraph" style:parent-style-name="Table_20_Contents">
      <style:paragraph-properties fo:text-align="center" style:justify-single-word="false"/>
      <style:text-properties officeooo:rsid="0055b039" officeooo:paragraph-rsid="0123a814"/>
    </style:style>
    <style:style style:name="P984" style:family="paragraph" style:parent-style-name="Table_20_Contents">
      <style:paragraph-properties fo:text-align="center" style:justify-single-word="false"/>
      <style:text-properties officeooo:rsid="0055b039" officeooo:paragraph-rsid="01318012"/>
    </style:style>
    <style:style style:name="P985" style:family="paragraph" style:parent-style-name="Table_20_Contents">
      <style:paragraph-properties fo:text-align="center" style:justify-single-word="false"/>
      <style:text-properties officeooo:rsid="0055b039" officeooo:paragraph-rsid="014497ee"/>
    </style:style>
    <style:style style:name="P986" style:family="paragraph" style:parent-style-name="Table_20_Contents">
      <style:paragraph-properties fo:text-align="center" style:justify-single-word="false"/>
      <style:text-properties officeooo:rsid="0056519d" officeooo:paragraph-rsid="01114b15"/>
    </style:style>
    <style:style style:name="P987" style:family="paragraph" style:parent-style-name="Table_20_Contents">
      <style:paragraph-properties fo:text-align="center" style:justify-single-word="false"/>
      <style:text-properties officeooo:rsid="0056519d" officeooo:paragraph-rsid="011aee10"/>
    </style:style>
    <style:style style:name="P988" style:family="paragraph" style:parent-style-name="Table_20_Contents">
      <style:paragraph-properties fo:text-align="center" style:justify-single-word="false"/>
      <style:text-properties officeooo:rsid="0056519d" officeooo:paragraph-rsid="0123a814"/>
    </style:style>
    <style:style style:name="P989" style:family="paragraph" style:parent-style-name="Table_20_Contents">
      <style:paragraph-properties fo:text-align="center" style:justify-single-word="false"/>
      <style:text-properties officeooo:rsid="0056519d" officeooo:paragraph-rsid="01318012"/>
    </style:style>
    <style:style style:name="P990" style:family="paragraph" style:parent-style-name="Table_20_Contents">
      <style:paragraph-properties fo:text-align="center" style:justify-single-word="false"/>
      <style:text-properties officeooo:rsid="0056519d" officeooo:paragraph-rsid="014497ee"/>
    </style:style>
    <style:style style:name="P991" style:family="paragraph" style:parent-style-name="Standard" style:list-style-name="L1">
      <style:text-properties fo:font-size="12pt" fo:font-style="normal" style:text-underline-style="none" fo:font-weight="normal" officeooo:rsid="001fe1ec" officeooo:paragraph-rsid="001d7ebf" style:font-size-asian="12pt" style:font-style-asian="normal" style:font-weight-asian="normal" style:font-size-complex="12pt" style:font-style-complex="normal" style:font-weight-complex="normal"/>
    </style:style>
    <style:style style:name="P992" style:family="paragraph" style:parent-style-name="Standard" style:list-style-name="L1">
      <style:text-properties fo:font-size="12pt" fo:font-style="normal" style:text-underline-style="none" fo:font-weight="normal" officeooo:rsid="001fe1ec" officeooo:paragraph-rsid="001fe1ec" style:font-size-asian="12pt" style:font-style-asian="normal" style:font-weight-asian="normal" style:font-size-complex="12pt" style:font-style-complex="normal" style:font-weight-complex="normal"/>
    </style:style>
    <style:style style:name="P993" style:family="paragraph" style:parent-style-name="Standard" style:list-style-name="L1">
      <style:text-properties fo:font-size="12pt" officeooo:rsid="001fe1ec" officeooo:paragraph-rsid="001fe1ec" style:font-size-asian="12pt" style:font-size-complex="12pt"/>
    </style:style>
    <style:style style:name="P994" style:family="paragraph" style:parent-style-name="Standard" style:list-style-name="L1">
      <style:text-properties fo:font-style="normal" style:text-underline-style="none" fo:font-weight="normal" officeooo:rsid="001fe1ec" officeooo:paragraph-rsid="001fe1ec" fo:background-color="#ffff00" style:font-style-asian="normal" style:font-weight-asian="normal" style:font-style-complex="normal" style:font-weight-complex="normal"/>
    </style:style>
    <style:style style:name="T1" style:family="text">
      <style:text-properties fo:font-size="7pt" officeooo:rsid="001d7ebf" style:font-size-asian="7pt" style:font-size-complex="7pt"/>
    </style:style>
    <style:style style:name="T2" style:family="text">
      <style:text-properties officeooo:rsid="000f9e1d"/>
    </style:style>
    <style:style style:name="T3" style:family="text">
      <style:text-properties fo:font-style="italic" officeooo:rsid="001d7ebf"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0f9e1d" fo:background-color="transparent" loext:char-shading-value="0"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10b64de" fo:background-color="transparent" loext:char-shading-value="0"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officeooo:rsid="0011fa73"/>
    </style:style>
    <style:style style:name="T9" style:family="text">
      <style:text-properties fo:background-color="#ffff00" loext:char-shading-value="0"/>
    </style:style>
    <style:style style:name="T10" style:family="text">
      <style:text-properties officeooo:rsid="00371fe3" fo:background-color="#ffff00" loext:char-shading-value="0"/>
    </style:style>
    <style:style style:name="T11" style:family="text">
      <style:text-properties officeooo:rsid="001cea44"/>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cea44" style:font-style-asian="normal" style:font-weight-asian="normal" style:font-style-complex="normal" style:font-weight-complex="normal"/>
    </style:style>
    <style:style style:name="T14" style:family="text">
      <style:text-properties fo:font-style="normal" style:text-underline-style="none" fo:font-weight="normal" officeooo:rsid="001fe1ec" style:font-style-asian="normal" style:font-weight-asian="normal" style:font-style-complex="normal" style:font-weight-complex="normal"/>
    </style:style>
    <style:style style:name="T15" style:family="text">
      <style:text-properties fo:font-style="normal" style:text-underline-style="none" fo:font-weight="normal" officeooo:rsid="0020273c" style:font-style-asian="normal" style:font-weight-asian="normal" style:font-style-complex="normal" style:font-weight-complex="normal"/>
    </style:style>
    <style:style style:name="T16" style:family="text">
      <style:text-properties fo:font-style="normal" style:text-underline-style="none" fo:font-weight="normal" officeooo:rsid="0020273c" fo:background-color="#ffff00" loext:char-shading-value="0" style:font-style-asian="normal" style:font-weight-asian="normal" style:font-style-complex="normal" style:font-weight-complex="normal"/>
    </style:style>
    <style:style style:name="T17" style:family="text">
      <style:text-properties fo:font-style="normal" style:text-underline-style="none" fo:font-weight="normal" officeooo:rsid="001cea44" fo:background-color="#ffff00" loext:char-shading-value="0" style:font-style-asian="normal" style:font-weight-asian="normal" style:font-style-complex="normal" style:font-weight-complex="normal"/>
    </style:style>
    <style:style style:name="T18" style:family="text">
      <style:text-properties fo:font-style="normal" style:text-underline-style="none" fo:font-weight="bold" officeooo:rsid="001cea44" style:font-style-asian="normal" style:font-weight-asian="bold" style:font-style-complex="normal" style:font-weight-complex="bold"/>
    </style:style>
    <style:style style:name="T19" style:family="text">
      <style:text-properties fo:font-style="normal" officeooo:rsid="001d7ebf" style:font-style-asian="normal" style:font-style-complex="normal"/>
    </style:style>
    <style:style style:name="T20" style:family="text">
      <style:text-properties fo:font-style="normal" officeooo:rsid="00330877" style:font-style-asian="normal" style:font-style-complex="normal"/>
    </style:style>
    <style:style style:name="T21" style:family="text">
      <style:text-properties fo:font-style="normal" officeooo:rsid="00371fe3" style:font-style-asian="normal" style:font-style-complex="normal"/>
    </style:style>
    <style:style style:name="T22" style:family="text">
      <style:text-properties officeooo:rsid="001d7ebf"/>
    </style:style>
    <style:style style:name="T23" style:family="text">
      <style:text-properties officeooo:rsid="001ef77d"/>
    </style:style>
    <style:style style:name="T24" style:family="text">
      <style:text-properties officeooo:rsid="001fe1ec"/>
    </style:style>
    <style:style style:name="T25" style:family="text">
      <style:text-properties officeooo:rsid="00259265"/>
    </style:style>
    <style:style style:name="T26" style:family="text">
      <style:text-properties fo:font-size="10pt" style:font-size-asian="10pt" style:font-size-complex="10pt"/>
    </style:style>
    <style:style style:name="T27" style:family="text">
      <style:text-properties fo:font-size="10pt" officeooo:rsid="0023973a" style:font-size-asian="10pt" style:font-size-complex="10pt"/>
    </style:style>
    <style:style style:name="T28" style:family="text">
      <style:text-properties fo:font-size="10pt" officeooo:rsid="00259265" style:font-size-asian="10pt" style:font-size-complex="10pt"/>
    </style:style>
    <style:style style:name="T29" style:family="text">
      <style:text-properties fo:font-size="10pt" officeooo:rsid="0025a55d" style:font-size-asian="10pt" style:font-size-complex="10pt"/>
    </style:style>
    <style:style style:name="T30" style:family="text">
      <style:text-properties fo:font-size="10pt" officeooo:rsid="0056519d" style:font-size-asian="10pt" style:font-size-complex="10pt"/>
    </style:style>
    <style:style style:name="T31" style:family="text">
      <style:text-properties fo:font-size="10pt" officeooo:rsid="005e7184" style:font-size-asian="10pt" style:font-size-complex="10pt"/>
    </style:style>
    <style:style style:name="T32" style:family="text">
      <style:text-properties fo:font-size="11pt" officeooo:rsid="00259265" style:font-size-asian="11pt" style:font-size-complex="11pt"/>
    </style:style>
    <style:style style:name="T33" style:family="text">
      <style:text-properties fo:font-size="11pt" officeooo:rsid="0025a55d" style:font-size-asian="11pt" style:font-size-complex="11pt"/>
    </style:style>
    <style:style style:name="T34" style:family="text">
      <style:text-properties fo:font-size="11pt" officeooo:rsid="001d7ebf" style:font-size-asian="11pt" style:font-size-complex="11pt"/>
    </style:style>
    <style:style style:name="T35" style:family="text">
      <style:text-properties fo:color="#000080" fo:font-size="12pt" fo:language="zxx" fo:country="none" style:text-underline-style="solid" style:text-underline-width="auto" style:text-underline-color="font-color" fo:background-color="#ffff00" loext:char-shading-value="0" style:font-size-asian="12pt" style:language-asian="zxx" style:country-asian="none" style:font-size-complex="12pt" style:language-complex="zxx" style:country-complex="none"/>
    </style:style>
    <style:style style:name="T36" style:family="text">
      <style:text-properties fo:color="#000080" fo:font-size="12pt" fo:language="zxx" fo:country="none" style:text-underline-style="solid" style:text-underline-width="auto" style:text-underline-color="font-color" officeooo:rsid="002ce84e" fo:background-color="#ffff00" loext:char-shading-value="0" style:font-size-asian="12pt" style:language-asian="zxx" style:country-asian="none" style:font-size-complex="12pt" style:language-complex="zxx" style:country-complex="none"/>
    </style:style>
    <style:style style:name="T37" style:family="text">
      <style:text-properties fo:color="#000080" fo:font-size="12pt" fo:language="zxx" fo:country="none" style:text-underline-style="solid" style:text-underline-width="auto" style:text-underline-color="font-color" officeooo:rsid="004ff592" fo:background-color="#ffff00" loext:char-shading-value="0" style:font-size-asian="12pt" style:language-asian="zxx" style:country-asian="none" style:font-size-complex="12pt" style:language-complex="zxx" style:country-complex="none"/>
    </style:style>
    <style:style style:name="T38" style:family="text">
      <style:text-properties fo:color="#000080" fo:font-size="12pt" fo:language="zxx" fo:country="none" fo:font-style="normal" style:text-underline-style="solid" style:text-underline-width="auto" style:text-underline-color="font-color" fo:font-weight="normal" officeooo:rsid="000f9e1d"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9" style:family="text">
      <style:text-properties fo:color="#000080" style:font-name="Liberation Serif" fo:font-size="12pt" fo:language="zxx" fo:country="none" style:text-underline-style="solid" style:text-underline-width="auto" style:text-underline-color="font-color" fo:background-color="#ffff00" loext:char-shading-value="0" style:font-size-asian="12pt" style:language-asian="zxx" style:country-asian="none" style:font-size-complex="12pt" style:language-complex="zxx" style:country-complex="none"/>
    </style:style>
    <style:style style:name="T40" style:family="text">
      <style:text-properties fo:color="#000080" style:font-name="Liberation Serif" fo:font-size="12pt" fo:language="zxx" fo:country="none" style:text-underline-style="solid" style:text-underline-width="auto" style:text-underline-color="font-color" officeooo:rsid="004ff592" fo:background-color="#ffff00" loext:char-shading-value="0" style:font-size-asian="12pt" style:language-asian="zxx" style:country-asian="none" style:font-size-complex="12pt" style:language-complex="zxx" style:country-complex="none"/>
    </style:style>
    <style:style style:name="T41" style:family="text">
      <style:text-properties fo:color="#000080" style:font-name="Liberation Serif" fo:font-size="12pt" fo:language="zxx" fo:country="none" style:text-underline-style="solid" style:text-underline-width="auto" style:text-underline-color="font-color" officeooo:rsid="00724475" fo:background-color="#ffff00" loext:char-shading-value="0" style:font-size-asian="12pt" style:language-asian="zxx" style:country-asian="none" style:font-size-complex="12pt" style:language-complex="zxx" style:country-complex="none"/>
    </style:style>
    <style:style style:name="T42" style:family="text">
      <style:text-properties fo:color="#000080" style:font-name="Liberation Serif" fo:font-size="12pt" fo:language="zxx" fo:country="none" style:text-underline-style="solid" style:text-underline-width="auto" style:text-underline-color="font-color" officeooo:rsid="0079155f" fo:background-color="#ffff00" loext:char-shading-value="0" style:font-size-asian="12pt" style:language-asian="zxx" style:country-asian="none" style:font-size-complex="12pt" style:language-complex="zxx" style:country-complex="none"/>
    </style:style>
    <style:style style:name="T43" style:family="text">
      <style:text-properties fo:color="#000080" style:font-name="Liberation Serif" fo:font-size="12pt" fo:language="zxx" fo:country="none" style:text-underline-style="solid" style:text-underline-width="auto" style:text-underline-color="font-color" officeooo:rsid="007ca9cb" fo:background-color="#ffff00" loext:char-shading-value="0" style:font-size-asian="12pt" style:language-asian="zxx" style:country-asian="none" style:font-size-complex="12pt" style:language-complex="zxx" style:country-complex="none"/>
    </style:style>
    <style:style style:name="T44" style:family="text">
      <style:text-properties fo:color="#000080" style:font-name="Liberation Serif" fo:font-size="12pt" fo:language="zxx" fo:country="none" style:text-underline-style="solid" style:text-underline-width="auto" style:text-underline-color="font-color" officeooo:rsid="00fe7a8c" fo:background-color="#ffff00" loext:char-shading-value="0" style:font-size-asian="12pt" style:language-asian="zxx" style:country-asian="none" style:font-size-complex="12pt" style:language-complex="zxx" style:country-complex="none"/>
    </style:style>
    <style:style style:name="T45" style:family="text">
      <style:text-properties fo:color="#000080" style:font-name="Liberation Serif" fo:font-size="12pt" fo:language="zxx" fo:country="none" style:text-underline-style="solid" style:text-underline-width="auto" style:text-underline-color="font-color" officeooo:rsid="010283af" fo:background-color="#ffff00" loext:char-shading-value="0" style:font-size-asian="12pt" style:language-asian="zxx" style:country-asian="none" style:font-size-complex="12pt" style:language-complex="zxx" style:country-complex="none"/>
    </style:style>
    <style:style style:name="T46" style:family="text">
      <style:text-properties fo:color="#000080" style:font-name="Liberation Serif" fo:font-size="12pt" fo:language="zxx" fo:country="none" style:text-underline-style="solid" style:text-underline-width="auto" style:text-underline-color="font-color" officeooo:rsid="010b64de" fo:background-color="#ffff00" loext:char-shading-value="0" style:font-size-asian="12pt" style:language-asian="zxx" style:country-asian="none" style:font-size-complex="12pt" style:language-complex="zxx" style:country-complex="none"/>
    </style:style>
    <style:style style:name="T47" style:family="text">
      <style:text-properties fo:color="#000080" style:font-name="Liberation Serif" fo:font-size="12pt" fo:language="zxx" fo:country="none" style:text-underline-style="solid" style:text-underline-width="auto" style:text-underline-color="font-color" officeooo:rsid="010fa88f" fo:background-color="#ffff00" loext:char-shading-value="0" style:font-size-asian="12pt" style:language-asian="zxx" style:country-asian="none" style:font-size-complex="12pt" style:language-complex="zxx" style:country-complex="none"/>
    </style:style>
    <style:style style:name="T48" style:family="text">
      <style:text-properties fo:color="#000080" style:font-name="Liberation Serif" fo:font-size="12pt" fo:language="zxx" fo:country="none" style:text-underline-style="solid" style:text-underline-width="auto" style:text-underline-color="font-color" officeooo:rsid="0114278c" fo:background-color="#ffff00" loext:char-shading-value="0" style:font-size-asian="12pt" style:language-asian="zxx" style:country-asian="none" style:font-size-complex="12pt" style:language-complex="zxx" style:country-complex="none"/>
    </style:style>
    <style:style style:name="T49" style:family="text">
      <style:text-properties fo:color="#000080" style:font-name="Liberation Serif" fo:font-size="12pt" fo:language="zxx" fo:country="none" style:text-underline-style="solid" style:text-underline-width="auto" style:text-underline-color="font-color" officeooo:rsid="01153656" fo:background-color="#ffff00" loext:char-shading-value="0" style:font-size-asian="12pt" style:language-asian="zxx" style:country-asian="none" style:font-size-complex="12pt" style:language-complex="zxx" style:country-complex="none"/>
    </style:style>
    <style:style style:name="T50" style:family="text">
      <style:text-properties fo:color="#000080" style:font-name="Liberation Serif" fo:font-size="12pt" fo:language="zxx" fo:country="none" style:text-underline-style="solid" style:text-underline-width="auto" style:text-underline-color="font-color" officeooo:rsid="011c3d01" fo:background-color="#ffff00" loext:char-shading-value="0" style:font-size-asian="12pt" style:language-asian="zxx" style:country-asian="none" style:font-size-complex="12pt" style:language-complex="zxx" style:country-complex="none"/>
    </style:style>
    <style:style style:name="T51" style:family="text">
      <style:text-properties fo:color="#000080" style:font-name="Liberation Serif" fo:font-size="12pt" fo:language="zxx" fo:country="none" style:text-underline-style="solid" style:text-underline-width="auto" style:text-underline-color="font-color" officeooo:rsid="011d620f" fo:background-color="#ffff00" loext:char-shading-value="0" style:font-size-asian="12pt" style:language-asian="zxx" style:country-asian="none" style:font-size-complex="12pt" style:language-complex="zxx" style:country-complex="none"/>
    </style:style>
    <style:style style:name="T52" style:family="text">
      <style:text-properties fo:color="#000080" style:font-name="Liberation Serif" fo:font-size="12pt" fo:language="zxx" fo:country="none" style:text-underline-style="solid" style:text-underline-width="auto" style:text-underline-color="font-color" officeooo:rsid="011fbbb4" fo:background-color="#ffff00" loext:char-shading-value="0" style:font-size-asian="12pt" style:language-asian="zxx" style:country-asian="none" style:font-size-complex="12pt" style:language-complex="zxx" style:country-complex="none"/>
    </style:style>
    <style:style style:name="T53" style:family="text">
      <style:text-properties fo:color="#000080" style:font-name="Liberation Serif" fo:font-size="12pt" fo:language="zxx" fo:country="none" style:text-underline-style="solid" style:text-underline-width="auto" style:text-underline-color="font-color" officeooo:rsid="0125449a" fo:background-color="#ffff00" loext:char-shading-value="0" style:font-size-asian="12pt" style:language-asian="zxx" style:country-asian="none" style:font-size-complex="12pt" style:language-complex="zxx" style:country-complex="none"/>
    </style:style>
    <style:style style:name="T54" style:family="text">
      <style:text-properties fo:color="#000080" style:font-name="Liberation Serif" fo:font-size="12pt" fo:language="zxx" fo:country="none" style:text-underline-style="solid" style:text-underline-width="auto" style:text-underline-color="font-color" officeooo:rsid="012ae22a" fo:background-color="#ffff00" loext:char-shading-value="0" style:font-size-asian="12pt" style:language-asian="zxx" style:country-asian="none" style:font-size-complex="12pt" style:language-complex="zxx" style:country-complex="none"/>
    </style:style>
    <style:style style:name="T55" style:family="text">
      <style:text-properties fo:color="#000080" style:font-name="Liberation Serif" fo:font-size="12pt" fo:language="zxx" fo:country="none" fo:font-style="normal" style:text-underline-style="solid" style:text-underline-width="auto" style:text-underline-color="font-color" fo:font-weight="normal" officeooo:rsid="004ff592"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6" style:family="text">
      <style:text-properties fo:color="#000080" style:font-name="Liberation Serif" fo:font-size="12pt" fo:language="zxx" fo:country="none" fo:font-style="normal" style:text-underline-style="solid" style:text-underline-width="auto" style:text-underline-color="font-color" fo:font-weight="normal" officeooo:rsid="00724475"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7" style:family="text">
      <style:text-properties fo:color="#000080" style:font-name="Liberation Serif" fo:font-size="12pt" fo:language="zxx" fo:country="none" fo:font-style="normal" style:text-underline-style="solid" style:text-underline-width="auto" style:text-underline-color="font-color" fo:font-weight="normal" officeooo:rsid="0094a109"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8" style:family="text">
      <style:text-properties fo:color="#000080" style:font-name="Liberation Serif" fo:language="zxx" fo:country="none" style:text-underline-style="solid" style:text-underline-width="auto" style:text-underline-color="font-color" officeooo:rsid="004ff592" fo:background-color="#ffff00" loext:char-shading-value="0" style:language-asian="zxx" style:country-asian="none" style:language-complex="zxx" style:country-complex="none"/>
    </style:style>
    <style:style style:name="T59" style:family="text">
      <style:text-properties fo:color="#000080" style:font-name="Liberation Serif" fo:language="zxx" fo:country="none" style:text-underline-style="solid" style:text-underline-width="auto" style:text-underline-color="font-color" officeooo:rsid="0105be8d" fo:background-color="#ffff00" loext:char-shading-value="0" style:language-asian="zxx" style:country-asian="none" style:language-complex="zxx" style:country-complex="none"/>
    </style:style>
    <style:style style:name="T60" style:family="text">
      <style:text-properties fo:color="#000080" style:font-name="Liberation Serif" fo:language="zxx" fo:country="none" style:text-underline-style="solid" style:text-underline-width="auto" style:text-underline-color="font-color" officeooo:rsid="01114b15" fo:background-color="#ffff00" loext:char-shading-value="0" style:language-asian="zxx" style:country-asian="none" style:language-complex="zxx" style:country-complex="none"/>
    </style:style>
    <style:style style:name="T61" style:family="text">
      <style:text-properties fo:color="#000080" style:font-name="Liberation Serif" fo:language="zxx" fo:country="none" style:text-underline-style="solid" style:text-underline-width="auto" style:text-underline-color="font-color" officeooo:rsid="011aee10" fo:background-color="#ffff00" loext:char-shading-value="0" style:language-asian="zxx" style:country-asian="none" style:language-complex="zxx" style:country-complex="none"/>
    </style:style>
    <style:style style:name="T62" style:family="text">
      <style:text-properties fo:color="#000080" style:font-name="Liberation Serif" fo:language="zxx" fo:country="none" style:text-underline-style="solid" style:text-underline-width="auto" style:text-underline-color="font-color" officeooo:rsid="0123a814" fo:background-color="#ffff00" loext:char-shading-value="0" style:language-asian="zxx" style:country-asian="none" style:language-complex="zxx" style:country-complex="none"/>
    </style:style>
    <style:style style:name="T63" style:family="text">
      <style:text-properties fo:color="#000080" style:font-name="Liberation Serif" fo:language="zxx" fo:country="none" style:text-underline-style="solid" style:text-underline-width="auto" style:text-underline-color="font-color" officeooo:rsid="01193d13" fo:background-color="#ffff00" loext:char-shading-value="0" style:language-asian="zxx" style:country-asian="none" style:language-complex="zxx" style:country-complex="none"/>
    </style:style>
    <style:style style:name="T64" style:family="text">
      <style:text-properties fo:color="#000080" style:font-name="Liberation Serif" fo:language="zxx" fo:country="none" style:text-underline-style="solid" style:text-underline-width="auto" style:text-underline-color="font-color" officeooo:rsid="010283af" fo:background-color="#ffff00" loext:char-shading-value="0" style:language-asian="zxx" style:country-asian="none" style:language-complex="zxx" style:country-complex="none"/>
    </style:style>
    <style:style style:name="T65" style:family="text">
      <style:text-properties fo:color="#000080" fo:language="zxx" fo:country="none" style:text-underline-style="solid" style:text-underline-width="auto" style:text-underline-color="font-color" officeooo:rsid="000f9e1d" fo:background-color="#ffff00" loext:char-shading-value="0" style:language-asian="zxx" style:country-asian="none" style:language-complex="zxx" style:country-complex="none"/>
    </style:style>
    <style:style style:name="T66" style:family="text">
      <style:text-properties fo:color="#000080" fo:language="zxx" fo:country="none" style:text-underline-style="solid" style:text-underline-width="auto" style:text-underline-color="font-color" officeooo:rsid="004ff592" fo:background-color="#ffff00" loext:char-shading-value="0" style:language-asian="zxx" style:country-asian="none" style:language-complex="zxx" style:country-complex="none"/>
    </style:style>
    <style:style style:name="T67" style:family="text">
      <style:text-properties fo:font-size="12pt" style:font-size-asian="12pt" style:font-size-complex="12pt"/>
    </style:style>
    <style:style style:name="T68" style:family="text">
      <style:text-properties fo:font-size="12pt" officeooo:rsid="003d707c" style:font-size-asian="12pt" style:font-size-complex="12pt"/>
    </style:style>
    <style:style style:name="T69" style:family="text">
      <style:text-properties fo:font-size="12pt" officeooo:rsid="005138d8" style:font-size-asian="12pt" style:font-size-complex="12pt"/>
    </style:style>
    <style:style style:name="T70" style:family="text">
      <style:text-properties fo:font-size="12pt" officeooo:rsid="00724475" style:font-size-asian="12pt" style:font-size-complex="12pt"/>
    </style:style>
    <style:style style:name="T71" style:family="text">
      <style:text-properties fo:font-size="12pt" officeooo:rsid="0073b95e" style:font-size-asian="12pt" style:font-size-complex="12pt"/>
    </style:style>
    <style:style style:name="T72" style:family="text">
      <style:text-properties fo:font-size="12pt" officeooo:rsid="0079155f" style:font-size-asian="12pt" style:font-size-complex="12pt"/>
    </style:style>
    <style:style style:name="T73" style:family="text">
      <style:text-properties fo:font-size="12pt" officeooo:rsid="007a347c" style:font-size-asian="12pt" style:font-size-complex="12pt"/>
    </style:style>
    <style:style style:name="T74" style:family="text">
      <style:text-properties fo:font-size="12pt" officeooo:rsid="007e3f9e" style:font-size-asian="12pt" style:font-size-complex="12pt"/>
    </style:style>
    <style:style style:name="T75" style:family="text">
      <style:text-properties fo:font-size="12pt" officeooo:rsid="009153f9" style:font-size-asian="12pt" style:font-size-complex="12pt"/>
    </style:style>
    <style:style style:name="T76" style:family="text">
      <style:text-properties fo:font-size="12pt" officeooo:rsid="00964d8f" style:font-size-asian="12pt" style:font-size-complex="12pt"/>
    </style:style>
    <style:style style:name="T77" style:family="text">
      <style:text-properties fo:font-size="12pt" officeooo:rsid="0096dc9b" style:font-size-asian="12pt" style:font-size-complex="12pt"/>
    </style:style>
    <style:style style:name="T78" style:family="text">
      <style:text-properties fo:font-size="12pt" officeooo:rsid="004f6921" style:font-size-asian="12pt" style:font-size-complex="12pt"/>
    </style:style>
    <style:style style:name="T79" style:family="text">
      <style:text-properties fo:font-size="12pt" officeooo:rsid="00987f4a" style:font-size-asian="12pt" style:font-size-complex="12pt"/>
    </style:style>
    <style:style style:name="T80" style:family="text">
      <style:text-properties fo:font-size="12pt" officeooo:rsid="0107102a" style:font-size-asian="12pt" style:font-size-complex="12pt"/>
    </style:style>
    <style:style style:name="T81" style:family="text">
      <style:text-properties fo:font-size="12pt" officeooo:rsid="010dc76a" style:font-size-asian="12pt" style:font-size-complex="12pt"/>
    </style:style>
    <style:style style:name="T82" style:family="text">
      <style:text-properties fo:font-size="12pt" officeooo:rsid="01114b15" style:font-size-asian="12pt" style:font-size-complex="12pt"/>
    </style:style>
    <style:style style:name="T83" style:family="text">
      <style:text-properties fo:font-size="12pt" officeooo:rsid="011aee10" style:font-size-asian="12pt" style:font-size-complex="12pt"/>
    </style:style>
    <style:style style:name="T84" style:family="text">
      <style:text-properties fo:font-size="12pt" officeooo:rsid="0123a814" style:font-size-asian="12pt" style:font-size-complex="12pt"/>
    </style:style>
    <style:style style:name="T85" style:family="text">
      <style:text-properties fo:font-size="12pt" officeooo:rsid="0145cb00" style:font-size-asian="12pt" style:font-size-complex="12pt"/>
    </style:style>
    <style:style style:name="T86"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87" style:family="text">
      <style:text-properties fo:font-size="12pt" fo:font-style="italic" style:text-underline-style="solid" style:text-underline-width="auto" style:text-underline-color="font-color" fo:font-weight="bold" officeooo:rsid="000f9e1d" fo:background-color="transparent" loext:char-shading-value="0" style:font-size-asian="12pt" style:font-style-asian="italic" style:font-weight-asian="bold" style:font-size-complex="12pt" style:font-style-complex="italic" style:font-weight-complex="bold"/>
    </style:style>
    <style:style style:name="T88" style:family="text">
      <style:text-properties fo:font-size="12pt" fo:language="zxx" fo:country="none" style:font-size-asian="12pt" style:language-asian="zxx" style:country-asian="none" style:font-size-complex="12pt" style:language-complex="zxx" style:country-complex="none"/>
    </style:style>
    <style:style style:name="T89" style:family="text">
      <style:text-properties fo:font-size="12pt" fo:language="zxx" fo:country="none" officeooo:rsid="002bf4ae" style:font-size-asian="12pt" style:language-asian="zxx" style:country-asian="none" style:font-size-complex="12pt" style:language-complex="zxx" style:country-complex="none"/>
    </style:style>
    <style:style style:name="T90" style:family="text">
      <style:text-properties fo:font-size="12pt" fo:language="zxx" fo:country="none" officeooo:rsid="002ce84e" style:font-size-asian="12pt" style:language-asian="zxx" style:country-asian="none" style:font-size-complex="12pt" style:language-complex="zxx" style:country-complex="none"/>
    </style:style>
    <style:style style:name="T91" style:family="text">
      <style:text-properties fo:font-size="12pt" fo:language="zxx" fo:country="none" officeooo:rsid="002ff6ff" style:font-size-asian="12pt" style:language-asian="zxx" style:country-asian="none" style:font-size-complex="12pt" style:language-complex="zxx" style:country-complex="none"/>
    </style:style>
    <style:style style:name="T92" style:family="text">
      <style:text-properties fo:font-size="12pt" fo:language="zxx" fo:country="none" officeooo:rsid="003c5bcf" style:font-size-asian="12pt" style:language-asian="zxx" style:country-asian="none" style:font-size-complex="12pt" style:language-complex="zxx" style:country-complex="none"/>
    </style:style>
    <style:style style:name="T93" style:family="text">
      <style:text-properties fo:font-size="12pt" fo:language="zxx" fo:country="none" style:text-underline-style="none" officeooo:rsid="004d16d2"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4" style:family="text">
      <style:text-properties fo:font-size="12pt" fo:language="zxx" fo:country="none" style:text-underline-style="none" officeooo:rsid="004f6921"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5" style:family="text">
      <style:text-properties fo:font-size="12pt" fo:language="zxx" fo:country="none" style:text-underline-style="none" officeooo:rsid="004fc5ea"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6" style:family="text">
      <style:text-properties fo:font-size="12pt" fo:font-weight="bold" officeooo:rsid="00899d8d" style:font-size-asian="12pt" style:font-weight-asian="bold" style:font-size-complex="12pt" style:font-weight-complex="bold"/>
    </style:style>
    <style:style style:name="T97" style:family="text">
      <style:text-properties fo:font-size="12pt" fo:font-style="normal" style:text-underline-style="none" fo:font-weight="normal" officeooo:rsid="000f9e1d"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fo:font-size="12pt" fo:font-style="normal" style:text-underline-style="none" fo:font-weight="normal" officeooo:rsid="001fe1ec" style:font-size-asian="12pt" style:font-style-asian="normal" style:font-weight-asian="normal" style:font-size-complex="12pt" style:font-style-complex="normal" style:font-weight-complex="normal"/>
    </style:style>
    <style:style style:name="T99" style:family="text">
      <style:text-properties fo:font-size="12pt" fo:font-style="normal" style:text-underline-style="none" fo:font-weight="normal" officeooo:rsid="001cea44" style:font-size-asian="12pt" style:font-style-asian="normal" style:font-weight-asian="normal" style:font-size-complex="12pt" style:font-style-complex="normal" style:font-weight-complex="normal"/>
    </style:style>
    <style:style style:name="T100" style:family="text">
      <style:text-properties fo:font-size="12pt" fo:font-style="normal" style:text-underline-style="none" fo:font-weight="normal" officeooo:rsid="0020273c" style:font-size-asian="12pt" style:font-style-asian="normal" style:font-weight-asian="normal" style:font-size-complex="12pt" style:font-style-complex="normal" style:font-weight-complex="normal"/>
    </style:style>
    <style:style style:name="T101" style:family="text">
      <style:text-properties fo:font-size="12pt" style:text-underline-style="solid" style:text-underline-width="auto" style:text-underline-color="font-color" style:font-size-asian="12pt" style:font-size-complex="12pt"/>
    </style:style>
    <style:style style:name="T102" style:family="text">
      <style:text-properties fo:font-size="12pt" style:text-underline-style="solid" style:text-underline-width="auto" style:text-underline-color="font-color" officeooo:rsid="009a2d5e" style:font-size-asian="12pt" style:font-size-complex="12pt"/>
    </style:style>
    <style:style style:name="T103" style:family="text">
      <style:text-properties fo:font-size="12pt" style:text-underline-style="solid" style:text-underline-width="auto" style:text-underline-color="font-color" officeooo:rsid="000f9e1d" style:font-size-asian="12pt" style:font-size-complex="12pt"/>
    </style:style>
    <style:style style:name="T104" style:family="text">
      <style:text-properties fo:font-size="12pt" style:text-underline-style="solid" style:text-underline-width="auto" style:text-underline-color="font-color" officeooo:rsid="010b64de" style:font-size-asian="12pt" style:font-size-complex="12pt"/>
    </style:style>
    <style:style style:name="T105" style:family="text">
      <style:text-properties fo:font-size="12pt" style:text-underline-style="solid" style:text-underline-width="auto" style:text-underline-color="font-color" officeooo:rsid="0113c159" style:font-size-asian="12pt" style:font-size-complex="12pt"/>
    </style:style>
    <style:style style:name="T106" style:family="text">
      <style:text-properties officeooo:rsid="0031a641"/>
    </style:style>
    <style:style style:name="T107" style:family="text">
      <style:text-properties officeooo:rsid="0031d17f"/>
    </style:style>
    <style:style style:name="T108" style:family="text">
      <style:text-properties officeooo:rsid="0032bf88"/>
    </style:style>
    <style:style style:name="T109" style:family="text">
      <style:text-properties officeooo:rsid="00330877"/>
    </style:style>
    <style:style style:name="T110" style:family="text">
      <style:text-properties officeooo:rsid="00387e85"/>
    </style:style>
    <style:style style:name="T111" style:family="text">
      <style:text-properties style:font-name="Liberation Serif" style:font-size-asian="11pt" style:font-size-complex="11pt"/>
    </style:style>
    <style:style style:name="T112" style:family="text">
      <style:text-properties officeooo:rsid="0040b926"/>
    </style:style>
    <style:style style:name="T113" style:family="text">
      <style:text-properties officeooo:rsid="00451274"/>
    </style:style>
    <style:style style:name="T114" style:family="text">
      <style:text-properties officeooo:rsid="0047d3d5"/>
    </style:style>
    <style:style style:name="T115" style:family="text">
      <style:text-properties officeooo:rsid="004a7abb"/>
    </style:style>
    <style:style style:name="T116" style:family="text">
      <style:text-properties style:use-window-font-color="true" style:font-name="Liberation Serif" fo:language="zxx" fo:country="none" fo:font-style="normal" style:text-underline-style="none" fo:font-weight="normal" officeooo:rsid="000f9e1d"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17" style:family="text">
      <style:text-properties style:use-window-font-color="true" style:font-name="Liberation Serif" fo:font-size="11pt" fo:language="zxx" fo:country="none" fo:font-style="normal" style:text-underline-style="none" fo:font-weight="normal" officeooo:rsid="001d7ebf"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18" style:family="text">
      <style:text-properties style:use-window-font-color="true" style:font-name="Liberation Serif" fo:font-size="11pt" fo:language="zxx" fo:country="none" fo:font-style="normal" style:text-underline-style="none" fo:font-weight="normal" officeooo:rsid="00932f8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19" style:family="text">
      <style:text-properties style:use-window-font-color="true" fo:font-size="11pt" style:text-underline-style="none" officeooo:rsid="001d7ebf" fo:background-color="transparent" loext:char-shading-value="0" style:font-size-asian="11pt" style:font-size-complex="11pt"/>
    </style:style>
    <style:style style:name="T120" style:family="text">
      <style:text-properties style:use-window-font-color="true" fo:font-size="12pt" fo:language="zxx" fo:country="none" style:font-size-asian="12pt" style:language-asian="zxx" style:country-asian="none" style:font-size-complex="12pt" style:language-complex="zxx" style:country-complex="none"/>
    </style:style>
    <style:style style:name="T121" style:family="text">
      <style:text-properties style:use-window-font-color="true" fo:font-size="12pt" fo:language="zxx" fo:country="none" officeooo:rsid="007e3f9e" style:font-size-asian="12pt" style:language-asian="zxx" style:country-asian="none" style:font-size-complex="12pt" style:language-complex="zxx" style:country-complex="none"/>
    </style:style>
    <style:style style:name="T122" style:family="text">
      <style:text-properties style:use-window-font-color="true" fo:font-size="12pt" fo:language="zxx" fo:country="none" officeooo:rsid="010fa88f" style:font-size-asian="12pt" style:language-asian="zxx" style:country-asian="none" style:font-size-complex="12pt" style:language-complex="zxx" style:country-complex="none"/>
    </style:style>
    <style:style style:name="T123" style:family="text">
      <style:text-properties style:use-window-font-color="true" fo:font-size="12pt" fo:language="zxx" fo:country="none" officeooo:rsid="0119dcf2" style:font-size-asian="12pt" style:language-asian="zxx" style:country-asian="none" style:font-size-complex="12pt" style:language-complex="zxx" style:country-complex="none"/>
    </style:style>
    <style:style style:name="T124" style:family="text">
      <style:text-properties style:use-window-font-color="true" fo:font-size="12pt" fo:language="zxx" fo:country="none" officeooo:rsid="011fc60d" style:font-size-asian="12pt" style:language-asian="zxx" style:country-asian="none" style:font-size-complex="12pt" style:language-complex="zxx" style:country-complex="none"/>
    </style:style>
    <style:style style:name="T125" style:family="text">
      <style:text-properties style:use-window-font-color="true" fo:font-size="12pt" fo:language="zxx" fo:country="none" officeooo:rsid="013a3957" style:font-size-asian="12pt" style:language-asian="zxx" style:country-asian="none" style:font-size-complex="12pt" style:language-complex="zxx" style:country-complex="none"/>
    </style:style>
    <style:style style:name="T126" style:family="text">
      <style:text-properties style:use-window-font-color="true"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27" style:family="text">
      <style:text-properties fo:font-variant="normal" fo:text-transform="none" style:font-name="Liberation Serif" fo:font-size="12pt" fo:letter-spacing="normal" fo:language="zxx" fo:country="none" style:text-underline-style="none" officeooo:rsid="004d16d2"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8" style:family="text">
      <style:text-properties fo:font-variant="normal" fo:text-transform="none" style:font-name="Liberation Serif" fo:font-size="12pt" fo:letter-spacing="normal" fo:language="zxx" fo:country="none" style:text-underline-style="none" officeooo:rsid="004e031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9" style:family="text">
      <style:text-properties fo:font-variant="normal" fo:text-transform="none" style:font-name="Liberation Serif" fo:font-size="12pt" fo:letter-spacing="normal" fo:language="zxx" fo:country="none" style:text-underline-style="none" fo:font-weight="bold" officeooo:rsid="004d16d2" fo:background-color="transparent"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0" style:family="text">
      <style:text-properties fo:font-variant="normal" fo:text-transform="none" style:font-name="Liberation Serif" fo:font-size="12pt" fo:letter-spacing="normal" fo:language="zxx" fo:country="none" style:text-underline-style="none" fo:font-weight="bold" officeooo:rsid="004e0310" fo:background-color="transparent"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1" style:family="text">
      <style:text-properties fo:font-variant="normal" fo:text-transform="none" style:font-name="Liberation Serif" fo:font-size="12pt" fo:letter-spacing="normal" fo:language="zxx" fo:country="none"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2" style:family="text">
      <style:text-properties fo:font-variant="normal" fo:text-transform="none" style:font-name="Liberation Serif" fo:font-size="12pt" fo:letter-spacing="normal" fo:language="zxx" fo:country="none" officeooo:rsid="004e031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3" style:family="text">
      <style:text-properties fo:font-variant="normal" fo:text-transform="none" style:font-name="Liberation Serif" fo:font-size="12pt" fo:letter-spacing="normal" officeooo:rsid="004d16d2" style:font-size-asian="12pt" style:font-size-complex="12pt"/>
    </style:style>
    <style:style style:name="T134" style:family="text">
      <style:text-properties fo:font-variant="normal" fo:text-transform="none" style:font-name="Liberation Serif" fo:font-size="12pt" fo:letter-spacing="normal" officeooo:rsid="009153f9" style:font-size-asian="12pt" style:font-size-complex="12pt"/>
    </style:style>
    <style:style style:name="T135" style:family="text">
      <style:text-properties fo:font-variant="normal" fo:text-transform="none" style:font-name="Liberation Serif" fo:font-size="12pt" fo:letter-spacing="normal" officeooo:rsid="00987f4a" style:font-size-asian="12pt" style:font-size-complex="12pt"/>
    </style:style>
    <style:style style:name="T136" style:family="text">
      <style:text-properties fo:font-variant="normal" fo:text-transform="none" style:font-name="Liberation Serif" fo:font-size="12pt" fo:letter-spacing="normal" officeooo:rsid="007a347c" style:font-size-asian="12pt" style:font-size-complex="12pt"/>
    </style:style>
    <style:style style:name="T137" style:family="text">
      <style:text-properties fo:font-variant="normal" fo:text-transform="none" style:font-name="Liberation Serif" fo:font-size="12pt" fo:letter-spacing="normal" officeooo:rsid="005138d8" style:font-size-asian="12pt" style:font-size-complex="12pt"/>
    </style:style>
    <style:style style:name="T138" style:family="text">
      <style:text-properties fo:font-variant="normal" fo:text-transform="none" style:font-name="Liberation Serif" fo:font-size="12pt" fo:letter-spacing="normal" officeooo:rsid="00724475" style:font-size-asian="12pt" style:font-size-complex="12pt"/>
    </style:style>
    <style:style style:name="T139" style:family="text">
      <style:text-properties fo:font-variant="normal" fo:text-transform="none" style:font-name="Liberation Serif" fo:font-size="12pt" fo:letter-spacing="normal" officeooo:rsid="0073b95e" style:font-size-asian="12pt" style:font-size-complex="12pt"/>
    </style:style>
    <style:style style:name="T140" style:family="text">
      <style:text-properties fo:font-variant="normal" fo:text-transform="none" fo:color="#303942" style:font-name="Liberation Serif" fo:font-size="12pt" fo:letter-spacing="normal" fo:language="zxx" fo:country="none" fo:font-style="normal" style:text-underline-style="none" fo:font-weight="bold" officeooo:rsid="004e031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1" style:family="text">
      <style:text-properties fo:font-variant="normal" fo:text-transform="none" fo:color="#303942" style:font-name="Liberation Serif" fo:font-size="11pt" fo:letter-spacing="normal" fo:language="zxx" fo:country="none" fo:font-style="normal" style:text-underline-style="none" fo:font-weight="bold" officeooo:rsid="004e031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42" style:family="text">
      <style:text-properties fo:font-variant="normal" fo:text-transform="none" fo:color="#303942" style:font-name="Liberation Serif" fo:font-size="11pt" fo:letter-spacing="normal" fo:language="zxx" fo:country="none" fo:font-style="normal" style:text-underline-style="none" fo:font-weight="bold" officeooo:rsid="004e031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143" style:family="text">
      <style:text-properties fo:font-variant="normal" fo:text-transform="none" fo:color="#303942" style:font-name="Liberation Serif" fo:font-size="11pt" fo:letter-spacing="normal" fo:font-style="normal" fo:font-weight="normal" style:font-size-asian="11pt" style:font-size-complex="11pt"/>
    </style:style>
    <style:style style:name="T144" style:family="text">
      <style:text-properties fo:font-variant="normal" fo:text-transform="none" fo:color="#303942" style:font-name="Liberation Serif" fo:letter-spacing="normal" fo:language="zxx" fo:country="none" fo:font-style="normal" style:text-underline-style="none" fo:font-weight="bold" officeooo:rsid="004e031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145" style:family="text">
      <style:text-properties fo:font-variant="normal" fo:text-transform="none" fo:color="#303942" style:font-name="Liberation Serif" fo:letter-spacing="normal" fo:font-style="normal" fo:font-weight="normal" style:font-size-asian="11pt" style:font-size-complex="11pt"/>
    </style:style>
    <style:style style:name="T146" style:family="text">
      <style:text-properties fo:font-variant="normal" fo:text-transform="none" fo:color="#303942" fo:letter-spacing="normal" fo:language="zxx" fo:country="none" fo:font-style="normal" style:text-underline-style="none" fo:font-weight="bold" officeooo:rsid="004e0310"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147" style:family="text">
      <style:text-properties fo:font-variant="normal" fo:text-transform="none" fo:color="#303942" fo:letter-spacing="normal" fo:font-style="normal" fo:font-weight="normal"/>
    </style:style>
    <style:style style:name="T148"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fo:font-weight="normal" officeooo:rsid="000f9e1d"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9"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fo:font-weight="normal" officeooo:rsid="004ff592"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50"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fo:font-weight="normal" officeooo:rsid="0094a109" fo:background-color="#ffff00"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51" style:family="text">
      <style:text-properties fo:font-variant="normal" fo:text-transform="none" fo:color="#000080" style:font-name="Liberation Serif" fo:font-size="12pt" fo:letter-spacing="normal" fo:language="zxx" fo:country="none" style:text-underline-style="solid" style:text-underline-width="auto" style:text-underline-color="font-color" fo:background-color="#ffff00" loext:char-shading-value="0" style:font-size-asian="12pt" style:language-asian="zxx" style:country-asian="none" style:font-size-complex="12pt" style:language-complex="zxx" style:country-complex="none"/>
    </style:style>
    <style:style style:name="T152" style:family="text">
      <style:text-properties fo:font-variant="normal" fo:text-transform="none" fo:color="#000080" style:font-name="Liberation Serif" fo:letter-spacing="normal" fo:language="zxx" fo:country="none" style:text-underline-style="solid" style:text-underline-width="auto" style:text-underline-color="font-color" officeooo:rsid="000f9e1d" fo:background-color="#ffff00" loext:char-shading-value="0" style:language-asian="zxx" style:country-asian="none" style:language-complex="zxx" style:country-complex="none"/>
    </style:style>
    <style:style style:name="T153" style:family="text">
      <style:text-properties fo:font-variant="normal" fo:text-transform="none" fo:color="#ed1c24" style:font-name="Liberation Serif"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54" style:family="text">
      <style:text-properties fo:font-variant="normal" fo:text-transform="none" fo:color="#ed1c24" style:font-name="Liberation Serif" fo:font-size="12pt" fo:letter-spacing="normal" style:font-size-asian="12pt" style:font-size-complex="12pt"/>
    </style:style>
    <style:style style:name="T155" style:family="text">
      <style:text-properties fo:font-variant="normal" fo:text-transform="none" fo:color="#ed1c24" style:font-name="Liberation Serif" fo:font-size="12pt" fo:letter-spacing="normal" style:text-underline-style="solid" style:text-underline-width="auto" style:text-underline-color="font-color" fo:background-color="#ffff00" loext:char-shading-value="0" style:font-size-asian="12pt" style:font-size-complex="12pt"/>
    </style:style>
    <style:style style:name="T156" style:family="text">
      <style:text-properties fo:font-variant="normal" fo:text-transform="none" fo:color="#ed1c24" style:font-name="Liberation Serif" fo:font-size="12pt" fo:letter-spacing="normal" style:text-underline-style="solid" style:text-underline-width="auto" style:text-underline-color="font-color" officeooo:rsid="004ff592" fo:background-color="#ffff00" loext:char-shading-value="0" style:font-size-asian="12pt" style:font-size-complex="12pt"/>
    </style:style>
    <style:style style:name="T157" style:family="text">
      <style:text-properties fo:font-variant="normal" fo:text-transform="none" fo:color="#ed1c24" style:font-name="Liberation Serif" fo:font-size="12pt" fo:letter-spacing="normal" style:text-underline-style="solid" style:text-underline-width="auto" style:text-underline-color="font-color" officeooo:rsid="0125449a" fo:background-color="#ffff00" loext:char-shading-value="0" style:font-size-asian="12pt" style:font-size-complex="12pt"/>
    </style:style>
    <style:style style:name="T158" style:family="text">
      <style:text-properties fo:font-variant="normal" fo:text-transform="none" fo:color="#ed1c24" style:font-name="Liberation Serif" fo:font-size="12pt" fo:letter-spacing="normal" style:text-underline-style="solid" style:text-underline-width="auto" style:text-underline-color="font-color" officeooo:rsid="012d59c6" fo:background-color="#ffff00" loext:char-shading-value="0" style:font-size-asian="12pt" style:font-size-complex="12pt"/>
    </style:style>
    <style:style style:name="T159" style:family="text">
      <style:text-properties fo:color="#ed1c24"/>
    </style:style>
    <style:style style:name="T160" style:family="text">
      <style:text-properties fo:color="#ed1c24" fo:font-weight="bold" style:font-weight-asian="bold" style:font-weight-complex="bold"/>
    </style:style>
    <style:style style:name="T161" style:family="text">
      <style:text-properties officeooo:rsid="0055b039"/>
    </style:style>
    <style:style style:name="T162" style:family="text">
      <style:text-properties officeooo:rsid="005ab8d3"/>
    </style:style>
    <style:style style:name="T163" style:family="text">
      <style:text-properties officeooo:rsid="005c8b0c"/>
    </style:style>
    <style:style style:name="T164" style:family="text">
      <style:text-properties officeooo:rsid="005fa388"/>
    </style:style>
    <style:style style:name="T165" style:family="text">
      <style:text-properties officeooo:rsid="006123eb"/>
    </style:style>
    <style:style style:name="T166" style:family="text">
      <style:text-properties officeooo:rsid="0073b95e"/>
    </style:style>
    <style:style style:name="T167" style:family="text">
      <style:text-properties officeooo:rsid="0074c86b"/>
    </style:style>
    <style:style style:name="T168" style:family="text">
      <style:text-properties officeooo:rsid="007a347c"/>
    </style:style>
    <style:style style:name="T169" style:family="text">
      <style:text-properties officeooo:rsid="008b3bb0"/>
    </style:style>
    <style:style style:name="T170" style:family="text">
      <style:text-properties officeooo:rsid="008caf29"/>
    </style:style>
    <style:style style:name="T171" style:family="text">
      <style:text-properties officeooo:rsid="00932f8c"/>
    </style:style>
    <style:style style:name="T172" style:family="text">
      <style:text-properties officeooo:rsid="009e78eb"/>
    </style:style>
    <style:style style:name="T173" style:family="text">
      <style:text-properties officeooo:rsid="00a3afe1"/>
    </style:style>
    <style:style style:name="T174" style:family="text">
      <style:text-properties officeooo:rsid="00fe07f6"/>
    </style:style>
    <style:style style:name="T175" style:family="text">
      <style:text-properties officeooo:rsid="0103fff0"/>
    </style:style>
    <style:style style:name="T176" style:family="text">
      <style:text-properties officeooo:rsid="0108ccf5"/>
    </style:style>
    <style:style style:name="T177" style:family="text">
      <style:text-properties officeooo:rsid="007e3f9e" fo:background-color="transparent" loext:char-shading-value="0"/>
    </style:style>
    <style:style style:name="T178" style:family="text">
      <style:text-properties officeooo:rsid="008932c4" fo:background-color="transparent" loext:char-shading-value="0"/>
    </style:style>
    <style:style style:name="T179" style:family="text">
      <style:text-properties officeooo:rsid="000f9e1d" fo:background-color="transparent" loext:char-shading-value="0"/>
    </style:style>
    <style:style style:name="T180" style:family="text">
      <style:text-properties officeooo:rsid="010fdc33" fo:background-color="transparent" loext:char-shading-value="0"/>
    </style:style>
    <style:style style:name="T181" style:family="text">
      <style:text-properties officeooo:rsid="011aee10" fo:background-color="transparent" loext:char-shading-value="0"/>
    </style:style>
    <style:style style:name="T182" style:family="text">
      <style:text-properties officeooo:rsid="0121beb8" fo:background-color="transparent" loext:char-shading-value="0"/>
    </style:style>
    <style:style style:name="T183" style:family="text">
      <style:text-properties officeooo:rsid="013cff2f" fo:background-color="transparent" loext:char-shading-value="0"/>
    </style:style>
    <style:style style:name="T184" style:family="text">
      <style:text-properties fo:font-weight="bold" officeooo:rsid="00899d8d" fo:background-color="transparent" loext:char-shading-value="0" style:font-weight-asian="bold" style:font-weight-complex="bold"/>
    </style:style>
    <style:style style:name="T185" style:family="text">
      <style:text-properties officeooo:rsid="010bedea"/>
    </style:style>
    <style:style style:name="T186" style:family="text">
      <style:text-properties officeooo:rsid="010e6bac"/>
    </style:style>
    <style:style style:name="T187" style:family="text">
      <style:text-properties officeooo:rsid="010fa88f"/>
    </style:style>
    <style:style style:name="T188" style:family="text">
      <style:text-properties officeooo:rsid="01115a1f"/>
    </style:style>
    <style:style style:name="T189" style:family="text">
      <style:text-properties officeooo:rsid="0113c159"/>
    </style:style>
    <style:style style:name="T190" style:family="text">
      <style:text-properties officeooo:rsid="0114d4a1"/>
    </style:style>
    <style:style style:name="T191" style:family="text">
      <style:text-properties officeooo:rsid="01168f7a"/>
    </style:style>
    <style:style style:name="T192" style:family="text">
      <style:text-properties officeooo:rsid="0119dcf2"/>
    </style:style>
    <style:style style:name="T193" style:family="text">
      <style:text-properties officeooo:rsid="011bfef6"/>
    </style:style>
    <style:style style:name="T194" style:family="text">
      <style:text-properties officeooo:rsid="011c3d01"/>
    </style:style>
    <style:style style:name="T195" style:family="text">
      <style:text-properties officeooo:rsid="011d620f"/>
    </style:style>
    <style:style style:name="T196" style:family="text">
      <style:text-properties officeooo:rsid="011fbbb4"/>
    </style:style>
    <style:style style:name="T197" style:family="text">
      <style:text-properties officeooo:rsid="011fc60d"/>
    </style:style>
    <style:style style:name="T198" style:family="text">
      <style:text-properties officeooo:rsid="0121beb8"/>
    </style:style>
    <style:style style:name="T199" style:family="text">
      <style:text-properties officeooo:rsid="0123cfa9"/>
    </style:style>
    <style:style style:name="T200" style:family="text">
      <style:text-properties officeooo:rsid="0126a7c6"/>
    </style:style>
    <style:style style:name="T201" style:family="text">
      <style:text-properties officeooo:rsid="012ae22a"/>
    </style:style>
    <style:style style:name="T202" style:family="text">
      <style:text-properties fo:color="#ef413d" fo:font-style="italic" style:text-underline-style="solid" style:text-underline-width="auto" style:text-underline-color="font-color" fo:font-weight="bold" officeooo:rsid="010b64de" fo:background-color="transparent" loext:char-shading-value="0" style:font-style-asian="italic" style:font-weight-asian="bold" style:font-style-complex="italic" style:font-weight-complex="bold"/>
    </style:style>
    <style:style style:name="T203" style:family="text">
      <style:text-properties fo:color="#ef413d" fo:font-style="italic" style:text-underline-style="solid" style:text-underline-width="auto" style:text-underline-color="font-color" fo:font-weight="bold" officeooo:rsid="000f9e1d" fo:background-color="transparent" loext:char-shading-value="0" style:font-style-asian="italic" style:font-weight-asian="bold" style:font-style-complex="italic" style:font-weight-complex="bold"/>
    </style:style>
    <style:style style:name="T204" style:family="text">
      <style:text-properties fo:color="#ef413d" style:font-name="Liberation Serif" fo:language="zxx" fo:country="none" style:text-underline-style="solid" style:text-underline-width="auto" style:text-underline-color="font-color" officeooo:rsid="012f2d92" fo:background-color="#ffff00" loext:char-shading-value="0" style:language-asian="zxx" style:country-asian="none" style:language-complex="zxx" style:country-complex="none"/>
    </style:style>
    <style:style style:name="T205" style:family="text">
      <style:text-properties fo:color="#ef413d" style:font-name="Liberation Serif" fo:language="zxx" fo:country="none" style:text-underline-style="solid" style:text-underline-width="auto" style:text-underline-color="font-color" officeooo:rsid="004ff592" fo:background-color="#ffff00" loext:char-shading-value="0" style:language-asian="zxx" style:country-asian="none" style:language-complex="zxx" style:country-complex="none"/>
    </style:style>
    <style:style style:name="T206" style:family="text">
      <style:text-properties officeooo:rsid="0131b648"/>
    </style:style>
    <style:style style:name="T207" style:family="text">
      <style:text-properties officeooo:rsid="01323161"/>
    </style:style>
    <style:style style:name="T208" style:family="text">
      <style:text-properties officeooo:rsid="013a3957"/>
    </style:style>
    <style:style style:name="T209" style:family="text">
      <style:text-properties officeooo:rsid="013be236"/>
    </style:style>
    <style:style style:name="T210" style:family="text">
      <style:text-properties fo:background-color="#ffffff" loext:char-shading-value="0"/>
    </style:style>
    <style:style style:name="T211" style:family="text">
      <style:text-properties officeooo:rsid="013f94ec"/>
    </style:style>
    <style:style style:name="T212" style:family="text">
      <style:text-properties officeooo:rsid="0140e3bf"/>
    </style:style>
    <style:style style:name="T213" style:family="text">
      <style:text-properties officeooo:rsid="01426f64"/>
    </style:style>
    <style:style style:name="T214" style:family="text">
      <style:text-properties fo:color="#ce181e" fo:font-style="italic" style:text-underline-style="solid" style:text-underline-width="auto" style:text-underline-color="font-color" fo:font-weight="bold" officeooo:rsid="000f9e1d" fo:background-color="transparent" loext:char-shading-value="0" style:font-style-asian="italic" style:font-weight-asian="bold" style:font-style-complex="italic" style:font-weight-complex="bold"/>
    </style:style>
    <style:style style:name="T215" style:family="text">
      <style:text-properties fo:color="#ce181e" officeooo:rsid="000f9e1d" fo:background-color="transparent" loext:char-shading-value="0"/>
    </style:style>
    <style:style style:name="T216" style:family="text">
      <style:text-properties fo:color="#ce181e" fo:language="zxx" fo:country="none" style:text-underline-style="solid" style:text-underline-width="auto" style:text-underline-color="font-color" officeooo:rsid="000f9e1d" fo:background-color="#ffff00" loext:char-shading-value="0" style:language-asian="zxx" style:country-asian="none" style:language-complex="zxx" style:country-complex="none"/>
    </style:style>
    <style:style style:name="T217" style:family="text">
      <style:text-properties fo:color="#ce181e" fo:language="zxx" fo:country="none" style:text-underline-style="solid" style:text-underline-width="auto" style:text-underline-color="font-color" officeooo:rsid="004ff592" fo:background-color="#ffff00" loext:char-shading-value="0" style:language-asian="zxx" style:country-asian="none" style:language-complex="zxx" style:country-complex="none"/>
    </style:style>
    <style:style style:name="T218" style:family="text">
      <style:text-properties fo:color="#ce181e" style:font-name="Liberation Serif" fo:language="zxx" fo:country="none" style:text-underline-style="solid" style:text-underline-width="auto" style:text-underline-color="font-color" officeooo:rsid="012f2d92" fo:background-color="#ffff00" loext:char-shading-value="0" style:language-asian="zxx" style:country-asian="none" style:language-complex="zxx" style:country-complex="none"/>
    </style:style>
    <style:style style:name="T219" style:family="text">
      <style:text-properties officeooo:rsid="01478837"/>
    </style:style>
    <style:style style:name="T220" style:family="text">
      <style:text-properties officeooo:rsid="01489a1a"/>
    </style:style>
    <style:style style:name="T221" style:family="text">
      <style:text-properties officeooo:rsid="014a947a"/>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57"/>
      <text:p text:style-name="P157"/>
      <text:p text:style-name="P157"/>
      <text:p text:style-name="P157"/>
      <text:p text:style-name="P157"/>
      <text:p text:style-name="P157"/>
      <text:p text:style-name="P157">Especificaciones Sistema WebServices</text:p>
      <text:p text:style-name="P157"/>
      <text:p text:style-name="P158">“arapyAPI”</text:p>
      <text:p text:style-name="P435">Historial de Revisión</text:p>
      <text:p text:style-name="P105"><text:tab/></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60">Fecha</text:p>
          </table:table-cell>
          <table:table-cell table:style-name="Tabla1.A1" office:value-type="string">
            <text:p text:style-name="P460">Versión</text:p>
          </table:table-cell>
          <table:table-cell table:style-name="Tabla1.A1" office:value-type="string">
            <text:p text:style-name="P460">Descripción</text:p>
          </table:table-cell>
          <table:table-cell table:style-name="Tabla1.D1" office:value-type="string">
            <text:p text:style-name="P460">Autor</text:p>
          </table:table-cell>
        </table:table-row>
        <table:table-row>
          <table:table-cell table:style-name="Tabla1.A2" office:value-type="string">
            <text:p text:style-name="P458">04/02/2022</text:p>
          </table:table-cell>
          <table:table-cell table:style-name="Tabla1.A2" office:value-type="string">
            <text:p text:style-name="P459">0.0.1</text:p>
          </table:table-cell>
          <table:table-cell table:style-name="Tabla1.A2" office:value-type="string">
            <text:p text:style-name="P458">Se documenta las características de mensajería.</text:p>
          </table:table-cell>
          <table:table-cell table:style-name="Tabla1.D2" office:value-type="string">
            <text:p text:style-name="P458">Lic. José Acosta</text:p>
          </table:table-cell>
        </table:table-row>
        <table:table-row>
          <table:table-cell table:style-name="Tabla1.A2" office:value-type="string">
            <text:p text:style-name="P458">10/02/2022</text:p>
          </table:table-cell>
          <table:table-cell table:style-name="Tabla1.A2" office:value-type="string">
            <text:p text:style-name="P459">0.0.1</text:p>
          </table:table-cell>
          <table:table-cell table:style-name="Tabla1.A2" office:value-type="string">
            <text:p text:style-name="P455"><text:span text:style-name="T22">Se documenta el servicio /a</text:span><text:span text:style-name="T3">rapy/</text:span><text:span text:style-name="T19">api/auth/</text:span><text:span text:style-name="T21">login</text:span></text:p>
          </table:table-cell>
          <table:table-cell table:style-name="Tabla1.D2" office:value-type="string">
            <text:p text:style-name="P458">Lic. José Acosta</text:p>
          </table:table-cell>
        </table:table-row>
        <table:table-row>
          <table:table-cell table:style-name="Tabla1.A2" office:value-type="string">
            <text:p text:style-name="P458"><text:span text:style-name="T109">16</text:span>/02/2022</text:p>
          </table:table-cell>
          <table:table-cell table:style-name="Tabla1.A2" office:value-type="string">
            <text:p text:style-name="P459">0.0.1</text:p>
          </table:table-cell>
          <table:table-cell table:style-name="Tabla1.A2" office:value-type="string">
            <text:p text:style-name="P455"><text:span text:style-name="T22">Se documenta el servicio /a</text:span><text:span text:style-name="T3">rapy/</text:span><text:span text:style-name="T19">api/auth/</text:span><text:span text:style-name="T20">logout</text:span></text:p>
          </table:table-cell>
          <table:table-cell table:style-name="Tabla1.D2" office:value-type="string">
            <text:p text:style-name="P980">Ing. Brenda Maiz</text:p>
          </table:table-cell>
        </table:table-row>
        <table:table-row>
          <table:table-cell table:style-name="Tabla1.A2" office:value-type="string">
            <text:p text:style-name="P458"><text:span text:style-name="T115">08</text:span>/0<text:span text:style-name="T115">3</text:span>/2022</text:p>
          </table:table-cell>
          <table:table-cell table:style-name="Tabla1.A2" office:value-type="string">
            <text:p text:style-name="P459">0.0.1</text:p>
          </table:table-cell>
          <table:table-cell table:style-name="Tabla1.A2" office:value-type="string">
            <text:p text:style-name="P600"><text:span text:style-name="T22">Se documenta el servicio /a</text:span><text:span text:style-name="T3">rapy/</text:span><text:span text:style-name="T19">api/auth/</text:span><text:span text:style-name="T116">changePassword</text:span></text:p>
          </table:table-cell>
          <table:table-cell table:style-name="Tabla1.D2" office:value-type="string">
            <text:p text:style-name="P980">Ing. Brenda Maiz</text:p>
          </table:table-cell>
        </table:table-row>
        <table:table-row>
          <table:table-cell table:style-name="Tabla1.A2" office:value-type="string">
            <text:p text:style-name="P458"><text:span text:style-name="T166">16</text:span>/0<text:span text:style-name="T115">3</text:span>/2022</text:p>
          </table:table-cell>
          <table:table-cell table:style-name="Tabla1.A2" office:value-type="string">
            <text:p text:style-name="P459">0.0.1</text:p>
          </table:table-cell>
          <table:table-cell table:style-name="Tabla1.A2" office:value-type="string">
            <text:p text:style-name="P457"><text:span text:style-name="T34">Se documenta el servicio </text:span><text:span text:style-name="T119">/</text:span><text:span text:style-name="T117">arapy/api/referenciales/estadosUsuarios/list</text:span></text:p>
          </table:table-cell>
          <table:table-cell table:style-name="Tabla1.D2" office:value-type="string">
            <text:p text:style-name="P980">Ing. Brenda Maiz</text:p>
          </table:table-cell>
        </table:table-row>
        <table:table-row>
          <table:table-cell table:style-name="Tabla1.A2" office:value-type="string">
            <text:p text:style-name="P458"><text:span text:style-name="T171">29</text:span>/0<text:span text:style-name="T115">3</text:span>/2022</text:p>
          </table:table-cell>
          <table:table-cell table:style-name="Tabla1.A2" office:value-type="string">
            <text:p text:style-name="P459">0.0.1</text:p>
          </table:table-cell>
          <table:table-cell table:style-name="Tabla1.A2" office:value-type="string">
            <text:p text:style-name="P457"><text:span text:style-name="T34">Se documenta el servicio </text:span><text:span text:style-name="T119">/</text:span><text:span text:style-name="T117">arapy/api/referenciales/estadosUsuarios/</text:span><text:span text:style-name="T118">getById</text:span></text:p>
          </table:table-cell>
          <table:table-cell table:style-name="Tabla1.D2" office:value-type="string">
            <text:p text:style-name="P980">Ing. Brenda Maiz</text:p>
          </table:table-cell>
        </table:table-row>
        <table:table-row>
          <table:table-cell table:style-name="Tabla1.A2" office:value-type="string">
            <text:p text:style-name="P458"><text:span text:style-name="T171">29</text:span>/0<text:span text:style-name="T115">3</text:span>/2022</text:p>
          </table:table-cell>
          <table:table-cell table:style-name="Tabla1.A2" office:value-type="string">
            <text:p text:style-name="P459">0.0.1</text:p>
          </table:table-cell>
          <table:table-cell table:style-name="Tabla1.A2" office:value-type="string">
            <text:p text:style-name="P457"><text:span text:style-name="T34">Se documenta el servicio </text:span><text:span text:style-name="T119">/</text:span><text:span text:style-name="T117">arapy/api/referenciales/estadosUsuarios/</text:span><text:span text:style-name="T118">deleteById</text:span></text:p>
          </table:table-cell>
          <table:table-cell table:style-name="Tabla1.D2" office:value-type="string">
            <text:p text:style-name="P980">Ing. Brenda Maiz</text:p>
          </table:table-cell>
        </table:table-row>
        <table:table-row>
          <table:table-cell table:style-name="Tabla1.A2" office:value-type="string">
            <text:p text:style-name="P458"><text:span text:style-name="T171">31</text:span>/0<text:span text:style-name="T115">3</text:span>/2022</text:p>
          </table:table-cell>
          <table:table-cell table:style-name="Tabla1.A2" office:value-type="string">
            <text:p text:style-name="P459">0.0.1</text:p>
          </table:table-cell>
          <table:table-cell table:style-name="Tabla1.A2" office:value-type="string">
            <text:p text:style-name="P457"><text:span text:style-name="T34">Se documenta el servicio </text:span><text:span text:style-name="T119">/</text:span><text:span text:style-name="T117">arapy/api/referenciales/estadosUsuarios/</text:span><text:span text:style-name="T118">save</text:span></text:p>
          </table:table-cell>
          <table:table-cell table:style-name="Tabla1.D2" office:value-type="string">
            <text:p text:style-name="P980">Ing. Brenda Maiz</text:p>
          </table:table-cell>
        </table:table-row>
      </table:table>
      <text:p text:style-name="P115"/>
      <text:p text:style-name="P434">Introducción</text:p>
      <text:p text:style-name="P142"><text:tab/><text:span text:style-name="T23">El presente documento contiene las especificaciones de los servicios del core del Sistema Informático arapy, llamado arapyAPI.</text:span></text:p>
      <text:p text:style-name="P143"><text:tab/>La comunicación entre los si<text:span text:style-name="T24">s</text:span>temas FrontEnd y BackEnd <text:span text:style-name="T24">se basan en el intercambio de documentos JSON, estos </text:span>serán realizadas sobre el protocolo HTTP<text:span text:style-name="T24">S y sobre el método POST</text:span>, con el estándar APIREST.</text:p>
      <text:p text:style-name="P143"><text:tab/><text:span text:style-name="T24">Con el objetivo de asegurar la confidencialidad, integridad y confianza de la información que se intercambia mútuamente entre los sistemas, la definición de los sistemas contempla los siguientes aspectos:</text:span></text:p>
      <text:list xml:id="list462906536" text:style-name="L1">
        <text:list-item>
          <text:p text:style-name="P991">Confidencialidad.</text:p>
          <text:list>
            <text:list-item>
              <text:p text:style-name="P993"><text:span text:style-name="T14">E</text:span><text:span text:style-name="T12">l canal de comunicación será un canal HTTPS.</text:span></text:p>
            </text:list-item>
          </text:list>
        </text:list-item>
        <text:list-item>
          <text:p text:style-name="P992">Integridad, autenticidad y no repudio.</text:p>
          <text:list>
            <text:list-item>
              <text:p text:style-name="P992">El intercambio de información se realizará en formato JSON con una sola estructura, tanto para el request como para el response.</text:p>
              <text:p text:style-name="P992">El JSON payload ( carga útil del mensaje) deberá ser firmado igitalemnte, con este firmado se asegura la integridad de los datos desde la emisión hasta la recepción en ambos sentidos.</text:p>
            </text:list-item>
          </text:list>
        </text:list-item>
      </text:list>
      <text:p text:style-name="P155"><text:span text:style-name="T98"><text:tab/>Los datos contenidos en la estructura JSON se firmará electrónicamente mediante el </text:span><text:span text:style-name="T99">estándar JWT. (</text:span><text:a xlink:type="simple" xlink:href="https://www.jwt.io/" text:style-name="Internet_20_link" text:visited-style-name="Visited_20_Internet_20_Link"><text:span text:style-name="T67">https://www.jwt.io</text:span></text:a><text:span text:style-name="T99">), </text:span><text:span text:style-name="T100">con el algoritmo HS512</text:span><text:span text:style-name="T99">.</text:span></text:p>
      <text:p text:style-name="P152"><text:span text:style-name="T13"><text:tab/>Todos los servicios del BackEnd (a excepción de los contenidos en el controlador /arapy/api/auth/**) solo podrán ser consumidos si en el Header del Request tiene el parámetro </text:span><text:span text:style-name="T18">Authorization</text:span><text:span text:style-name="T13"> tipo </text:span><text:span text:style-name="T18">Bearer</text:span><text:span text:style-name="T13">, con el token de turoización (</text:span><text:span text:style-name="T18">accessToken</text:span><text:span text:style-name="T13">) creado previamente por el backend, cifrado y con llave privada, al momento de que el usuario realice un login (/arapy/api/auth/signin).</text:span></text:p>
      <text:p text:style-name="P144"><text:tab/>Este accessToken, tiene un tiempo de expiración, cuando dicho token expire, el backend no procesará ninguna petición de ese token.</text:p>
      <text:p text:style-name="P144"><text:tab/>Al momento que el usuario hace login, el backend retorna un mensaje con los datos de accessToken y un refreshToken, este último parámetro, debe de ser utilizado haciendo una petición al endpoint (/arapy/api/auth/refreshtoken), con el cual el backend retornará un nuevo token, siempre y cuando el usuario no haya cerrado sesión.</text:p>
      <text:p text:style-name="P144"><text:tab/>Las claves privadas, para generar el accessToken y cifrar y colocar llave de seguridad a los mensajes tantos request como response, así como los tiempos de expiración de los accessToken y refreshToken están en el application.properties del proyecto arapyAPI.</text:p>
      <text:p text:style-name="P106"><text:tab/></text:p>
      <text:p text:style-name="P434"><text:span text:style-name="T11">E</text:span>jemplo</text:p>
      <text:p text:style-name="P155"><text:span text:style-name="T13"><text:tab/></text:span><text:span text:style-name="T14">Ejemplo de estructura de mensaje (payload) que se quiere enviar al servidor desde el FrontEnd:</text:span></text:p>
      <text:p text:style-name="P155"><text:span text:style-name="T13"><text:tab/><text:tab/></text:span><text:span text:style-name="T17">{</text:span></text:p>
      <text:p text:style-name="P108"><text:tab/><text:tab/> <text:s/>"usuario": "jacosta",</text:p>
      <text:p text:style-name="P108"><text:tab/><text:tab/> <text:s/>"password": "123"</text:p>
      <text:p text:style-name="P108"><text:tab/><text:tab/>}</text:p>
      <text:p text:style-name="P155"><text:span text:style-name="T13"><text:tab/></text:span><text:span text:style-name="T15">Este mensaje, en vez de ir, tal cual, y en texto plano en el body del request, deberá ir cifrado, y firmado digitalmente con la clave privada que está alojada el los sistemas, tanto en el frontEnd como en el BackEnd.</text:span></text:p>
      <text:p text:style-name="P156"><text:span text:style-name="T15"><text:tab/>Suponiendo que nuestra llave privada es “hola mundo”, y respetando el estándar para</text:span><text:span text:style-name="T13"> JWT. (</text:span><text:a xlink:type="simple" xlink:href="https://www.jwt.io/" text:style-name="Internet_20_link" text:visited-style-name="Visited_20_Internet_20_Link">https://www.jwt.io</text:a><text:span text:style-name="T13">), </text:span><text:span text:style-name="T15">con el algoritmo HS512, ese payload se convierte en:</text:span></text:p>
      <text:p text:style-name="P156"><text:span text:style-name="T15"><text:tab/></text:span><text:span text:style-name="T16">eyJhbGciOiJIUzUxMiIsInR5cCI6IkpXVCJ9.eyJ1c3VhcmlvIjoiamFjb3N0YSIsInBhc3N3b3JkIjoiMTIzIn0.gucrmqZqBqLcmsebFMTfxu2D4gisV0-fCR78TxkIrQsWoQBN0h4gXxoQdpUUUEkKC7oCK1-v-moHLOrXfMFlTg</text:span></text:p>
      <text:p text:style-name="P107"/>
      <text:p text:style-name="P116"><text:span text:style-name="T14"><text:tab/></text:span><text:span text:style-name="T15">Y es éste dato el que hay que enviar al BackEnd dentro de un JSON con el parámetro “data”, como se muestra a continuación.</text:span></text:p>
      <text:list xml:id="list84225340662833" text:continue-numbering="true" text:style-name="L1">
        <text:list-item>
          <text:list>
            <text:list-header>
              <text:p text:style-name="P994">{</text:p>
              <text:p text:style-name="P994">"data": "eyJhbGciOiJIUzUxMiJ9.eyJjb2RSZXN1bHRhZG8iOjIwMSwidHh0UmVzdWx0YWRvIjoiVXN1YXJpbyB5L28gQ29udHJhc2XDsWEgSW5jb3JyZWN0b3MifQ.4vnvPoMAEWQAup9l3FrMgR_S9Tq4pIg58x_vUoRAECqeH5JeItsQrVXpi2SsPL7o70JK96ztAyDRHWvuIl-JtQ"</text:p>
              <text:p text:style-name="P994">}</text:p>
            </text:list-header>
          </text:list>
        </text:list-item>
      </text:list>
      <text:p text:style-name="P109"><text:tab/>Este mensaje es recibido por el backend, y primeramente verifica que la firma digital del mensaje haya sido firmado con la misma clave privada alojada en el propio backend, y a continuación verifica la integridad del mensaje con dicha firma.</text:p>
      <text:p text:style-name="P109"><text:tab/>Esta estructura de seguridad se respeta para todos los mensajes tanto desde el frontend al backend, como del backend al frontend.</text:p>
      <text:p text:style-name="P29"/>
      <text:p text:style-name="P29"/>
      <text:p text:style-name="P437">Servicios</text:p>
      <text:p text:style-name="P117"/>
      <text:p text:style-name="P138">LOGIN</text:p>
      <text:p text:style-name="P138"/>
      <text:p text:style-name="P3"><text:span text:style-name="T4">EndPoint:</text:span> <text:a xlink:type="simple" xlink:href="http://localhost:8080/arapy/api/auth/signin" text:style-name="Internet_20_link" text:visited-style-name="Visited_20_Internet_20_Link"><text:span text:style-name="T9">http://localhost:8080/arapy/api/auth/</text:span></text:a><text:a xlink:type="simple" xlink:href="http://localhost:8080/arapy/api/auth/signin" text:style-name="Internet_20_link" text:visited-style-name="Visited_20_Internet_20_Link"><text:span text:style-name="T10">l</text:span></text:a><text:span text:style-name="T10">ogin</text:span></text:p>
      <text:p text:style-name="P3"><text:span text:style-name="T4">Método:</text:span> <text:span text:style-name="T9">POST</text:span></text:p>
      <text:p text:style-name="P159">Descripción: Este el el método que se encarga de realizar la autenticación del usuario en la aplicación, si los datos de autenticación son correctos, el sistema le genera un token para ser utilizado en el Header de las demás peticiones a la API, con el parámetro Authentication del tipo Bearer.</text:p>
      <text:p text:style-name="P32">Request</text:p>
      <text:p text:style-name="P3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667">Nro.</text:p>
          </table:table-cell>
          <table:table-cell table:style-name="Tabla2.A1" office:value-type="string">
            <text:p text:style-name="P667">Tag</text:p>
          </table:table-cell>
          <table:table-cell table:style-name="Tabla2.A1" office:value-type="string">
            <text:p text:style-name="P667">Tipo de Dato</text:p>
          </table:table-cell>
          <table:table-cell table:style-name="Tabla2.A1" office:value-type="string">
            <text:p text:style-name="P667">Obligatorio</text:p>
          </table:table-cell>
          <table:table-cell table:style-name="Tabla2.E1" office:value-type="string">
            <text:p text:style-name="P667">Nota</text:p>
          </table:table-cell>
        </table:table-row>
        <table:table-row>
          <table:table-cell table:style-name="Tabla2.A2" office:value-type="string">
            <text:p text:style-name="P701">1</text:p>
          </table:table-cell>
          <table:table-cell table:style-name="Tabla2.A2" office:value-type="string">
            <text:p text:style-name="P734">usuario</text:p>
          </table:table-cell>
          <table:table-cell table:style-name="Tabla2.A2" office:value-type="string">
            <text:p text:style-name="P701">String</text:p>
          </table:table-cell>
          <table:table-cell table:style-name="Tabla2.A2" office:value-type="string">
            <text:p text:style-name="P701">SI</text:p>
          </table:table-cell>
          <table:table-cell table:style-name="Tabla2.E2" office:value-type="string">
            <text:p text:style-name="P701">Debe de ir el nombre de usuario hasheado en SHA256.</text:p>
          </table:table-cell>
        </table:table-row>
        <table:table-row>
          <table:table-cell table:style-name="Tabla2.A2" office:value-type="string">
            <text:p text:style-name="P462">2</text:p>
          </table:table-cell>
          <table:table-cell table:style-name="Tabla2.A2" office:value-type="string">
            <text:p text:style-name="P484">password</text:p>
          </table:table-cell>
          <table:table-cell table:style-name="Tabla2.A2" office:value-type="string">
            <text:p text:style-name="P701">String</text:p>
          </table:table-cell>
          <table:table-cell table:style-name="Tabla2.A2" office:value-type="string">
            <text:p text:style-name="P701">SI</text:p>
          </table:table-cell>
          <table:table-cell table:style-name="Tabla2.E2" office:value-type="string">
            <text:p text:style-name="P461"><text:span text:style-name="T27">Debe de ir </text:span><text:span text:style-name="T28">la contraseña </text:span><text:span text:style-name="T27">de</text:span><text:span text:style-name="T28">l</text:span><text:span text:style-name="T27"> usuario hasheado en SHA256.</text:span></text:p>
          </table:table-cell>
        </table:table-row>
        <table:table-row>
          <table:table-cell table:style-name="Tabla2.A2" office:value-type="string">
            <text:p text:style-name="P462">3</text:p>
          </table:table-cell>
          <table:table-cell table:style-name="Tabla2.A2" office:value-type="string">
            <text:p text:style-name="P484">IpUltimoAcceso</text:p>
          </table:table-cell>
          <table:table-cell table:style-name="Tabla2.A2" office:value-type="string">
            <text:p text:style-name="P735">String</text:p>
          </table:table-cell>
          <table:table-cell table:style-name="Tabla2.A2" office:value-type="string">
            <text:p text:style-name="P735">SI</text:p>
          </table:table-cell>
          <table:table-cell table:style-name="Tabla2.E2" office:value-type="string">
            <text:p text:style-name="P461"><text:span text:style-name="T27">Debe de ir </text:span><text:span text:style-name="T28">la dirección IP del equipo de donde está accediendo el usuario.</text:span></text:p>
          </table:table-cell>
        </table:table-row>
        <table:table-row>
          <table:table-cell table:style-name="Tabla2.A2" office:value-type="string">
            <text:p text:style-name="P462">4</text:p>
          </table:table-cell>
          <table:table-cell table:style-name="Tabla2.A2" office:value-type="string">
            <text:p text:style-name="P484">ExtrasUltimoAcceso</text:p>
          </table:table-cell>
          <table:table-cell table:style-name="Tabla2.A2" office:value-type="string">
            <text:p text:style-name="P735">String</text:p>
          </table:table-cell>
          <table:table-cell table:style-name="Tabla2.A2" office:value-type="string">
            <text:p text:style-name="P735">NO</text:p>
          </table:table-cell>
          <table:table-cell table:style-name="Tabla2.E2" office:value-type="string">
            <text:p text:style-name="P461"><text:span text:style-name="T27">Debe de ir </text:span><text:span text:style-name="T28">datos extras de acceso, así como navegador, versión, o cualquier tipo de dato relevante.</text:span></text:p>
          </table:table-cell>
        </table:table-row>
      </table:table>
      <text:p text:style-name="P30">JSON:</text:p>
      <text:p text:style-name="P99">{</text:p>
      <text:p text:style-name="P99"><text:s text:c="2"/>"usuario": "ffe8ac24b58bf7399848ec991e702da2b2406ce57dc4e09ceb72ea1556abb11a",</text:p>
      <text:p text:style-name="P99"><text:s text:c="2"/>"password": "cba4648aeb329af15f2ce5cf6db072ef8a55d652fb5af1e632960bdbbc446d52",</text:p>
      <text:p text:style-name="P99"><text:s text:c="2"/>"ipUltimoAcceso": "192.168.0.0",</text:p>
      <text:p text:style-name="P99"><text:s text:c="2"/>"extrasUltimoAcceso": "<text:span text:style-name="T7">C</text:span><text:span text:style-name="T8">hr</text:span><text:span text:style-name="T7">ome</text:span>"</text:p>
      <text:p text:style-name="P99">}</text:p>
      <text:p text:style-name="P29">Observación:</text:p>
      <text:p text:style-name="P98">usuario debe de ser el hash SHA256 del usuario.</text:p>
      <text:p text:style-name="P98">password debe de ser el hash SHA256 de la contraseña del usuario.</text:p>
      <text:p text:style-name="P104">ExtrasUltimoAcceso debe de ir información acerca del navegador, versión, y todo lo que pueda recolectarse del inicio de sesión.</text:p>
      <text:p text:style-name="P98">Ejemplo:</text:p>
      <text:p text:style-name="P98">Usuario: jacosta</text:p>
      <text:p text:style-name="P98">SHA256: <text:s/><text:span text:style-name="T2">ffe8ac24b58bf7399848ec991e702da2b2406ce57dc4e09ceb72ea1556abb11a</text:span></text:p>
      <text:p text:style-name="P98">Contraseña: 123456a*</text:p>
      <text:p text:style-name="P98">SHA256: <text:s/><text:span text:style-name="T2">cba4648aeb329af15f2ce5cf6db072ef8a55d652fb5af1e632960bdbbc446d52</text:span></text:p>
      <text:p text:style-name="P31">JWT:</text:p>
      <text:p text:style-name="P100">{</text:p>
      <text:p text:style-name="P100"><text:s/>"data": "eyJhbGciOiJIUzUxMiJ9.eyJ1c3VhcmlvIjoiZmZlOGFjMjRiNThiZjczOTk4NDhlYzk5MWU3MDJkYTJiMjQwNmNlNTdkYzRlMDljZWI3MmVhMTU1NmFiYjExYSIsInBhc3N3b3JkIjoiY2JhNDY0OGFlYjMyOWFmMTVmMmNlNWNmNmRiMDcyZWY4YTU1ZDY1MmZiNWFmMWU2MzI5NjBiZGJiYzQ0NmQ1MiJ9.Wd-3hrwOlvD6p8CcEkHMV-34e05u22LqI8owVc_iKRWW6WVP5R-QtSQalRzIEIcCT4VsbdTQOt7HoR5oRAB6rQ"</text:p>
      <text:p text:style-name="P100">}</text:p>
      <text:p text:style-name="P57"><text:soft-page-break/>Response</text:p>
      <text:p text:style-name="P58"/>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67">Nro.</text:p>
          </table:table-cell>
          <table:table-cell table:style-name="Tabla3.A1" office:value-type="string">
            <text:p text:style-name="P667">Tag</text:p>
          </table:table-cell>
          <table:table-cell table:style-name="Tabla3.A1" office:value-type="string">
            <text:p text:style-name="P667">Tipo de Dato</text:p>
          </table:table-cell>
          <table:table-cell table:style-name="Tabla3.A1" office:value-type="string">
            <text:p text:style-name="P667">Obligatorio</text:p>
          </table:table-cell>
          <table:table-cell table:style-name="Tabla3.E1" office:value-type="string">
            <text:p text:style-name="P667">Nota</text:p>
          </table:table-cell>
        </table:table-row>
        <table:table-row>
          <table:table-cell table:style-name="Tabla3.A2" office:value-type="string">
            <text:p text:style-name="P767">1</text:p>
          </table:table-cell>
          <table:table-cell table:style-name="Tabla3.A2" office:value-type="string">
            <text:p text:style-name="P766">header</text:p>
          </table:table-cell>
          <table:table-cell table:style-name="Tabla3.A2" office:value-type="string">
            <text:p text:style-name="P703">String</text:p>
          </table:table-cell>
          <table:table-cell table:style-name="Tabla3.A2" office:value-type="string">
            <text:p text:style-name="P703">SI</text:p>
          </table:table-cell>
          <table:table-cell table:style-name="Tabla3.E2" office:value-type="string">
            <text:p text:style-name="P792">Retorna codResultado y txtResultado</text:p>
          </table:table-cell>
        </table:table-row>
        <table:table-row>
          <table:table-cell table:style-name="Tabla3.A2" office:value-type="string">
            <text:p text:style-name="P701"/>
          </table:table-cell>
          <table:table-cell table:style-name="Tabla3.A2" office:value-type="string">
            <text:p text:style-name="P734">codResultado</text:p>
          </table:table-cell>
          <table:table-cell table:style-name="Tabla3.A2" office:value-type="string">
            <text:p text:style-name="P701">String</text:p>
          </table:table-cell>
          <table:table-cell table:style-name="Tabla3.A2" office:value-type="string">
            <text:p text:style-name="P703">SI</text:p>
          </table:table-cell>
          <table:table-cell table:style-name="Tabla3.E2" office:value-type="string">
            <text:p text:style-name="P735">En caso de ser correcto el login, retorna 200, en caso de ser error en autenticación 201</text:p>
          </table:table-cell>
        </table:table-row>
        <table:table-row>
          <table:table-cell table:style-name="Tabla3.A2" office:value-type="string">
            <text:p text:style-name="P462"/>
          </table:table-cell>
          <table:table-cell table:style-name="Tabla3.A2" office:value-type="string">
            <text:p text:style-name="P484">txtResultado</text:p>
          </table:table-cell>
          <table:table-cell table:style-name="Tabla3.A2" office:value-type="string">
            <text:p text:style-name="P701">String</text:p>
          </table:table-cell>
          <table:table-cell table:style-name="Tabla3.A2" office:value-type="string">
            <text:p text:style-name="P701">SI</text:p>
          </table:table-cell>
          <table:table-cell table:style-name="Tabla3.E2" office:value-type="string">
            <text:p text:style-name="P461"><text:span text:style-name="T27">En caso de ser correcto el login, retorna </text:span><text:span text:style-name="T28">SUCCESS</text:span><text:span text:style-name="T27">, en caso de ser error en autenticación 201</text:span></text:p>
          </table:table-cell>
        </table:table-row>
        <table:table-row>
          <table:table-cell table:style-name="Tabla3.A2" office:value-type="string">
            <text:p text:style-name="P507">2</text:p>
          </table:table-cell>
          <table:table-cell table:style-name="Tabla3.A2" office:value-type="string">
            <text:p text:style-name="P484">data</text:p>
          </table:table-cell>
          <table:table-cell table:style-name="Tabla3.A2" office:value-type="string">
            <text:p text:style-name="P735">String</text:p>
          </table:table-cell>
          <table:table-cell table:style-name="Tabla3.A2" office:value-type="string">
            <text:p text:style-name="P735">NO</text:p>
          </table:table-cell>
          <table:table-cell table:style-name="Tabla3.E2" office:value-type="string">
            <text:p text:style-name="P735"><text:span text:style-name="T25">R</text:span>etorna solo si el login es correcto</text:p>
          </table:table-cell>
        </table:table-row>
        <table:table-row>
          <table:table-cell table:style-name="Tabla3.A2" office:value-type="string">
            <text:p text:style-name="P462"/>
          </table:table-cell>
          <table:table-cell table:style-name="Tabla3.A2" office:value-type="string">
            <text:p text:style-name="P506">usuario</text:p>
          </table:table-cell>
          <table:table-cell table:style-name="Tabla3.A2" office:value-type="string">
            <text:p text:style-name="P762">String</text:p>
          </table:table-cell>
          <table:table-cell table:style-name="Tabla3.A2" office:value-type="string">
            <text:p text:style-name="P762">Si</text:p>
          </table:table-cell>
          <table:table-cell table:style-name="Tabla3.E2" office:value-type="string">
            <text:p text:style-name="P763">Usuario del sistema</text:p>
          </table:table-cell>
        </table:table-row>
        <table:table-row>
          <table:table-cell table:style-name="Tabla3.A2" office:value-type="string">
            <text:p text:style-name="P462"/>
          </table:table-cell>
          <table:table-cell table:style-name="Tabla3.A2" office:value-type="string">
            <text:p text:style-name="P506">nombresApellidos</text:p>
          </table:table-cell>
          <table:table-cell table:style-name="Tabla3.A2" office:value-type="string">
            <text:p text:style-name="P762">String</text:p>
          </table:table-cell>
          <table:table-cell table:style-name="Tabla3.A2" office:value-type="string">
            <text:p text:style-name="P762">Si</text:p>
          </table:table-cell>
          <table:table-cell table:style-name="Tabla3.E2" office:value-type="string">
            <text:p text:style-name="P763">Nombre y apellido del usuario</text:p>
          </table:table-cell>
        </table:table-row>
        <table:table-row>
          <table:table-cell table:style-name="Tabla3.A2" office:value-type="string">
            <text:p text:style-name="P462"/>
          </table:table-cell>
          <table:table-cell table:style-name="Tabla3.A2" office:value-type="string">
            <text:p text:style-name="P484">accessToken</text:p>
          </table:table-cell>
          <table:table-cell table:style-name="Tabla3.A2" office:value-type="string">
            <text:p text:style-name="P735">String</text:p>
          </table:table-cell>
          <table:table-cell table:style-name="Tabla3.A2" office:value-type="string">
            <text:p text:style-name="P735">SI</text:p>
          </table:table-cell>
          <table:table-cell table:style-name="Tabla3.E2" office:value-type="string">
            <text:p text:style-name="P735">Es el token generado por el servidor para autenticar en las demás peticiones.</text:p>
          </table:table-cell>
        </table:table-row>
        <table:table-row>
          <table:table-cell table:style-name="Tabla3.A2" office:value-type="string">
            <text:p text:style-name="P462"/>
          </table:table-cell>
          <table:table-cell table:style-name="Tabla3.A2" office:value-type="string">
            <text:p text:style-name="P484">aokenType</text:p>
          </table:table-cell>
          <table:table-cell table:style-name="Tabla3.A2" office:value-type="string">
            <text:p text:style-name="P735">String</text:p>
          </table:table-cell>
          <table:table-cell table:style-name="Tabla3.A2" office:value-type="string">
            <text:p text:style-name="P735">SI</text:p>
          </table:table-cell>
          <table:table-cell table:style-name="Tabla3.E2" office:value-type="string">
            <text:p text:style-name="P735">Indica el tipo de Token, para nuestro caso el Bearer</text:p>
          </table:table-cell>
        </table:table-row>
        <table:table-row>
          <table:table-cell table:style-name="Tabla3.A2" office:value-type="string">
            <text:p text:style-name="P462"/>
          </table:table-cell>
          <table:table-cell table:style-name="Tabla3.A2" office:value-type="string">
            <text:p text:style-name="P484">refreshToken</text:p>
          </table:table-cell>
          <table:table-cell table:style-name="Tabla3.A2" office:value-type="string">
            <text:p text:style-name="P735">String</text:p>
          </table:table-cell>
          <table:table-cell table:style-name="Tabla3.A2" office:value-type="string">
            <text:p text:style-name="P735">SI</text:p>
          </table:table-cell>
          <table:table-cell table:style-name="Tabla3.E2" office:value-type="string">
            <text:p text:style-name="P735">Es el Token generado por el servidor para volver a solicitar otro token cuando el accessToken expire.</text:p>
          </table:table-cell>
        </table:table-row>
        <table:table-row>
          <table:table-cell table:style-name="Tabla3.A2" office:value-type="string">
            <text:p text:style-name="P462"/>
          </table:table-cell>
          <table:table-cell table:style-name="Tabla3.A2" office:value-type="string">
            <text:p text:style-name="P484">fechaCaducaPassword</text:p>
          </table:table-cell>
          <table:table-cell table:style-name="Tabla3.A2" office:value-type="string">
            <text:p text:style-name="P735">Date</text:p>
          </table:table-cell>
          <table:table-cell table:style-name="Tabla3.A2" office:value-type="string">
            <text:p text:style-name="P735">SI</text:p>
          </table:table-cell>
          <table:table-cell table:style-name="Tabla3.E2" office:value-type="string">
            <text:p text:style-name="P735">Indica la fecha de caducidad de su contraseña, sirve para indicar al usuario que cambie su contraseña si corresponde.</text:p>
          </table:table-cell>
        </table:table-row>
        <table:table-row>
          <table:table-cell table:style-name="Tabla3.A2" office:value-type="string">
            <text:p text:style-name="P462"/>
          </table:table-cell>
          <table:table-cell table:style-name="Tabla3.A2" office:value-type="string">
            <text:p text:style-name="P456"><text:span text:style-name="T32">fecha</text:span><text:span text:style-name="T33">UltimoAcceso</text:span></text:p>
          </table:table-cell>
          <table:table-cell table:style-name="Tabla3.A2" office:value-type="string">
            <text:p text:style-name="P735">Date</text:p>
          </table:table-cell>
          <table:table-cell table:style-name="Tabla3.A2" office:value-type="string">
            <text:p text:style-name="P761">NO</text:p>
          </table:table-cell>
          <table:table-cell table:style-name="Tabla3.E2" office:value-type="string">
            <text:p text:style-name="P461"><text:span text:style-name="T28">Indica la fecha de </text:span><text:span text:style-name="T29">último acceso del usuario al sistema</text:span></text:p>
          </table:table-cell>
        </table:table-row>
      </table:table>
      <text:p text:style-name="P59">JSON:</text:p>
      <text:p text:style-name="P101">{</text:p>
      <text:p text:style-name="P101"><text:s/>"header": {</text:p>
      <text:p text:style-name="P101"><text:s text:c="5"/>"codResultado": 200,</text:p>
      <text:p text:style-name="P102"><text:s text:c="5"/>"txtResultado": "SUCCESS"</text:p>
      <text:p text:style-name="P102"><text:span text:style-name="T110"><text:s text:c="2"/>}</text:span>,</text:p>
      <text:p text:style-name="P101"><text:s text:c="2"/>"data": {</text:p>
      <text:p text:style-name="P101"><text:s text:c="4"/>"accessToken": "eyJhbGciOiJIUzUxMiJ9.eyJzdWIiOiJqYWNvc3RhIiwiaWF0IjoxNjQzOTExMTI0LCJleHAiOjE2NDM5MTE0MjR9.T-ukY5bEpmrVR8bzFgZRuVAIEr4PpjetJefDLLM0wWGD5ilcHmf8ONj14gc1LPFz8w9xgXL_kglXeLrgimHzXw",</text:p>
      <text:p text:style-name="P101"><text:s text:c="4"/>"type": "Bearer",</text:p>
      <text:p text:style-name="P101"><text:s text:c="4"/>"refreshToken": "3001f59c-e916-41ab-a435-ac8695a5a0a6",</text:p>
      <text:p text:style-name="P101"><text:s text:c="4"/>"fechaCaducaPassword": "ene. 27, 2022",</text:p>
      <text:p text:style-name="P101"><text:s text:c="4"/>"fechaUltimoAcceso": “ene. 25, 2022 <text:s/>3:34:53 PM”</text:p>
      <text:p text:style-name="P101"><text:s text:c="2"/>}</text:p>
      <text:p text:style-name="P101">}</text:p>
      <text:p text:style-name="P60"/>
      <text:p text:style-name="P439">JWT:</text:p>
      <text:p text:style-name="P103">{</text:p>
      <text:p text:style-name="P103"><text:s/>“data”: “eyJhbGciOiJIUzUxMiJ9.eyJjb2RSZXN1bHRhZG8iOjIwMCwidHh0UmVzdWx0YWRvIjoiU1VDQ0VTUyIsImRhdGEiOnsiYWNjZXNzVG9rZW4iOiJleUpoYkdjaU9pSklVelV4TWlKOS5leUp6ZFdJaU9pSnFZV052YzNSaElpd2lhV0YwSWpveE5qUXpPVEV4TVRJMExDSmxlSEFpT2pFMk5ETTVNVEUwTWpSOS5ULXVrWTViRXBtclZSOGJ6RmdaUnVWQUlFcjRQcGpldEplZkRMTE0wd1dHRDVpbGNIbWY4T05qMTRnYzFMUEZ6OHc5eGdYTF9rZ2xYZUxyZ2ltSHpYdyIsInR5cGUiOiJCZWFyZXIiLCJyZWZyZXNoVG9rZW4iOiIzMDAxZjU5Yy1lOTE2LTQxYWItYTQzNS1hYzg2OTVhNWEwYTYiLCJmZWNoYUNhZHVjYVBhc3N3b3JkIjoiZW5lLiAyNywgMjAyMiIsImZlY2hhVWx0aW1vQWNjZXNvIjp7InNlY29uZHMiOjE2NDM2NDU1NzYsIm5hbm9zIjowfX19.vw66SaoWBGsF5SADWUPGwcK06jbLqs8WI2l2byPnks10jofGGd6HiAmBo_TMnnHropBXJAorKpdeoCAdYAN2vQ”</text:p>
      <text:p text:style-name="P103">}</text:p>
      <text:p text:style-name="P139">LOGOUT</text:p>
      <text:p text:style-name="P118"><text:span text:style-name="T86">EndPoint:</text:span><text:span text:style-name="T67"> </text:span><text:a xlink:type="simple" xlink:href="http://localhost:8080/arapy/api/auth/signin" text:style-name="Internet_20_link" text:visited-style-name="Visited_20_Internet_20_Link"><text:span text:style-name="T35">http://localhost:8080/arapy/api/auth/</text:span></text:a><text:span text:style-name="T36">logout</text:span></text:p>
      <text:p text:style-name="P4"><text:span text:style-name="T4">Método:</text:span> <text:span text:style-name="T9">POST</text:span></text:p>
      <text:p text:style-name="P160"><text:span text:style-name="T88">Descripción: Este el el método que se encarga de </text:span><text:span text:style-name="T89">cerrar sesión y al mismo tiempo elimina</text:span><text:span text:style-name="T92">r</text:span><text:span text:style-name="T89"> los Tokens </text:span><text:span text:style-name="T91">generados</text:span><text:span text:style-name="T89">.</text:span></text:p>
      <text:p text:style-name="P163"><text:span text:style-name="T89">Re</text:span><text:span text:style-name="T90">quest</text:span></text:p>
      <text:p text:style-name="P19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668">Nro.</text:p>
          </table:table-cell>
          <table:table-cell table:style-name="Tabla4.A1" office:value-type="string">
            <text:p text:style-name="P668">Tag</text:p>
          </table:table-cell>
          <table:table-cell table:style-name="Tabla4.A1" office:value-type="string">
            <text:p text:style-name="P668">Tipo de Dato</text:p>
          </table:table-cell>
          <table:table-cell table:style-name="Tabla4.A1" office:value-type="string">
            <text:p text:style-name="P668">Obligatorio</text:p>
          </table:table-cell>
          <table:table-cell table:style-name="Tabla4.E1" office:value-type="string">
            <text:p text:style-name="P668">Nota</text:p>
          </table:table-cell>
        </table:table-row>
        <table:table-row>
          <table:table-cell table:style-name="Tabla4.A2" office:value-type="string">
            <text:p text:style-name="P764">1</text:p>
          </table:table-cell>
          <table:table-cell table:style-name="Tabla4.A2" office:value-type="string">
            <text:p text:style-name="P699">sesion</text:p>
          </table:table-cell>
          <table:table-cell table:style-name="Tabla4.A2" office:value-type="string">
            <text:p text:style-name="P701">String</text:p>
          </table:table-cell>
          <table:table-cell table:style-name="Tabla4.A2" office:value-type="string">
            <text:p text:style-name="P701">SI</text:p>
          </table:table-cell>
          <table:table-cell table:style-name="Tabla4.E2" office:value-type="string">
            <text:p text:style-name="P765">Es el <text:span text:style-name="T107">refreshToken enviado por el servidor al momento del login.</text:span></text:p>
          </table:table-cell>
        </table:table-row>
      </table:table>
      <text:p text:style-name="P195">JSON:</text:p>
      <text:p text:style-name="P262">{</text:p>
      <text:p text:style-name="P265"><text:s text:c="2"/>"sesion": "3001f59c-e916-41ab-a435-ac8695a5a0a6"</text:p>
      <text:p text:style-name="P262">}</text:p>
      <text:p text:style-name="P223">JWT:</text:p>
      <text:p text:style-name="P263">{</text:p>
      <text:p text:style-name="P263"><text:s text:c="4"/>"data": "eyJhbGciOiJIUzUxMiJ9.eyJzZXNpb24iOiI5NjRlZWI3OC1iNDU3LTQxMDYtODRlMC1lMTc2ZDFmNzA3NDQifQ.h2ZqoIUBWJ9s5KHLzsYbz6v9BvUqciDAVR5YpwcjvdtEH5b5bqEx-SKHFjyDVbnwjon_5DfjKIMxkETS1a2O-g"</text:p>
      <text:p text:style-name="P263">}</text:p>
      <text:p text:style-name="P198">Response</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669">Nro.</text:p>
          </table:table-cell>
          <table:table-cell table:style-name="Tabla5.A1" office:value-type="string">
            <text:p text:style-name="P669">Tag</text:p>
          </table:table-cell>
          <table:table-cell table:style-name="Tabla5.A1" office:value-type="string">
            <text:p text:style-name="P669">Tipo de Dato</text:p>
          </table:table-cell>
          <table:table-cell table:style-name="Tabla5.A1" office:value-type="string">
            <text:p text:style-name="P669">Obligatorio</text:p>
          </table:table-cell>
          <table:table-cell table:style-name="Tabla5.E1" office:value-type="string">
            <text:p text:style-name="P669">Nota</text:p>
          </table:table-cell>
        </table:table-row>
        <table:table-row>
          <table:table-cell table:style-name="Tabla5.A2" office:value-type="string">
            <text:p text:style-name="P767">1</text:p>
          </table:table-cell>
          <table:table-cell table:style-name="Tabla5.A2" office:value-type="string">
            <text:p text:style-name="P509">header</text:p>
          </table:table-cell>
          <table:table-cell table:style-name="Tabla5.A2" office:value-type="string">
            <text:p text:style-name="P573">String</text:p>
          </table:table-cell>
          <table:table-cell table:style-name="Tabla5.A2" office:value-type="string">
            <text:p text:style-name="P573">SI</text:p>
          </table:table-cell>
          <table:table-cell table:style-name="Tabla5.E2" office:value-type="string">
            <text:p text:style-name="P792">Retorna codResultado y txtResultado</text:p>
          </table:table-cell>
        </table:table-row>
        <table:table-row>
          <table:table-cell table:style-name="Tabla5.A2" office:value-type="string">
            <text:p text:style-name="P702"/>
          </table:table-cell>
          <table:table-cell table:style-name="Tabla5.A2" office:value-type="string">
            <text:p text:style-name="P548">codResultado</text:p>
          </table:table-cell>
          <table:table-cell table:style-name="Tabla5.A2" office:value-type="string">
            <text:p text:style-name="P574">String</text:p>
          </table:table-cell>
          <table:table-cell table:style-name="Tabla5.A2" office:value-type="string">
            <text:p text:style-name="P574">SI</text:p>
          </table:table-cell>
          <table:table-cell table:style-name="Tabla5.E2" office:value-type="string">
            <text:p text:style-name="P736">En caso de ser correcto el log<text:span text:style-name="T106">out</text:span>, retorna 200, en caso de ser error en autenticación 201</text:p>
          </table:table-cell>
        </table:table-row>
        <table:table-row>
          <table:table-cell table:style-name="Tabla5.A2" office:value-type="string">
            <text:p text:style-name="P463"/>
          </table:table-cell>
          <table:table-cell table:style-name="Tabla5.A2" office:value-type="string">
            <text:p text:style-name="P485">txtResultado</text:p>
          </table:table-cell>
          <table:table-cell table:style-name="Tabla5.A2" office:value-type="string">
            <text:p text:style-name="P702">String</text:p>
          </table:table-cell>
          <table:table-cell table:style-name="Tabla5.A2" office:value-type="string">
            <text:p text:style-name="P702">SI</text:p>
          </table:table-cell>
          <table:table-cell table:style-name="Tabla5.E2" office:value-type="string">
            <text:p text:style-name="P702">En caso de ser correcto el logout, retorna “La sesión ha sido cerrada”</text:p>
          </table:table-cell>
        </table:table-row>
        <table:table-row>
          <table:table-cell table:style-name="Tabla5.A2" office:value-type="string">
            <text:p text:style-name="P534">2</text:p>
          </table:table-cell>
          <table:table-cell table:style-name="Tabla5.A2" office:value-type="string">
            <text:p text:style-name="P484">data</text:p>
          </table:table-cell>
          <table:table-cell table:style-name="Tabla5.A2" office:value-type="string">
            <text:p text:style-name="P735">String</text:p>
          </table:table-cell>
          <table:table-cell table:style-name="Tabla5.A2" office:value-type="string">
            <text:p text:style-name="P735">NO</text:p>
          </table:table-cell>
          <table:table-cell table:style-name="Tabla5.E2" office:value-type="string">
            <text:p text:style-name="P735">Retorna <text:span text:style-name="T108">null</text:span></text:p>
          </table:table-cell>
        </table:table-row>
      </table:table>
      <text:p text:style-name="P196"/>
      <text:p text:style-name="P443">JSON:</text:p>
      <text:p text:style-name="P264">{</text:p>
      <text:p text:style-name="P267"><text:s text:c="2"/>"header": {</text:p>
      <text:p text:style-name="P264"><text:s text:c="2"/>"codResultado": 200,</text:p>
      <text:p text:style-name="P264"><text:s text:c="2"/>"txtResultado": "La sesión ha sido cerrada"</text:p>
      <text:p text:style-name="P268"><text:s/>}</text:p>
      <text:p text:style-name="P264">}</text:p>
      <text:p text:style-name="P224">JWT:</text:p>
      <text:p text:style-name="P266">{</text:p>
      <text:p text:style-name="P266"><text:s text:c="4"/>"data": "eyJhbGciOiJIUzUxMiJ9.eyJjb2RSZXN1bHRhZG8iOjIwMSwidHh0UmVzdWx0YWRvIjoiU3UgY2VzacOzbiBoYSBzaWRvIGNlcnJhZGEuIn0.bdeu53MuF_7n-a0w_CSdaodYTe7mRU-wdfuHmYA7gw9MC-gjTryxo8IWE9P5aYRBbSx724YvshrZmgQ6kECJQQ"</text:p>
      <text:p text:style-name="P266">}</text:p>
      <text:p text:style-name="P266"/>
      <text:p text:style-name="P140">CHANGE PASSWORD</text:p>
      <text:p text:style-name="P119"><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auth/</text:span></text:a><text:span text:style-name="T39">changePassword</text:span></text:p>
      <text:p text:style-name="P5"><text:span text:style-name="T4">Método:</text:span> <text:span text:style-name="T9">POST</text:span></text:p>
      <text:p text:style-name="P165"><text:span text:style-name="T67">Descripción: Este el el método que se encarga de </text:span><text:span text:style-name="T68">verificar la contraseña del usuario y posteriormente la modificación del mismo. </text:span></text:p>
      <text:p text:style-name="P360"/>
      <text:p text:style-name="P161"><text:span text:style-name="T94">Observación:</text:span><text:span text:style-name="T93">La verificación de datos del usuario se re</text:span><text:span text:style-name="T95">a</text:span><text:span text:style-name="T93">liza a través del Access Token, por lo que es necesario enviarlo como parámatro </text:span><text:span text:style-name="T129">Authorization, </text:span><text:span text:style-name="T128">tipo Bearer,</text:span><text:span text:style-name="T127"> </text:span><text:span text:style-name="T128">en el Header del Request.</text:span></text:p>
      <text:p text:style-name="P162"><text:span text:style-name="T132">E</text:span><text:span text:style-name="T131">jemplo:</text:span></text:p>
      <text:p text:style-name="P161"><text:span text:style-name="T128"><text:tab/></text:span><text:span text:style-name="T130">Request Headers</text:span></text:p>
      <text:p text:style-name="Standard"><text:span text:style-name="T140"><text:tab/><text:tab/></text:span><text:span text:style-name="T142">Accept</text:span><text:span text:style-name="T141">: </text:span><text:span text:style-name="T143">application/json, text/plain, */*</text:span></text:p>
      <text:p text:style-name="P393"><text:tab/><text:tab/><text:span text:style-name="T146">Accept-Encoding:</text:span> <text:span text:style-name="T147">gzip, deflate</text:span></text:p>
      <text:p text:style-name="P393"><text:tab/><text:tab/><text:span text:style-name="T146">Accept-Language:</text:span> <text:span text:style-name="T147">es-ES,es;q=0.9</text:span></text:p>
      <text:p text:style-name="P393"><text:tab/><text:tab/><text:span text:style-name="T160">Authorization: </text:span><text:span text:style-name="T159">Bearer eyJhbGciOiJIUzUxMiJ9.eyJzdWIiOiJibWFpeiIsImlhdCI6MTY0Njc2MjE2NywiZXhwIjoxNjQ2NzYyMjI3fQ.soUJi0pUcb08Yuw9YsayRAA0XqUdNh8x-jtmOsZB20hXKnOPT9WyVh0sFM4oCFsHcFysHyVnJJ3wlJZYlbBHIg</text:span></text:p>
      <text:p text:style-name="P393"><text:tab/><text:span text:style-name="T146">Content-Length:</text:span> <text:span text:style-name="T147">763</text:span></text:p>
      <text:p text:style-name="P392"><text:span text:style-name="T111"><text:tab/></text:span><text:span text:style-name="T144">Content-Type: </text:span><text:span text:style-name="T145">application/json</text:span></text:p>
      <text:p text:style-name="P394"/>
      <text:p text:style-name="P164"><text:span text:style-name="T89">Re</text:span><text:span text:style-name="T90">quest</text:span></text:p>
      <text:p text:style-name="P194"/>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670">Nro.</text:p>
          </table:table-cell>
          <table:table-cell table:style-name="Tabla6.A1" office:value-type="string">
            <text:p text:style-name="P670">Tag</text:p>
          </table:table-cell>
          <table:table-cell table:style-name="Tabla6.A1" office:value-type="string">
            <text:p text:style-name="P670">Tipo de Dato</text:p>
          </table:table-cell>
          <table:table-cell table:style-name="Tabla6.A1" office:value-type="string">
            <text:p text:style-name="P670">Obligatorio</text:p>
          </table:table-cell>
          <table:table-cell table:style-name="Tabla6.E1" office:value-type="string">
            <text:p text:style-name="P670">Nota</text:p>
          </table:table-cell>
        </table:table-row>
        <table:table-row>
          <table:table-cell table:style-name="Tabla6.A2" office:value-type="string">
            <text:p text:style-name="P508">1</text:p>
          </table:table-cell>
          <table:table-cell table:style-name="Tabla6.A2" office:value-type="string">
            <text:p text:style-name="P391">password</text:p>
          </table:table-cell>
          <table:table-cell table:style-name="Tabla6.A2" office:value-type="string">
            <text:p text:style-name="P701">String</text:p>
          </table:table-cell>
          <table:table-cell table:style-name="Tabla6.A2" office:value-type="string">
            <text:p text:style-name="P701">SI</text:p>
          </table:table-cell>
          <table:table-cell table:style-name="Tabla6.E2" office:value-type="string">
            <text:p text:style-name="P461"><text:span text:style-name="T27">Debe de ir </text:span><text:span text:style-name="T28">la contraseña </text:span><text:span text:style-name="T27">de</text:span><text:span text:style-name="T28">l</text:span><text:span text:style-name="T27"> usuario hasheado en SHA256.</text:span></text:p>
          </table:table-cell>
        </table:table-row>
        <table:table-row>
          <table:table-cell table:style-name="Tabla6.A2" office:value-type="string">
            <text:p text:style-name="P599">2</text:p>
          </table:table-cell>
          <table:table-cell table:style-name="Tabla6.A2" office:value-type="string">
            <text:p text:style-name="P391">newPassword</text:p>
          </table:table-cell>
          <table:table-cell table:style-name="Tabla6.A2" office:value-type="string">
            <text:p text:style-name="P817">String</text:p>
          </table:table-cell>
          <table:table-cell table:style-name="Tabla6.A2" office:value-type="string">
            <text:p text:style-name="P817">SI</text:p>
          </table:table-cell>
          <table:table-cell table:style-name="Tabla6.E2" office:value-type="string">
            <text:p text:style-name="P817">Debe ir la nueva contraseña del usuario hasheado en SHA256.</text:p>
          </table:table-cell>
        </table:table-row>
        <table:table-row>
          <table:table-cell table:style-name="Tabla6.A2" office:value-type="string">
            <text:p text:style-name="P599">3</text:p>
          </table:table-cell>
          <table:table-cell table:style-name="Tabla6.A2" office:value-type="string">
            <text:p text:style-name="P391">repeatNewPassword</text:p>
          </table:table-cell>
          <table:table-cell table:style-name="Tabla6.A2" office:value-type="string">
            <text:p text:style-name="P817">String</text:p>
          </table:table-cell>
          <table:table-cell table:style-name="Tabla6.A2" office:value-type="string">
            <text:p text:style-name="P817">SI</text:p>
          </table:table-cell>
          <table:table-cell table:style-name="Tabla6.E2" office:value-type="string">
            <text:p text:style-name="P817">Debe ir nuevamente la nueva contraseña del usuario hasheado en SHA256.</text:p>
          </table:table-cell>
        </table:table-row>
      </table:table>
      <text:p text:style-name="P225"/>
      <text:p text:style-name="P61"/>
      <text:p text:style-name="P440">JSON:</text:p>
      <text:p text:style-name="P269">{</text:p>
      <text:p text:style-name="P269"><text:s text:c="2"/>"password": "fe12ccb410b22b6cf21fa8f8af34aaa4d33b2e5f17ff1e427600254c083166cb",</text:p>
      <text:p text:style-name="P269"><text:s text:c="2"/>"newPassword": "fe12ccb410b22b6cf21fa8f8af34aaa4d33b2e5f17ff1e427600254c083166cb",</text:p>
      <text:p text:style-name="P269"><text:s text:c="2"/>"repeatNewPassword": "fe12ccb410b22b6cf21fa8f8af34aaa4d33b2e5f17ff1e427600254c083166cb"</text:p>
      <text:p text:style-name="P269">}</text:p>
      <text:p text:style-name="P230">J<text:span text:style-name="T112">WT</text:span>:</text:p>
      <text:p text:style-name="P270">{ </text:p>
      <text:p text:style-name="P270">"data":"eyJhbGciOiJIUzUxMiJ9.eyJwYXNzd29yZCI6ImZlMTJjY2I0MTBiMjJiNmNmMjFmYThmOGFmMzRhYWE0ZDMzYjJlNWYxN2ZmMWU0Mjc2MDAyNTRjMDgzMTY2Y2IiLCJuZXdQYXNzd29yZCI6ImZlMTJjY2I0MTBiMjJiNmNmMjFmYThmOGFmMzRhYWE0ZDMzYjJlNWYxN2ZmMWU0Mjc2MDAyNTRjMDgzMTY2Y2IiLCJyZXBlYXROZXdQYXNzd29yZCI6ImZlMTJjY2I0MTBiMjJiNmNmMjFmYThmOGFmMzRhYWE0ZDMzYjJlNWYxN2ZmMWU0Mjc2MDAyNTRjMDgzMTY2Y2IifQ.KLnjK5jCvAQHE5XD4BtbdIfQ0chTxgS17RxUCD3q4_Q27jkDhCNdIdGIbaTW6Fkjwm14cAU2m0kLboTt1-Wykg"</text:p>
      <text:p text:style-name="P271">}</text:p>
      <text:p text:style-name="P199">Response</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671">Nro.</text:p>
          </table:table-cell>
          <table:table-cell table:style-name="Tabla7.A1" office:value-type="string">
            <text:p text:style-name="P671">Tag</text:p>
          </table:table-cell>
          <table:table-cell table:style-name="Tabla7.A1" office:value-type="string">
            <text:p text:style-name="P671">Tipo de Dato</text:p>
          </table:table-cell>
          <table:table-cell table:style-name="Tabla7.A1" office:value-type="string">
            <text:p text:style-name="P671">Obligatorio</text:p>
          </table:table-cell>
          <table:table-cell table:style-name="Tabla7.E1" office:value-type="string">
            <text:p text:style-name="P671">Nota</text:p>
          </table:table-cell>
        </table:table-row>
        <table:table-row>
          <table:table-cell table:style-name="Tabla7.A2" office:value-type="string">
            <text:p text:style-name="P768">1</text:p>
          </table:table-cell>
          <table:table-cell table:style-name="Tabla7.A2" office:value-type="string">
            <text:p text:style-name="P510">header</text:p>
          </table:table-cell>
          <table:table-cell table:style-name="Tabla7.A2" office:value-type="string">
            <text:p text:style-name="P575">String</text:p>
          </table:table-cell>
          <table:table-cell table:style-name="Tabla7.A2" office:value-type="string">
            <text:p text:style-name="P575">SI</text:p>
          </table:table-cell>
          <table:table-cell table:style-name="Tabla7.E2" office:value-type="string">
            <text:p text:style-name="P793">Retorna codResultado y txtResultado</text:p>
          </table:table-cell>
        </table:table-row>
        <table:table-row>
          <table:table-cell table:style-name="Tabla7.A2" office:value-type="string">
            <text:p text:style-name="P704"/>
          </table:table-cell>
          <table:table-cell table:style-name="Tabla7.A2" office:value-type="string">
            <text:p text:style-name="P549">codResultado</text:p>
          </table:table-cell>
          <table:table-cell table:style-name="Tabla7.A2" office:value-type="string">
            <text:p text:style-name="P575">String</text:p>
          </table:table-cell>
          <table:table-cell table:style-name="Tabla7.A2" office:value-type="string">
            <text:p text:style-name="P575">SI</text:p>
          </table:table-cell>
          <table:table-cell table:style-name="Tabla7.E2" office:value-type="string">
            <text:p text:style-name="P737">En c<text:span text:style-name="T114">aso de que el cambio de contraseña se haya realizado satisfactoriamente</text:span>, retorna 200, <text:span text:style-name="T113">caso contrario</text:span> 201</text:p>
          </table:table-cell>
        </table:table-row>
        <table:table-row>
          <table:table-cell table:style-name="Tabla7.A2" office:value-type="string">
            <text:p text:style-name="P464"/>
          </table:table-cell>
          <table:table-cell table:style-name="Tabla7.A2" office:value-type="string">
            <text:p text:style-name="P486">txtResultado</text:p>
          </table:table-cell>
          <table:table-cell table:style-name="Tabla7.A2" office:value-type="string">
            <text:p text:style-name="P704">String</text:p>
          </table:table-cell>
          <table:table-cell table:style-name="Tabla7.A2" office:value-type="string">
            <text:p text:style-name="P704">SI</text:p>
          </table:table-cell>
          <table:table-cell table:style-name="Tabla7.E2" office:value-type="string">
            <text:p text:style-name="P704">En caso de ser correcto el logout, retorna “La contraseña fue actualizada correctamente”</text:p>
          </table:table-cell>
        </table:table-row>
        <table:table-row>
          <table:table-cell table:style-name="Tabla7.A2" office:value-type="string">
            <text:p text:style-name="P535">2</text:p>
          </table:table-cell>
          <table:table-cell table:style-name="Tabla7.A2" office:value-type="string">
            <text:p text:style-name="P486">data</text:p>
          </table:table-cell>
          <table:table-cell table:style-name="Tabla7.A2" office:value-type="string">
            <text:p text:style-name="P737">String</text:p>
          </table:table-cell>
          <table:table-cell table:style-name="Tabla7.A2" office:value-type="string">
            <text:p text:style-name="P737">NO</text:p>
          </table:table-cell>
          <table:table-cell table:style-name="Tabla7.E2" office:value-type="string">
            <text:p text:style-name="P737">Retorna <text:span text:style-name="T108">null</text:span></text:p>
          </table:table-cell>
        </table:table-row>
      </table:table>
      <text:p text:style-name="P197"/>
      <text:p text:style-name="P231">JSON:</text:p>
      <text:p text:style-name="P301">{</text:p>
      <text:p text:style-name="P301"><text:s text:c="2"/>"header": {</text:p>
      <text:p text:style-name="P301"><text:s text:c="4"/>"codResultado": 200,</text:p>
      <text:p text:style-name="P301"><text:s text:c="4"/>"txtResultado": "La contraseña fue actualizada correctamente."</text:p>
      <text:p text:style-name="P301"><text:s text:c="2"/>}</text:p>
      <text:p text:style-name="P301">}</text:p>
      <text:p text:style-name="P231">J<text:span text:style-name="T112">WT</text:span>:</text:p>
      <text:p text:style-name="P307">{</text:p>
      <text:p text:style-name="P307"><text:s text:c="2"/>"data": "eyJhbGciOiJIUzUxMiJ9.eyJoZWFkZXIiOnsiY29kUmVzdWx0YWRvIjoyMDAsInR4dFJlc3VsdGFkbyI6IkxhIGNvbnRyYXNlw7FhIGZ1ZSBhY3R1YWxpemFkYSBjb3JyZWN0YW1lbnRlLiJ9fQ.eRmFXKFwJfr1XpcX3zGNMlsgmUVfmHXejnIkgfeq76qry0YJ_Bl2p9yUGp69Je9weYczXkyJ079VbzWv5ChxPA"</text:p>
      <text:p text:style-name="P307">}</text:p>
      <text:p text:style-name="P307"/>
      <text:p text:style-name="P453"><text:span text:style-name="T102">E</text:span><text:span text:style-name="T101">STADOS</text:span></text:p>
      <text:p text:style-name="P132"><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1">getById</text:span></text:p>
      <text:p text:style-name="P23"><text:span text:style-name="T4">Método:</text:span> <text:span text:style-name="T9">POST</text:span></text:p>
      <text:p text:style-name="P179"><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51">Request</text:p>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693">Nro.</text:p>
          </table:table-cell>
          <table:table-cell table:style-name="Tabla17.A1" office:value-type="string">
            <text:p text:style-name="P693">Tag</text:p>
          </table:table-cell>
          <table:table-cell table:style-name="Tabla17.A1" office:value-type="string">
            <text:p text:style-name="P693">Tipo de Dato</text:p>
          </table:table-cell>
          <table:table-cell table:style-name="Tabla17.A1" office:value-type="string">
            <text:p text:style-name="P693">Obligatorio</text:p>
          </table:table-cell>
          <table:table-cell table:style-name="Tabla17.E1" office:value-type="string">
            <text:p text:style-name="P693">Nota</text:p>
          </table:table-cell>
        </table:table-row>
        <table:table-row>
          <table:table-cell table:style-name="Tabla17.A2" office:value-type="string">
            <text:p text:style-name="P728">1</text:p>
          </table:table-cell>
          <table:table-cell table:style-name="Tabla17.A2" office:value-type="string">
            <text:p text:style-name="P915">id</text:p>
          </table:table-cell>
          <table:table-cell table:style-name="Tabla17.A2" office:value-type="string">
            <text:p text:style-name="P835">int</text:p>
          </table:table-cell>
          <table:table-cell table:style-name="Tabla17.A2" office:value-type="string">
            <text:p text:style-name="P930">SI</text:p>
          </table:table-cell>
          <table:table-cell table:style-name="Tabla17.E2" office:value-type="string">
            <text:p text:style-name="P728">Debe de ir <text:span text:style-name="T167">el código identificador del estado que se desea obtener</text:span></text:p>
          </table:table-cell>
        </table:table-row>
      </table:table>
      <text:p text:style-name="P87"/>
      <text:p text:style-name="P87">JSON:</text:p>
      <text:p text:style-name="P295">{</text:p>
      <text:p text:style-name="P295"><text:s text:c="2"/>"id": "<text:span text:style-name="T173">3</text:span>"</text:p>
      <text:p text:style-name="P295">}</text:p>
      <text:p text:style-name="P254">J<text:span text:style-name="T112">WT</text:span>:</text:p>
      <text:p text:style-name="P331">{</text:p>
      <text:p text:style-name="P331"><text:s text:c="2"/>"data": "eyJhbGciOiJIUzUxMiIsInR5cCI6IkpXVCJ9.eyJpZCI6IjMifQ.sbKEKzTBoiRKv16EPWQvQklucNqu1fE3yfm9l_34JPWy7FUvbxPhIFPMBaKRyvfHNLmZwPg4Foo_Rkud9EplHQ"</text:p>
      <text:p text:style-name="P348">}</text:p>
      <text:p text:style-name="P215">Response</text:p>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693">Nro.</text:p>
          </table:table-cell>
          <table:table-cell table:style-name="Tabla18.A1" office:value-type="string">
            <text:p text:style-name="P693">Tag</text:p>
          </table:table-cell>
          <table:table-cell table:style-name="Tabla18.A1" office:value-type="string">
            <text:p text:style-name="P693">Tipo de Dato</text:p>
          </table:table-cell>
          <table:table-cell table:style-name="Tabla18.A1" office:value-type="string">
            <text:p text:style-name="P693">Obligatorio</text:p>
          </table:table-cell>
          <table:table-cell table:style-name="Tabla18.E1" office:value-type="string">
            <text:p text:style-name="P693">Nota</text:p>
          </table:table-cell>
        </table:table-row>
        <table:table-row>
          <table:table-cell table:style-name="Tabla18.A2" office:value-type="string">
            <text:p text:style-name="P786">1</text:p>
          </table:table-cell>
          <table:table-cell table:style-name="Tabla18.A2" office:value-type="string">
            <text:p text:style-name="P528">header</text:p>
          </table:table-cell>
          <table:table-cell table:style-name="Tabla18.A2" office:value-type="string">
            <text:p text:style-name="P593">String</text:p>
          </table:table-cell>
          <table:table-cell table:style-name="Tabla18.A2" office:value-type="string">
            <text:p text:style-name="P593">SI</text:p>
          </table:table-cell>
          <table:table-cell table:style-name="Tabla18.E2" office:value-type="string">
            <text:p text:style-name="P811">Retorna codResultado y txtResultado</text:p>
          </table:table-cell>
        </table:table-row>
        <table:table-row>
          <table:table-cell table:style-name="Tabla18.A2" office:value-type="string">
            <text:p text:style-name="P728"/>
          </table:table-cell>
          <table:table-cell table:style-name="Tabla18.A2" office:value-type="string">
            <text:p text:style-name="P567">codResultado</text:p>
          </table:table-cell>
          <table:table-cell table:style-name="Tabla18.A2" office:value-type="string">
            <text:p text:style-name="P593">String</text:p>
          </table:table-cell>
          <table:table-cell table:style-name="Tabla18.A2" office:value-type="string">
            <text:p text:style-name="P593">SI</text:p>
          </table:table-cell>
          <table:table-cell table:style-name="Tabla18.E2" office:value-type="string">
            <text:p text:style-name="P755">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18.A2" office:value-type="string">
            <text:p text:style-name="P479"/>
          </table:table-cell>
          <table:table-cell table:style-name="Tabla18.A2" office:value-type="string">
            <text:p text:style-name="P501">txtResultado</text:p>
          </table:table-cell>
          <table:table-cell table:style-name="Tabla18.A2" office:value-type="string">
            <text:p text:style-name="P728">String</text:p>
          </table:table-cell>
          <table:table-cell table:style-name="Tabla18.A2" office:value-type="string">
            <text:p text:style-name="P728">SI</text:p>
          </table:table-cell>
          <table:table-cell table:style-name="Tabla18.E2" office:value-type="string">
            <text:p text:style-name="P728">En caso de ser correcto <text:span text:style-name="T162">la petición , retorna</text:span> “<text:span text:style-name="T163">SUCCESS</text:span>”</text:p>
          </table:table-cell>
        </table:table-row>
        <table:table-row>
          <table:table-cell table:style-name="Tabla18.A2" office:value-type="string">
            <text:p text:style-name="P544">2</text:p>
          </table:table-cell>
          <table:table-cell table:style-name="Tabla18.A2" office:value-type="string">
            <text:p text:style-name="P501">data</text:p>
          </table:table-cell>
          <table:table-cell table:style-name="Tabla18.A2" office:value-type="string">
            <text:p text:style-name="P728">String</text:p>
          </table:table-cell>
          <table:table-cell table:style-name="Tabla18.A2" office:value-type="string">
            <text:p text:style-name="P849">SI</text:p>
          </table:table-cell>
          <table:table-cell table:style-name="Tabla18.E2" office:value-type="string">
            <text:p text:style-name="P861">Retorna un<text:span text:style-name="T164">a lista</text:span> “estados”</text:p>
          </table:table-cell>
        </table:table-row>
        <table:table-row>
          <table:table-cell table:style-name="Tabla18.A2" office:value-type="string">
            <text:p text:style-name="P621">2.1</text:p>
          </table:table-cell>
          <table:table-cell table:style-name="Tabla18.A2" office:value-type="string">
            <text:p text:style-name="P609">List&lt;estados&gt;</text:p>
          </table:table-cell>
          <table:table-cell table:style-name="Tabla18.A2" office:value-type="string">
            <text:p text:style-name="P873">List</text:p>
          </table:table-cell>
          <table:table-cell table:style-name="Tabla18.A2" office:value-type="string">
            <text:p text:style-name="P873">SI</text:p>
          </table:table-cell>
          <table:table-cell table:style-name="Tabla18.E2" office:value-type="string">
            <text:p text:style-name="P388">Retorna una lista con el <text:s/>registro único obtenido.</text:p>
          </table:table-cell>
        </table:table-row>
        <table:table-row>
          <table:table-cell table:style-name="Tabla18.A2" office:value-type="string">
            <text:p text:style-name="P621"/>
          </table:table-cell>
          <table:table-cell table:style-name="Tabla18.A2" office:value-type="string">
            <text:p text:style-name="P633">id</text:p>
          </table:table-cell>
          <table:table-cell table:style-name="Tabla18.A2" office:value-type="string">
            <text:p text:style-name="P885">Long</text:p>
          </table:table-cell>
          <table:table-cell table:style-name="Tabla18.A2" office:value-type="string">
            <text:p text:style-name="P885">SI</text:p>
          </table:table-cell>
          <table:table-cell table:style-name="Tabla18.E2" office:value-type="string">
            <text:p text:style-name="P885">Identificador del <text:span text:style-name="T185">estado obtenido.</text:span></text:p>
          </table:table-cell>
        </table:table-row>
        <table:table-row>
          <table:table-cell table:style-name="Tabla18.A2" office:value-type="string">
            <text:p text:style-name="P621"/>
          </table:table-cell>
          <table:table-cell table:style-name="Tabla18.A2" office:value-type="string">
            <text:p text:style-name="P645">descripcion</text:p>
          </table:table-cell>
          <table:table-cell table:style-name="Tabla18.A2" office:value-type="string">
            <text:p text:style-name="P897">String</text:p>
          </table:table-cell>
          <table:table-cell table:style-name="Tabla18.A2" office:value-type="string">
            <text:p text:style-name="P897">SI</text:p>
          </table:table-cell>
          <table:table-cell table:style-name="Tabla18.E2" office:value-type="string">
            <text:p text:style-name="P897">Descripción del <text:span text:style-name="T185">estado obtenido.</text:span></text:p>
          </table:table-cell>
        </table:table-row>
      </table:table>
      <text:p text:style-name="P87"/>
      <text:p text:style-name="P87">JSON:</text:p>
      <text:p text:style-name="P295">{</text:p>
      <text:p text:style-name="P295"><text:s text:c="2"/>"header": {</text:p>
      <text:p text:style-name="P295"><text:s text:c="4"/>"codResultado": 200,</text:p>
      <text:p text:style-name="P295"><text:s text:c="4"/>"txtResultado": "SUCCESS"</text:p>
      <text:p text:style-name="P295"><text:s text:c="2"/>},</text:p>
      <text:p text:style-name="P295"><text:s text:c="2"/>"data": {</text:p>
      <text:p text:style-name="P295"><text:s text:c="4"/>"estados": [</text:p>
      <text:p text:style-name="P295"><text:s text:c="6"/>{</text:p>
      <text:p text:style-name="P295"><text:s text:c="8"/>"id": 3,</text:p>
      <text:p text:style-name="P295"><text:s text:c="8"/>"descripcion": "<text:span text:style-name="T174">PRUEBA</text:span>"</text:p>
      <text:p text:style-name="P295"><text:s text:c="6"/>}</text:p>
      <text:p text:style-name="P295"><text:s text:c="4"/>]</text:p>
      <text:p text:style-name="P295"><text:s text:c="2"/>}</text:p>
      <text:p text:style-name="P295"><text:soft-page-break/>}</text:p>
      <text:p text:style-name="P254">J<text:span text:style-name="T112">WT</text:span>:</text:p>
      <text:p text:style-name="P331">{</text:p>
      <text:p text:style-name="P331"><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348">}</text:p>
      <text:p text:style-name="P215"/>
      <text:p text:style-name="P132"><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4">delete</text:span><text:span text:style-name="T41">ById</text:span></text:p>
      <text:p text:style-name="P23"><text:span text:style-name="T4">Método:</text:span> <text:span text:style-name="T9">POST</text:span></text:p>
      <text:p text:style-name="P179"><text:span text:style-name="T67">Descripción: Este </text:span><text:span text:style-name="T73">es </text:span><text:span text:style-name="T67"><text:s/>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51">Request</text:p>
      <table:table table:name="Tabla19" table:style-name="Tabla19">
        <table:table-column table:style-name="Tabla19.A"/>
        <table:table-column table:style-name="Tabla19.B"/>
        <table:table-column table:style-name="Tabla19.C"/>
        <table:table-column table:style-name="Tabla19.D"/>
        <table:table-column table:style-name="Tabla19.E"/>
        <table:table-row>
          <table:table-cell table:style-name="Tabla19.A1" office:value-type="string">
            <text:p text:style-name="P693">Nro.</text:p>
          </table:table-cell>
          <table:table-cell table:style-name="Tabla19.A1" office:value-type="string">
            <text:p text:style-name="P693">Tag</text:p>
          </table:table-cell>
          <table:table-cell table:style-name="Tabla19.A1" office:value-type="string">
            <text:p text:style-name="P693">Tipo de Dato</text:p>
          </table:table-cell>
          <table:table-cell table:style-name="Tabla19.A1" office:value-type="string">
            <text:p text:style-name="P693">Obligatorio</text:p>
          </table:table-cell>
          <table:table-cell table:style-name="Tabla19.E1" office:value-type="string">
            <text:p text:style-name="P693">Nota</text:p>
          </table:table-cell>
        </table:table-row>
        <table:table-row>
          <table:table-cell table:style-name="Tabla19.A2" office:value-type="string">
            <text:p text:style-name="P728">1</text:p>
          </table:table-cell>
          <table:table-cell table:style-name="Tabla19.A2" office:value-type="string">
            <text:p text:style-name="P915">id</text:p>
          </table:table-cell>
          <table:table-cell table:style-name="Tabla19.A2" office:value-type="string">
            <text:p text:style-name="P835">int</text:p>
          </table:table-cell>
          <table:table-cell table:style-name="Tabla19.A2" office:value-type="string">
            <text:p text:style-name="P930">SI</text:p>
          </table:table-cell>
          <table:table-cell table:style-name="Tabla19.E2" office:value-type="string">
            <text:p text:style-name="P728">Debe de ir <text:span text:style-name="T167">el código identificador del estado que se desea eliminar</text:span></text:p>
          </table:table-cell>
        </table:table-row>
      </table:table>
      <text:p text:style-name="P93"/>
      <text:p text:style-name="P87">JSON:</text:p>
      <text:p text:style-name="P295">{</text:p>
      <text:p text:style-name="P295"><text:s text:c="2"/>"id": "<text:span text:style-name="T173">3</text:span>"</text:p>
      <text:p text:style-name="P295">}</text:p>
      <text:p text:style-name="P254">J<text:span text:style-name="T112">WT</text:span>:</text:p>
      <text:p text:style-name="P331">{</text:p>
      <text:p text:style-name="P331"><text:s text:c="2"/>"data": "eyJhbGciOiJIUzUxMiIsInR5cCI6IkpXVCJ9.eyJpZCI6IjMifQ.sbKEKzTBoiRKv16EPWQvQklucNqu1fE3yfm9l_34JPWy7FUvbxPhIFPMBaKRyvfHNLmZwPg4Foo_Rkud9EplHQ"</text:p>
      <text:p text:style-name="P348">}</text:p>
      <text:p text:style-name="P215">Response</text:p>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693">Nro.</text:p>
          </table:table-cell>
          <table:table-cell table:style-name="Tabla20.A1" office:value-type="string">
            <text:p text:style-name="P693">Tag</text:p>
          </table:table-cell>
          <table:table-cell table:style-name="Tabla20.A1" office:value-type="string">
            <text:p text:style-name="P693">Tipo de Dato</text:p>
          </table:table-cell>
          <table:table-cell table:style-name="Tabla20.A1" office:value-type="string">
            <text:p text:style-name="P693">Obligatorio</text:p>
          </table:table-cell>
          <table:table-cell table:style-name="Tabla20.E1" office:value-type="string">
            <text:p text:style-name="P693">Nota</text:p>
          </table:table-cell>
        </table:table-row>
        <table:table-row>
          <table:table-cell table:style-name="Tabla20.A2" office:value-type="string">
            <text:p text:style-name="P786">1</text:p>
          </table:table-cell>
          <table:table-cell table:style-name="Tabla20.A2" office:value-type="string">
            <text:p text:style-name="P528">header</text:p>
          </table:table-cell>
          <table:table-cell table:style-name="Tabla20.A2" office:value-type="string">
            <text:p text:style-name="P593">String</text:p>
          </table:table-cell>
          <table:table-cell table:style-name="Tabla20.A2" office:value-type="string">
            <text:p text:style-name="P593">SI</text:p>
          </table:table-cell>
          <table:table-cell table:style-name="Tabla20.E2" office:value-type="string">
            <text:p text:style-name="P811">Retorna codResultado y txtResultado</text:p>
          </table:table-cell>
        </table:table-row>
        <table:table-row>
          <table:table-cell table:style-name="Tabla20.A2" office:value-type="string">
            <text:p text:style-name="P728"/>
          </table:table-cell>
          <table:table-cell table:style-name="Tabla20.A2" office:value-type="string">
            <text:p text:style-name="P567">codResultado</text:p>
          </table:table-cell>
          <table:table-cell table:style-name="Tabla20.A2" office:value-type="string">
            <text:p text:style-name="P593">String</text:p>
          </table:table-cell>
          <table:table-cell table:style-name="Tabla20.A2" office:value-type="string">
            <text:p text:style-name="P593">SI</text:p>
          </table:table-cell>
          <table:table-cell table:style-name="Tabla20.E2" office:value-type="string">
            <text:p text:style-name="P755">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20.A2" office:value-type="string">
            <text:p text:style-name="P479"/>
          </table:table-cell>
          <table:table-cell table:style-name="Tabla20.A2" office:value-type="string">
            <text:p text:style-name="P501">txtResultado</text:p>
          </table:table-cell>
          <table:table-cell table:style-name="Tabla20.A2" office:value-type="string">
            <text:p text:style-name="P728">String</text:p>
          </table:table-cell>
          <table:table-cell table:style-name="Tabla20.A2" office:value-type="string">
            <text:p text:style-name="P728">SI</text:p>
          </table:table-cell>
          <table:table-cell table:style-name="Tabla20.E2" office:value-type="string">
            <text:p text:style-name="P728">En caso de ser correcto <text:span text:style-name="T162">la petición , retorna</text:span> “<text:span text:style-name="T163">SUCCESS</text:span>”</text:p>
          </table:table-cell>
        </table:table-row>
      </table:table>
      <text:p text:style-name="P87"/>
      <text:p text:style-name="P87">JSON:</text:p>
      <text:p text:style-name="P295">{</text:p>
      <text:p text:style-name="P295"><text:s text:c="2"/>"header": {</text:p>
      <text:p text:style-name="P295"><text:s text:c="4"/>"codResultado": 200,</text:p>
      <text:p text:style-name="P295"><text:s text:c="4"/>"txtResultado": "SUCCESS"</text:p>
      <text:p text:style-name="P295"><text:s text:c="2"/>}</text:p>
      <text:p text:style-name="P295">}</text:p>
      <text:p text:style-name="P254"/>
      <text:p text:style-name="P448"/>
      <text:p text:style-name="P254">J<text:span text:style-name="T112">WT</text:span>:</text:p>
      <text:p text:style-name="P331">{</text:p>
      <text:p text:style-name="P331"><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348">}</text:p>
      <text:p text:style-name="P348"/>
      <text:p text:style-name="P132"><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5">save</text:span></text:p>
      <text:p text:style-name="P23"><text:span text:style-name="T4">Método:</text:span> <text:span text:style-name="T9">POST</text:span></text:p>
      <text:p text:style-name="P179"><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402"/>
      <text:p text:style-name="P51">Request</text:p>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693">Nro.</text:p>
          </table:table-cell>
          <table:table-cell table:style-name="Tabla21.A1" office:value-type="string">
            <text:p text:style-name="P693">Tag</text:p>
          </table:table-cell>
          <table:table-cell table:style-name="Tabla21.A1" office:value-type="string">
            <text:p text:style-name="P693">Tipo de Dato</text:p>
          </table:table-cell>
          <table:table-cell table:style-name="Tabla21.A1" office:value-type="string">
            <text:p text:style-name="P693">Obligatorio</text:p>
          </table:table-cell>
          <table:table-cell table:style-name="Tabla21.E1" office:value-type="string">
            <text:p text:style-name="P693">Nota</text:p>
          </table:table-cell>
        </table:table-row>
        <table:table-row>
          <table:table-cell table:style-name="Tabla21.A2" office:value-type="string">
            <text:p text:style-name="P728">1</text:p>
          </table:table-cell>
          <table:table-cell table:style-name="Tabla21.A2" office:value-type="string">
            <text:p text:style-name="P915">id</text:p>
          </table:table-cell>
          <table:table-cell table:style-name="Tabla21.A2" office:value-type="string">
            <text:p text:style-name="P835">int</text:p>
          </table:table-cell>
          <table:table-cell table:style-name="Tabla21.A2" office:value-type="string">
            <text:p text:style-name="P938">NO</text:p>
          </table:table-cell>
          <table:table-cell table:style-name="Tabla21.E2" office:value-type="string">
            <text:p text:style-name="P728">Debe de ir <text:span text:style-name="T167">el código identificador solamente para una actualización de estados. </text:span></text:p>
            <text:p text:style-name="P955">Para el registro de un nuevo estado, el código identificador se genera automáticamente</text:p>
          </table:table-cell>
        </table:table-row>
        <table:table-row table:style-name="Tabla21.3">
          <table:table-cell table:style-name="Tabla21.A2" office:value-type="string">
            <text:p text:style-name="P944">2</text:p>
          </table:table-cell>
          <table:table-cell table:style-name="Tabla21.A2" office:value-type="string">
            <text:p text:style-name="P950">descripcion</text:p>
          </table:table-cell>
          <table:table-cell table:style-name="Tabla21.A2" office:value-type="string">
            <text:p text:style-name="P944">String</text:p>
          </table:table-cell>
          <table:table-cell table:style-name="Tabla21.A2" office:value-type="string">
            <text:p text:style-name="P944">SI</text:p>
          </table:table-cell>
          <table:table-cell table:style-name="Tabla21.E2" office:value-type="string">
            <text:p text:style-name="P728">Debe de ir <text:span text:style-name="T161">la descripción que se desea registrar o actualizar.</text:span></text:p>
          </table:table-cell>
        </table:table-row>
      </table:table>
      <text:p text:style-name="P366"/>
      <text:p text:style-name="P113"><text:span text:style-name="T121">P</text:span><text:span text:style-name="T120">ara </text:span><text:span text:style-name="T126">registrar nuevo</text:span><text:span text:style-name="T120"> estado.</text:span></text:p>
      <text:p text:style-name="P87">JSON:</text:p>
      <text:p text:style-name="P295">{</text:p>
      <text:p text:style-name="P295"><text:s text:c="2"/>"descripcion": "<text:span text:style-name="T175">PRUEBA</text:span>"</text:p>
      <text:p text:style-name="P295">}</text:p>
      <text:p text:style-name="P254">J<text:span text:style-name="T112">WT</text:span>:</text:p>
      <text:p text:style-name="P331">{</text:p>
      <text:p text:style-name="P331"><text:s text:c="2"/>"data": "eyJhbGciOiJIUzUxMiIsInR5cCI6IkpXVCJ9.eyJkZXNjcmlwY2lvbiI6IlBSVUVCQSJ9.gyt-9SOaTrsbXw_theliQ-hLzDL0TI8IbRczErB-kKXE4M1LsPc2Y1rds9jbEOAFUwmhoJVsUWphejb_El1a2A"</text:p>
      <text:p text:style-name="P348">}</text:p>
      <text:p text:style-name="P366"/>
      <text:p text:style-name="P348"><text:span text:style-name="T177">P</text:span><text:span text:style-name="T178">ara </text:span><text:span text:style-name="T184">editar</text:span><text:span text:style-name="T178"> estado.</text:span></text:p>
      <text:p text:style-name="P87">JSON:</text:p>
      <text:p text:style-name="P295">{</text:p>
      <text:p text:style-name="P295"><text:s text:c="2"/>"id": "5",</text:p>
      <text:p text:style-name="P295"><text:s text:c="2"/>"descripcion": "<text:span text:style-name="T175">PRUEBA</text:span>"</text:p>
      <text:p text:style-name="P295">}</text:p>
      <text:p text:style-name="P254"/>
      <text:p text:style-name="P448">J<text:span text:style-name="T112">WT</text:span>:</text:p>
      <text:p text:style-name="P331">{</text:p>
      <text:p text:style-name="P331"><text:s text:c="2"/>"data": "eyJhbGciOiJIUzUxMiIsInR5cCI6IkpXVCJ9.eyJpZCI6IjUiLCJkZXNjcmlwY2lvbiI6IlBSVUVCQSJ9.3D4tH-NSXgaY8PyLTMc-bumz20SxRzB83ZWGxxsa-FImBk_bXJ0jQFZlM6kDtWrgiJOjVZF14VsZEC-SPMn3-w"</text:p>
      <text:p text:style-name="P377">}</text:p>
      <text:p text:style-name="P215">Response</text:p>
      <table:table table:name="Tabla22" table:style-name="Tabla22">
        <table:table-column table:style-name="Tabla22.A"/>
        <table:table-column table:style-name="Tabla22.B"/>
        <table:table-column table:style-name="Tabla22.C"/>
        <table:table-column table:style-name="Tabla22.D"/>
        <table:table-column table:style-name="Tabla22.E"/>
        <table:table-row>
          <table:table-cell table:style-name="Tabla22.A1" office:value-type="string">
            <text:p text:style-name="P693">Nro.</text:p>
          </table:table-cell>
          <table:table-cell table:style-name="Tabla22.A1" office:value-type="string">
            <text:p text:style-name="P693">Tag</text:p>
          </table:table-cell>
          <table:table-cell table:style-name="Tabla22.A1" office:value-type="string">
            <text:p text:style-name="P693">Tipo de Dato</text:p>
          </table:table-cell>
          <table:table-cell table:style-name="Tabla22.A1" office:value-type="string">
            <text:p text:style-name="P693">Obligatorio</text:p>
          </table:table-cell>
          <table:table-cell table:style-name="Tabla22.E1" office:value-type="string">
            <text:p text:style-name="P693">Nota</text:p>
          </table:table-cell>
        </table:table-row>
        <table:table-row>
          <table:table-cell table:style-name="Tabla22.A2" office:value-type="string">
            <text:p text:style-name="P786">1</text:p>
          </table:table-cell>
          <table:table-cell table:style-name="Tabla22.A2" office:value-type="string">
            <text:p text:style-name="P528">header</text:p>
          </table:table-cell>
          <table:table-cell table:style-name="Tabla22.A2" office:value-type="string">
            <text:p text:style-name="P593">String</text:p>
          </table:table-cell>
          <table:table-cell table:style-name="Tabla22.A2" office:value-type="string">
            <text:p text:style-name="P593">SI</text:p>
          </table:table-cell>
          <table:table-cell table:style-name="Tabla22.E2" office:value-type="string">
            <text:p text:style-name="P811">Retorna codResultado y txtResultado</text:p>
          </table:table-cell>
        </table:table-row>
        <table:table-row>
          <table:table-cell table:style-name="Tabla22.A2" office:value-type="string">
            <text:p text:style-name="P728"/>
          </table:table-cell>
          <table:table-cell table:style-name="Tabla22.A2" office:value-type="string">
            <text:p text:style-name="P567">codResultado</text:p>
          </table:table-cell>
          <table:table-cell table:style-name="Tabla22.A2" office:value-type="string">
            <text:p text:style-name="P593">String</text:p>
          </table:table-cell>
          <table:table-cell table:style-name="Tabla22.A2" office:value-type="string">
            <text:p text:style-name="P593">SI</text:p>
          </table:table-cell>
          <table:table-cell table:style-name="Tabla22.E2" office:value-type="string">
            <text:p text:style-name="P755">En c<text:span text:style-name="T114">aso de que la petición se haya realizado satisfactoriamente</text:span>, retorna 200, <text:span text:style-name="T113">caso contrario</text:span> <text:span text:style-name="T170">400</text:span></text:p>
          </table:table-cell>
        </table:table-row>
      </table:table>
      <text:p text:style-name="P261"/>
      <text:p text:style-name="P87">JSON:</text:p>
      <text:p text:style-name="P295">{</text:p>
      <text:p text:style-name="P295"><text:s text:c="2"/>"header": {</text:p>
      <text:p text:style-name="P295"><text:s text:c="4"/>"codResultado": 200,</text:p>
      <text:p text:style-name="P295"><text:s text:c="4"/>"txtResultado": "SUCCESS"</text:p>
      <text:p text:style-name="P295"><text:s text:c="2"/>}</text:p>
      <text:p text:style-name="P254">J<text:span text:style-name="T112">WT</text:span>:</text:p>
      <text:p text:style-name="P331">{</text:p>
      <text:p text:style-name="P331"><text:s text:c="2"/>"data": "eyJhbGciOiJIUzUxMiJ9.eyJoZWFkZXIiOnsiY29kUmVzdWx0YWRvIjoyMDAsInR4dFJlc3VsdGFkbyI6IlNVQ0NFU1MifX0.DdNmVBHPqxAPTRsEc36AyOkOAlEi0TIsI5VEyyogmJd5uJYITp0gzME9j7izCn72jVktupT5qNWZ2DEkt7Pi8A"</text:p>
      <text:p text:style-name="P348">}</text:p>
      <text:p text:style-name="P226"/>
      <text:p text:style-name="P149"><text:span text:style-name="T6">E</text:span><text:span text:style-name="T5">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a xlink:type="simple" xlink:href="http://localhost:8080/arapy/api/auth/signin" text:style-name="Internet_20_link" text:visited-style-name="Visited_20_Internet_20_Link"><text:span text:style-name="T58">e</text:span></text:a><text:span text:style-name="T58">stado</text:span><text:span text:style-name="T59">s</text:span><text:span text:style-name="T58">/list</text:span></text:p>
      <text:p text:style-name="P23"><text:span text:style-name="T4">Método:</text:span> <text:span text:style-name="T9">POST</text:span></text:p>
      <text:p text:style-name="P179"><text:span text:style-name="T67">Descripción: Este el el método que</text:span><text:span text:style-name="T68"> </text:span><text:span text:style-name="T69">retorna una lista de </text:span><text:span text:style-name="T80">estados</text:span><text:span text:style-name="T69"> con paginación.</text:span></text:p>
      <text:p text:style-name="P375"/>
      <text:p text:style-name="P51">Request</text:p>
      <text:p text:style-name="P51"/>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693">Nro.</text:p>
          </table:table-cell>
          <table:table-cell table:style-name="Tabla23.A1" office:value-type="string">
            <text:p text:style-name="P693">Tag</text:p>
          </table:table-cell>
          <table:table-cell table:style-name="Tabla23.A1" office:value-type="string">
            <text:p text:style-name="P693">Tipo de Dato</text:p>
          </table:table-cell>
          <table:table-cell table:style-name="Tabla23.A1" office:value-type="string">
            <text:p text:style-name="P693">Obligatorio</text:p>
          </table:table-cell>
          <table:table-cell table:style-name="Tabla23.E1" office:value-type="string">
            <text:p text:style-name="P693">Nota</text:p>
          </table:table-cell>
        </table:table-row>
        <table:table-row>
          <table:table-cell table:style-name="Tabla23.A2" office:value-type="string">
            <text:p text:style-name="P728">1</text:p>
          </table:table-cell>
          <table:table-cell table:style-name="Tabla23.A2" office:value-type="string">
            <text:p text:style-name="P961">descripcion</text:p>
          </table:table-cell>
          <table:table-cell table:style-name="Tabla23.A2" office:value-type="string">
            <text:p text:style-name="P728">String</text:p>
          </table:table-cell>
          <table:table-cell table:style-name="Tabla23.A2" office:value-type="string">
            <text:p text:style-name="P965">No</text:p>
          </table:table-cell>
          <table:table-cell table:style-name="Tabla23.E2" office:value-type="string">
            <text:p text:style-name="P728">Debe ir <text:span text:style-name="T161">la descripción, o parte de la descripción del estado de que se desea buscar; en caso de ser vacío, retorna una lista de todos los estados.</text:span></text:p>
          </table:table-cell>
        </table:table-row>
        <table:table-row>
          <table:table-cell table:style-name="Tabla23.A2" office:value-type="string">
            <text:p text:style-name="P479">2</text:p>
          </table:table-cell>
          <table:table-cell table:style-name="Tabla23.A2" office:value-type="string">
            <text:p text:style-name="P657">paginacion</text:p>
          </table:table-cell>
          <table:table-cell table:style-name="Tabla23.A2" office:value-type="string">
            <text:p text:style-name="P897">PaginacionRequest</text:p>
          </table:table-cell>
          <table:table-cell table:style-name="Tabla23.A2" office:value-type="string">
            <text:p text:style-name="P728">SI</text:p>
          </table:table-cell>
          <table:table-cell table:style-name="Tabla23.E2" office:value-type="string">
            <text:p text:style-name="P984"><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23.A2" office:value-type="string">
            <text:p text:style-name="P479"/>
          </table:table-cell>
          <table:table-cell table:style-name="Tabla23.A2" office:value-type="string">
            <text:p text:style-name="P657">pagina</text:p>
          </table:table-cell>
          <table:table-cell table:style-name="Tabla23.A2" office:value-type="string">
            <text:p text:style-name="P835">int</text:p>
          </table:table-cell>
          <table:table-cell table:style-name="Tabla23.A2" office:value-type="string">
            <text:p text:style-name="P755">SI</text:p>
          </table:table-cell>
          <table:table-cell table:style-name="Tabla23.E2" office:value-type="string">
            <text:p text:style-name="P989"><text:span text:style-name="T28">D</text:span><text:span text:style-name="T26">ebe ir el número de página que desea visualizar</text:span></text:p>
          </table:table-cell>
        </table:table-row>
        <table:table-row>
          <table:table-cell table:style-name="Tabla23.A2" office:value-type="string">
            <text:p text:style-name="P479"/>
          </table:table-cell>
          <table:table-cell table:style-name="Tabla23.A2" office:value-type="string">
            <text:p text:style-name="P657">cantidad</text:p>
          </table:table-cell>
          <table:table-cell table:style-name="Tabla23.A2" office:value-type="string">
            <text:p text:style-name="P835">int</text:p>
          </table:table-cell>
          <table:table-cell table:style-name="Tabla23.A2" office:value-type="string">
            <text:p text:style-name="P835">SI</text:p>
          </table:table-cell>
          <table:table-cell table:style-name="Tabla23.E2" office:value-type="string">
            <text:p text:style-name="P989"><text:span text:style-name="T28">D</text:span><text:span text:style-name="T26">ebe ir la cantidad de ítems que se desea visualizar en la lista paginable.</text:span></text:p>
          </table:table-cell>
        </table:table-row>
      </table:table>
      <text:p text:style-name="P87"/>
      <text:p text:style-name="P87"/>
      <text:p text:style-name="P441">JSON:</text:p>
      <text:p text:style-name="P295">{ </text:p>
      <text:p text:style-name="P295"><text:s text:c="2"/>"descripcion": "AC",</text:p>
      <text:p text:style-name="P295"><text:s text:c="2"/>"paginacion": {</text:p>
      <text:p text:style-name="P295"><text:s text:c="4"/>"pagina": "1",</text:p>
      <text:p text:style-name="P295"><text:s text:c="4"/>"cantidad": "3"</text:p>
      <text:p text:style-name="P295"><text:s text:c="2"/>}</text:p>
      <text:p text:style-name="P295">}</text:p>
      <text:p text:style-name="P254">J<text:span text:style-name="T112">WT</text:span>:</text:p>
      <text:p text:style-name="P331">{</text:p>
      <text:p text:style-name="P331"><text:s text:c="2"/>"data": "eyJhbGciOiJIUzUxMiIsInR5cCI6IkpXVCJ9.eyJkZXNjcmlwY2lvbiI6IkFDIiwicGFnaW5hY2lvbiI6eyJwYWdpbmEiOiIxIiwiY2FudGlkYWQiOiIzIn19.HmGjRH6v-sPN0xWw05QmXGu0G_0YxGXzqtzEN_id46o-gt3WjzVZFtfHb2cLsBqFyt14DgE819FcmIlHweyUUw"</text:p>
      <text:p text:style-name="P331">}</text:p>
      <text:p text:style-name="P215">Response</text:p>
      <table:table table:name="Tabla24" table:style-name="Tabla24">
        <table:table-column table:style-name="Tabla24.A"/>
        <table:table-column table:style-name="Tabla24.B"/>
        <table:table-column table:style-name="Tabla24.C"/>
        <table:table-column table:style-name="Tabla24.D"/>
        <table:table-column table:style-name="Tabla24.E"/>
        <table:table-row>
          <table:table-cell table:style-name="Tabla24.A1" office:value-type="string">
            <text:p text:style-name="P693">Nro.</text:p>
          </table:table-cell>
          <table:table-cell table:style-name="Tabla24.A1" office:value-type="string">
            <text:p text:style-name="P693">Tag</text:p>
          </table:table-cell>
          <table:table-cell table:style-name="Tabla24.A1" office:value-type="string">
            <text:p text:style-name="P693">Tipo de Dato</text:p>
          </table:table-cell>
          <table:table-cell table:style-name="Tabla24.A1" office:value-type="string">
            <text:p text:style-name="P693">Obligatorio</text:p>
          </table:table-cell>
          <table:table-cell table:style-name="Tabla24.E1" office:value-type="string">
            <text:p text:style-name="P693">Nota</text:p>
          </table:table-cell>
        </table:table-row>
        <table:table-row>
          <table:table-cell table:style-name="Tabla24.A2" office:value-type="string">
            <text:p text:style-name="P786">1</text:p>
          </table:table-cell>
          <table:table-cell table:style-name="Tabla24.A2" office:value-type="string">
            <text:p text:style-name="P528">header</text:p>
          </table:table-cell>
          <table:table-cell table:style-name="Tabla24.A2" office:value-type="string">
            <text:p text:style-name="P593">String</text:p>
          </table:table-cell>
          <table:table-cell table:style-name="Tabla24.A2" office:value-type="string">
            <text:p text:style-name="P593">SI</text:p>
          </table:table-cell>
          <table:table-cell table:style-name="Tabla24.E2" office:value-type="string">
            <text:p text:style-name="P811">Retorna codResultado y txtResultado</text:p>
          </table:table-cell>
        </table:table-row>
        <table:table-row>
          <table:table-cell table:style-name="Tabla24.A2" office:value-type="string">
            <text:p text:style-name="P728"/>
          </table:table-cell>
          <table:table-cell table:style-name="Tabla24.A2" office:value-type="string">
            <text:p text:style-name="P567">codResultado</text:p>
          </table:table-cell>
          <table:table-cell table:style-name="Tabla24.A2" office:value-type="string">
            <text:p text:style-name="P593">String</text:p>
          </table:table-cell>
          <table:table-cell table:style-name="Tabla24.A2" office:value-type="string">
            <text:p text:style-name="P593">SI</text:p>
          </table:table-cell>
          <table:table-cell table:style-name="Tabla24.E2" office:value-type="string">
            <text:p text:style-name="P755">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24.A2" office:value-type="string">
            <text:p text:style-name="P479"/>
          </table:table-cell>
          <table:table-cell table:style-name="Tabla24.A2" office:value-type="string">
            <text:p text:style-name="P501">txtResultado</text:p>
          </table:table-cell>
          <table:table-cell table:style-name="Tabla24.A2" office:value-type="string">
            <text:p text:style-name="P728">String</text:p>
          </table:table-cell>
          <table:table-cell table:style-name="Tabla24.A2" office:value-type="string">
            <text:p text:style-name="P728">SI</text:p>
          </table:table-cell>
          <table:table-cell table:style-name="Tabla24.E2" office:value-type="string">
            <text:p text:style-name="P728">En caso de ser correcto <text:span text:style-name="T162">la petición , retorna</text:span> “<text:span text:style-name="T163">SUCCESS</text:span>”</text:p>
          </table:table-cell>
        </table:table-row>
        <table:table-row>
          <table:table-cell table:style-name="Tabla24.A2" office:value-type="string">
            <text:p text:style-name="P544">2</text:p>
          </table:table-cell>
          <table:table-cell table:style-name="Tabla24.A2" office:value-type="string">
            <text:p text:style-name="P501">data</text:p>
          </table:table-cell>
          <table:table-cell table:style-name="Tabla24.A2" office:value-type="string">
            <text:p text:style-name="P728">String</text:p>
          </table:table-cell>
          <table:table-cell table:style-name="Tabla24.A2" office:value-type="string">
            <text:p text:style-name="P849">SI</text:p>
          </table:table-cell>
          <table:table-cell table:style-name="Tabla24.E2" office:value-type="string">
            <text:p text:style-name="P861">Retorna un<text:span text:style-name="T164">a lista</text:span> “estados” <text:span text:style-name="T164">y paginacion</text:span>.</text:p>
          </table:table-cell>
        </table:table-row>
        <table:table-row>
          <table:table-cell table:style-name="Tabla24.A2" office:value-type="string">
            <text:p text:style-name="P621">2.1</text:p>
          </table:table-cell>
          <table:table-cell table:style-name="Tabla24.A2" office:value-type="string">
            <text:p text:style-name="P609">List&lt;estados&gt;</text:p>
          </table:table-cell>
          <table:table-cell table:style-name="Tabla24.A2" office:value-type="string">
            <text:p text:style-name="P873">List</text:p>
          </table:table-cell>
          <table:table-cell table:style-name="Tabla24.A2" office:value-type="string">
            <text:p text:style-name="P873">SI</text:p>
          </table:table-cell>
          <table:table-cell table:style-name="Tabla24.E2" office:value-type="string">
            <text:p text:style-name="P873">Retorna <text:span text:style-name="T165">los datos para la lista paginable</text:span></text:p>
          </table:table-cell>
        </table:table-row>
        <table:table-row>
          <table:table-cell table:style-name="Tabla24.A2" office:value-type="string">
            <text:p text:style-name="P621"/>
          </table:table-cell>
          <table:table-cell table:style-name="Tabla24.A2" office:value-type="string">
            <text:p text:style-name="P633">id</text:p>
          </table:table-cell>
          <table:table-cell table:style-name="Tabla24.A2" office:value-type="string">
            <text:p text:style-name="P885">Long</text:p>
          </table:table-cell>
          <table:table-cell table:style-name="Tabla24.A2" office:value-type="string">
            <text:p text:style-name="P885">SI</text:p>
          </table:table-cell>
          <table:table-cell table:style-name="Tabla24.E2" office:value-type="string">
            <text:p text:style-name="P885">Identificador del <text:span text:style-name="T176">estado.</text:span></text:p>
          </table:table-cell>
        </table:table-row>
        <table:table-row>
          <table:table-cell table:style-name="Tabla24.A2" office:value-type="string">
            <text:p text:style-name="P621"/>
          </table:table-cell>
          <table:table-cell table:style-name="Tabla24.A2" office:value-type="string">
            <text:p text:style-name="P645">descripcion</text:p>
          </table:table-cell>
          <table:table-cell table:style-name="Tabla24.A2" office:value-type="string">
            <text:p text:style-name="P897">String</text:p>
          </table:table-cell>
          <table:table-cell table:style-name="Tabla24.A2" office:value-type="string">
            <text:p text:style-name="P897">SI</text:p>
          </table:table-cell>
          <table:table-cell table:style-name="Tabla24.E2" office:value-type="string">
            <text:p text:style-name="P897">Descripción del <text:span text:style-name="T176">e</text:span>stado.</text:p>
          </table:table-cell>
        </table:table-row>
        <table:table-row>
          <table:table-cell table:style-name="Tabla24.A2" office:value-type="string">
            <text:p text:style-name="P651">2.2</text:p>
          </table:table-cell>
          <table:table-cell table:style-name="Tabla24.A2" office:value-type="string">
            <text:p text:style-name="P645">paginacion</text:p>
          </table:table-cell>
          <table:table-cell table:style-name="Tabla24.A2" office:value-type="string">
            <text:p text:style-name="P897">PaginacionResponse</text:p>
          </table:table-cell>
          <table:table-cell table:style-name="Tabla24.A2" office:value-type="string">
            <text:p text:style-name="P897">SI</text:p>
          </table:table-cell>
          <table:table-cell table:style-name="Tabla24.E2" office:value-type="string">
            <text:p text:style-name="P970">Retorna datos de paginación</text:p>
          </table:table-cell>
        </table:table-row>
        <table:table-row>
          <table:table-cell table:style-name="Tabla24.A2" office:value-type="string">
            <text:p text:style-name="P651"/>
          </table:table-cell>
          <table:table-cell table:style-name="Tabla24.A2" office:value-type="string">
            <text:p text:style-name="P662">totalItems</text:p>
          </table:table-cell>
          <table:table-cell table:style-name="Tabla24.A2" office:value-type="string">
            <text:p text:style-name="P970">Long</text:p>
          </table:table-cell>
          <table:table-cell table:style-name="Tabla24.A2" office:value-type="string">
            <text:p text:style-name="P970">SI</text:p>
          </table:table-cell>
          <table:table-cell table:style-name="Tabla24.E2" office:value-type="string">
            <text:p text:style-name="P975">Retorna cantidad total de items de la lista.</text:p>
          </table:table-cell>
        </table:table-row>
        <table:table-row>
          <table:table-cell table:style-name="Tabla24.A2" office:value-type="string">
            <text:p text:style-name="P651"/>
          </table:table-cell>
          <table:table-cell table:style-name="Tabla24.A2" office:value-type="string">
            <text:p text:style-name="P662">totalPages</text:p>
          </table:table-cell>
          <table:table-cell table:style-name="Tabla24.A2" office:value-type="string">
            <text:p text:style-name="P970">Long</text:p>
          </table:table-cell>
          <table:table-cell table:style-name="Tabla24.A2" office:value-type="string">
            <text:p text:style-name="P970">SI</text:p>
          </table:table-cell>
          <table:table-cell table:style-name="Tabla24.E2" office:value-type="string">
            <text:p text:style-name="P975">Retorna cantidad total de páginas.</text:p>
          </table:table-cell>
        </table:table-row>
        <table:table-row>
          <table:table-cell table:style-name="Tabla24.A2" office:value-type="string">
            <text:p text:style-name="P651"/>
          </table:table-cell>
          <table:table-cell table:style-name="Tabla24.A2" office:value-type="string">
            <text:p text:style-name="P662">currentPages</text:p>
          </table:table-cell>
          <table:table-cell table:style-name="Tabla24.A2" office:value-type="string">
            <text:p text:style-name="P970">int</text:p>
          </table:table-cell>
          <table:table-cell table:style-name="Tabla24.A2" office:value-type="string">
            <text:p text:style-name="P970">SI</text:p>
          </table:table-cell>
          <table:table-cell table:style-name="Tabla24.E2" office:value-type="string">
            <text:p text:style-name="P975">Retorna la página actual.</text:p>
          </table:table-cell>
        </table:table-row>
      </table:table>
      <text:p text:style-name="P254"/>
      <text:p text:style-name="P254">JSON:</text:p>
      <text:p text:style-name="P305">{</text:p>
      <text:p text:style-name="P305"><text:s text:c="2"/>"header": {</text:p>
      <text:p text:style-name="P305"><text:s text:c="4"/>"codResultado": 200,</text:p>
      <text:p text:style-name="P305"><text:s text:c="4"/>"txtResultado": "SUCCESS"</text:p>
      <text:p text:style-name="P305"><text:s text:c="2"/>},</text:p>
      <text:p text:style-name="P305"><text:s text:c="2"/>"data": {</text:p>
      <text:p text:style-name="P305"><text:s text:c="4"/>"estados": [</text:p>
      <text:p text:style-name="P305"><text:s text:c="6"/>{</text:p>
      <text:p text:style-name="P305"><text:s text:c="8"/>"id": 1,</text:p>
      <text:p text:style-name="P305"><text:s text:c="8"/>"descripcion": "ACTIVOS"</text:p>
      <text:p text:style-name="P305"><text:s text:c="6"/>},</text:p>
      <text:p text:style-name="P305"><text:soft-page-break/><text:s text:c="6"/>{</text:p>
      <text:p text:style-name="P305"><text:s text:c="8"/>"id": 2,</text:p>
      <text:p text:style-name="P305"><text:s text:c="8"/>"descripcion": "INACTIVO"</text:p>
      <text:p text:style-name="P305"><text:s text:c="6"/>}</text:p>
      <text:p text:style-name="P305"><text:s text:c="4"/>],</text:p>
      <text:p text:style-name="P305"><text:s text:c="4"/>"paginacion": {</text:p>
      <text:p text:style-name="P305"><text:s text:c="6"/>"totalItems": 2,</text:p>
      <text:p text:style-name="P305"><text:s text:c="6"/>"totalPages": 1,</text:p>
      <text:p text:style-name="P305"><text:s text:c="6"/>"currentPages": 1</text:p>
      <text:p text:style-name="P305"><text:s text:c="4"/>}</text:p>
      <text:p text:style-name="P305"><text:s text:c="2"/>}</text:p>
      <text:p text:style-name="P305">}</text:p>
      <text:p text:style-name="P254">J<text:span text:style-name="T112">WT</text:span>:</text:p>
      <text:p text:style-name="P331">{</text:p>
      <text:p text:style-name="P331"><text:s text:c="2"/>"data": "eyJhbGciOiJIUzUxMiJ9.eyJoZWFkZXIiOnsiY29kUmVzdWx0YWRvIjoyMDAsInR4dFJlc3VsdGFkbyI6IlNVQ0NFU1MifSwiZGF0YSI6eyJlc3RhZG9zIjpbeyJpZCI6MSwiZGVzY3JpcGNpb24iOiJBQ1RJVk9TIn0seyJpZCI6MiwiZGVzY3JpcGNpb24iOiJJTkFDVElWTyJ9XSwicGFnaW5hY2lvbiI6eyJ0b3RhbEl0ZW1zIjoyLCJ0b3RhbFBhZ2VzIjoxLCJjdXJyZW50UGFnZXMiOjF9fX0.Zh1iRH1IPiYhDr-AmEK00aBsQP0Rt9C0mnEsdKvTy1aWj-keUaE_rm1y9eUOPYSvoZ4tr8KfsWQ-zWfXjeKI5w"</text:p>
      <text:p text:style-name="P331">}</text:p>
      <text:p text:style-name="P141">ESTADOS USUARIOS</text:p>
      <text:p text:style-name="P120"><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Usuarios/</text:span><text:span text:style-name="T41">getById</text:span></text:p>
      <text:p text:style-name="P6"><text:span text:style-name="T4">Método:</text:span> <text:span text:style-name="T9">POST</text:span></text:p>
      <text:p text:style-name="P166"><text:span text:style-name="T67">Descripción: Este </text:span><text:span text:style-name="T73">es</text:span><text:span text:style-name="T67"> el método</text:span><text:span text:style-name="T69"> </text:span><text:span text:style-name="T70">que busca y obtiene un registro en base al campo id y retorna una lista </text:span><text:span text:style-name="T71">con el </text:span><text:span text:style-name="T70"><text:s/>registro </text:span><text:span text:style-name="T71">único</text:span><text:span text:style-name="T70"> obtenido.</text:span></text:p>
      <text:p text:style-name="P35">Request</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672">Nro.</text:p>
          </table:table-cell>
          <table:table-cell table:style-name="Tabla10.A1" office:value-type="string">
            <text:p text:style-name="P672">Tag</text:p>
          </table:table-cell>
          <table:table-cell table:style-name="Tabla10.A1" office:value-type="string">
            <text:p text:style-name="P672">Tipo de Dato</text:p>
          </table:table-cell>
          <table:table-cell table:style-name="Tabla10.A1" office:value-type="string">
            <text:p text:style-name="P672">Obligatorio</text:p>
          </table:table-cell>
          <table:table-cell table:style-name="Tabla10.E1" office:value-type="string">
            <text:p text:style-name="P672">Nota</text:p>
          </table:table-cell>
        </table:table-row>
        <table:table-row>
          <table:table-cell table:style-name="Tabla10.A2" office:value-type="string">
            <text:p text:style-name="P705">1</text:p>
          </table:table-cell>
          <table:table-cell table:style-name="Tabla10.A2" office:value-type="string">
            <text:p text:style-name="P901">id</text:p>
          </table:table-cell>
          <table:table-cell table:style-name="Tabla10.A2" office:value-type="string">
            <text:p text:style-name="P818">int</text:p>
          </table:table-cell>
          <table:table-cell table:style-name="Tabla10.A2" office:value-type="string">
            <text:p text:style-name="P920">SI</text:p>
          </table:table-cell>
          <table:table-cell table:style-name="Tabla10.E2" office:value-type="string">
            <text:p text:style-name="P705">Debe de ir <text:span text:style-name="T167">el código identificador del estado de usuario que se desea obtener</text:span></text:p>
          </table:table-cell>
        </table:table-row>
      </table:table>
      <text:p text:style-name="P62"/>
      <text:p text:style-name="P62">JSON:</text:p>
      <text:p text:style-name="P272">{</text:p>
      <text:p text:style-name="P272"><text:s text:c="2"/>"id": "1"</text:p>
      <text:p text:style-name="P272">}</text:p>
      <text:p text:style-name="P232">J<text:span text:style-name="T112">WT</text:span>:</text:p>
      <text:p text:style-name="P308">{</text:p>
      <text:p text:style-name="P308"><text:s text:c="2"/>"data": "eyJhbGciOiJIUzUxMiIsInR5cCI6IkpXVCJ9.eyJpZCI6IjEifQ.fBYIARJrvmEHWydEpUj_a9a216GuhLJrIzFRidd1u2mPH9N6PGs1cof96PhWg5Yd_Wi39ngAuFB4CkQ_IJeWIg"</text:p>
      <text:p text:style-name="P337">}</text:p>
      <text:p text:style-name="P202"/>
      <text:p text:style-name="P444">Response</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673">Nro.</text:p>
          </table:table-cell>
          <table:table-cell table:style-name="Tabla11.A1" office:value-type="string">
            <text:p text:style-name="P673">Tag</text:p>
          </table:table-cell>
          <table:table-cell table:style-name="Tabla11.A1" office:value-type="string">
            <text:p text:style-name="P673">Tipo de Dato</text:p>
          </table:table-cell>
          <table:table-cell table:style-name="Tabla11.A1" office:value-type="string">
            <text:p text:style-name="P673">Obligatorio</text:p>
          </table:table-cell>
          <table:table-cell table:style-name="Tabla11.E1" office:value-type="string">
            <text:p text:style-name="P673">Nota</text:p>
          </table:table-cell>
        </table:table-row>
        <table:table-row>
          <table:table-cell table:style-name="Tabla11.A2" office:value-type="string">
            <text:p text:style-name="P769">1</text:p>
          </table:table-cell>
          <table:table-cell table:style-name="Tabla11.A2" office:value-type="string">
            <text:p text:style-name="P511">header</text:p>
          </table:table-cell>
          <table:table-cell table:style-name="Tabla11.A2" office:value-type="string">
            <text:p text:style-name="P576">String</text:p>
          </table:table-cell>
          <table:table-cell table:style-name="Tabla11.A2" office:value-type="string">
            <text:p text:style-name="P576">SI</text:p>
          </table:table-cell>
          <table:table-cell table:style-name="Tabla11.E2" office:value-type="string">
            <text:p text:style-name="P794">Retorna codResultado y txtResultado</text:p>
          </table:table-cell>
        </table:table-row>
        <table:table-row>
          <table:table-cell table:style-name="Tabla11.A2" office:value-type="string">
            <text:p text:style-name="P706"/>
          </table:table-cell>
          <table:table-cell table:style-name="Tabla11.A2" office:value-type="string">
            <text:p text:style-name="P550">codResultado</text:p>
          </table:table-cell>
          <table:table-cell table:style-name="Tabla11.A2" office:value-type="string">
            <text:p text:style-name="P576">String</text:p>
          </table:table-cell>
          <table:table-cell table:style-name="Tabla11.A2" office:value-type="string">
            <text:p text:style-name="P576">SI</text:p>
          </table:table-cell>
          <table:table-cell table:style-name="Tabla11.E2" office:value-type="string">
            <text:p text:style-name="P738">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11.A2" office:value-type="string">
            <text:p text:style-name="P465"/>
          </table:table-cell>
          <table:table-cell table:style-name="Tabla11.A2" office:value-type="string">
            <text:p text:style-name="P487">txtResultado</text:p>
          </table:table-cell>
          <table:table-cell table:style-name="Tabla11.A2" office:value-type="string">
            <text:p text:style-name="P706">String</text:p>
          </table:table-cell>
          <table:table-cell table:style-name="Tabla11.A2" office:value-type="string">
            <text:p text:style-name="P706">SI</text:p>
          </table:table-cell>
          <table:table-cell table:style-name="Tabla11.E2" office:value-type="string">
            <text:p text:style-name="P706">En caso de ser correcto <text:span text:style-name="T162">la petición , retorna</text:span> “<text:span text:style-name="T163">SUCCESS</text:span>”</text:p>
          </table:table-cell>
        </table:table-row>
        <table:table-row>
          <table:table-cell table:style-name="Tabla11.A2" office:value-type="string">
            <text:p text:style-name="P536">2</text:p>
          </table:table-cell>
          <table:table-cell table:style-name="Tabla11.A2" office:value-type="string">
            <text:p text:style-name="P487">data</text:p>
          </table:table-cell>
          <table:table-cell table:style-name="Tabla11.A2" office:value-type="string">
            <text:p text:style-name="P706">String</text:p>
          </table:table-cell>
          <table:table-cell table:style-name="Tabla11.A2" office:value-type="string">
            <text:p text:style-name="P841">SI</text:p>
          </table:table-cell>
          <table:table-cell table:style-name="Tabla11.E2" office:value-type="string">
            <text:p text:style-name="P853">Retorna un<text:span text:style-name="T164">a lista</text:span> “estadosUsuarios” <text:span text:style-name="T164">y paginacion</text:span>.</text:p>
          </table:table-cell>
        </table:table-row>
        <table:table-row>
          <table:table-cell table:style-name="Tabla11.A2" office:value-type="string">
            <text:p text:style-name="P613">2.1</text:p>
          </table:table-cell>
          <table:table-cell table:style-name="Tabla11.A2" office:value-type="string">
            <text:p text:style-name="P601">List&lt;estadosUsuarios&gt;</text:p>
          </table:table-cell>
          <table:table-cell table:style-name="Tabla11.A2" office:value-type="string">
            <text:p text:style-name="P865">List</text:p>
          </table:table-cell>
          <table:table-cell table:style-name="Tabla11.A2" office:value-type="string">
            <text:p text:style-name="P865">SI</text:p>
          </table:table-cell>
          <table:table-cell table:style-name="Tabla11.E2" office:value-type="string">
            <text:p text:style-name="P383">Retorna una lista con el <text:s/>registro único obtenido.</text:p>
          </table:table-cell>
        </table:table-row>
        <table:table-row>
          <table:table-cell table:style-name="Tabla11.A2" office:value-type="string">
            <text:p text:style-name="P613"/>
          </table:table-cell>
          <table:table-cell table:style-name="Tabla11.A2" office:value-type="string">
            <text:p text:style-name="P625">id</text:p>
          </table:table-cell>
          <table:table-cell table:style-name="Tabla11.A2" office:value-type="string">
            <text:p text:style-name="P877">Long</text:p>
          </table:table-cell>
          <table:table-cell table:style-name="Tabla11.A2" office:value-type="string">
            <text:p text:style-name="P877">SI</text:p>
          </table:table-cell>
          <table:table-cell table:style-name="Tabla11.E2" office:value-type="string">
            <text:p text:style-name="P877">Identificador del Estado de Usuario.</text:p>
          </table:table-cell>
        </table:table-row>
        <table:table-row>
          <table:table-cell table:style-name="Tabla11.A2" office:value-type="string">
            <text:p text:style-name="P613"/>
          </table:table-cell>
          <table:table-cell table:style-name="Tabla11.A2" office:value-type="string">
            <text:p text:style-name="P637">descripcion</text:p>
          </table:table-cell>
          <table:table-cell table:style-name="Tabla11.A2" office:value-type="string">
            <text:p text:style-name="P889">String</text:p>
          </table:table-cell>
          <table:table-cell table:style-name="Tabla11.A2" office:value-type="string">
            <text:p text:style-name="P889">SI</text:p>
          </table:table-cell>
          <table:table-cell table:style-name="Tabla11.E2" office:value-type="string">
            <text:p text:style-name="P889">Descripción del Estado de Usuario</text:p>
          </table:table-cell>
        </table:table-row>
      </table:table>
      <text:p text:style-name="P63">JSON:</text:p>
      <text:p text:style-name="P273">{</text:p>
      <text:p text:style-name="P273"><text:s text:c="2"/>"header": {</text:p>
      <text:p text:style-name="P273"><text:s text:c="4"/>"codResultado": 200,</text:p>
      <text:p text:style-name="P273"><text:s text:c="4"/>"txtResultado": "SUCCESS"</text:p>
      <text:p text:style-name="P273"><text:s text:c="2"/>},</text:p>
      <text:p text:style-name="P273"><text:s text:c="2"/>"data": {</text:p>
      <text:p text:style-name="P273"><text:s text:c="4"/>"estadosUsuarios": [</text:p>
      <text:p text:style-name="P273"><text:s text:c="6"/>{</text:p>
      <text:p text:style-name="P273"><text:s text:c="8"/>"id": 1,</text:p>
      <text:p text:style-name="P273"><text:s text:c="8"/>"descripcion": "ACTIVO"</text:p>
      <text:p text:style-name="P273"><text:s text:c="6"/>}</text:p>
      <text:p text:style-name="P273"><text:s text:c="4"/>]</text:p>
      <text:p text:style-name="P273"><text:s text:c="2"/>}</text:p>
      <text:p text:style-name="P273">}</text:p>
      <text:p text:style-name="P233">J<text:span text:style-name="T112">WT</text:span>:</text:p>
      <text:p text:style-name="P309">{</text:p>
      <text:p text:style-name="P309"><text:s text:c="2"/>"data": "eyJhbGciOiJIUzUxMiJ9.eyJoZWFkZXIiOnsiY29kUmVzdWx0YWRvIjoyMDAsInR4dFJlc3VsdGFkbyI6IlNVQ0NFU1MifSwiZGF0YSI6eyJlc3RhZG9zVXN1YXJpb3MiOlt7ImlkIjoxLCJkZXNjcmlwY2lvbiI6IkFDVElWTyJ9XX19.cnjgxb96PGt-82tvKa8QdGTgB5epwCkP9ppcnpQuW__hICnUtYJTkwh8Zp4YQEAa7SeROlopENaMn0cRJpyXUw"</text:p>
      <text:p text:style-name="P338">}</text:p>
      <text:p text:style-name="P309"/>
      <text:p text:style-name="P121"><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Usuarios/</text:span><text:span text:style-name="T42">delete</text:span><text:span text:style-name="T41">ById</text:span></text:p>
      <text:p text:style-name="P7"><text:span text:style-name="T4">Método:</text:span> <text:span text:style-name="T9">POST</text:span></text:p>
      <text:p text:style-name="P167"><text:span text:style-name="T67">Descripción: Este </text:span><text:span text:style-name="T73">es </text:span><text:span text:style-name="T67"><text:s/>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361"/>
      <text:p text:style-name="P34">Request</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674">Nro.</text:p>
          </table:table-cell>
          <table:table-cell table:style-name="Tabla12.A1" office:value-type="string">
            <text:p text:style-name="P674">Tag</text:p>
          </table:table-cell>
          <table:table-cell table:style-name="Tabla12.A1" office:value-type="string">
            <text:p text:style-name="P674">Tipo de Dato</text:p>
          </table:table-cell>
          <table:table-cell table:style-name="Tabla12.A1" office:value-type="string">
            <text:p text:style-name="P674">Obligatorio</text:p>
          </table:table-cell>
          <table:table-cell table:style-name="Tabla12.E1" office:value-type="string">
            <text:p text:style-name="P674">Nota</text:p>
          </table:table-cell>
        </table:table-row>
        <table:table-row>
          <table:table-cell table:style-name="Tabla12.A2" office:value-type="string">
            <text:p text:style-name="P707">1</text:p>
          </table:table-cell>
          <table:table-cell table:style-name="Tabla12.A2" office:value-type="string">
            <text:p text:style-name="P902">id</text:p>
          </table:table-cell>
          <table:table-cell table:style-name="Tabla12.A2" office:value-type="string">
            <text:p text:style-name="P819">int</text:p>
          </table:table-cell>
          <table:table-cell table:style-name="Tabla12.A2" office:value-type="string">
            <text:p text:style-name="P921">SI</text:p>
          </table:table-cell>
          <table:table-cell table:style-name="Tabla12.E2" office:value-type="string">
            <text:p text:style-name="P707">Debe de ir <text:span text:style-name="T167">el código identificador del estado de usuario que se desea eliminar</text:span></text:p>
          </table:table-cell>
        </table:table-row>
      </table:table>
      <text:p text:style-name="P64"><text:soft-page-break/></text:p>
      <text:p text:style-name="P64">JSON:</text:p>
      <text:p text:style-name="P274">{</text:p>
      <text:p text:style-name="P274"><text:s text:c="2"/>"id": "<text:span text:style-name="T168">539</text:span>"</text:p>
      <text:p text:style-name="P274">}</text:p>
      <text:p text:style-name="P234">J<text:span text:style-name="T112">WT</text:span>:</text:p>
      <text:p text:style-name="P310">{</text:p>
      <text:p text:style-name="P310"><text:s text:c="2"/>"data": "eyJhbGciOiJIUzUxMiIsInR5cCI6IkpXVCJ9.eyJpZCI6IjUzOSJ9.NlTCr__mZ55ZaO-iQC_UVUZK65hFR-uP87ZaJIi-ankpSCp_EZY3qzCLZl_2k7ykru9DlZmJSAJZ3pA02jppRg"</text:p>
      <text:p text:style-name="P339">}</text:p>
      <text:p text:style-name="P200">Response</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office:value-type="string">
            <text:p text:style-name="P675">Nro.</text:p>
          </table:table-cell>
          <table:table-cell table:style-name="Tabla13.A1" office:value-type="string">
            <text:p text:style-name="P675">Tag</text:p>
          </table:table-cell>
          <table:table-cell table:style-name="Tabla13.A1" office:value-type="string">
            <text:p text:style-name="P675">Tipo de Dato</text:p>
          </table:table-cell>
          <table:table-cell table:style-name="Tabla13.A1" office:value-type="string">
            <text:p text:style-name="P675">Obligatorio</text:p>
          </table:table-cell>
          <table:table-cell table:style-name="Tabla13.E1" office:value-type="string">
            <text:p text:style-name="P675">Nota</text:p>
          </table:table-cell>
        </table:table-row>
        <table:table-row>
          <table:table-cell table:style-name="Tabla13.A2" office:value-type="string">
            <text:p text:style-name="P770">1</text:p>
          </table:table-cell>
          <table:table-cell table:style-name="Tabla13.A2" office:value-type="string">
            <text:p text:style-name="P512">header</text:p>
          </table:table-cell>
          <table:table-cell table:style-name="Tabla13.A2" office:value-type="string">
            <text:p text:style-name="P577">String</text:p>
          </table:table-cell>
          <table:table-cell table:style-name="Tabla13.A2" office:value-type="string">
            <text:p text:style-name="P577">SI</text:p>
          </table:table-cell>
          <table:table-cell table:style-name="Tabla13.E2" office:value-type="string">
            <text:p text:style-name="P795">Retorna codResultado y txtResultado</text:p>
          </table:table-cell>
        </table:table-row>
        <table:table-row>
          <table:table-cell table:style-name="Tabla13.A2" office:value-type="string">
            <text:p text:style-name="P708"/>
          </table:table-cell>
          <table:table-cell table:style-name="Tabla13.A2" office:value-type="string">
            <text:p text:style-name="P551">codResultado</text:p>
          </table:table-cell>
          <table:table-cell table:style-name="Tabla13.A2" office:value-type="string">
            <text:p text:style-name="P577">String</text:p>
          </table:table-cell>
          <table:table-cell table:style-name="Tabla13.A2" office:value-type="string">
            <text:p text:style-name="P577">SI</text:p>
          </table:table-cell>
          <table:table-cell table:style-name="Tabla13.E2" office:value-type="string">
            <text:p text:style-name="P739">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13.A2" office:value-type="string">
            <text:p text:style-name="P466"/>
          </table:table-cell>
          <table:table-cell table:style-name="Tabla13.A2" office:value-type="string">
            <text:p text:style-name="P488">txtResultado</text:p>
          </table:table-cell>
          <table:table-cell table:style-name="Tabla13.A2" office:value-type="string">
            <text:p text:style-name="P708">String</text:p>
          </table:table-cell>
          <table:table-cell table:style-name="Tabla13.A2" office:value-type="string">
            <text:p text:style-name="P708">SI</text:p>
          </table:table-cell>
          <table:table-cell table:style-name="Tabla13.E2" office:value-type="string">
            <text:p text:style-name="P708">En caso de ser correcto <text:span text:style-name="T162">la petición , retorna</text:span> “<text:span text:style-name="T163">SUCCESS</text:span>”</text:p>
          </table:table-cell>
        </table:table-row>
      </table:table>
      <text:p text:style-name="P65"/>
      <text:p text:style-name="P65">JSON:</text:p>
      <text:p text:style-name="P275">{</text:p>
      <text:p text:style-name="P275"><text:s text:c="2"/>"header": {</text:p>
      <text:p text:style-name="P275"><text:s text:c="4"/>"codResultado": 200,</text:p>
      <text:p text:style-name="P275"><text:s text:c="4"/>"txtResultado": "SUCCESS"</text:p>
      <text:p text:style-name="P275"><text:s text:c="2"/>}</text:p>
      <text:p text:style-name="P235">J<text:span text:style-name="T112">WT</text:span>:</text:p>
      <text:p text:style-name="P311">{</text:p>
      <text:p text:style-name="P311"><text:s text:c="2"/>"data": "eyJhbGciOiJIUzUxMiJ9.eyJoZWFkZXIiOnsiY29kUmVzdWx0YWRvIjoyMDAsInR4dFJlc3VsdGFkbyI6IlNVQ0NFU1MifX0.DdNmVBHPqxAPTRsEc36AyOkOAlEi0TIsI5VEyyogmJd5uJYITp0gzME9j7izCn72jVktupT5qNWZ2DEkt7Pi8A"</text:p>
      <text:p text:style-name="P340">}</text:p>
      <text:p text:style-name="P340"/>
      <text:p text:style-name="P122"><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Usuarios/</text:span><text:span text:style-name="T43">save</text:span></text:p>
      <text:p text:style-name="P8"><text:span text:style-name="T4">Método:</text:span> <text:span text:style-name="T9">POST</text:span></text:p>
      <text:p text:style-name="P168"><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398"/>
      <text:p text:style-name="P36">Request</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676">Nro.</text:p>
          </table:table-cell>
          <table:table-cell table:style-name="Tabla14.A1" office:value-type="string">
            <text:p text:style-name="P676">Tag</text:p>
          </table:table-cell>
          <table:table-cell table:style-name="Tabla14.A1" office:value-type="string">
            <text:p text:style-name="P676">Tipo de Dato</text:p>
          </table:table-cell>
          <table:table-cell table:style-name="Tabla14.A1" office:value-type="string">
            <text:p text:style-name="P676">Obligatorio</text:p>
          </table:table-cell>
          <table:table-cell table:style-name="Tabla14.E1" office:value-type="string">
            <text:p text:style-name="P676">Nota</text:p>
          </table:table-cell>
        </table:table-row>
        <table:table-row>
          <table:table-cell table:style-name="Tabla14.A2" office:value-type="string">
            <text:p text:style-name="P709">1</text:p>
          </table:table-cell>
          <table:table-cell table:style-name="Tabla14.A2" office:value-type="string">
            <text:p text:style-name="P903">id</text:p>
          </table:table-cell>
          <table:table-cell table:style-name="Tabla14.A2" office:value-type="string">
            <text:p text:style-name="P820">int</text:p>
          </table:table-cell>
          <table:table-cell table:style-name="Tabla14.A2" office:value-type="string">
            <text:p text:style-name="P934">NO</text:p>
          </table:table-cell>
          <table:table-cell table:style-name="Tabla14.E2" office:value-type="string">
            <text:p text:style-name="P711">Debe de ir <text:span text:style-name="T167">el código identificador solamente para una actualización de estado de usuarios. </text:span></text:p>
            <text:p text:style-name="P951">Para el registro de un nuevo estado de usuario, el código identificador se genera automáticamente</text:p>
          </table:table-cell>
        </table:table-row>
        <table:table-row table:style-name="Tabla14.3">
          <table:table-cell table:style-name="Tabla14.A2" office:value-type="string">
            <text:p text:style-name="P940">2</text:p>
          </table:table-cell>
          <table:table-cell table:style-name="Tabla14.A2" office:value-type="string">
            <text:p text:style-name="P946">descripcion</text:p>
          </table:table-cell>
          <table:table-cell table:style-name="Tabla14.A2" office:value-type="string">
            <text:p text:style-name="P940">String</text:p>
          </table:table-cell>
          <table:table-cell table:style-name="Tabla14.A2" office:value-type="string">
            <text:p text:style-name="P940">SI</text:p>
          </table:table-cell>
          <table:table-cell table:style-name="Tabla14.E2" office:value-type="string">
            <text:p text:style-name="P710">Debe de ir <text:span text:style-name="T161">la descripción que se desea registrar o actualizar.</text:span></text:p>
          </table:table-cell>
        </table:table-row>
      </table:table>
      <text:p text:style-name="P365"/>
      <text:p text:style-name="P110"><text:soft-page-break/><text:span text:style-name="T121">P</text:span><text:span text:style-name="T120">ara </text:span><text:span text:style-name="T126">registrar nuevo</text:span><text:span text:style-name="T120"> estado de usuarios.</text:span></text:p>
      <text:p text:style-name="P66">JSON:</text:p>
      <text:p text:style-name="P276">{</text:p>
      <text:p text:style-name="P276"><text:s text:c="2"/>"descripcion": "finalizando"</text:p>
      <text:p text:style-name="P276">}</text:p>
      <text:p text:style-name="P236">J<text:span text:style-name="T112">WT</text:span>:</text:p>
      <text:p text:style-name="P312">{</text:p>
      <text:p text:style-name="P312"><text:s text:c="2"/>"data": "eyJhbGciOiJIUzUxMiJ9.eyJkZXNjcmlwY2lvbiI6ImZpbmFsaXphbmRvIn0.EJtIYF7Kwn-tCyelwlaLLoEs_tAMDGlbc7PfCgQbuSO_IG4sgqwKpIlEgj40em2Ob7GsRb1IZYfsPEgMUj6uJA"</text:p>
      <text:p text:style-name="P341">}</text:p>
      <text:p text:style-name="P367"/>
      <text:p text:style-name="P190"><text:span text:style-name="T74">P</text:span><text:span text:style-name="T67">ara </text:span><text:span text:style-name="T96">editar</text:span><text:span text:style-name="T67"> estado de usuarios.</text:span></text:p>
      <text:p text:style-name="P67">JSON:</text:p>
      <text:p text:style-name="P277">{</text:p>
      <text:p text:style-name="P277"><text:s/>"id": "5",</text:p>
      <text:p text:style-name="P277"><text:s text:c="2"/>"descripcion": "finalizando"</text:p>
      <text:p text:style-name="P277">}</text:p>
      <text:p text:style-name="P237">J<text:span text:style-name="T112">WT</text:span>:</text:p>
      <text:p text:style-name="P313">{</text:p>
      <text:p text:style-name="P313"><text:s text:c="2"/>"data": "eyJhbGciOiJIUzUxMiIsInR5cCI6IkpXVCJ9.eyJpZCI6IjUiLCJkZXNjcmlwY2lvbiI6ImZpbmFsaXphZG8ifQ.ebHTg1AsNFFFEewyK0ean55FgX_skFN4k520j2L5fe51HyNHNzc7KI36PiKC3eGFZihbAzOU0RL0nQ2HzRb-BQ"</text:p>
      <text:p text:style-name="P342">}</text:p>
      <text:p text:style-name="P342"/>
      <text:p text:style-name="P201">Response</text:p>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677">Nro.</text:p>
          </table:table-cell>
          <table:table-cell table:style-name="Tabla16.A1" office:value-type="string">
            <text:p text:style-name="P677">Tag</text:p>
          </table:table-cell>
          <table:table-cell table:style-name="Tabla16.A1" office:value-type="string">
            <text:p text:style-name="P677">Tipo de Dato</text:p>
          </table:table-cell>
          <table:table-cell table:style-name="Tabla16.A1" office:value-type="string">
            <text:p text:style-name="P677">Obligatorio</text:p>
          </table:table-cell>
          <table:table-cell table:style-name="Tabla16.E1" office:value-type="string">
            <text:p text:style-name="P677">Nota</text:p>
          </table:table-cell>
        </table:table-row>
        <table:table-row>
          <table:table-cell table:style-name="Tabla16.A2" office:value-type="string">
            <text:p text:style-name="P771">1</text:p>
          </table:table-cell>
          <table:table-cell table:style-name="Tabla16.A2" office:value-type="string">
            <text:p text:style-name="P513">header</text:p>
          </table:table-cell>
          <table:table-cell table:style-name="Tabla16.A2" office:value-type="string">
            <text:p text:style-name="P578">String</text:p>
          </table:table-cell>
          <table:table-cell table:style-name="Tabla16.A2" office:value-type="string">
            <text:p text:style-name="P578">SI</text:p>
          </table:table-cell>
          <table:table-cell table:style-name="Tabla16.E2" office:value-type="string">
            <text:p text:style-name="P796">Retorna codResultado y txtResultado</text:p>
          </table:table-cell>
        </table:table-row>
        <table:table-row>
          <table:table-cell table:style-name="Tabla16.A2" office:value-type="string">
            <text:p text:style-name="P712"/>
          </table:table-cell>
          <table:table-cell table:style-name="Tabla16.A2" office:value-type="string">
            <text:p text:style-name="P552">codResultado</text:p>
          </table:table-cell>
          <table:table-cell table:style-name="Tabla16.A2" office:value-type="string">
            <text:p text:style-name="P578">String</text:p>
          </table:table-cell>
          <table:table-cell table:style-name="Tabla16.A2" office:value-type="string">
            <text:p text:style-name="P578">SI</text:p>
          </table:table-cell>
          <table:table-cell table:style-name="Tabla16.E2" office:value-type="string">
            <text:p text:style-name="P740">En c<text:span text:style-name="T114">aso de que la petición se haya realizado satisfactoriamente</text:span>, retorna 200, <text:span text:style-name="T113">caso contrario</text:span> <text:span text:style-name="T169">400</text:span></text:p>
          </table:table-cell>
        </table:table-row>
        <table:table-row>
          <table:table-cell table:style-name="Tabla16.A2" office:value-type="string">
            <text:p text:style-name="P467"/>
          </table:table-cell>
          <table:table-cell table:style-name="Tabla16.A2" office:value-type="string">
            <text:p text:style-name="P489">txtResultado</text:p>
          </table:table-cell>
          <table:table-cell table:style-name="Tabla16.A2" office:value-type="string">
            <text:p text:style-name="P712">String</text:p>
          </table:table-cell>
          <table:table-cell table:style-name="Tabla16.A2" office:value-type="string">
            <text:p text:style-name="P712">SI</text:p>
          </table:table-cell>
          <table:table-cell table:style-name="Tabla16.E2" office:value-type="string">
            <text:p text:style-name="P712">En caso de ser correcto <text:span text:style-name="T162">la petición , retorna</text:span> “<text:span text:style-name="T163">SUCCESS</text:span>”</text:p>
          </table:table-cell>
        </table:table-row>
      </table:table>
      <text:p text:style-name="P68"/>
      <text:p text:style-name="P68">JSON:</text:p>
      <text:p text:style-name="P278">{</text:p>
      <text:p text:style-name="P278"><text:s text:c="2"/>"header": {</text:p>
      <text:p text:style-name="P278"><text:s text:c="4"/>"codResultado": 200,</text:p>
      <text:p text:style-name="P278"><text:s text:c="4"/>"txtResultado": "SUCCESS"</text:p>
      <text:p text:style-name="P278"><text:s text:c="2"/>}</text:p>
      <text:p text:style-name="P238">J<text:span text:style-name="T112">WT</text:span>:</text:p>
      <text:p text:style-name="P314">{</text:p>
      <text:p text:style-name="P314"><text:s text:c="2"/>"data": "eyJhbGciOiJIUzUxMiJ9.eyJoZWFkZXIiOnsiY29kUmVzdWx0YWRvIjoyMDAsInR4dFJlc3VsdGFkbyI6IlNVQ0NFU1MifX0.DdNmVBHPqxAPTRsEc36AyOkOAlEi0TIsI5VEyyogmJd5uJYITp0gzME9j7izCn72jVktupT5qNWZ2DEkt7Pi8A"</text:p>
      <text:p text:style-name="P343">}</text:p>
      <text:p text:style-name="P343"/>
      <text:p text:style-name="P153"/>
      <text:p text:style-name="P436"><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Usuarios/list</text:span></text:p>
      <text:p text:style-name="P23"><text:span text:style-name="T4">Método:</text:span> <text:span text:style-name="T9">POST</text:span></text:p>
      <text:p text:style-name="P179"><text:span text:style-name="T67">Descripción: Este el el método que</text:span><text:span text:style-name="T68"> </text:span><text:span text:style-name="T69">retorna una lista de Estados de Usuarios con paginación.</text:span></text:p>
      <text:p text:style-name="P375"/>
      <text:p text:style-name="P51">Request</text:p>
      <text:p text:style-name="P5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office:value-type="string">
            <text:p text:style-name="P693">Nro.</text:p>
          </table:table-cell>
          <table:table-cell table:style-name="Tabla8.A1" office:value-type="string">
            <text:p text:style-name="P693">Tag</text:p>
          </table:table-cell>
          <table:table-cell table:style-name="Tabla8.A1" office:value-type="string">
            <text:p text:style-name="P693">Tipo de Dato</text:p>
          </table:table-cell>
          <table:table-cell table:style-name="Tabla8.A1" office:value-type="string">
            <text:p text:style-name="P693">Obligatorio</text:p>
          </table:table-cell>
          <table:table-cell table:style-name="Tabla8.E1" office:value-type="string">
            <text:p text:style-name="P693">Nota</text:p>
          </table:table-cell>
        </table:table-row>
        <table:table-row>
          <table:table-cell table:style-name="Tabla8.A2" office:value-type="string">
            <text:p text:style-name="P728">1</text:p>
          </table:table-cell>
          <table:table-cell table:style-name="Tabla8.A2" office:value-type="string">
            <text:p text:style-name="P961">descripcion</text:p>
          </table:table-cell>
          <table:table-cell table:style-name="Tabla8.A2" office:value-type="string">
            <text:p text:style-name="P728">String</text:p>
          </table:table-cell>
          <table:table-cell table:style-name="Tabla8.A2" office:value-type="string">
            <text:p text:style-name="P965">No</text:p>
          </table:table-cell>
          <table:table-cell table:style-name="Tabla8.E2" office:value-type="string">
            <text:p text:style-name="P728">Debe de ir <text:span text:style-name="T161">la descripción, o parte de la descripción del estado de usuario a buscar; en caso de ser vacío, retorna una lista de todos los estados de usuarios</text:span></text:p>
          </table:table-cell>
        </table:table-row>
        <table:table-row>
          <table:table-cell table:style-name="Tabla8.A2" office:value-type="string">
            <text:p text:style-name="P479">2</text:p>
          </table:table-cell>
          <table:table-cell table:style-name="Tabla8.A2" office:value-type="string">
            <text:p text:style-name="P657">paginacion</text:p>
          </table:table-cell>
          <table:table-cell table:style-name="Tabla8.A2" office:value-type="string">
            <text:p text:style-name="P897">PaginacionRequest</text:p>
          </table:table-cell>
          <table:table-cell table:style-name="Tabla8.A2" office:value-type="string">
            <text:p text:style-name="P728">SI</text:p>
          </table:table-cell>
          <table:table-cell table:style-name="Tabla8.E2" office:value-type="string">
            <text:p text:style-name="P984"><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8.A2" office:value-type="string">
            <text:p text:style-name="P479"/>
          </table:table-cell>
          <table:table-cell table:style-name="Tabla8.A2" office:value-type="string">
            <text:p text:style-name="P657">pagina</text:p>
          </table:table-cell>
          <table:table-cell table:style-name="Tabla8.A2" office:value-type="string">
            <text:p text:style-name="P835">int</text:p>
          </table:table-cell>
          <table:table-cell table:style-name="Tabla8.A2" office:value-type="string">
            <text:p text:style-name="P755">SI</text:p>
          </table:table-cell>
          <table:table-cell table:style-name="Tabla8.E2" office:value-type="string">
            <text:p text:style-name="P989"><text:span text:style-name="T28">D</text:span><text:span text:style-name="T26">ebe ir el número de página que desea visualizar</text:span></text:p>
          </table:table-cell>
        </table:table-row>
        <table:table-row>
          <table:table-cell table:style-name="Tabla8.A2" office:value-type="string">
            <text:p text:style-name="P479"/>
          </table:table-cell>
          <table:table-cell table:style-name="Tabla8.A2" office:value-type="string">
            <text:p text:style-name="P657">cantidad</text:p>
          </table:table-cell>
          <table:table-cell table:style-name="Tabla8.A2" office:value-type="string">
            <text:p text:style-name="P835">int</text:p>
          </table:table-cell>
          <table:table-cell table:style-name="Tabla8.A2" office:value-type="string">
            <text:p text:style-name="P835">SI</text:p>
          </table:table-cell>
          <table:table-cell table:style-name="Tabla8.E2" office:value-type="string">
            <text:p text:style-name="P989"><text:span text:style-name="T28">D</text:span><text:span text:style-name="T26">ebe ir la cantidad de ítems que se desea visualizar en la lista paginable.</text:span></text:p>
          </table:table-cell>
        </table:table-row>
      </table:table>
      <text:p text:style-name="P87"/>
      <text:p text:style-name="P87">JSON:</text:p>
      <text:p text:style-name="P295">{</text:p>
      <text:p text:style-name="P295"><text:s text:c="2"/>"descripcion": "EN",</text:p>
      <text:p text:style-name="P295"><text:s text:c="2"/>"paginacion": {</text:p>
      <text:p text:style-name="P295"><text:s text:c="4"/>"pagina": "1",</text:p>
      <text:p text:style-name="P295"><text:s text:c="4"/>"cantidad": "3"</text:p>
      <text:p text:style-name="P295"><text:s text:c="2"/>}</text:p>
      <text:p text:style-name="P295">}</text:p>
      <text:p text:style-name="P254">J<text:span text:style-name="T112">WT</text:span>:</text:p>
      <text:p text:style-name="P331">{</text:p>
      <text:p text:style-name="P331"><text:s text:c="2"/>"data": "eyJhbGciOiJIUzUxMiIsInR5cCI6IkpXVCJ9.eyJkZXNjcmlwY2lvbiI6IkVOIiwicGFnaW5hY2lvbiI6eyJwYWdpbmEiOiIxIiwiY2FudGlkYWQiOiIzIn19.OFQ-B7omEJC_mzXTsymKXkht0fkD7x6iqKkMrQi6YSh0o0CFVOSZCHpBF2I04AghvAXDcWfLrwprQaV7KLFw6g"</text:p>
      <text:p text:style-name="P331">}</text:p>
      <text:p text:style-name="P215">Response</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693">Nro.</text:p>
          </table:table-cell>
          <table:table-cell table:style-name="Tabla9.A1" office:value-type="string">
            <text:p text:style-name="P693">Tag</text:p>
          </table:table-cell>
          <table:table-cell table:style-name="Tabla9.A1" office:value-type="string">
            <text:p text:style-name="P693">Tipo de Dato</text:p>
          </table:table-cell>
          <table:table-cell table:style-name="Tabla9.A1" office:value-type="string">
            <text:p text:style-name="P693">Obligatorio</text:p>
          </table:table-cell>
          <table:table-cell table:style-name="Tabla9.E1" office:value-type="string">
            <text:p text:style-name="P693">Nota</text:p>
          </table:table-cell>
        </table:table-row>
        <table:table-row>
          <table:table-cell table:style-name="Tabla9.A2" office:value-type="string">
            <text:p text:style-name="P786">1</text:p>
          </table:table-cell>
          <table:table-cell table:style-name="Tabla9.A2" office:value-type="string">
            <text:p text:style-name="P528">header</text:p>
          </table:table-cell>
          <table:table-cell table:style-name="Tabla9.A2" office:value-type="string">
            <text:p text:style-name="P593">String</text:p>
          </table:table-cell>
          <table:table-cell table:style-name="Tabla9.A2" office:value-type="string">
            <text:p text:style-name="P593">SI</text:p>
          </table:table-cell>
          <table:table-cell table:style-name="Tabla9.E2" office:value-type="string">
            <text:p text:style-name="P811">Retorna codResultado y txtResultado</text:p>
          </table:table-cell>
        </table:table-row>
        <table:table-row>
          <table:table-cell table:style-name="Tabla9.A2" office:value-type="string">
            <text:p text:style-name="P728"/>
          </table:table-cell>
          <table:table-cell table:style-name="Tabla9.A2" office:value-type="string">
            <text:p text:style-name="P567">codResultado</text:p>
          </table:table-cell>
          <table:table-cell table:style-name="Tabla9.A2" office:value-type="string">
            <text:p text:style-name="P593">String</text:p>
          </table:table-cell>
          <table:table-cell table:style-name="Tabla9.A2" office:value-type="string">
            <text:p text:style-name="P593">SI</text:p>
          </table:table-cell>
          <table:table-cell table:style-name="Tabla9.E2" office:value-type="string">
            <text:p text:style-name="P755">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9.A2" office:value-type="string">
            <text:p text:style-name="P479"/>
          </table:table-cell>
          <table:table-cell table:style-name="Tabla9.A2" office:value-type="string">
            <text:p text:style-name="P501">txtResultado</text:p>
          </table:table-cell>
          <table:table-cell table:style-name="Tabla9.A2" office:value-type="string">
            <text:p text:style-name="P728">String</text:p>
          </table:table-cell>
          <table:table-cell table:style-name="Tabla9.A2" office:value-type="string">
            <text:p text:style-name="P728">SI</text:p>
          </table:table-cell>
          <table:table-cell table:style-name="Tabla9.E2" office:value-type="string">
            <text:p text:style-name="P728">En caso de ser correcto <text:span text:style-name="T162">la petición , retorna</text:span> “<text:span text:style-name="T163">SUCCESS</text:span>”</text:p>
          </table:table-cell>
        </table:table-row>
        <table:table-row>
          <table:table-cell table:style-name="Tabla9.A2" office:value-type="string">
            <text:p text:style-name="P544">2</text:p>
          </table:table-cell>
          <table:table-cell table:style-name="Tabla9.A2" office:value-type="string">
            <text:p text:style-name="P501">data</text:p>
          </table:table-cell>
          <table:table-cell table:style-name="Tabla9.A2" office:value-type="string">
            <text:p text:style-name="P728">String</text:p>
          </table:table-cell>
          <table:table-cell table:style-name="Tabla9.A2" office:value-type="string">
            <text:p text:style-name="P849">SI</text:p>
          </table:table-cell>
          <table:table-cell table:style-name="Tabla9.E2" office:value-type="string">
            <text:p text:style-name="P861">Retorna un<text:span text:style-name="T164">a lista</text:span> “estadosUsuarios” <text:span text:style-name="T164">y paginacion</text:span>.</text:p>
          </table:table-cell>
        </table:table-row>
        <table:table-row>
          <table:table-cell table:style-name="Tabla9.A2" office:value-type="string">
            <text:p text:style-name="P621">2.1</text:p>
          </table:table-cell>
          <table:table-cell table:style-name="Tabla9.A2" office:value-type="string">
            <text:p text:style-name="P609">List&lt;estadosUsuarios&gt;</text:p>
          </table:table-cell>
          <table:table-cell table:style-name="Tabla9.A2" office:value-type="string">
            <text:p text:style-name="P873">List</text:p>
          </table:table-cell>
          <table:table-cell table:style-name="Tabla9.A2" office:value-type="string">
            <text:p text:style-name="P873">SI</text:p>
          </table:table-cell>
          <table:table-cell table:style-name="Tabla9.E2" office:value-type="string">
            <text:p text:style-name="P873">Retorna <text:span text:style-name="T165">los datos para la lista paginable</text:span></text:p>
          </table:table-cell>
        </table:table-row>
        <table:table-row>
          <table:table-cell table:style-name="Tabla9.A2" office:value-type="string">
            <text:p text:style-name="P621"/>
          </table:table-cell>
          <table:table-cell table:style-name="Tabla9.A2" office:value-type="string">
            <text:p text:style-name="P633">id</text:p>
          </table:table-cell>
          <table:table-cell table:style-name="Tabla9.A2" office:value-type="string">
            <text:p text:style-name="P885">Long</text:p>
          </table:table-cell>
          <table:table-cell table:style-name="Tabla9.A2" office:value-type="string">
            <text:p text:style-name="P885">SI</text:p>
          </table:table-cell>
          <table:table-cell table:style-name="Tabla9.E2" office:value-type="string">
            <text:p text:style-name="P885">Identificador del Estado de <text:soft-page-break/>Usuario.</text:p>
          </table:table-cell>
        </table:table-row>
        <table:table-row>
          <table:table-cell table:style-name="Tabla9.A2" office:value-type="string">
            <text:p text:style-name="P621"/>
          </table:table-cell>
          <table:table-cell table:style-name="Tabla9.A2" office:value-type="string">
            <text:p text:style-name="P645">descripcion</text:p>
          </table:table-cell>
          <table:table-cell table:style-name="Tabla9.A2" office:value-type="string">
            <text:p text:style-name="P897">String</text:p>
          </table:table-cell>
          <table:table-cell table:style-name="Tabla9.A2" office:value-type="string">
            <text:p text:style-name="P897">SI</text:p>
          </table:table-cell>
          <table:table-cell table:style-name="Tabla9.E2" office:value-type="string">
            <text:p text:style-name="P897">Descripción del Estado de Usuario</text:p>
          </table:table-cell>
        </table:table-row>
        <table:table-row>
          <table:table-cell table:style-name="Tabla9.A2" office:value-type="string">
            <text:p text:style-name="P651">2.2</text:p>
          </table:table-cell>
          <table:table-cell table:style-name="Tabla9.A2" office:value-type="string">
            <text:p text:style-name="P645">paginacion</text:p>
          </table:table-cell>
          <table:table-cell table:style-name="Tabla9.A2" office:value-type="string">
            <text:p text:style-name="P897">PaginacionResponse</text:p>
          </table:table-cell>
          <table:table-cell table:style-name="Tabla9.A2" office:value-type="string">
            <text:p text:style-name="P897">SI</text:p>
          </table:table-cell>
          <table:table-cell table:style-name="Tabla9.E2" office:value-type="string">
            <text:p text:style-name="P970">Retorna datos de paginación</text:p>
          </table:table-cell>
        </table:table-row>
        <table:table-row>
          <table:table-cell table:style-name="Tabla9.A2" office:value-type="string">
            <text:p text:style-name="P651"/>
          </table:table-cell>
          <table:table-cell table:style-name="Tabla9.A2" office:value-type="string">
            <text:p text:style-name="P662">totalItems</text:p>
          </table:table-cell>
          <table:table-cell table:style-name="Tabla9.A2" office:value-type="string">
            <text:p text:style-name="P970">Long</text:p>
          </table:table-cell>
          <table:table-cell table:style-name="Tabla9.A2" office:value-type="string">
            <text:p text:style-name="P970">SI</text:p>
          </table:table-cell>
          <table:table-cell table:style-name="Tabla9.E2" office:value-type="string">
            <text:p text:style-name="P975">Retorna cantidad total de items de la lista.</text:p>
          </table:table-cell>
        </table:table-row>
        <table:table-row>
          <table:table-cell table:style-name="Tabla9.A2" office:value-type="string">
            <text:p text:style-name="P651"/>
          </table:table-cell>
          <table:table-cell table:style-name="Tabla9.A2" office:value-type="string">
            <text:p text:style-name="P662">totalPages</text:p>
          </table:table-cell>
          <table:table-cell table:style-name="Tabla9.A2" office:value-type="string">
            <text:p text:style-name="P970">Long</text:p>
          </table:table-cell>
          <table:table-cell table:style-name="Tabla9.A2" office:value-type="string">
            <text:p text:style-name="P970">SI</text:p>
          </table:table-cell>
          <table:table-cell table:style-name="Tabla9.E2" office:value-type="string">
            <text:p text:style-name="P975">Retorna cantidad total de páginas.</text:p>
          </table:table-cell>
        </table:table-row>
        <table:table-row>
          <table:table-cell table:style-name="Tabla9.A2" office:value-type="string">
            <text:p text:style-name="P651"/>
          </table:table-cell>
          <table:table-cell table:style-name="Tabla9.A2" office:value-type="string">
            <text:p text:style-name="P662">currentPages</text:p>
          </table:table-cell>
          <table:table-cell table:style-name="Tabla9.A2" office:value-type="string">
            <text:p text:style-name="P970">int</text:p>
          </table:table-cell>
          <table:table-cell table:style-name="Tabla9.A2" office:value-type="string">
            <text:p text:style-name="P970">SI</text:p>
          </table:table-cell>
          <table:table-cell table:style-name="Tabla9.E2" office:value-type="string">
            <text:p text:style-name="P975">Retorna la página actual.</text:p>
          </table:table-cell>
        </table:table-row>
      </table:table>
      <text:p text:style-name="P254"/>
      <text:p text:style-name="P254">JSON:</text:p>
      <text:p text:style-name="P305">{</text:p>
      <text:p text:style-name="P305"><text:s text:c="2"/>"header": {</text:p>
      <text:p text:style-name="P305"><text:s text:c="4"/>"codResultado": 200,</text:p>
      <text:p text:style-name="P305"><text:s text:c="4"/>"txtResultado": "SUCCESS"</text:p>
      <text:p text:style-name="P305"><text:s text:c="2"/>},</text:p>
      <text:p text:style-name="P305"><text:s text:c="2"/>"data": {</text:p>
      <text:p text:style-name="P305"><text:s text:c="4"/>"estadosUsuarios": [</text:p>
      <text:p text:style-name="P305"><text:s text:c="6"/>{</text:p>
      <text:p text:style-name="P305"><text:s text:c="8"/>"id": 17,</text:p>
      <text:p text:style-name="P305"><text:s text:c="8"/>"descripcion": "DURMIENDO" </text:p>
      <text:p text:style-name="P305"><text:s text:c="6"/>},</text:p>
      <text:p text:style-name="P305"><text:s text:c="6"/>{</text:p>
      <text:p text:style-name="P305"><text:s text:c="8"/>"id": 3,</text:p>
      <text:p text:style-name="P305"><text:s text:c="8"/>"descripcion": "EN PROCESO"</text:p>
      <text:p text:style-name="P305"><text:s text:c="8"/></text:p>
      <text:p text:style-name="P305"><text:s text:c="6"/>},</text:p>
      <text:p text:style-name="P305"><text:s text:c="6"/>{</text:p>
      <text:p text:style-name="P305"><text:s text:c="8"/>"id": 7,</text:p>
      <text:p text:style-name="P305"><text:s text:c="8"/>"descripcion": "EN PRUEBA" </text:p>
      <text:p text:style-name="P305"><text:s text:c="6"/>}</text:p>
      <text:p text:style-name="P305"><text:s text:c="4"/>],</text:p>
      <text:p text:style-name="P305"><text:s text:c="4"/>"paginacion": {</text:p>
      <text:p text:style-name="P305"><text:s text:c="6"/>"totalItems": 4,</text:p>
      <text:p text:style-name="P305"><text:s text:c="6"/>"totalPages": 2,</text:p>
      <text:p text:style-name="P305"><text:s text:c="6"/>"currentPages": 1</text:p>
      <text:p text:style-name="P305"><text:s text:c="4"/>}</text:p>
      <text:p text:style-name="P305"><text:s text:c="2"/>}</text:p>
      <text:p text:style-name="P305">}</text:p>
      <text:p text:style-name="P254">J<text:span text:style-name="T112">WT</text:span>:</text:p>
      <text:p text:style-name="P331">{</text:p>
      <text:p text:style-name="P331"><text:s text:c="2"/>"data": "eyJhbGciOiJIUzUxMiJ9.eyJoZWFkZXIiOnsiY29kUmVzdWx0YWRvIjoyMDAsInR4dFJlc3VsdGFkbyI6IlNVQ0NFU1MifSwiZGF0YSI6eyJlc3RhZG9zVXN1YXJpb3MiOlt7ImlkIjoxNywiZGVzY3JpcGNpb24iOiJEVVJNSUVORE8ifSx7ImlkIjozLCJkZXNjcmlwY2lvbiI6IkVOIFBST0NFU09cbiJ9LHsiaWQiOjcsImRlc2NyaXBjaW9uIjoiRU4gUFJVRUJBIn1dLCJwYWdpbmFjaW9uIjp7InRvdGFsSXRlbXMiOjQsInRvdGFsUGFnZXMiOjIsImN1cnJlbnRQYWdlcyI6MX19fQ.o3QEF-FTyMcRTLNRvN-GQN1Q_NSFHj4Dwo2Fw-1dBsCZ58yKHn48DJ58S6rinAp0lQTMd6O2LCmE9xI0INPvQg"</text:p>
      <text:p text:style-name="P331">}</text:p>
      <text:p text:style-name="P382"/>
      <text:p text:style-name="P191"><text:soft-page-break/><text:span text:style-name="T102">E</text:span><text:span text:style-name="T101">STADOS </text:span><text:span text:style-name="T104">CIVILES</text:span></text:p>
      <text:p text:style-name="P123"><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6">Civiles</text:span><text:span text:style-name="T40">/</text:span><text:span text:style-name="T41">getById</text:span></text:p>
      <text:p text:style-name="P9"><text:span text:style-name="T4">Método:</text:span> <text:span text:style-name="T9">POST</text:span></text:p>
      <text:p text:style-name="P182"><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37">Request</text:p>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P678">Nro.</text:p>
          </table:table-cell>
          <table:table-cell table:style-name="Tabla25.A1" office:value-type="string">
            <text:p text:style-name="P678">Tag</text:p>
          </table:table-cell>
          <table:table-cell table:style-name="Tabla25.A1" office:value-type="string">
            <text:p text:style-name="P678">Tipo de Dato</text:p>
          </table:table-cell>
          <table:table-cell table:style-name="Tabla25.A1" office:value-type="string">
            <text:p text:style-name="P678">Obligatorio</text:p>
          </table:table-cell>
          <table:table-cell table:style-name="Tabla25.E1" office:value-type="string">
            <text:p text:style-name="P678">Nota</text:p>
          </table:table-cell>
        </table:table-row>
        <table:table-row>
          <table:table-cell table:style-name="Tabla25.A2" office:value-type="string">
            <text:p text:style-name="P713">1</text:p>
          </table:table-cell>
          <table:table-cell table:style-name="Tabla25.A2" office:value-type="string">
            <text:p text:style-name="P904">id</text:p>
          </table:table-cell>
          <table:table-cell table:style-name="Tabla25.A2" office:value-type="string">
            <text:p text:style-name="P821">int</text:p>
          </table:table-cell>
          <table:table-cell table:style-name="Tabla25.A2" office:value-type="string">
            <text:p text:style-name="P922">SI</text:p>
          </table:table-cell>
          <table:table-cell table:style-name="Tabla25.E2" office:value-type="string">
            <text:p text:style-name="P713">Debe de ir <text:span text:style-name="T167">el código identificador del estado civil que se desea obtener</text:span></text:p>
          </table:table-cell>
        </table:table-row>
      </table:table>
      <text:p text:style-name="P69"/>
      <text:p text:style-name="P69">JSON:</text:p>
      <text:p text:style-name="P279">{</text:p>
      <text:p text:style-name="P279"><text:s text:c="2"/>"id": "<text:span text:style-name="T185">1</text:span>"</text:p>
      <text:p text:style-name="P279">}</text:p>
      <text:p text:style-name="P239">J<text:span text:style-name="T112">WT</text:span>:</text:p>
      <text:p text:style-name="P315">{</text:p>
      <text:p text:style-name="P315"><text:s text:c="2"/>"data": "eyJhbGciOiJIUzUxMiIsInR5cCI6IkpXVCJ9.eyJpZCI6IjEifQ.fBYIARJrvmEHWydEpUj_a9a216GuhLJrIzFRidd1u2mPH9N6PGs1cof96PhWg5Yd_Wi39ngAuFB4CkQ_IJeWIg"</text:p>
      <text:p text:style-name="P349">}</text:p>
      <text:p text:style-name="P203">Response</text:p>
      <table:table table:name="Tabla26" table:style-name="Tabla26">
        <table:table-column table:style-name="Tabla26.A"/>
        <table:table-column table:style-name="Tabla26.B"/>
        <table:table-column table:style-name="Tabla26.C"/>
        <table:table-column table:style-name="Tabla26.D"/>
        <table:table-column table:style-name="Tabla26.E"/>
        <table:table-row>
          <table:table-cell table:style-name="Tabla26.A1" office:value-type="string">
            <text:p text:style-name="P678">Nro.</text:p>
          </table:table-cell>
          <table:table-cell table:style-name="Tabla26.A1" office:value-type="string">
            <text:p text:style-name="P678">Tag</text:p>
          </table:table-cell>
          <table:table-cell table:style-name="Tabla26.A1" office:value-type="string">
            <text:p text:style-name="P678">Tipo de Dato</text:p>
          </table:table-cell>
          <table:table-cell table:style-name="Tabla26.A1" office:value-type="string">
            <text:p text:style-name="P678">Obligatorio</text:p>
          </table:table-cell>
          <table:table-cell table:style-name="Tabla26.E1" office:value-type="string">
            <text:p text:style-name="P678">Nota</text:p>
          </table:table-cell>
        </table:table-row>
        <table:table-row>
          <table:table-cell table:style-name="Tabla26.A2" office:value-type="string">
            <text:p text:style-name="P772">1</text:p>
          </table:table-cell>
          <table:table-cell table:style-name="Tabla26.A2" office:value-type="string">
            <text:p text:style-name="P514">header</text:p>
          </table:table-cell>
          <table:table-cell table:style-name="Tabla26.A2" office:value-type="string">
            <text:p text:style-name="P579">String</text:p>
          </table:table-cell>
          <table:table-cell table:style-name="Tabla26.A2" office:value-type="string">
            <text:p text:style-name="P579">SI</text:p>
          </table:table-cell>
          <table:table-cell table:style-name="Tabla26.E2" office:value-type="string">
            <text:p text:style-name="P797">Retorna codResultado y txtResultado</text:p>
          </table:table-cell>
        </table:table-row>
        <table:table-row>
          <table:table-cell table:style-name="Tabla26.A2" office:value-type="string">
            <text:p text:style-name="P713"/>
          </table:table-cell>
          <table:table-cell table:style-name="Tabla26.A2" office:value-type="string">
            <text:p text:style-name="P553">codResultado</text:p>
          </table:table-cell>
          <table:table-cell table:style-name="Tabla26.A2" office:value-type="string">
            <text:p text:style-name="P579">String</text:p>
          </table:table-cell>
          <table:table-cell table:style-name="Tabla26.A2" office:value-type="string">
            <text:p text:style-name="P579">SI</text:p>
          </table:table-cell>
          <table:table-cell table:style-name="Tabla26.E2" office:value-type="string">
            <text:p text:style-name="P741">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26.A2" office:value-type="string">
            <text:p text:style-name="P468"/>
          </table:table-cell>
          <table:table-cell table:style-name="Tabla26.A2" office:value-type="string">
            <text:p text:style-name="P490">txtResultado</text:p>
          </table:table-cell>
          <table:table-cell table:style-name="Tabla26.A2" office:value-type="string">
            <text:p text:style-name="P713">String</text:p>
          </table:table-cell>
          <table:table-cell table:style-name="Tabla26.A2" office:value-type="string">
            <text:p text:style-name="P713">SI</text:p>
          </table:table-cell>
          <table:table-cell table:style-name="Tabla26.E2" office:value-type="string">
            <text:p text:style-name="P713">En caso de ser correcto <text:span text:style-name="T162">la petición , retorna</text:span> “<text:span text:style-name="T163">SUCCESS</text:span>”</text:p>
          </table:table-cell>
        </table:table-row>
        <table:table-row>
          <table:table-cell table:style-name="Tabla26.A2" office:value-type="string">
            <text:p text:style-name="P537">2</text:p>
          </table:table-cell>
          <table:table-cell table:style-name="Tabla26.A2" office:value-type="string">
            <text:p text:style-name="P490">data</text:p>
          </table:table-cell>
          <table:table-cell table:style-name="Tabla26.A2" office:value-type="string">
            <text:p text:style-name="P713">String</text:p>
          </table:table-cell>
          <table:table-cell table:style-name="Tabla26.A2" office:value-type="string">
            <text:p text:style-name="P842">SI</text:p>
          </table:table-cell>
          <table:table-cell table:style-name="Tabla26.E2" office:value-type="string">
            <text:p text:style-name="P854">Retorna un<text:span text:style-name="T164">a lista</text:span> “estados<text:span text:style-name="T185">Civiles</text:span>” </text:p>
          </table:table-cell>
        </table:table-row>
        <table:table-row>
          <table:table-cell table:style-name="Tabla26.A2" office:value-type="string">
            <text:p text:style-name="P614">2.1</text:p>
          </table:table-cell>
          <table:table-cell table:style-name="Tabla26.A2" office:value-type="string">
            <text:p text:style-name="P602">List&lt;estados<text:span text:style-name="T185">Civiles</text:span>&gt;</text:p>
          </table:table-cell>
          <table:table-cell table:style-name="Tabla26.A2" office:value-type="string">
            <text:p text:style-name="P866">List</text:p>
          </table:table-cell>
          <table:table-cell table:style-name="Tabla26.A2" office:value-type="string">
            <text:p text:style-name="P866">SI</text:p>
          </table:table-cell>
          <table:table-cell table:style-name="Tabla26.E2" office:value-type="string">
            <text:p text:style-name="P384">Retorna una lista con el <text:s/>registro único obtenido.</text:p>
          </table:table-cell>
        </table:table-row>
        <table:table-row>
          <table:table-cell table:style-name="Tabla26.A2" office:value-type="string">
            <text:p text:style-name="P614"/>
          </table:table-cell>
          <table:table-cell table:style-name="Tabla26.A2" office:value-type="string">
            <text:p text:style-name="P626">id</text:p>
          </table:table-cell>
          <table:table-cell table:style-name="Tabla26.A2" office:value-type="string">
            <text:p text:style-name="P878">Long</text:p>
          </table:table-cell>
          <table:table-cell table:style-name="Tabla26.A2" office:value-type="string">
            <text:p text:style-name="P878">SI</text:p>
          </table:table-cell>
          <table:table-cell table:style-name="Tabla26.E2" office:value-type="string">
            <text:p text:style-name="P878">Identificador del <text:span text:style-name="T185">estado civil</text:span></text:p>
          </table:table-cell>
        </table:table-row>
        <table:table-row>
          <table:table-cell table:style-name="Tabla26.A2" office:value-type="string">
            <text:p text:style-name="P614"/>
          </table:table-cell>
          <table:table-cell table:style-name="Tabla26.A2" office:value-type="string">
            <text:p text:style-name="P638">descripcion</text:p>
          </table:table-cell>
          <table:table-cell table:style-name="Tabla26.A2" office:value-type="string">
            <text:p text:style-name="P890">String</text:p>
          </table:table-cell>
          <table:table-cell table:style-name="Tabla26.A2" office:value-type="string">
            <text:p text:style-name="P890">SI</text:p>
          </table:table-cell>
          <table:table-cell table:style-name="Tabla26.E2" office:value-type="string">
            <text:p text:style-name="P890">Descripción del <text:span text:style-name="T185">estado civil</text:span></text:p>
          </table:table-cell>
        </table:table-row>
      </table:table>
      <text:p text:style-name="P69">JSON:</text:p>
      <text:p text:style-name="P279">{</text:p>
      <text:p text:style-name="P279"><text:s text:c="2"/>"header": {</text:p>
      <text:p text:style-name="P279"><text:s text:c="4"/>"codResultado": 200,</text:p>
      <text:p text:style-name="P279"><text:s text:c="4"/>"txtResultado": "SUCCESS"</text:p>
      <text:p text:style-name="P279"><text:s text:c="2"/>},</text:p>
      <text:p text:style-name="P279"><text:s text:c="2"/>"data": {</text:p>
      <text:p text:style-name="P279"><text:s text:c="4"/>"estadosCiviles": [</text:p>
      <text:p text:style-name="P279"><text:s text:c="6"/>{</text:p>
      <text:p text:style-name="P279"><text:s text:c="8"/>"id": 1,</text:p>
      <text:p text:style-name="P279"><text:s text:c="8"/>"descripcion": "SOLTERO"</text:p>
      <text:p text:style-name="P279"><text:s text:c="6"/>}</text:p>
      <text:p text:style-name="P279"><text:s text:c="4"/>]</text:p>
      <text:p text:style-name="P279"><text:s text:c="2"/>}</text:p>
      <text:p text:style-name="P279">}</text:p>
      <text:p text:style-name="P239"><text:soft-page-break/>J<text:span text:style-name="T112">WT</text:span>:</text:p>
      <text:p text:style-name="P315">{</text:p>
      <text:p text:style-name="P315"><text:s text:c="2"/>"data": "eyJhbGciOiJIUzUxMiJ9.eyJoZWFkZXIiOnsiY29kUmVzdWx0YWRvIjoyMDAsInR4dFJlc3VsdGFkbyI6IlNVQ0NFU1MifSwiZGF0YSI6eyJlc3RhZG9zQ2l2aWxlcyI6W3siaWQiOjEsImRlc2NyaXBjaW9uIjoiU09MVEVSTyJ9XX19.-TzpUSZUht1FUdwWppwqD5P-YrFDJeuVGkmrv6a9t0iHRExbc6oqYFHGARH37ojUqdxCP-rl5YnrKCdKHignkA"</text:p>
      <text:p text:style-name="P405">}</text:p>
      <text:p text:style-name="P405"/>
      <text:p text:style-name="P124"><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6">Civiles</text:span><text:span text:style-name="T40">/</text:span><text:span text:style-name="T44">delete</text:span><text:span text:style-name="T41">ById</text:span></text:p>
      <text:p text:style-name="P10"><text:span text:style-name="T4">Método:</text:span> <text:span text:style-name="T9">POST</text:span></text:p>
      <text:p text:style-name="P169"><text:span text:style-name="T67">Descripción: </text:span><text:span text:style-name="T81">É</text:span><text:span text:style-name="T67">ste </text:span><text:span text:style-name="T73">es</text:span><text:span text:style-name="T67"> 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362"/>
      <text:p text:style-name="P38">Request</text:p>
      <table:table table:name="Tabla27" table:style-name="Tabla27">
        <table:table-column table:style-name="Tabla27.A"/>
        <table:table-column table:style-name="Tabla27.B"/>
        <table:table-column table:style-name="Tabla27.C"/>
        <table:table-column table:style-name="Tabla27.D"/>
        <table:table-column table:style-name="Tabla27.E"/>
        <table:table-row>
          <table:table-cell table:style-name="Tabla27.A1" office:value-type="string">
            <text:p text:style-name="P679">Nro.</text:p>
          </table:table-cell>
          <table:table-cell table:style-name="Tabla27.A1" office:value-type="string">
            <text:p text:style-name="P679">Tag</text:p>
          </table:table-cell>
          <table:table-cell table:style-name="Tabla27.A1" office:value-type="string">
            <text:p text:style-name="P679">Tipo de Dato</text:p>
          </table:table-cell>
          <table:table-cell table:style-name="Tabla27.A1" office:value-type="string">
            <text:p text:style-name="P679">Obligatorio</text:p>
          </table:table-cell>
          <table:table-cell table:style-name="Tabla27.E1" office:value-type="string">
            <text:p text:style-name="P679">Nota</text:p>
          </table:table-cell>
        </table:table-row>
        <table:table-row>
          <table:table-cell table:style-name="Tabla27.A2" office:value-type="string">
            <text:p text:style-name="P714">1</text:p>
          </table:table-cell>
          <table:table-cell table:style-name="Tabla27.A2" office:value-type="string">
            <text:p text:style-name="P905">id</text:p>
          </table:table-cell>
          <table:table-cell table:style-name="Tabla27.A2" office:value-type="string">
            <text:p text:style-name="P822">int</text:p>
          </table:table-cell>
          <table:table-cell table:style-name="Tabla27.A2" office:value-type="string">
            <text:p text:style-name="P923">SI</text:p>
          </table:table-cell>
          <table:table-cell table:style-name="Tabla27.E2" office:value-type="string">
            <text:p text:style-name="P714">Debe de ir <text:span text:style-name="T167">el código identificador del estado civil que se desea eliminar</text:span></text:p>
          </table:table-cell>
        </table:table-row>
      </table:table>
      <text:p text:style-name="P94"/>
      <text:p text:style-name="P70">JSON:</text:p>
      <text:p text:style-name="P280">{</text:p>
      <text:p text:style-name="P280"><text:s text:c="2"/>"id": "<text:span text:style-name="T186">8</text:span>"</text:p>
      <text:p text:style-name="P280">}</text:p>
      <text:p text:style-name="P240">J<text:span text:style-name="T112">WT</text:span>:</text:p>
      <text:p text:style-name="P316">{</text:p>
      <text:p text:style-name="P316"><text:s text:c="2"/>"data": "eyJhbGciOiJIUzUxMiIsInR5cCI6IkpXVCJ9.eyJpZCI6IjgifQ.CxG5O_QO0ZRi5_8s7oCf7DmsmZ6E81u2Z2Yw4ri7ULqHYdkTe6aVO5tIpr926RuWP_CfGs1KvRfXaytuy1YYIQ"</text:p>
      <text:p text:style-name="P350">}</text:p>
      <text:p text:style-name="P204">Response</text:p>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680">Nro.</text:p>
          </table:table-cell>
          <table:table-cell table:style-name="Tabla28.A1" office:value-type="string">
            <text:p text:style-name="P680">Tag</text:p>
          </table:table-cell>
          <table:table-cell table:style-name="Tabla28.A1" office:value-type="string">
            <text:p text:style-name="P680">Tipo de Dato</text:p>
          </table:table-cell>
          <table:table-cell table:style-name="Tabla28.A1" office:value-type="string">
            <text:p text:style-name="P680">Obligatorio</text:p>
          </table:table-cell>
          <table:table-cell table:style-name="Tabla28.E1" office:value-type="string">
            <text:p text:style-name="P680">Nota</text:p>
          </table:table-cell>
        </table:table-row>
        <table:table-row>
          <table:table-cell table:style-name="Tabla28.A2" office:value-type="string">
            <text:p text:style-name="P773">1</text:p>
          </table:table-cell>
          <table:table-cell table:style-name="Tabla28.A2" office:value-type="string">
            <text:p text:style-name="P515">header</text:p>
          </table:table-cell>
          <table:table-cell table:style-name="Tabla28.A2" office:value-type="string">
            <text:p text:style-name="P580">String</text:p>
          </table:table-cell>
          <table:table-cell table:style-name="Tabla28.A2" office:value-type="string">
            <text:p text:style-name="P580">SI</text:p>
          </table:table-cell>
          <table:table-cell table:style-name="Tabla28.E2" office:value-type="string">
            <text:p text:style-name="P798">Retorna codResultado y txtResultado</text:p>
          </table:table-cell>
        </table:table-row>
        <table:table-row>
          <table:table-cell table:style-name="Tabla28.A2" office:value-type="string">
            <text:p text:style-name="P715"/>
          </table:table-cell>
          <table:table-cell table:style-name="Tabla28.A2" office:value-type="string">
            <text:p text:style-name="P554">codResultado</text:p>
          </table:table-cell>
          <table:table-cell table:style-name="Tabla28.A2" office:value-type="string">
            <text:p text:style-name="P580">String</text:p>
          </table:table-cell>
          <table:table-cell table:style-name="Tabla28.A2" office:value-type="string">
            <text:p text:style-name="P580">SI</text:p>
          </table:table-cell>
          <table:table-cell table:style-name="Tabla28.E2" office:value-type="string">
            <text:p text:style-name="P742">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28.A2" office:value-type="string">
            <text:p text:style-name="P469"/>
          </table:table-cell>
          <table:table-cell table:style-name="Tabla28.A2" office:value-type="string">
            <text:p text:style-name="P491">txtResultado</text:p>
          </table:table-cell>
          <table:table-cell table:style-name="Tabla28.A2" office:value-type="string">
            <text:p text:style-name="P715">String</text:p>
          </table:table-cell>
          <table:table-cell table:style-name="Tabla28.A2" office:value-type="string">
            <text:p text:style-name="P715">SI</text:p>
          </table:table-cell>
          <table:table-cell table:style-name="Tabla28.E2" office:value-type="string">
            <text:p text:style-name="P715">En caso de ser correcto <text:span text:style-name="T162">la petición, retorna</text:span> “<text:span text:style-name="T163">SUCCESS</text:span>”</text:p>
          </table:table-cell>
        </table:table-row>
      </table:table>
      <text:p text:style-name="P71"/>
      <text:p text:style-name="P71">JSON:</text:p>
      <text:p text:style-name="P281">{</text:p>
      <text:p text:style-name="P281"><text:s text:c="2"/>"header": {</text:p>
      <text:p text:style-name="P281"><text:s text:c="4"/>"codResultado": 200,</text:p>
      <text:p text:style-name="P281"><text:s text:c="4"/>"txtResultado": "SUCCESS"</text:p>
      <text:p text:style-name="P281"><text:s text:c="2"/>}</text:p>
      <text:p text:style-name="P281">}</text:p>
      <text:p text:style-name="P241"/>
      <text:p text:style-name="P449">J<text:span text:style-name="T112">WT</text:span>:</text:p>
      <text:p text:style-name="P317">{</text:p>
      <text:p text:style-name="P317"><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344">}</text:p>
      <text:p text:style-name="P406"/>
      <text:p text:style-name="P125"><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7">Civiles</text:span><text:span text:style-name="T40">/</text:span><text:span text:style-name="T45">save</text:span></text:p>
      <text:p text:style-name="P11"><text:span text:style-name="T4">Método:</text:span> <text:span text:style-name="T9">POST</text:span></text:p>
      <text:p text:style-name="P170"><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399"/>
      <text:p text:style-name="P39">Request</text:p>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office:value-type="string">
            <text:p text:style-name="P681">Nro.</text:p>
          </table:table-cell>
          <table:table-cell table:style-name="Tabla29.A1" office:value-type="string">
            <text:p text:style-name="P681">Tag</text:p>
          </table:table-cell>
          <table:table-cell table:style-name="Tabla29.A1" office:value-type="string">
            <text:p text:style-name="P681">Tipo de Dato</text:p>
          </table:table-cell>
          <table:table-cell table:style-name="Tabla29.A1" office:value-type="string">
            <text:p text:style-name="P681">Obligatorio</text:p>
          </table:table-cell>
          <table:table-cell table:style-name="Tabla29.E1" office:value-type="string">
            <text:p text:style-name="P681">Nota</text:p>
          </table:table-cell>
        </table:table-row>
        <table:table-row>
          <table:table-cell table:style-name="Tabla29.A2" office:value-type="string">
            <text:p text:style-name="P716">1</text:p>
          </table:table-cell>
          <table:table-cell table:style-name="Tabla29.A2" office:value-type="string">
            <text:p text:style-name="P906">id</text:p>
          </table:table-cell>
          <table:table-cell table:style-name="Tabla29.A2" office:value-type="string">
            <text:p text:style-name="P823">int</text:p>
          </table:table-cell>
          <table:table-cell table:style-name="Tabla29.A2" office:value-type="string">
            <text:p text:style-name="P935">NO</text:p>
          </table:table-cell>
          <table:table-cell table:style-name="Tabla29.E2" office:value-type="string">
            <text:p text:style-name="P716">Debe de ir <text:span text:style-name="T167">el código identificador solamente para una actualización de estados civiles. </text:span></text:p>
            <text:p text:style-name="P952">Para el registro de un nuevo estado <text:span text:style-name="T187">civil</text:span>, el código identificador se genera automáticamente</text:p>
          </table:table-cell>
        </table:table-row>
        <table:table-row table:style-name="Tabla29.3">
          <table:table-cell table:style-name="Tabla29.A2" office:value-type="string">
            <text:p text:style-name="P941">2</text:p>
          </table:table-cell>
          <table:table-cell table:style-name="Tabla29.A2" office:value-type="string">
            <text:p text:style-name="P947">descripcion</text:p>
          </table:table-cell>
          <table:table-cell table:style-name="Tabla29.A2" office:value-type="string">
            <text:p text:style-name="P941">String</text:p>
          </table:table-cell>
          <table:table-cell table:style-name="Tabla29.A2" office:value-type="string">
            <text:p text:style-name="P941">SI</text:p>
          </table:table-cell>
          <table:table-cell table:style-name="Tabla29.E2" office:value-type="string">
            <text:p text:style-name="P716">Debe de ir <text:span text:style-name="T161">la descripción que se desea registrar o actualizar.</text:span></text:p>
          </table:table-cell>
        </table:table-row>
      </table:table>
      <text:p text:style-name="P368"/>
      <text:p text:style-name="P111"><text:span text:style-name="T121">P</text:span><text:span text:style-name="T120">ara </text:span><text:span text:style-name="T126">registrar nuevo</text:span><text:span text:style-name="T120"> estado </text:span><text:span text:style-name="T122">civil</text:span><text:span text:style-name="T120">.</text:span></text:p>
      <text:p text:style-name="P72">JSON:</text:p>
      <text:p text:style-name="P282">{</text:p>
      <text:p text:style-name="P282"><text:s text:c="2"/>"descripcion": "DIVORCIADO"</text:p>
      <text:p text:style-name="P282">}</text:p>
      <text:p text:style-name="P242">J<text:span text:style-name="T112">WT</text:span>:</text:p>
      <text:p text:style-name="P318">{</text:p>
      <text:p text:style-name="P318"><text:s text:c="2"/>"data": "eyJhbGciOiJIUzUxMiIsInR5cCI6IkpXVCJ9.eyJkZXNjcmlwY2lvbiI6IkRJVk9SQ0lBRE8ifQ.u9i8Sw7Dz637fus1IWzz6blDhQgdRgcRE4zzrKJ0vmqyJT2gJz54VpR4ogwRoi08zu7Pf5A8BIr8-cSETdsYcQ"</text:p>
      <text:p text:style-name="P345">}</text:p>
      <text:p text:style-name="P368"/>
      <text:p text:style-name="P345"><text:span text:style-name="T177">P</text:span><text:span text:style-name="T178">ara </text:span><text:span text:style-name="T184">editar</text:span><text:span text:style-name="T178"> estado </text:span><text:span text:style-name="T180">civil</text:span></text:p>
      <text:p text:style-name="P72">JSON:</text:p>
      <text:p text:style-name="P282">{</text:p>
      <text:p text:style-name="P282"><text:s text:c="2"/>"id": "9",</text:p>
      <text:p text:style-name="P282"><text:s text:c="2"/>"descripcion": "VIUDO"</text:p>
      <text:p text:style-name="P282">}</text:p>
      <text:p text:style-name="P242">J<text:span text:style-name="T112">WT</text:span>:</text:p>
      <text:p text:style-name="P318">{</text:p>
      <text:p text:style-name="P318"><text:s text:c="2"/>"data": "eyJhbGciOiJIUzUxMiJ9.eyJpZCI6IjkiLCJkZXNjcmlwY2lvbiI6IlZJVURPIn0.lGeMCGKQafoek0gfaONWw6QVevifX10c_O0KftkkWqOtxD_DENntiyjE35eoQIXb83w6b65nSFHDWa8zChYN_Q"</text:p>
      <text:p text:style-name="P378">}</text:p>
      <text:p text:style-name="P205"><text:soft-page-break/>Response</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681">Nro.</text:p>
          </table:table-cell>
          <table:table-cell table:style-name="Tabla30.A1" office:value-type="string">
            <text:p text:style-name="P681">Tag</text:p>
          </table:table-cell>
          <table:table-cell table:style-name="Tabla30.A1" office:value-type="string">
            <text:p text:style-name="P681">Tipo de Dato</text:p>
          </table:table-cell>
          <table:table-cell table:style-name="Tabla30.A1" office:value-type="string">
            <text:p text:style-name="P681">Obligatorio</text:p>
          </table:table-cell>
          <table:table-cell table:style-name="Tabla30.E1" office:value-type="string">
            <text:p text:style-name="P681">Nota</text:p>
          </table:table-cell>
        </table:table-row>
        <table:table-row>
          <table:table-cell table:style-name="Tabla30.A2" office:value-type="string">
            <text:p text:style-name="P774">1</text:p>
          </table:table-cell>
          <table:table-cell table:style-name="Tabla30.A2" office:value-type="string">
            <text:p text:style-name="P516">header</text:p>
          </table:table-cell>
          <table:table-cell table:style-name="Tabla30.A2" office:value-type="string">
            <text:p text:style-name="P581">String</text:p>
          </table:table-cell>
          <table:table-cell table:style-name="Tabla30.A2" office:value-type="string">
            <text:p text:style-name="P581">SI</text:p>
          </table:table-cell>
          <table:table-cell table:style-name="Tabla30.E2" office:value-type="string">
            <text:p text:style-name="P799">Retorna codResultado y txtResultado</text:p>
          </table:table-cell>
        </table:table-row>
        <table:table-row>
          <table:table-cell table:style-name="Tabla30.A2" office:value-type="string">
            <text:p text:style-name="P716"/>
          </table:table-cell>
          <table:table-cell table:style-name="Tabla30.A2" office:value-type="string">
            <text:p text:style-name="P555">codResultado</text:p>
          </table:table-cell>
          <table:table-cell table:style-name="Tabla30.A2" office:value-type="string">
            <text:p text:style-name="P581">String</text:p>
          </table:table-cell>
          <table:table-cell table:style-name="Tabla30.A2" office:value-type="string">
            <text:p text:style-name="P581">SI</text:p>
          </table:table-cell>
          <table:table-cell table:style-name="Tabla30.E2" office:value-type="string">
            <text:p text:style-name="P743">En c<text:span text:style-name="T114">aso de que la petición se haya realizado satisfactoriamente</text:span>, retorna 200, <text:span text:style-name="T113">caso contrario</text:span> <text:span text:style-name="T170">400</text:span></text:p>
          </table:table-cell>
        </table:table-row>
      </table:table>
      <text:p text:style-name="P260"/>
      <text:p text:style-name="P72">JSON:</text:p>
      <text:p text:style-name="P282">{</text:p>
      <text:p text:style-name="P282"><text:s text:c="2"/>"header": {</text:p>
      <text:p text:style-name="P282"><text:s text:c="4"/>"codResultado": 200,</text:p>
      <text:p text:style-name="P282"><text:s text:c="4"/>"txtResultado": "SUCCESS"</text:p>
      <text:p text:style-name="P282"><text:s text:c="2"/>}</text:p>
      <text:p text:style-name="P242">J<text:span text:style-name="T112">WT</text:span>:</text:p>
      <text:p text:style-name="P318">{</text:p>
      <text:p text:style-name="P318"><text:s text:c="2"/>"data": "eyJhbGciOiJIUzUxMiJ9.eyJoZWFkZXIiOnsiY29kUmVzdWx0YWRvIjoyMDAsInR4dFJlc3VsdGFkbyI6IlNVQ0NFU1MifX0.DdNmVBHPqxAPTRsEc36AyOkOAlEi0TIsI5VEyyogmJd5uJYITp0gzME9j7izCn72jVktupT5qNWZ2DEkt7Pi8A"</text:p>
      <text:p text:style-name="P407">}</text:p>
      <text:p text:style-name="P407"/>
      <text:p text:style-name="P145"><text:span text:style-name="T6">E</text:span><text:span text:style-name="T5">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a xlink:type="simple" xlink:href="http://localhost:8080/arapy/api/auth/signin" text:style-name="Internet_20_link" text:visited-style-name="Visited_20_Internet_20_Link"><text:span text:style-name="T58">e</text:span></text:a><text:span text:style-name="T58">stado</text:span><text:span text:style-name="T59">s</text:span><text:span text:style-name="T60">Civiles</text:span><text:span text:style-name="T58">/list</text:span></text:p>
      <text:p text:style-name="P12"><text:span text:style-name="T4">Método:</text:span> <text:span text:style-name="T9">POST</text:span></text:p>
      <text:p text:style-name="P171"><text:span text:style-name="T67">Descripción: Este el el método que</text:span><text:span text:style-name="T68"> </text:span><text:span text:style-name="T69">retorna una lista de </text:span><text:span text:style-name="T80">estados </text:span><text:span text:style-name="T82">civiles</text:span><text:span text:style-name="T69"> con paginación.</text:span></text:p>
      <text:p text:style-name="P372"/>
      <text:p text:style-name="P40">Request</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682">Nro.</text:p>
          </table:table-cell>
          <table:table-cell table:style-name="Tabla31.A1" office:value-type="string">
            <text:p text:style-name="P682">Tag</text:p>
          </table:table-cell>
          <table:table-cell table:style-name="Tabla31.A1" office:value-type="string">
            <text:p text:style-name="P682">Tipo de Dato</text:p>
          </table:table-cell>
          <table:table-cell table:style-name="Tabla31.A1" office:value-type="string">
            <text:p text:style-name="P682">Obligatorio</text:p>
          </table:table-cell>
          <table:table-cell table:style-name="Tabla31.E1" office:value-type="string">
            <text:p text:style-name="P682">Nota</text:p>
          </table:table-cell>
        </table:table-row>
        <table:table-row>
          <table:table-cell table:style-name="Tabla31.A2" office:value-type="string">
            <text:p text:style-name="P717">1</text:p>
          </table:table-cell>
          <table:table-cell table:style-name="Tabla31.A2" office:value-type="string">
            <text:p text:style-name="P958">descripcion</text:p>
          </table:table-cell>
          <table:table-cell table:style-name="Tabla31.A2" office:value-type="string">
            <text:p text:style-name="P717">String</text:p>
          </table:table-cell>
          <table:table-cell table:style-name="Tabla31.A2" office:value-type="string">
            <text:p text:style-name="P962">No</text:p>
          </table:table-cell>
          <table:table-cell table:style-name="Tabla31.E2" office:value-type="string">
            <text:p text:style-name="P717">Debe ir <text:span text:style-name="T161">la descripción, o parte de la descripción del estado civil que se desea buscar; en caso de ser vacío, retorna una lista de todos los estados civiles.</text:span></text:p>
          </table:table-cell>
        </table:table-row>
        <table:table-row>
          <table:table-cell table:style-name="Tabla31.A2" office:value-type="string">
            <text:p text:style-name="P470">2</text:p>
          </table:table-cell>
          <table:table-cell table:style-name="Tabla31.A2" office:value-type="string">
            <text:p text:style-name="P654">paginacion</text:p>
          </table:table-cell>
          <table:table-cell table:style-name="Tabla31.A2" office:value-type="string">
            <text:p text:style-name="P891">PaginacionRequest</text:p>
          </table:table-cell>
          <table:table-cell table:style-name="Tabla31.A2" office:value-type="string">
            <text:p text:style-name="P717">SI</text:p>
          </table:table-cell>
          <table:table-cell table:style-name="Tabla31.E2" office:value-type="string">
            <text:p text:style-name="P981"><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31.A2" office:value-type="string">
            <text:p text:style-name="P470"/>
          </table:table-cell>
          <table:table-cell table:style-name="Tabla31.A2" office:value-type="string">
            <text:p text:style-name="P654">pagina</text:p>
          </table:table-cell>
          <table:table-cell table:style-name="Tabla31.A2" office:value-type="string">
            <text:p text:style-name="P824">int</text:p>
          </table:table-cell>
          <table:table-cell table:style-name="Tabla31.A2" office:value-type="string">
            <text:p text:style-name="P744">SI</text:p>
          </table:table-cell>
          <table:table-cell table:style-name="Tabla31.E2" office:value-type="string">
            <text:p text:style-name="P986"><text:span text:style-name="T28">D</text:span><text:span text:style-name="T26">ebe ir el número de página que desea visualizar</text:span></text:p>
          </table:table-cell>
        </table:table-row>
        <table:table-row>
          <table:table-cell table:style-name="Tabla31.A2" office:value-type="string">
            <text:p text:style-name="P470"/>
          </table:table-cell>
          <table:table-cell table:style-name="Tabla31.A2" office:value-type="string">
            <text:p text:style-name="P654">cantidad</text:p>
          </table:table-cell>
          <table:table-cell table:style-name="Tabla31.A2" office:value-type="string">
            <text:p text:style-name="P824">int</text:p>
          </table:table-cell>
          <table:table-cell table:style-name="Tabla31.A2" office:value-type="string">
            <text:p text:style-name="P824">SI</text:p>
          </table:table-cell>
          <table:table-cell table:style-name="Tabla31.E2" office:value-type="string">
            <text:p text:style-name="P986"><text:span text:style-name="T28">D</text:span><text:span text:style-name="T26">ebe ir la cantidad de ítems que se desea visualizar en la lista paginable.</text:span></text:p>
          </table:table-cell>
        </table:table-row>
      </table:table>
      <text:p text:style-name="P73"/>
      <text:p text:style-name="P73">JSON:</text:p>
      <text:p text:style-name="P283">{ </text:p>
      <text:p text:style-name="P283"><text:s text:c="2"/>"descripcion": "<text:span text:style-name="T188">CA</text:span>",</text:p>
      <text:p text:style-name="P283"><text:s text:c="2"/>"paginacion": {</text:p>
      <text:p text:style-name="P283"><text:s text:c="4"/>"pagina": "1",</text:p>
      <text:p text:style-name="P283"><text:s text:c="4"/>"cantidad": "3"</text:p>
      <text:p text:style-name="P283"><text:s text:c="2"/>}</text:p>
      <text:p text:style-name="P283">}</text:p>
      <text:p text:style-name="P243"/>
      <text:p text:style-name="P450">J<text:span text:style-name="T112">WT</text:span>:</text:p>
      <text:p text:style-name="P319">{</text:p>
      <text:p text:style-name="P319"><text:s text:c="2"/>"data": "eyJhbGciOiJIUzUxMiIsInR5cCI6IkpXVCJ9.eyJkZXNjcmlwY2lvbiI6IkNBIiwicGFnaW5hY2lvbiI6eyJwYWdpbmEiOiIxIiwiY2FudGlkYWQiOiIzIn19.aDGLK0cNwC-j67FXkBIrYrgi2srFCGXxxLMeUvTUqVgP8E_WagF4BJCuys4kMW3sso_8ez-AXMrrrjeOAhHZQg"</text:p>
      <text:p text:style-name="P319">}</text:p>
      <text:p text:style-name="P206">Response</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682">Nro.</text:p>
          </table:table-cell>
          <table:table-cell table:style-name="Tabla32.A1" office:value-type="string">
            <text:p text:style-name="P682">Tag</text:p>
          </table:table-cell>
          <table:table-cell table:style-name="Tabla32.A1" office:value-type="string">
            <text:p text:style-name="P682">Tipo de Dato</text:p>
          </table:table-cell>
          <table:table-cell table:style-name="Tabla32.A1" office:value-type="string">
            <text:p text:style-name="P682">Obligatorio</text:p>
          </table:table-cell>
          <table:table-cell table:style-name="Tabla32.E1" office:value-type="string">
            <text:p text:style-name="P682">Nota</text:p>
          </table:table-cell>
        </table:table-row>
        <table:table-row>
          <table:table-cell table:style-name="Tabla32.A2" office:value-type="string">
            <text:p text:style-name="P775">1</text:p>
          </table:table-cell>
          <table:table-cell table:style-name="Tabla32.A2" office:value-type="string">
            <text:p text:style-name="P517">header</text:p>
          </table:table-cell>
          <table:table-cell table:style-name="Tabla32.A2" office:value-type="string">
            <text:p text:style-name="P582">String</text:p>
          </table:table-cell>
          <table:table-cell table:style-name="Tabla32.A2" office:value-type="string">
            <text:p text:style-name="P582">SI</text:p>
          </table:table-cell>
          <table:table-cell table:style-name="Tabla32.E2" office:value-type="string">
            <text:p text:style-name="P800">Retorna codResultado y txtResultado</text:p>
          </table:table-cell>
        </table:table-row>
        <table:table-row>
          <table:table-cell table:style-name="Tabla32.A2" office:value-type="string">
            <text:p text:style-name="P717"/>
          </table:table-cell>
          <table:table-cell table:style-name="Tabla32.A2" office:value-type="string">
            <text:p text:style-name="P556">codResultado</text:p>
          </table:table-cell>
          <table:table-cell table:style-name="Tabla32.A2" office:value-type="string">
            <text:p text:style-name="P582">String</text:p>
          </table:table-cell>
          <table:table-cell table:style-name="Tabla32.A2" office:value-type="string">
            <text:p text:style-name="P582">SI</text:p>
          </table:table-cell>
          <table:table-cell table:style-name="Tabla32.E2" office:value-type="string">
            <text:p text:style-name="P744">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32.A2" office:value-type="string">
            <text:p text:style-name="P470"/>
          </table:table-cell>
          <table:table-cell table:style-name="Tabla32.A2" office:value-type="string">
            <text:p text:style-name="P492">txtResultado</text:p>
          </table:table-cell>
          <table:table-cell table:style-name="Tabla32.A2" office:value-type="string">
            <text:p text:style-name="P717">String</text:p>
          </table:table-cell>
          <table:table-cell table:style-name="Tabla32.A2" office:value-type="string">
            <text:p text:style-name="P717">SI</text:p>
          </table:table-cell>
          <table:table-cell table:style-name="Tabla32.E2" office:value-type="string">
            <text:p text:style-name="P717">En caso de ser correcto <text:span text:style-name="T162">la petición , retorna</text:span> “<text:span text:style-name="T163">SUCCESS</text:span>”</text:p>
          </table:table-cell>
        </table:table-row>
        <table:table-row>
          <table:table-cell table:style-name="Tabla32.A2" office:value-type="string">
            <text:p text:style-name="P538">2</text:p>
          </table:table-cell>
          <table:table-cell table:style-name="Tabla32.A2" office:value-type="string">
            <text:p text:style-name="P492">data</text:p>
          </table:table-cell>
          <table:table-cell table:style-name="Tabla32.A2" office:value-type="string">
            <text:p text:style-name="P717">String</text:p>
          </table:table-cell>
          <table:table-cell table:style-name="Tabla32.A2" office:value-type="string">
            <text:p text:style-name="P843">SI</text:p>
          </table:table-cell>
          <table:table-cell table:style-name="Tabla32.E2" office:value-type="string">
            <text:p text:style-name="P855">Retorna un<text:span text:style-name="T164">a lista</text:span> “estados<text:span text:style-name="T188">Civiles</text:span>” <text:span text:style-name="T164">y paginacion</text:span>.</text:p>
          </table:table-cell>
        </table:table-row>
        <table:table-row>
          <table:table-cell table:style-name="Tabla32.A2" office:value-type="string">
            <text:p text:style-name="P615">2.1</text:p>
          </table:table-cell>
          <table:table-cell table:style-name="Tabla32.A2" office:value-type="string">
            <text:p text:style-name="P603">List&lt;estados<text:span text:style-name="T188">Civiles</text:span>&gt;</text:p>
          </table:table-cell>
          <table:table-cell table:style-name="Tabla32.A2" office:value-type="string">
            <text:p text:style-name="P867">List</text:p>
          </table:table-cell>
          <table:table-cell table:style-name="Tabla32.A2" office:value-type="string">
            <text:p text:style-name="P867">SI</text:p>
          </table:table-cell>
          <table:table-cell table:style-name="Tabla32.E2" office:value-type="string">
            <text:p text:style-name="P867">Retorna <text:span text:style-name="T165">los datos para la lista paginable</text:span></text:p>
          </table:table-cell>
        </table:table-row>
        <table:table-row>
          <table:table-cell table:style-name="Tabla32.A2" office:value-type="string">
            <text:p text:style-name="P615"/>
          </table:table-cell>
          <table:table-cell table:style-name="Tabla32.A2" office:value-type="string">
            <text:p text:style-name="P627">id</text:p>
          </table:table-cell>
          <table:table-cell table:style-name="Tabla32.A2" office:value-type="string">
            <text:p text:style-name="P879">Long</text:p>
          </table:table-cell>
          <table:table-cell table:style-name="Tabla32.A2" office:value-type="string">
            <text:p text:style-name="P879">SI</text:p>
          </table:table-cell>
          <table:table-cell table:style-name="Tabla32.E2" office:value-type="string">
            <text:p text:style-name="P879">Identificador del <text:span text:style-name="T176">estado civil.</text:span></text:p>
          </table:table-cell>
        </table:table-row>
        <table:table-row>
          <table:table-cell table:style-name="Tabla32.A2" office:value-type="string">
            <text:p text:style-name="P615"/>
          </table:table-cell>
          <table:table-cell table:style-name="Tabla32.A2" office:value-type="string">
            <text:p text:style-name="P639">descripcion</text:p>
          </table:table-cell>
          <table:table-cell table:style-name="Tabla32.A2" office:value-type="string">
            <text:p text:style-name="P891">String</text:p>
          </table:table-cell>
          <table:table-cell table:style-name="Tabla32.A2" office:value-type="string">
            <text:p text:style-name="P891">SI</text:p>
          </table:table-cell>
          <table:table-cell table:style-name="Tabla32.E2" office:value-type="string">
            <text:p text:style-name="P891">Descripción del <text:span text:style-name="T176">e</text:span>stado <text:span text:style-name="T188">civil</text:span>.</text:p>
          </table:table-cell>
        </table:table-row>
        <table:table-row>
          <table:table-cell table:style-name="Tabla32.A2" office:value-type="string">
            <text:p text:style-name="P648">2.2</text:p>
          </table:table-cell>
          <table:table-cell table:style-name="Tabla32.A2" office:value-type="string">
            <text:p text:style-name="P639">paginacion</text:p>
          </table:table-cell>
          <table:table-cell table:style-name="Tabla32.A2" office:value-type="string">
            <text:p text:style-name="P891">PaginacionResponse</text:p>
          </table:table-cell>
          <table:table-cell table:style-name="Tabla32.A2" office:value-type="string">
            <text:p text:style-name="P891">SI</text:p>
          </table:table-cell>
          <table:table-cell table:style-name="Tabla32.E2" office:value-type="string">
            <text:p text:style-name="P967">Retorna datos de paginación</text:p>
          </table:table-cell>
        </table:table-row>
        <table:table-row>
          <table:table-cell table:style-name="Tabla32.A2" office:value-type="string">
            <text:p text:style-name="P648"/>
          </table:table-cell>
          <table:table-cell table:style-name="Tabla32.A2" office:value-type="string">
            <text:p text:style-name="P659">totalItems</text:p>
          </table:table-cell>
          <table:table-cell table:style-name="Tabla32.A2" office:value-type="string">
            <text:p text:style-name="P967">Long</text:p>
          </table:table-cell>
          <table:table-cell table:style-name="Tabla32.A2" office:value-type="string">
            <text:p text:style-name="P967">SI</text:p>
          </table:table-cell>
          <table:table-cell table:style-name="Tabla32.E2" office:value-type="string">
            <text:p text:style-name="P972">Retorna cantidad total de items de la lista.</text:p>
          </table:table-cell>
        </table:table-row>
        <table:table-row>
          <table:table-cell table:style-name="Tabla32.A2" office:value-type="string">
            <text:p text:style-name="P648"/>
          </table:table-cell>
          <table:table-cell table:style-name="Tabla32.A2" office:value-type="string">
            <text:p text:style-name="P659">totalPages</text:p>
          </table:table-cell>
          <table:table-cell table:style-name="Tabla32.A2" office:value-type="string">
            <text:p text:style-name="P967">Long</text:p>
          </table:table-cell>
          <table:table-cell table:style-name="Tabla32.A2" office:value-type="string">
            <text:p text:style-name="P967">SI</text:p>
          </table:table-cell>
          <table:table-cell table:style-name="Tabla32.E2" office:value-type="string">
            <text:p text:style-name="P972">Retorna cantidad total de páginas.</text:p>
          </table:table-cell>
        </table:table-row>
        <table:table-row>
          <table:table-cell table:style-name="Tabla32.A2" office:value-type="string">
            <text:p text:style-name="P648"/>
          </table:table-cell>
          <table:table-cell table:style-name="Tabla32.A2" office:value-type="string">
            <text:p text:style-name="P659">currentPages</text:p>
          </table:table-cell>
          <table:table-cell table:style-name="Tabla32.A2" office:value-type="string">
            <text:p text:style-name="P967">int</text:p>
          </table:table-cell>
          <table:table-cell table:style-name="Tabla32.A2" office:value-type="string">
            <text:p text:style-name="P967">SI</text:p>
          </table:table-cell>
          <table:table-cell table:style-name="Tabla32.E2" office:value-type="string">
            <text:p text:style-name="P972">Retorna la página actual.</text:p>
          </table:table-cell>
        </table:table-row>
      </table:table>
      <text:p text:style-name="P243"/>
      <text:p text:style-name="P243">JSON:</text:p>
      <text:p text:style-name="P302">{</text:p>
      <text:p text:style-name="P302"><text:s text:c="2"/>"header": {</text:p>
      <text:p text:style-name="P302"><text:s text:c="4"/>"codResultado": 200,</text:p>
      <text:p text:style-name="P302"><text:s text:c="4"/>"txtResultado": "SUCCESS"</text:p>
      <text:p text:style-name="P302"><text:s text:c="2"/>},</text:p>
      <text:p text:style-name="P302"><text:s text:c="2"/>"data": {</text:p>
      <text:p text:style-name="P302"><text:s text:c="4"/>"estadosCiviles": [</text:p>
      <text:p text:style-name="P302"><text:s text:c="6"/>{</text:p>
      <text:p text:style-name="P302"><text:s text:c="8"/>"id": 2,</text:p>
      <text:p text:style-name="P302"><text:s text:c="8"/>"descripcion": "CASADO"</text:p>
      <text:p text:style-name="P302"><text:s text:c="6"/>},</text:p>
      <text:p text:style-name="P302"><text:s text:c="6"/>{</text:p>
      <text:p text:style-name="P302"><text:s text:c="8"/>"id": 5,</text:p>
      <text:p text:style-name="P302"><text:s text:c="8"/>"descripcion": "CASADO SIN HIJOS"</text:p>
      <text:p text:style-name="P302"><text:s text:c="6"/>}</text:p>
      <text:p text:style-name="P302"><text:s text:c="4"/>],</text:p>
      <text:p text:style-name="P302"><text:s text:c="4"/>"paginacion": {</text:p>
      <text:p text:style-name="P302"><text:s text:c="6"/>"totalItems": 2,</text:p>
      <text:p text:style-name="P302"><text:s text:c="6"/>"totalPages": 1,</text:p>
      <text:p text:style-name="P302"><text:soft-page-break/><text:s text:c="6"/>"currentPages": 1</text:p>
      <text:p text:style-name="P302"><text:s text:c="4"/>}</text:p>
      <text:p text:style-name="P302"><text:s text:c="2"/>}</text:p>
      <text:p text:style-name="P302">}</text:p>
      <text:p text:style-name="P243">J<text:span text:style-name="T112">WT</text:span>:</text:p>
      <text:p text:style-name="P319">{</text:p>
      <text:p text:style-name="P319"><text:s text:c="2"/>"data": "eyJhbGciOiJIUzUxMiJ9.eyJoZWFkZXIiOnsiY29kUmVzdWx0YWRvIjoyMDAsInR4dFJlc3VsdGFkbyI6IlNVQ0NFU1MifSwiZGF0YSI6eyJlc3RhZG9zQ2l2aWxlcyI6W3siaWQiOjIsImRlc2NyaXBjaW9uIjoiQ0FTQURPIn0seyJpZCI6NSwiZGVzY3JpcGNpb24iOiJDQVNBRE8gU0lOIEhJSk9TIn1dLCJwYWdpbmFjaW9uIjp7InRvdGFsSXRlbXMiOjIsInRvdGFsUGFnZXMiOjEsImN1cnJlbnRQYWdlcyI6MX19fQ.GJ_v2jZRR8FHWps-66HeZxVCkoKERBhFhS9JxWArS7_elNhBcNEt2-_N_eI2j6espssNvacg3fOYzaLu2d68ww"</text:p>
      <text:p text:style-name="P417">}</text:p>
      <text:p text:style-name="P417"/>
      <text:p text:style-name="P192"><text:span text:style-name="T102">E</text:span><text:span text:style-name="T101">STADOS </text:span><text:span text:style-name="T105">PERSONAS</text:span></text:p>
      <text:p text:style-name="P126"><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8">Personas</text:span><text:span text:style-name="T40">/</text:span><text:span text:style-name="T41">getById</text:span></text:p>
      <text:p text:style-name="P13"><text:span text:style-name="T4">Método:</text:span> <text:span text:style-name="T9">POST</text:span></text:p>
      <text:p text:style-name="P183"><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41">Request</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683">Nro.</text:p>
          </table:table-cell>
          <table:table-cell table:style-name="Tabla33.A1" office:value-type="string">
            <text:p text:style-name="P683">Tag</text:p>
          </table:table-cell>
          <table:table-cell table:style-name="Tabla33.A1" office:value-type="string">
            <text:p text:style-name="P683">Tipo de Dato</text:p>
          </table:table-cell>
          <table:table-cell table:style-name="Tabla33.A1" office:value-type="string">
            <text:p text:style-name="P683">Obligatorio</text:p>
          </table:table-cell>
          <table:table-cell table:style-name="Tabla33.E1" office:value-type="string">
            <text:p text:style-name="P683">Nota</text:p>
          </table:table-cell>
        </table:table-row>
        <table:table-row>
          <table:table-cell table:style-name="Tabla33.A2" office:value-type="string">
            <text:p text:style-name="P718">1</text:p>
          </table:table-cell>
          <table:table-cell table:style-name="Tabla33.A2" office:value-type="string">
            <text:p text:style-name="P907">id</text:p>
          </table:table-cell>
          <table:table-cell table:style-name="Tabla33.A2" office:value-type="string">
            <text:p text:style-name="P825">int</text:p>
          </table:table-cell>
          <table:table-cell table:style-name="Tabla33.A2" office:value-type="string">
            <text:p text:style-name="P924">SI</text:p>
          </table:table-cell>
          <table:table-cell table:style-name="Tabla33.E2" office:value-type="string">
            <text:p text:style-name="P718">Debe de ir <text:span text:style-name="T167">el código identificador del estado de persona que se desea obtener</text:span></text:p>
          </table:table-cell>
        </table:table-row>
      </table:table>
      <text:p text:style-name="P74"/>
      <text:p text:style-name="P74">JSON:</text:p>
      <text:p text:style-name="P284">{</text:p>
      <text:p text:style-name="P284"><text:s text:c="2"/>"id": "<text:span text:style-name="T189">3</text:span>"</text:p>
      <text:p text:style-name="P284">}</text:p>
      <text:p text:style-name="P244">J<text:span text:style-name="T112">WT</text:span>:</text:p>
      <text:p text:style-name="P320">{</text:p>
      <text:p text:style-name="P320"><text:s text:c="2"/>"data": "eyJhbGciOiJIUzUxMiIsInR5cCI6IkpXVCJ9.eyJpZCI6IjMifQ.sbKEKzTBoiRKv16EPWQvQklucNqu1fE3yfm9l_34JPWy7FUvbxPhIFPMBaKRyvfHNLmZwPg4Foo_Rkud9EplHQ"</text:p>
      <text:p text:style-name="P351">}</text:p>
      <text:p text:style-name="P207">Response</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683">Nro.</text:p>
          </table:table-cell>
          <table:table-cell table:style-name="Tabla34.A1" office:value-type="string">
            <text:p text:style-name="P683">Tag</text:p>
          </table:table-cell>
          <table:table-cell table:style-name="Tabla34.A1" office:value-type="string">
            <text:p text:style-name="P683">Tipo de Dato</text:p>
          </table:table-cell>
          <table:table-cell table:style-name="Tabla34.A1" office:value-type="string">
            <text:p text:style-name="P683">Obligatorio</text:p>
          </table:table-cell>
          <table:table-cell table:style-name="Tabla34.E1" office:value-type="string">
            <text:p text:style-name="P683">Nota</text:p>
          </table:table-cell>
        </table:table-row>
        <table:table-row>
          <table:table-cell table:style-name="Tabla34.A2" office:value-type="string">
            <text:p text:style-name="P776">1</text:p>
          </table:table-cell>
          <table:table-cell table:style-name="Tabla34.A2" office:value-type="string">
            <text:p text:style-name="P518">header</text:p>
          </table:table-cell>
          <table:table-cell table:style-name="Tabla34.A2" office:value-type="string">
            <text:p text:style-name="P583">String</text:p>
          </table:table-cell>
          <table:table-cell table:style-name="Tabla34.A2" office:value-type="string">
            <text:p text:style-name="P583">SI</text:p>
          </table:table-cell>
          <table:table-cell table:style-name="Tabla34.E2" office:value-type="string">
            <text:p text:style-name="P801">Retorna codResultado y txtResultado</text:p>
          </table:table-cell>
        </table:table-row>
        <table:table-row>
          <table:table-cell table:style-name="Tabla34.A2" office:value-type="string">
            <text:p text:style-name="P718"/>
          </table:table-cell>
          <table:table-cell table:style-name="Tabla34.A2" office:value-type="string">
            <text:p text:style-name="P557">codResultado</text:p>
          </table:table-cell>
          <table:table-cell table:style-name="Tabla34.A2" office:value-type="string">
            <text:p text:style-name="P583">String</text:p>
          </table:table-cell>
          <table:table-cell table:style-name="Tabla34.A2" office:value-type="string">
            <text:p text:style-name="P583">SI</text:p>
          </table:table-cell>
          <table:table-cell table:style-name="Tabla34.E2" office:value-type="string">
            <text:p text:style-name="P745">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34.A2" office:value-type="string">
            <text:p text:style-name="P471"/>
          </table:table-cell>
          <table:table-cell table:style-name="Tabla34.A2" office:value-type="string">
            <text:p text:style-name="P493">txtResultado</text:p>
          </table:table-cell>
          <table:table-cell table:style-name="Tabla34.A2" office:value-type="string">
            <text:p text:style-name="P718">String</text:p>
          </table:table-cell>
          <table:table-cell table:style-name="Tabla34.A2" office:value-type="string">
            <text:p text:style-name="P718">SI</text:p>
          </table:table-cell>
          <table:table-cell table:style-name="Tabla34.E2" office:value-type="string">
            <text:p text:style-name="P718">En caso de ser correcto <text:span text:style-name="T162">la petición , retorna</text:span> “<text:span text:style-name="T163">SUCCESS</text:span>”</text:p>
          </table:table-cell>
        </table:table-row>
        <table:table-row>
          <table:table-cell table:style-name="Tabla34.A2" office:value-type="string">
            <text:p text:style-name="P539">2</text:p>
          </table:table-cell>
          <table:table-cell table:style-name="Tabla34.A2" office:value-type="string">
            <text:p text:style-name="P493">data</text:p>
          </table:table-cell>
          <table:table-cell table:style-name="Tabla34.A2" office:value-type="string">
            <text:p text:style-name="P718">String</text:p>
          </table:table-cell>
          <table:table-cell table:style-name="Tabla34.A2" office:value-type="string">
            <text:p text:style-name="P844">SI</text:p>
          </table:table-cell>
          <table:table-cell table:style-name="Tabla34.E2" office:value-type="string">
            <text:p text:style-name="P856">Retorna un<text:span text:style-name="T164">a lista</text:span> “estados<text:span text:style-name="T190">Personas</text:span>” </text:p>
          </table:table-cell>
        </table:table-row>
        <table:table-row>
          <table:table-cell table:style-name="Tabla34.A2" office:value-type="string">
            <text:p text:style-name="P616">2.1</text:p>
          </table:table-cell>
          <table:table-cell table:style-name="Tabla34.A2" office:value-type="string">
            <text:p text:style-name="P604">List&lt;estados<text:span text:style-name="T190">Personas</text:span>&gt;</text:p>
          </table:table-cell>
          <table:table-cell table:style-name="Tabla34.A2" office:value-type="string">
            <text:p text:style-name="P868">List</text:p>
          </table:table-cell>
          <table:table-cell table:style-name="Tabla34.A2" office:value-type="string">
            <text:p text:style-name="P868">SI</text:p>
          </table:table-cell>
          <table:table-cell table:style-name="Tabla34.E2" office:value-type="string">
            <text:p text:style-name="P385">Retorna una lista con el <text:s/>registro único obtenido.</text:p>
          </table:table-cell>
        </table:table-row>
        <table:table-row>
          <table:table-cell table:style-name="Tabla34.A2" office:value-type="string">
            <text:p text:style-name="P616"/>
          </table:table-cell>
          <table:table-cell table:style-name="Tabla34.A2" office:value-type="string">
            <text:p text:style-name="P628">id</text:p>
          </table:table-cell>
          <table:table-cell table:style-name="Tabla34.A2" office:value-type="string">
            <text:p text:style-name="P880">Long</text:p>
          </table:table-cell>
          <table:table-cell table:style-name="Tabla34.A2" office:value-type="string">
            <text:p text:style-name="P880">SI</text:p>
          </table:table-cell>
          <table:table-cell table:style-name="Tabla34.E2" office:value-type="string">
            <text:p text:style-name="P880">Identificador del <text:span text:style-name="T185">estado persona</text:span></text:p>
          </table:table-cell>
        </table:table-row>
        <text:soft-page-break/>
        <table:table-row>
          <table:table-cell table:style-name="Tabla34.A2" office:value-type="string">
            <text:p text:style-name="P616"/>
          </table:table-cell>
          <table:table-cell table:style-name="Tabla34.A2" office:value-type="string">
            <text:p text:style-name="P640">descripcion</text:p>
          </table:table-cell>
          <table:table-cell table:style-name="Tabla34.A2" office:value-type="string">
            <text:p text:style-name="P892">String</text:p>
          </table:table-cell>
          <table:table-cell table:style-name="Tabla34.A2" office:value-type="string">
            <text:p text:style-name="P892">SI</text:p>
          </table:table-cell>
          <table:table-cell table:style-name="Tabla34.E2" office:value-type="string">
            <text:p text:style-name="P892">Descripción del <text:span text:style-name="T185">estado persona</text:span></text:p>
          </table:table-cell>
        </table:table-row>
      </table:table>
      <text:p text:style-name="P74"/>
      <text:p text:style-name="P74">JSON:</text:p>
      <text:p text:style-name="P284">{</text:p>
      <text:p text:style-name="P284"><text:s text:c="2"/>"header": {</text:p>
      <text:p text:style-name="P284"><text:s text:c="4"/>"codResultado": 200,</text:p>
      <text:p text:style-name="P284"><text:s text:c="4"/>"txtResultado": "SUCCESS"</text:p>
      <text:p text:style-name="P284"><text:s text:c="2"/>},</text:p>
      <text:p text:style-name="P284"><text:s text:c="2"/>"data": {</text:p>
      <text:p text:style-name="P284"><text:s text:c="4"/>"estadosPersonas": [</text:p>
      <text:p text:style-name="P284"><text:s text:c="6"/>{</text:p>
      <text:p text:style-name="P284"><text:s text:c="8"/>"id": 3,</text:p>
      <text:p text:style-name="P284"><text:s text:c="8"/>"descripcion": "FALLECIDO"</text:p>
      <text:p text:style-name="P284"><text:s text:c="6"/>}</text:p>
      <text:p text:style-name="P284"><text:s text:c="4"/>]</text:p>
      <text:p text:style-name="P284"><text:s text:c="2"/>}</text:p>
      <text:p text:style-name="P284">}</text:p>
      <text:p text:style-name="P244">J<text:span text:style-name="T112">WT</text:span>:</text:p>
      <text:p text:style-name="P320">{</text:p>
      <text:p text:style-name="P320"><text:s text:c="2"/>"data": "eyJhbGciOiJIUzUxMiJ9.eyJoZWFkZXIiOnsiY29kUmVzdWx0YWRvIjoyMDAsInR4dFJlc3VsdGFkbyI6IlNVQ0NFU1MifSwiZGF0YSI6eyJlc3RhZG9zUGVyc29uYXMiOlt7ImlkIjozLCJkZXNjcmlwY2lvbiI6IkZBTExFQ0lETyJ9XX19.yykT3TE7hUulKWOGNWaiBDQ6sKDReXIIP-PcT1HrR6rBI2jxDtPg587VolvjYooIqFaT481o4nu5fzLsmD4Lqw"</text:p>
      <text:p text:style-name="P408">}</text:p>
      <text:p text:style-name="P396"/>
      <text:p text:style-name="P133"><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40">e</text:span></text:a><text:span text:style-name="T40">stados</text:span><text:span text:style-name="T49">Personas</text:span><text:span text:style-name="T40">/</text:span><text:span text:style-name="T44">delete</text:span><text:span text:style-name="T41">ById</text:span></text:p>
      <text:p text:style-name="P14"><text:span text:style-name="T4">Método:</text:span> <text:span text:style-name="T9">POST</text:span></text:p>
      <text:p text:style-name="P172"><text:span text:style-name="T67">Descripción: </text:span><text:span text:style-name="T81">É</text:span><text:span text:style-name="T67">ste </text:span><text:span text:style-name="T73">es</text:span><text:span text:style-name="T67"> 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42">Request</text:p>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684">Nro.</text:p>
          </table:table-cell>
          <table:table-cell table:style-name="Tabla35.A1" office:value-type="string">
            <text:p text:style-name="P684">Tag</text:p>
          </table:table-cell>
          <table:table-cell table:style-name="Tabla35.A1" office:value-type="string">
            <text:p text:style-name="P684">Tipo de Dato</text:p>
          </table:table-cell>
          <table:table-cell table:style-name="Tabla35.A1" office:value-type="string">
            <text:p text:style-name="P684">Obligatorio</text:p>
          </table:table-cell>
          <table:table-cell table:style-name="Tabla35.E1" office:value-type="string">
            <text:p text:style-name="P684">Nota</text:p>
          </table:table-cell>
        </table:table-row>
        <table:table-row>
          <table:table-cell table:style-name="Tabla35.A2" office:value-type="string">
            <text:p text:style-name="P719">1</text:p>
          </table:table-cell>
          <table:table-cell table:style-name="Tabla35.A2" office:value-type="string">
            <text:p text:style-name="P908">id</text:p>
          </table:table-cell>
          <table:table-cell table:style-name="Tabla35.A2" office:value-type="string">
            <text:p text:style-name="P826">int</text:p>
          </table:table-cell>
          <table:table-cell table:style-name="Tabla35.A2" office:value-type="string">
            <text:p text:style-name="P925">SI</text:p>
          </table:table-cell>
          <table:table-cell table:style-name="Tabla35.E2" office:value-type="string">
            <text:p text:style-name="P719">Debe de ir <text:span text:style-name="T167">el código identificador del estado de persona que se desea eliminar</text:span></text:p>
          </table:table-cell>
        </table:table-row>
      </table:table>
      <text:p text:style-name="P95"/>
      <text:p text:style-name="P75">JSON:</text:p>
      <text:p text:style-name="P285">{</text:p>
      <text:p text:style-name="P285"><text:s text:c="2"/>"id": "<text:span text:style-name="T191">7</text:span>"</text:p>
      <text:p text:style-name="P285">}</text:p>
      <text:p text:style-name="P245">J<text:span text:style-name="T112">WT</text:span>:</text:p>
      <text:p text:style-name="P321">{</text:p>
      <text:p text:style-name="P321"><text:s text:c="2"/>"data": "eyJhbGciOiJIUzUxMiIsInR5cCI6IkpXVCJ9.eyJpZCI6IjcifQ.UrWY-0vWDRzzFCDKu4cPF4O8z-ICl9baRstr1Jl-OjDihsb6AfZ_PnJKKE0-pDfIgbd--VpfZaOYzFcL70wPqQ"</text:p>
      <text:p text:style-name="P379">}</text:p>
      <text:p text:style-name="P218">Response</text:p>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684">Nro.</text:p>
          </table:table-cell>
          <table:table-cell table:style-name="Tabla36.A1" office:value-type="string">
            <text:p text:style-name="P684">Tag</text:p>
          </table:table-cell>
          <table:table-cell table:style-name="Tabla36.A1" office:value-type="string">
            <text:p text:style-name="P684">Tipo de Dato</text:p>
          </table:table-cell>
          <table:table-cell table:style-name="Tabla36.A1" office:value-type="string">
            <text:p text:style-name="P684">Obligatorio</text:p>
          </table:table-cell>
          <table:table-cell table:style-name="Tabla36.E1" office:value-type="string">
            <text:p text:style-name="P684">Nota</text:p>
          </table:table-cell>
        </table:table-row>
        <table:table-row>
          <table:table-cell table:style-name="Tabla36.A2" office:value-type="string">
            <text:p text:style-name="P777">1</text:p>
          </table:table-cell>
          <table:table-cell table:style-name="Tabla36.A2" office:value-type="string">
            <text:p text:style-name="P519">header</text:p>
          </table:table-cell>
          <table:table-cell table:style-name="Tabla36.A2" office:value-type="string">
            <text:p text:style-name="P584">String</text:p>
          </table:table-cell>
          <table:table-cell table:style-name="Tabla36.A2" office:value-type="string">
            <text:p text:style-name="P584">SI</text:p>
          </table:table-cell>
          <table:table-cell table:style-name="Tabla36.E2" office:value-type="string">
            <text:p text:style-name="P802">Retorna codResultado y txtResultado</text:p>
          </table:table-cell>
        </table:table-row>
        <table:table-row>
          <table:table-cell table:style-name="Tabla36.A2" office:value-type="string">
            <text:p text:style-name="P719"/>
          </table:table-cell>
          <table:table-cell table:style-name="Tabla36.A2" office:value-type="string">
            <text:p text:style-name="P558">codResultado</text:p>
          </table:table-cell>
          <table:table-cell table:style-name="Tabla36.A2" office:value-type="string">
            <text:p text:style-name="P584">String</text:p>
          </table:table-cell>
          <table:table-cell table:style-name="Tabla36.A2" office:value-type="string">
            <text:p text:style-name="P584">SI</text:p>
          </table:table-cell>
          <table:table-cell table:style-name="Tabla36.E2" office:value-type="string">
            <text:p text:style-name="P746">En c<text:span text:style-name="T114">aso de que la petición se haya </text:span><text:soft-page-break/><text:span text:style-name="T114">realizado satisfactoriamente</text:span>, retorna 200, <text:span text:style-name="T113">caso contrario</text:span> <text:span text:style-name="T170">400</text:span></text:p>
          </table:table-cell>
        </table:table-row>
        <table:table-row>
          <table:table-cell table:style-name="Tabla36.A2" office:value-type="string">
            <text:p text:style-name="P472"/>
          </table:table-cell>
          <table:table-cell table:style-name="Tabla36.A2" office:value-type="string">
            <text:p text:style-name="P494">txtResultado</text:p>
          </table:table-cell>
          <table:table-cell table:style-name="Tabla36.A2" office:value-type="string">
            <text:p text:style-name="P719">String</text:p>
          </table:table-cell>
          <table:table-cell table:style-name="Tabla36.A2" office:value-type="string">
            <text:p text:style-name="P719">SI</text:p>
          </table:table-cell>
          <table:table-cell table:style-name="Tabla36.E2" office:value-type="string">
            <text:p text:style-name="P719">En caso de ser correcto <text:span text:style-name="T162">la petición, retorna</text:span> “<text:span text:style-name="T163">SUCCESS</text:span>”</text:p>
          </table:table-cell>
        </table:table-row>
      </table:table>
      <text:p text:style-name="P75"/>
      <text:p text:style-name="P75">JSON:</text:p>
      <text:p text:style-name="P285">{</text:p>
      <text:p text:style-name="P285"><text:s text:c="2"/>"header": {</text:p>
      <text:p text:style-name="P285"><text:s text:c="4"/>"codResultado": 200,</text:p>
      <text:p text:style-name="P285"><text:s text:c="4"/>"txtResultado": "SUCCESS"</text:p>
      <text:p text:style-name="P285"><text:s text:c="2"/>}</text:p>
      <text:p text:style-name="P285">}</text:p>
      <text:p text:style-name="P245">J<text:span text:style-name="T112">WT</text:span>:</text:p>
      <text:p text:style-name="P321">{</text:p>
      <text:p text:style-name="P321"><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425">}</text:p>
      <text:p text:style-name="P395"/>
      <text:p text:style-name="P150"><text:span text:style-name="T5">E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a xlink:type="simple" xlink:href="http://localhost:8080/arapy/api/auth/signin" text:style-name="Internet_20_link" text:visited-style-name="Visited_20_Internet_20_Link"><text:span text:style-name="T58">e</text:span></text:a><text:span text:style-name="T58">stados</text:span><text:span text:style-name="T63">Personas</text:span><text:span text:style-name="T58">/</text:span><text:span text:style-name="T64">save</text:span></text:p>
      <text:p text:style-name="P15"><text:span text:style-name="T4">Método:</text:span> <text:span text:style-name="T9">POST</text:span></text:p>
      <text:p text:style-name="P173"><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400"/>
      <text:p text:style-name="P43">Request</text:p>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685">Nro.</text:p>
          </table:table-cell>
          <table:table-cell table:style-name="Tabla37.A1" office:value-type="string">
            <text:p text:style-name="P685">Tag</text:p>
          </table:table-cell>
          <table:table-cell table:style-name="Tabla37.A1" office:value-type="string">
            <text:p text:style-name="P685">Tipo de Dato</text:p>
          </table:table-cell>
          <table:table-cell table:style-name="Tabla37.A1" office:value-type="string">
            <text:p text:style-name="P685">Obligatorio</text:p>
          </table:table-cell>
          <table:table-cell table:style-name="Tabla37.E1" office:value-type="string">
            <text:p text:style-name="P685">Nota</text:p>
          </table:table-cell>
        </table:table-row>
        <table:table-row>
          <table:table-cell table:style-name="Tabla37.A2" office:value-type="string">
            <text:p text:style-name="P720">1</text:p>
          </table:table-cell>
          <table:table-cell table:style-name="Tabla37.A2" office:value-type="string">
            <text:p text:style-name="P909">id</text:p>
          </table:table-cell>
          <table:table-cell table:style-name="Tabla37.A2" office:value-type="string">
            <text:p text:style-name="P827">int</text:p>
          </table:table-cell>
          <table:table-cell table:style-name="Tabla37.A2" office:value-type="string">
            <text:p text:style-name="P936">NO</text:p>
          </table:table-cell>
          <table:table-cell table:style-name="Tabla37.E2" office:value-type="string">
            <text:p text:style-name="P720">Debe de ir <text:span text:style-name="T167">el código identificador solamente para una actualización de estados de personas. </text:span></text:p>
            <text:p text:style-name="P953">Para el registro de un nuevo estado <text:span text:style-name="T192">de persona</text:span>, el código identificador se genera automáticamente</text:p>
          </table:table-cell>
        </table:table-row>
        <table:table-row table:style-name="Tabla37.3">
          <table:table-cell table:style-name="Tabla37.A2" office:value-type="string">
            <text:p text:style-name="P942">2</text:p>
          </table:table-cell>
          <table:table-cell table:style-name="Tabla37.A2" office:value-type="string">
            <text:p text:style-name="P948">descripcion</text:p>
          </table:table-cell>
          <table:table-cell table:style-name="Tabla37.A2" office:value-type="string">
            <text:p text:style-name="P942">String</text:p>
          </table:table-cell>
          <table:table-cell table:style-name="Tabla37.A2" office:value-type="string">
            <text:p text:style-name="P942">SI</text:p>
          </table:table-cell>
          <table:table-cell table:style-name="Tabla37.E2" office:value-type="string">
            <text:p text:style-name="P720">Debe de ir <text:span text:style-name="T161">la descripción que se desea registrar o actualizar.</text:span></text:p>
          </table:table-cell>
        </table:table-row>
      </table:table>
      <text:p text:style-name="P369"/>
      <text:p text:style-name="P112"><text:span text:style-name="T121">P</text:span><text:span text:style-name="T120">ara </text:span><text:span text:style-name="T126">registrar nuevo</text:span><text:span text:style-name="T120"> estado </text:span><text:span text:style-name="T123">de persona</text:span><text:span text:style-name="T120">.</text:span></text:p>
      <text:p text:style-name="P76">JSON:</text:p>
      <text:p text:style-name="P286">{</text:p>
      <text:p text:style-name="P286"><text:s text:c="2"/>"descripcion": "FALLECIDO"</text:p>
      <text:p text:style-name="P286">}</text:p>
      <text:p text:style-name="P246">J<text:span text:style-name="T112">WT</text:span>:</text:p>
      <text:p text:style-name="P322">{</text:p>
      <text:p text:style-name="P322"><text:s text:c="2"/>"data": "eyJhbGciOiJIUzUxMiIsInR5cCI6IkpXVCJ9.eyJkZXNjcmlwY2lvbiI6IkZBTExFQ0lETyJ9.vuWPoDQlDl1MaiH-0n99cNxlV0RBEy5B7vFAMP6AlKhPl3NAt6kS6HUGmavLsOdJlEO7ycYX5CnrLqD99xJ1Aw"</text:p>
      <text:p text:style-name="P346">}</text:p>
      <text:p text:style-name="P369"/>
      <text:p text:style-name="P346"><text:soft-page-break/><text:span text:style-name="T177">P</text:span><text:span text:style-name="T178">ara </text:span><text:span text:style-name="T184">editar</text:span><text:span text:style-name="T178"> estado de </text:span><text:span text:style-name="T181">persona</text:span></text:p>
      <text:p text:style-name="P76">JSON:</text:p>
      <text:p text:style-name="P287">{ </text:p>
      <text:p text:style-name="P287"><text:s/>"id": "2",</text:p>
      <text:p text:style-name="P286"><text:s text:c="2"/>"descripcion": "ACTIVO"</text:p>
      <text:p text:style-name="P286">}</text:p>
      <text:p text:style-name="P246">J<text:span text:style-name="T112">WT</text:span>:</text:p>
      <text:p text:style-name="P322">{</text:p>
      <text:p text:style-name="P322"><text:s text:c="2"/>"data": "eyJhbGciOiJIUzUxMiIsInR5cCI6IkpXVCJ9.eyJpZCI6IjIiLCJkZXNjcmlwY2lvbiI6IkFDVElWTyJ9.Mz6oAeTontty1f44OCITb3gTQtcuUu_M-DvhFkd9O2-wyr3nn8VUWFk5b55olTYfUbwP3ATD3fDfY-hOptUtRg"</text:p>
      <text:p text:style-name="P380">}</text:p>
      <text:p text:style-name="P208">Response</text:p>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685">Nro.</text:p>
          </table:table-cell>
          <table:table-cell table:style-name="Tabla38.A1" office:value-type="string">
            <text:p text:style-name="P685">Tag</text:p>
          </table:table-cell>
          <table:table-cell table:style-name="Tabla38.A1" office:value-type="string">
            <text:p text:style-name="P685">Tipo de Dato</text:p>
          </table:table-cell>
          <table:table-cell table:style-name="Tabla38.A1" office:value-type="string">
            <text:p text:style-name="P685">Obligatorio</text:p>
          </table:table-cell>
          <table:table-cell table:style-name="Tabla38.E1" office:value-type="string">
            <text:p text:style-name="P685">Nota</text:p>
          </table:table-cell>
        </table:table-row>
        <table:table-row>
          <table:table-cell table:style-name="Tabla38.A2" office:value-type="string">
            <text:p text:style-name="P778">1</text:p>
          </table:table-cell>
          <table:table-cell table:style-name="Tabla38.A2" office:value-type="string">
            <text:p text:style-name="P520">header</text:p>
          </table:table-cell>
          <table:table-cell table:style-name="Tabla38.A2" office:value-type="string">
            <text:p text:style-name="P585">String</text:p>
          </table:table-cell>
          <table:table-cell table:style-name="Tabla38.A2" office:value-type="string">
            <text:p text:style-name="P585">SI</text:p>
          </table:table-cell>
          <table:table-cell table:style-name="Tabla38.E2" office:value-type="string">
            <text:p text:style-name="P803">Retorna codResultado y txtResultado</text:p>
          </table:table-cell>
        </table:table-row>
        <table:table-row>
          <table:table-cell table:style-name="Tabla38.A2" office:value-type="string">
            <text:p text:style-name="P720"/>
          </table:table-cell>
          <table:table-cell table:style-name="Tabla38.A2" office:value-type="string">
            <text:p text:style-name="P559">codResultado</text:p>
          </table:table-cell>
          <table:table-cell table:style-name="Tabla38.A2" office:value-type="string">
            <text:p text:style-name="P585">String</text:p>
          </table:table-cell>
          <table:table-cell table:style-name="Tabla38.A2" office:value-type="string">
            <text:p text:style-name="P585">SI</text:p>
          </table:table-cell>
          <table:table-cell table:style-name="Tabla38.E2" office:value-type="string">
            <text:p text:style-name="P747">En c<text:span text:style-name="T114">aso de que la petición se haya realizado satisfactoriamente</text:span>, retorna 200, <text:span text:style-name="T113">caso contrario</text:span> <text:span text:style-name="T170">400</text:span></text:p>
          </table:table-cell>
        </table:table-row>
      </table:table>
      <text:p text:style-name="P82"/>
      <text:p text:style-name="P76">JSON:</text:p>
      <text:p text:style-name="P286">{</text:p>
      <text:p text:style-name="P286"><text:s text:c="2"/>"header": {</text:p>
      <text:p text:style-name="P286"><text:s text:c="4"/>"codResultado": 200,</text:p>
      <text:p text:style-name="P286"><text:s text:c="4"/>"txtResultado": "SUCCESS"</text:p>
      <text:p text:style-name="P286"><text:s text:c="2"/>}</text:p>
      <text:p text:style-name="P246">J<text:span text:style-name="T112">WT</text:span>:</text:p>
      <text:p text:style-name="P322">{</text:p>
      <text:p text:style-name="P322"><text:s text:c="2"/>"data": "eyJhbGciOiJIUzUxMiJ9.eyJoZWFkZXIiOnsiY29kUmVzdWx0YWRvIjoyMDAsInR4dFJlc3VsdGFkbyI6IlNVQ0NFU1MifX0.DdNmVBHPqxAPTRsEc36AyOkOAlEi0TIsI5VEyyogmJd5uJYITp0gzME9j7izCn72jVktupT5qNWZ2DEkt7Pi8A"</text:p>
      <text:p text:style-name="P409">}</text:p>
      <text:p text:style-name="P409"/>
      <text:p text:style-name="P146"><text:span text:style-name="T6">E</text:span><text:span text:style-name="T5">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a xlink:type="simple" xlink:href="http://localhost:8080/arapy/api/auth/signin" text:style-name="Internet_20_link" text:visited-style-name="Visited_20_Internet_20_Link"><text:span text:style-name="T58">e</text:span></text:a><text:span text:style-name="T58">stado</text:span><text:span text:style-name="T59">s</text:span><text:span text:style-name="T61">Personas</text:span><text:span text:style-name="T58">/list</text:span></text:p>
      <text:p text:style-name="P16"><text:span text:style-name="T4">Método:</text:span> <text:span text:style-name="T9">POST</text:span></text:p>
      <text:p text:style-name="P174"><text:span text:style-name="T67">Descripción: Este el el método que</text:span><text:span text:style-name="T68"> </text:span><text:span text:style-name="T69">retorna una lista de </text:span><text:span text:style-name="T80">estados </text:span><text:span text:style-name="T83">de personas</text:span><text:span text:style-name="T69"> con paginación.</text:span></text:p>
      <text:p text:style-name="P373"/>
      <text:p text:style-name="P44">Request</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686">Nro.</text:p>
          </table:table-cell>
          <table:table-cell table:style-name="Tabla39.A1" office:value-type="string">
            <text:p text:style-name="P686">Tag</text:p>
          </table:table-cell>
          <table:table-cell table:style-name="Tabla39.A1" office:value-type="string">
            <text:p text:style-name="P686">Tipo de Dato</text:p>
          </table:table-cell>
          <table:table-cell table:style-name="Tabla39.A1" office:value-type="string">
            <text:p text:style-name="P686">Obligatorio</text:p>
          </table:table-cell>
          <table:table-cell table:style-name="Tabla39.E1" office:value-type="string">
            <text:p text:style-name="P686">Nota</text:p>
          </table:table-cell>
        </table:table-row>
        <table:table-row>
          <table:table-cell table:style-name="Tabla39.A2" office:value-type="string">
            <text:p text:style-name="P721">1</text:p>
          </table:table-cell>
          <table:table-cell table:style-name="Tabla39.A2" office:value-type="string">
            <text:p text:style-name="P959">descripcion</text:p>
          </table:table-cell>
          <table:table-cell table:style-name="Tabla39.A2" office:value-type="string">
            <text:p text:style-name="P721">String</text:p>
          </table:table-cell>
          <table:table-cell table:style-name="Tabla39.A2" office:value-type="string">
            <text:p text:style-name="P963">No</text:p>
          </table:table-cell>
          <table:table-cell table:style-name="Tabla39.E2" office:value-type="string">
            <text:p text:style-name="P721">Debe ir <text:span text:style-name="T161">la descripción, o parte de la descripción del estado de persona que se desea buscar; en caso de ser vacío, retorna una lista de todos los estados de personas.</text:span></text:p>
          </table:table-cell>
        </table:table-row>
        <table:table-row>
          <table:table-cell table:style-name="Tabla39.A2" office:value-type="string">
            <text:p text:style-name="P473">2</text:p>
          </table:table-cell>
          <table:table-cell table:style-name="Tabla39.A2" office:value-type="string">
            <text:p text:style-name="P655">paginacion</text:p>
          </table:table-cell>
          <table:table-cell table:style-name="Tabla39.A2" office:value-type="string">
            <text:p text:style-name="P893">PaginacionRequest</text:p>
          </table:table-cell>
          <table:table-cell table:style-name="Tabla39.A2" office:value-type="string">
            <text:p text:style-name="P721">SI</text:p>
          </table:table-cell>
          <table:table-cell table:style-name="Tabla39.E2" office:value-type="string">
            <text:p text:style-name="P982"><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39.A2" office:value-type="string">
            <text:p text:style-name="P473"/>
          </table:table-cell>
          <table:table-cell table:style-name="Tabla39.A2" office:value-type="string">
            <text:p text:style-name="P655">pagina</text:p>
          </table:table-cell>
          <table:table-cell table:style-name="Tabla39.A2" office:value-type="string">
            <text:p text:style-name="P828">int</text:p>
          </table:table-cell>
          <table:table-cell table:style-name="Tabla39.A2" office:value-type="string">
            <text:p text:style-name="P748">SI</text:p>
          </table:table-cell>
          <table:table-cell table:style-name="Tabla39.E2" office:value-type="string">
            <text:p text:style-name="P987"><text:span text:style-name="T28">D</text:span><text:span text:style-name="T26">ebe ir el número de página que desea visualizar</text:span></text:p>
          </table:table-cell>
        </table:table-row>
        <text:soft-page-break/>
        <table:table-row>
          <table:table-cell table:style-name="Tabla39.A2" office:value-type="string">
            <text:p text:style-name="P473"/>
          </table:table-cell>
          <table:table-cell table:style-name="Tabla39.A2" office:value-type="string">
            <text:p text:style-name="P655">cantidad</text:p>
          </table:table-cell>
          <table:table-cell table:style-name="Tabla39.A2" office:value-type="string">
            <text:p text:style-name="P828">int</text:p>
          </table:table-cell>
          <table:table-cell table:style-name="Tabla39.A2" office:value-type="string">
            <text:p text:style-name="P828">SI</text:p>
          </table:table-cell>
          <table:table-cell table:style-name="Tabla39.E2" office:value-type="string">
            <text:p text:style-name="P987"><text:span text:style-name="T28">D</text:span><text:span text:style-name="T26">ebe ir la cantidad de ítems que se desea visualizar en la lista paginable.</text:span></text:p>
          </table:table-cell>
        </table:table-row>
      </table:table>
      <text:p text:style-name="P77"/>
      <text:p text:style-name="P77">JSON:</text:p>
      <text:p text:style-name="P287">{ </text:p>
      <text:p text:style-name="P287"><text:s text:c="2"/>"descripcion": "A",</text:p>
      <text:p text:style-name="P287"><text:s text:c="2"/>"paginacion": {</text:p>
      <text:p text:style-name="P287"><text:s text:c="4"/>"pagina": "1",</text:p>
      <text:p text:style-name="P287"><text:s text:c="4"/>"cantidad": "3"</text:p>
      <text:p text:style-name="P287"><text:s text:c="2"/>}</text:p>
      <text:p text:style-name="P287">}</text:p>
      <text:p text:style-name="P247">J<text:span text:style-name="T112">WT</text:span>:</text:p>
      <text:p text:style-name="P323">{</text:p>
      <text:p text:style-name="P323"><text:s text:c="2"/>"data": "eyJhbGciOiJIUzUxMiJ9.eyJkZXNjcmlwY2lvbiI6IkEiLCJwYWdpbmFjaW9uIjp7InBhZ2luYSI6IjEiLCJjYW50aWRhZCI6IjMifX0.eKqwiUNRYHUVK91Xbc2mWe383mMfN6LnTJv60VQ8iI77OTOMrYLAJYVZGNrad9mDKb9lDDwSN2Zyu8Jb-dChiQ"</text:p>
      <text:p text:style-name="P323">}</text:p>
      <text:p text:style-name="P209">Response</text:p>
      <table:table table:name="Tabla40" table:style-name="Tabla40">
        <table:table-column table:style-name="Tabla40.A"/>
        <table:table-column table:style-name="Tabla40.B"/>
        <table:table-column table:style-name="Tabla40.C"/>
        <table:table-column table:style-name="Tabla40.D"/>
        <table:table-column table:style-name="Tabla40.E"/>
        <table:table-row>
          <table:table-cell table:style-name="Tabla40.A1" office:value-type="string">
            <text:p text:style-name="P686">Nro.</text:p>
          </table:table-cell>
          <table:table-cell table:style-name="Tabla40.A1" office:value-type="string">
            <text:p text:style-name="P686">Tag</text:p>
          </table:table-cell>
          <table:table-cell table:style-name="Tabla40.A1" office:value-type="string">
            <text:p text:style-name="P686">Tipo de Dato</text:p>
          </table:table-cell>
          <table:table-cell table:style-name="Tabla40.A1" office:value-type="string">
            <text:p text:style-name="P686">Obligatorio</text:p>
          </table:table-cell>
          <table:table-cell table:style-name="Tabla40.E1" office:value-type="string">
            <text:p text:style-name="P686">Nota</text:p>
          </table:table-cell>
        </table:table-row>
        <table:table-row>
          <table:table-cell table:style-name="Tabla40.A2" office:value-type="string">
            <text:p text:style-name="P779">1</text:p>
          </table:table-cell>
          <table:table-cell table:style-name="Tabla40.A2" office:value-type="string">
            <text:p text:style-name="P521">header</text:p>
          </table:table-cell>
          <table:table-cell table:style-name="Tabla40.A2" office:value-type="string">
            <text:p text:style-name="P586">String</text:p>
          </table:table-cell>
          <table:table-cell table:style-name="Tabla40.A2" office:value-type="string">
            <text:p text:style-name="P586">SI</text:p>
          </table:table-cell>
          <table:table-cell table:style-name="Tabla40.E2" office:value-type="string">
            <text:p text:style-name="P804">Retorna codResultado y txtResultado</text:p>
          </table:table-cell>
        </table:table-row>
        <table:table-row>
          <table:table-cell table:style-name="Tabla40.A2" office:value-type="string">
            <text:p text:style-name="P721"/>
          </table:table-cell>
          <table:table-cell table:style-name="Tabla40.A2" office:value-type="string">
            <text:p text:style-name="P560">codResultado</text:p>
          </table:table-cell>
          <table:table-cell table:style-name="Tabla40.A2" office:value-type="string">
            <text:p text:style-name="P586">String</text:p>
          </table:table-cell>
          <table:table-cell table:style-name="Tabla40.A2" office:value-type="string">
            <text:p text:style-name="P586">SI</text:p>
          </table:table-cell>
          <table:table-cell table:style-name="Tabla40.E2" office:value-type="string">
            <text:p text:style-name="P748">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40.A2" office:value-type="string">
            <text:p text:style-name="P473"/>
          </table:table-cell>
          <table:table-cell table:style-name="Tabla40.A2" office:value-type="string">
            <text:p text:style-name="P495">txtResultado</text:p>
          </table:table-cell>
          <table:table-cell table:style-name="Tabla40.A2" office:value-type="string">
            <text:p text:style-name="P721">String</text:p>
          </table:table-cell>
          <table:table-cell table:style-name="Tabla40.A2" office:value-type="string">
            <text:p text:style-name="P721">SI</text:p>
          </table:table-cell>
          <table:table-cell table:style-name="Tabla40.E2" office:value-type="string">
            <text:p text:style-name="P721">En caso de ser correcto <text:span text:style-name="T162">la petición , retorna</text:span> “<text:span text:style-name="T163">SUCCESS</text:span>”</text:p>
          </table:table-cell>
        </table:table-row>
        <table:table-row>
          <table:table-cell table:style-name="Tabla40.A2" office:value-type="string">
            <text:p text:style-name="P540">2</text:p>
          </table:table-cell>
          <table:table-cell table:style-name="Tabla40.A2" office:value-type="string">
            <text:p text:style-name="P495">data</text:p>
          </table:table-cell>
          <table:table-cell table:style-name="Tabla40.A2" office:value-type="string">
            <text:p text:style-name="P721">String</text:p>
          </table:table-cell>
          <table:table-cell table:style-name="Tabla40.A2" office:value-type="string">
            <text:p text:style-name="P845">SI</text:p>
          </table:table-cell>
          <table:table-cell table:style-name="Tabla40.E2" office:value-type="string">
            <text:p text:style-name="P857">Retorna un<text:span text:style-name="T164">a lista</text:span> “estados<text:span text:style-name="T193">Personas</text:span>” <text:span text:style-name="T164">y paginacion</text:span>.</text:p>
          </table:table-cell>
        </table:table-row>
        <table:table-row>
          <table:table-cell table:style-name="Tabla40.A2" office:value-type="string">
            <text:p text:style-name="P617">2.1</text:p>
          </table:table-cell>
          <table:table-cell table:style-name="Tabla40.A2" office:value-type="string">
            <text:p text:style-name="P605">List&lt;estados<text:span text:style-name="T193">Personas</text:span>&gt;</text:p>
          </table:table-cell>
          <table:table-cell table:style-name="Tabla40.A2" office:value-type="string">
            <text:p text:style-name="P869">List</text:p>
          </table:table-cell>
          <table:table-cell table:style-name="Tabla40.A2" office:value-type="string">
            <text:p text:style-name="P869">SI</text:p>
          </table:table-cell>
          <table:table-cell table:style-name="Tabla40.E2" office:value-type="string">
            <text:p text:style-name="P869">Retorna <text:span text:style-name="T165">los datos para la lista paginable</text:span></text:p>
          </table:table-cell>
        </table:table-row>
        <table:table-row>
          <table:table-cell table:style-name="Tabla40.A2" office:value-type="string">
            <text:p text:style-name="P617"/>
          </table:table-cell>
          <table:table-cell table:style-name="Tabla40.A2" office:value-type="string">
            <text:p text:style-name="P629">id</text:p>
          </table:table-cell>
          <table:table-cell table:style-name="Tabla40.A2" office:value-type="string">
            <text:p text:style-name="P881">Long</text:p>
          </table:table-cell>
          <table:table-cell table:style-name="Tabla40.A2" office:value-type="string">
            <text:p text:style-name="P881">SI</text:p>
          </table:table-cell>
          <table:table-cell table:style-name="Tabla40.E2" office:value-type="string">
            <text:p text:style-name="P881">Identificador del <text:span text:style-name="T176">estado de persona.</text:span></text:p>
          </table:table-cell>
        </table:table-row>
        <table:table-row>
          <table:table-cell table:style-name="Tabla40.A2" office:value-type="string">
            <text:p text:style-name="P617"/>
          </table:table-cell>
          <table:table-cell table:style-name="Tabla40.A2" office:value-type="string">
            <text:p text:style-name="P641">descripcion</text:p>
          </table:table-cell>
          <table:table-cell table:style-name="Tabla40.A2" office:value-type="string">
            <text:p text:style-name="P893">String</text:p>
          </table:table-cell>
          <table:table-cell table:style-name="Tabla40.A2" office:value-type="string">
            <text:p text:style-name="P893">SI</text:p>
          </table:table-cell>
          <table:table-cell table:style-name="Tabla40.E2" office:value-type="string">
            <text:p text:style-name="P893">Descripción del <text:span text:style-name="T176">e</text:span>stado <text:span text:style-name="T193">de persona</text:span>.</text:p>
          </table:table-cell>
        </table:table-row>
        <table:table-row>
          <table:table-cell table:style-name="Tabla40.A2" office:value-type="string">
            <text:p text:style-name="P649">2.2</text:p>
          </table:table-cell>
          <table:table-cell table:style-name="Tabla40.A2" office:value-type="string">
            <text:p text:style-name="P641">paginacion</text:p>
          </table:table-cell>
          <table:table-cell table:style-name="Tabla40.A2" office:value-type="string">
            <text:p text:style-name="P893">PaginacionResponse</text:p>
          </table:table-cell>
          <table:table-cell table:style-name="Tabla40.A2" office:value-type="string">
            <text:p text:style-name="P893">SI</text:p>
          </table:table-cell>
          <table:table-cell table:style-name="Tabla40.E2" office:value-type="string">
            <text:p text:style-name="P968">Retorna datos de paginación</text:p>
          </table:table-cell>
        </table:table-row>
        <table:table-row>
          <table:table-cell table:style-name="Tabla40.A2" office:value-type="string">
            <text:p text:style-name="P649"/>
          </table:table-cell>
          <table:table-cell table:style-name="Tabla40.A2" office:value-type="string">
            <text:p text:style-name="P660">totalItems</text:p>
          </table:table-cell>
          <table:table-cell table:style-name="Tabla40.A2" office:value-type="string">
            <text:p text:style-name="P968">Long</text:p>
          </table:table-cell>
          <table:table-cell table:style-name="Tabla40.A2" office:value-type="string">
            <text:p text:style-name="P968">SI</text:p>
          </table:table-cell>
          <table:table-cell table:style-name="Tabla40.E2" office:value-type="string">
            <text:p text:style-name="P973">Retorna cantidad total de items de la lista.</text:p>
          </table:table-cell>
        </table:table-row>
        <table:table-row>
          <table:table-cell table:style-name="Tabla40.A2" office:value-type="string">
            <text:p text:style-name="P649"/>
          </table:table-cell>
          <table:table-cell table:style-name="Tabla40.A2" office:value-type="string">
            <text:p text:style-name="P660">totalPages</text:p>
          </table:table-cell>
          <table:table-cell table:style-name="Tabla40.A2" office:value-type="string">
            <text:p text:style-name="P968">Long</text:p>
          </table:table-cell>
          <table:table-cell table:style-name="Tabla40.A2" office:value-type="string">
            <text:p text:style-name="P968">SI</text:p>
          </table:table-cell>
          <table:table-cell table:style-name="Tabla40.E2" office:value-type="string">
            <text:p text:style-name="P973">Retorna cantidad total de páginas.</text:p>
          </table:table-cell>
        </table:table-row>
        <table:table-row>
          <table:table-cell table:style-name="Tabla40.A2" office:value-type="string">
            <text:p text:style-name="P649"/>
          </table:table-cell>
          <table:table-cell table:style-name="Tabla40.A2" office:value-type="string">
            <text:p text:style-name="P660">currentPages</text:p>
          </table:table-cell>
          <table:table-cell table:style-name="Tabla40.A2" office:value-type="string">
            <text:p text:style-name="P968">int</text:p>
          </table:table-cell>
          <table:table-cell table:style-name="Tabla40.A2" office:value-type="string">
            <text:p text:style-name="P968">SI</text:p>
          </table:table-cell>
          <table:table-cell table:style-name="Tabla40.E2" office:value-type="string">
            <text:p text:style-name="P973">Retorna la página actual.</text:p>
          </table:table-cell>
        </table:table-row>
      </table:table>
      <text:p text:style-name="P247"/>
      <text:p text:style-name="P247">JSON:</text:p>
      <text:p text:style-name="P303">{</text:p>
      <text:p text:style-name="P303"><text:s text:c="2"/>"header": {</text:p>
      <text:p text:style-name="P303"><text:s text:c="4"/>"codResultado": 200,</text:p>
      <text:p text:style-name="P303"><text:s text:c="4"/>"txtResultado": "SUCCESS"</text:p>
      <text:p text:style-name="P303"><text:s text:c="2"/>},</text:p>
      <text:p text:style-name="P303"><text:s text:c="2"/>"data": {</text:p>
      <text:p text:style-name="P303"><text:s text:c="4"/>"estadosPersonas": [</text:p>
      <text:p text:style-name="P303"><text:soft-page-break/><text:s text:c="6"/>{</text:p>
      <text:p text:style-name="P303"><text:s text:c="8"/>"id": 2,</text:p>
      <text:p text:style-name="P303"><text:s text:c="8"/>"descripcion": "ACTIVO"</text:p>
      <text:p text:style-name="P303"><text:s text:c="6"/>},</text:p>
      <text:p text:style-name="P303"><text:s text:c="6"/>{</text:p>
      <text:p text:style-name="P303"><text:s text:c="8"/>"id": 3,</text:p>
      <text:p text:style-name="P303"><text:s text:c="8"/>"descripcion": "FALLECIDO"</text:p>
      <text:p text:style-name="P303"><text:s text:c="6"/>}</text:p>
      <text:p text:style-name="P303"><text:s text:c="4"/>],</text:p>
      <text:p text:style-name="P303"><text:s text:c="4"/>"paginacion": {</text:p>
      <text:p text:style-name="P303"><text:s text:c="6"/>"totalItems": 2,</text:p>
      <text:p text:style-name="P303"><text:s text:c="6"/>"totalPages": 1,</text:p>
      <text:p text:style-name="P303"><text:s text:c="6"/>"currentPages": 1</text:p>
      <text:p text:style-name="P303"><text:s text:c="4"/>}</text:p>
      <text:p text:style-name="P303"><text:s text:c="2"/>}</text:p>
      <text:p text:style-name="P303">}</text:p>
      <text:p text:style-name="P247">J<text:span text:style-name="T112">WT</text:span>:</text:p>
      <text:p text:style-name="P323">{</text:p>
      <text:p text:style-name="P323"><text:s text:c="2"/>"data": "eyJhbGciOiJIUzUxMiJ9.eyJoZWFkZXIiOnsiY29kUmVzdWx0YWRvIjoyMDAsInR4dFJlc3VsdGFkbyI6IlNVQ0NFU1MifSwiZGF0YSI6eyJlc3RhZG9zUGVyc29uYXMiOlt7ImlkIjoyLCJkZXNjcmlwY2lvbiI6IkFDVElWTyJ9LHsiaWQiOjMsImRlc2NyaXBjaW9uIjoiRkFMTEVDSURPIn1dLCJwYWdpbmFjaW9uIjp7InRvdGFsSXRlbXMiOjIsInRvdGFsUGFnZXMiOjEsImN1cnJlbnRQYWdlcyI6MX19fQ.e1fuweSwWnODyule40k1HYogrlyHMmwNjfR0Q7SB_D2bPrU3Nezh1uDKGIBqifou4O39-4vj9Mgn9sMaiBRTfA"</text:p>
      <text:p text:style-name="P418">}</text:p>
      <text:p text:style-name="P418"/>
      <text:p text:style-name="P229">NACIONALIDADES</text:p>
      <text:p text:style-name="P229"/>
      <text:p text:style-name="P433">FALTA TODO (DOCUMENTACION) DE NACIONALIDADES</text:p>
      <text:p text:style-name="P433">VERIFICAR Y CONTINUAR</text:p>
      <text:p text:style-name="P229"/>
      <text:p text:style-name="P136"><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50">d</text:span></text:a><text:span text:style-name="T50">epartamentos</text:span><text:span text:style-name="T40">/</text:span><text:span text:style-name="T41">getById</text:span></text:p>
      <text:p text:style-name="P28"><text:span text:style-name="T4">Método:</text:span> <text:span text:style-name="T9">POST</text:span></text:p>
      <text:p text:style-name="P188"><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404"/>
      <text:p text:style-name="P426"/>
      <text:p text:style-name="P56">Request</text:p>
      <table:table table:name="Tabla61" table:style-name="Tabla61">
        <table:table-column table:style-name="Tabla61.A"/>
        <table:table-column table:style-name="Tabla61.B"/>
        <table:table-column table:style-name="Tabla61.C"/>
        <table:table-column table:style-name="Tabla61.D"/>
        <table:table-column table:style-name="Tabla61.E"/>
        <table:table-row>
          <table:table-cell table:style-name="Tabla61.A1" office:value-type="string">
            <text:p text:style-name="P698">Nro.</text:p>
          </table:table-cell>
          <table:table-cell table:style-name="Tabla61.A1" office:value-type="string">
            <text:p text:style-name="P698">Tag</text:p>
          </table:table-cell>
          <table:table-cell table:style-name="Tabla61.A1" office:value-type="string">
            <text:p text:style-name="P698">Tipo de Dato</text:p>
          </table:table-cell>
          <table:table-cell table:style-name="Tabla61.A1" office:value-type="string">
            <text:p text:style-name="P698">Obligatorio</text:p>
          </table:table-cell>
          <table:table-cell table:style-name="Tabla61.E1" office:value-type="string">
            <text:p text:style-name="P698">Nota</text:p>
          </table:table-cell>
        </table:table-row>
        <table:table-row>
          <table:table-cell table:style-name="Tabla61.A2" office:value-type="string">
            <text:p text:style-name="P733">1</text:p>
          </table:table-cell>
          <table:table-cell table:style-name="Tabla61.A2" office:value-type="string">
            <text:p text:style-name="P919">id</text:p>
          </table:table-cell>
          <table:table-cell table:style-name="Tabla61.A2" office:value-type="string">
            <text:p text:style-name="P840">int</text:p>
          </table:table-cell>
          <table:table-cell table:style-name="Tabla61.A2" office:value-type="string">
            <text:p text:style-name="P933">SI</text:p>
          </table:table-cell>
          <table:table-cell table:style-name="Tabla61.E2" office:value-type="string">
            <text:p text:style-name="P733">Debe de ir <text:span text:style-name="T167">el código identificador de la nacionalidad que se desea obtener</text:span></text:p>
          </table:table-cell>
        </table:table-row>
      </table:table>
      <text:p text:style-name="P92"/>
      <text:p text:style-name="P92">JSON:</text:p>
      <text:p text:style-name="P300">{</text:p>
      <text:p text:style-name="P300"><text:s text:c="2"/>"id": "<text:span text:style-name="T194">14</text:span>"</text:p>
      <text:p text:style-name="P300">}</text:p>
      <text:p text:style-name="P259">J<text:span text:style-name="T112">WT</text:span>:</text:p>
      <text:p text:style-name="P336">{</text:p>
      <text:p text:style-name="P336"><text:soft-page-break/><text:s text:c="2"/>"data": "eyJhbGciOiJIUzUxMiIsInR5cCI6IkpXVCJ9.eyJpZCI6IjE0In0.JIx5mCGrMkZxe_QXz3dBHmzJbzAGNIes7dT1bh_zsYp3d36qZVc9vhFZq8qccgWlXGlzWmRiDA0Ld2YCiXVapA"</text:p>
      <text:p text:style-name="P359">}</text:p>
      <text:p text:style-name="P222">Response</text:p>
      <table:table table:name="Tabla62" table:style-name="Tabla62">
        <table:table-column table:style-name="Tabla62.A"/>
        <table:table-column table:style-name="Tabla62.B"/>
        <table:table-column table:style-name="Tabla62.C"/>
        <table:table-column table:style-name="Tabla62.D"/>
        <table:table-column table:style-name="Tabla62.E"/>
        <table:table-row>
          <table:table-cell table:style-name="Tabla62.A1" office:value-type="string">
            <text:p text:style-name="P698">Nro.</text:p>
          </table:table-cell>
          <table:table-cell table:style-name="Tabla62.A1" office:value-type="string">
            <text:p text:style-name="P698">Tag</text:p>
          </table:table-cell>
          <table:table-cell table:style-name="Tabla62.A1" office:value-type="string">
            <text:p text:style-name="P698">Tipo de Dato</text:p>
          </table:table-cell>
          <table:table-cell table:style-name="Tabla62.A1" office:value-type="string">
            <text:p text:style-name="P698">Obligatorio</text:p>
          </table:table-cell>
          <table:table-cell table:style-name="Tabla62.E1" office:value-type="string">
            <text:p text:style-name="P698">Nota</text:p>
          </table:table-cell>
        </table:table-row>
        <table:table-row>
          <table:table-cell table:style-name="Tabla62.A2" office:value-type="string">
            <text:p text:style-name="P791">1</text:p>
          </table:table-cell>
          <table:table-cell table:style-name="Tabla62.A2" office:value-type="string">
            <text:p text:style-name="P533">header</text:p>
          </table:table-cell>
          <table:table-cell table:style-name="Tabla62.A2" office:value-type="string">
            <text:p text:style-name="P598">String</text:p>
          </table:table-cell>
          <table:table-cell table:style-name="Tabla62.A2" office:value-type="string">
            <text:p text:style-name="P598">SI</text:p>
          </table:table-cell>
          <table:table-cell table:style-name="Tabla62.E2" office:value-type="string">
            <text:p text:style-name="P816">Retorna codResultado y txtResultado</text:p>
          </table:table-cell>
        </table:table-row>
        <table:table-row>
          <table:table-cell table:style-name="Tabla62.A2" office:value-type="string">
            <text:p text:style-name="P733"/>
          </table:table-cell>
          <table:table-cell table:style-name="Tabla62.A2" office:value-type="string">
            <text:p text:style-name="P572">codResultado</text:p>
          </table:table-cell>
          <table:table-cell table:style-name="Tabla62.A2" office:value-type="string">
            <text:p text:style-name="P598">String</text:p>
          </table:table-cell>
          <table:table-cell table:style-name="Tabla62.A2" office:value-type="string">
            <text:p text:style-name="P598">SI</text:p>
          </table:table-cell>
          <table:table-cell table:style-name="Tabla62.E2" office:value-type="string">
            <text:p text:style-name="P760">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62.A2" office:value-type="string">
            <text:p text:style-name="P483"/>
          </table:table-cell>
          <table:table-cell table:style-name="Tabla62.A2" office:value-type="string">
            <text:p text:style-name="P505">txtResultado</text:p>
          </table:table-cell>
          <table:table-cell table:style-name="Tabla62.A2" office:value-type="string">
            <text:p text:style-name="P733">String</text:p>
          </table:table-cell>
          <table:table-cell table:style-name="Tabla62.A2" office:value-type="string">
            <text:p text:style-name="P733">SI</text:p>
          </table:table-cell>
          <table:table-cell table:style-name="Tabla62.E2" office:value-type="string">
            <text:p text:style-name="P733">En caso de ser correcto <text:span text:style-name="T162">la petición , retorna</text:span> “<text:span text:style-name="T163">SUCCESS</text:span>”</text:p>
          </table:table-cell>
        </table:table-row>
        <table:table-row>
          <table:table-cell table:style-name="Tabla62.A2" office:value-type="string">
            <text:p text:style-name="P547">2</text:p>
          </table:table-cell>
          <table:table-cell table:style-name="Tabla62.A2" office:value-type="string">
            <text:p text:style-name="P505">data</text:p>
          </table:table-cell>
          <table:table-cell table:style-name="Tabla62.A2" office:value-type="string">
            <text:p text:style-name="P733">String</text:p>
          </table:table-cell>
          <table:table-cell table:style-name="Tabla62.A2" office:value-type="string">
            <text:p text:style-name="P852">SI</text:p>
          </table:table-cell>
          <table:table-cell table:style-name="Tabla62.E2" office:value-type="string">
            <text:p text:style-name="P864">Retorna un<text:span text:style-name="T164">a lista</text:span> “<text:span text:style-name="T195">departamentos</text:span>” </text:p>
          </table:table-cell>
        </table:table-row>
        <table:table-row>
          <table:table-cell table:style-name="Tabla62.A2" office:value-type="string">
            <text:p text:style-name="P624">2.1</text:p>
          </table:table-cell>
          <table:table-cell table:style-name="Tabla62.A2" office:value-type="string">
            <text:p text:style-name="P612">List&lt;<text:span text:style-name="T195">departamentos</text:span>&gt;</text:p>
          </table:table-cell>
          <table:table-cell table:style-name="Tabla62.A2" office:value-type="string">
            <text:p text:style-name="P876">List</text:p>
          </table:table-cell>
          <table:table-cell table:style-name="Tabla62.A2" office:value-type="string">
            <text:p text:style-name="P876">SI</text:p>
          </table:table-cell>
          <table:table-cell table:style-name="Tabla62.E2" office:value-type="string">
            <text:p text:style-name="P390">Retorna una lista con el <text:s/>registro único obtenido.</text:p>
          </table:table-cell>
        </table:table-row>
        <table:table-row>
          <table:table-cell table:style-name="Tabla62.A2" office:value-type="string">
            <text:p text:style-name="P624"/>
          </table:table-cell>
          <table:table-cell table:style-name="Tabla62.A2" office:value-type="string">
            <text:p text:style-name="P636">id</text:p>
          </table:table-cell>
          <table:table-cell table:style-name="Tabla62.A2" office:value-type="string">
            <text:p text:style-name="P888">Long</text:p>
          </table:table-cell>
          <table:table-cell table:style-name="Tabla62.A2" office:value-type="string">
            <text:p text:style-name="P888">SI</text:p>
          </table:table-cell>
          <table:table-cell table:style-name="Tabla62.E2" office:value-type="string">
            <text:p text:style-name="P888">Identificador <text:span text:style-name="T195">del departamento</text:span></text:p>
          </table:table-cell>
        </table:table-row>
        <table:table-row>
          <table:table-cell table:style-name="Tabla62.A2" office:value-type="string">
            <text:p text:style-name="P624"/>
          </table:table-cell>
          <table:table-cell table:style-name="Tabla62.A2" office:value-type="string">
            <text:p text:style-name="P647">descripcion</text:p>
          </table:table-cell>
          <table:table-cell table:style-name="Tabla62.A2" office:value-type="string">
            <text:p text:style-name="P900">String</text:p>
          </table:table-cell>
          <table:table-cell table:style-name="Tabla62.A2" office:value-type="string">
            <text:p text:style-name="P900">SI</text:p>
          </table:table-cell>
          <table:table-cell table:style-name="Tabla62.E2" office:value-type="string">
            <text:p text:style-name="P900">Descripción del <text:span text:style-name="T195">departamento</text:span></text:p>
          </table:table-cell>
        </table:table-row>
      </table:table>
      <text:p text:style-name="P92"/>
      <text:p text:style-name="P92">JSON:</text:p>
      <text:p text:style-name="P300">{</text:p>
      <text:p text:style-name="P300"><text:s text:c="2"/>"header": {</text:p>
      <text:p text:style-name="P300"><text:s text:c="4"/>"codResultado": 200,</text:p>
      <text:p text:style-name="P300"><text:s text:c="4"/>"txtResultado": "SUCCESS"</text:p>
      <text:p text:style-name="P300"><text:s text:c="2"/>},</text:p>
      <text:p text:style-name="P300"><text:s text:c="2"/>"data": {</text:p>
      <text:p text:style-name="P300"><text:s text:c="4"/>"departamentos": [</text:p>
      <text:p text:style-name="P300"><text:s text:c="6"/>{</text:p>
      <text:p text:style-name="P300"><text:s text:c="8"/>"id": 14,</text:p>
      <text:p text:style-name="P300"><text:s text:c="8"/>"descripcion": "ÑEEMBUCU"</text:p>
      <text:p text:style-name="P300"><text:s text:c="6"/>}</text:p>
      <text:p text:style-name="P300"><text:s text:c="4"/>]</text:p>
      <text:p text:style-name="P300"><text:s text:c="2"/>}</text:p>
      <text:p text:style-name="P300">}</text:p>
      <text:p text:style-name="P259">J<text:span text:style-name="T112">WT</text:span>:</text:p>
      <text:p text:style-name="P336">{</text:p>
      <text:p text:style-name="P336"><text:s text:c="2"/>"data": "eyJhbGciOiJIUzUxMiJ9.eyJoZWFkZXIiOnsiY29kUmVzdWx0YWRvIjoyMDAsInR4dFJlc3VsdGFkbyI6IlNVQ0NFU1MifSwiZGF0YSI6eyJkZXBhcnRhbWVudG9zIjpbeyJpZCI6MTQsImRlc2NyaXBjaW9uIjoiw5FFRU1CVUNVIn1dfX0.hyFQgJXdeCC36r4vAfYb0N3HRbNWLrlAPaiJXPWqGbxPObsoTNwTBVJSAACYE6tTknUJkSWH5X9RQkKCg15GSg"</text:p>
      <text:p text:style-name="P415">}</text:p>
      <text:p text:style-name="P446">DEPARTAMENTOS</text:p>
      <text:p text:style-name="P127"><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50">d</text:span></text:a><text:span text:style-name="T50">epartamentos</text:span><text:span text:style-name="T40">/</text:span><text:span text:style-name="T41">getById</text:span></text:p>
      <text:p text:style-name="P17"><text:span text:style-name="T4">Método:</text:span> <text:span text:style-name="T9">POST</text:span></text:p>
      <text:p text:style-name="P184"><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45">Request</text:p>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687">Nro.</text:p>
          </table:table-cell>
          <table:table-cell table:style-name="Tabla41.A1" office:value-type="string">
            <text:p text:style-name="P687">Tag</text:p>
          </table:table-cell>
          <table:table-cell table:style-name="Tabla41.A1" office:value-type="string">
            <text:p text:style-name="P687">Tipo de Dato</text:p>
          </table:table-cell>
          <table:table-cell table:style-name="Tabla41.A1" office:value-type="string">
            <text:p text:style-name="P687">Obligatorio</text:p>
          </table:table-cell>
          <table:table-cell table:style-name="Tabla41.E1" office:value-type="string">
            <text:p text:style-name="P687">Nota</text:p>
          </table:table-cell>
        </table:table-row>
        <table:table-row>
          <table:table-cell table:style-name="Tabla41.A2" office:value-type="string">
            <text:p text:style-name="P722">1</text:p>
          </table:table-cell>
          <table:table-cell table:style-name="Tabla41.A2" office:value-type="string">
            <text:p text:style-name="P910">id</text:p>
          </table:table-cell>
          <table:table-cell table:style-name="Tabla41.A2" office:value-type="string">
            <text:p text:style-name="P829">int</text:p>
          </table:table-cell>
          <table:table-cell table:style-name="Tabla41.A2" office:value-type="string">
            <text:p text:style-name="P926">SI</text:p>
          </table:table-cell>
          <table:table-cell table:style-name="Tabla41.E2" office:value-type="string">
            <text:p text:style-name="P722">Debe de ir <text:span text:style-name="T167">el código identificador del departamento que se desea obtener</text:span></text:p>
          </table:table-cell>
        </table:table-row>
      </table:table>
      <text:p text:style-name="P78"/>
      <text:p text:style-name="P78">JSON:</text:p>
      <text:p text:style-name="P288">{</text:p>
      <text:p text:style-name="P288"><text:s text:c="2"/>"id": "<text:span text:style-name="T194">14</text:span>"</text:p>
      <text:p text:style-name="P288">}</text:p>
      <text:p text:style-name="P248">J<text:span text:style-name="T112">WT</text:span>:</text:p>
      <text:p text:style-name="P324">{</text:p>
      <text:p text:style-name="P324"><text:s text:c="2"/>"data": "eyJhbGciOiJIUzUxMiIsInR5cCI6IkpXVCJ9.eyJpZCI6IjE0In0.JIx5mCGrMkZxe_QXz3dBHmzJbzAGNIes7dT1bh_zsYp3d36qZVc9vhFZq8qccgWlXGlzWmRiDA0Ld2YCiXVapA"</text:p>
      <text:p text:style-name="P352">}</text:p>
      <text:p text:style-name="P210">Response</text:p>
      <table:table table:name="Tabla42" table:style-name="Tabla42">
        <table:table-column table:style-name="Tabla42.A"/>
        <table:table-column table:style-name="Tabla42.B"/>
        <table:table-column table:style-name="Tabla42.C"/>
        <table:table-column table:style-name="Tabla42.D"/>
        <table:table-column table:style-name="Tabla42.E"/>
        <table:table-row>
          <table:table-cell table:style-name="Tabla42.A1" office:value-type="string">
            <text:p text:style-name="P687">Nro.</text:p>
          </table:table-cell>
          <table:table-cell table:style-name="Tabla42.A1" office:value-type="string">
            <text:p text:style-name="P687">Tag</text:p>
          </table:table-cell>
          <table:table-cell table:style-name="Tabla42.A1" office:value-type="string">
            <text:p text:style-name="P687">Tipo de Dato</text:p>
          </table:table-cell>
          <table:table-cell table:style-name="Tabla42.A1" office:value-type="string">
            <text:p text:style-name="P687">Obligatorio</text:p>
          </table:table-cell>
          <table:table-cell table:style-name="Tabla42.E1" office:value-type="string">
            <text:p text:style-name="P687">Nota</text:p>
          </table:table-cell>
        </table:table-row>
        <table:table-row>
          <table:table-cell table:style-name="Tabla42.A2" office:value-type="string">
            <text:p text:style-name="P780">1</text:p>
          </table:table-cell>
          <table:table-cell table:style-name="Tabla42.A2" office:value-type="string">
            <text:p text:style-name="P522">header</text:p>
          </table:table-cell>
          <table:table-cell table:style-name="Tabla42.A2" office:value-type="string">
            <text:p text:style-name="P587">String</text:p>
          </table:table-cell>
          <table:table-cell table:style-name="Tabla42.A2" office:value-type="string">
            <text:p text:style-name="P587">SI</text:p>
          </table:table-cell>
          <table:table-cell table:style-name="Tabla42.E2" office:value-type="string">
            <text:p text:style-name="P805">Retorna codResultado y txtResultado</text:p>
          </table:table-cell>
        </table:table-row>
        <table:table-row>
          <table:table-cell table:style-name="Tabla42.A2" office:value-type="string">
            <text:p text:style-name="P722"/>
          </table:table-cell>
          <table:table-cell table:style-name="Tabla42.A2" office:value-type="string">
            <text:p text:style-name="P561">codResultado</text:p>
          </table:table-cell>
          <table:table-cell table:style-name="Tabla42.A2" office:value-type="string">
            <text:p text:style-name="P587">String</text:p>
          </table:table-cell>
          <table:table-cell table:style-name="Tabla42.A2" office:value-type="string">
            <text:p text:style-name="P587">SI</text:p>
          </table:table-cell>
          <table:table-cell table:style-name="Tabla42.E2" office:value-type="string">
            <text:p text:style-name="P749">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42.A2" office:value-type="string">
            <text:p text:style-name="P474"/>
          </table:table-cell>
          <table:table-cell table:style-name="Tabla42.A2" office:value-type="string">
            <text:p text:style-name="P496">txtResultado</text:p>
          </table:table-cell>
          <table:table-cell table:style-name="Tabla42.A2" office:value-type="string">
            <text:p text:style-name="P722">String</text:p>
          </table:table-cell>
          <table:table-cell table:style-name="Tabla42.A2" office:value-type="string">
            <text:p text:style-name="P722">SI</text:p>
          </table:table-cell>
          <table:table-cell table:style-name="Tabla42.E2" office:value-type="string">
            <text:p text:style-name="P722">En caso de ser correcto <text:span text:style-name="T162">la petición , retorna</text:span> “<text:span text:style-name="T163">SUCCESS</text:span>”</text:p>
          </table:table-cell>
        </table:table-row>
        <table:table-row>
          <table:table-cell table:style-name="Tabla42.A2" office:value-type="string">
            <text:p text:style-name="P541">2</text:p>
          </table:table-cell>
          <table:table-cell table:style-name="Tabla42.A2" office:value-type="string">
            <text:p text:style-name="P496">data</text:p>
          </table:table-cell>
          <table:table-cell table:style-name="Tabla42.A2" office:value-type="string">
            <text:p text:style-name="P722">String</text:p>
          </table:table-cell>
          <table:table-cell table:style-name="Tabla42.A2" office:value-type="string">
            <text:p text:style-name="P846">SI</text:p>
          </table:table-cell>
          <table:table-cell table:style-name="Tabla42.E2" office:value-type="string">
            <text:p text:style-name="P858">Retorna un<text:span text:style-name="T164">a lista</text:span> “<text:span text:style-name="T195">departamentos</text:span>” </text:p>
          </table:table-cell>
        </table:table-row>
        <table:table-row>
          <table:table-cell table:style-name="Tabla42.A2" office:value-type="string">
            <text:p text:style-name="P618">2.1</text:p>
          </table:table-cell>
          <table:table-cell table:style-name="Tabla42.A2" office:value-type="string">
            <text:p text:style-name="P606">List&lt;<text:span text:style-name="T195">departamentos</text:span>&gt;</text:p>
          </table:table-cell>
          <table:table-cell table:style-name="Tabla42.A2" office:value-type="string">
            <text:p text:style-name="P870">List</text:p>
          </table:table-cell>
          <table:table-cell table:style-name="Tabla42.A2" office:value-type="string">
            <text:p text:style-name="P870">SI</text:p>
          </table:table-cell>
          <table:table-cell table:style-name="Tabla42.E2" office:value-type="string">
            <text:p text:style-name="P386">Retorna una lista con el <text:s/>registro único obtenido.</text:p>
          </table:table-cell>
        </table:table-row>
        <table:table-row>
          <table:table-cell table:style-name="Tabla42.A2" office:value-type="string">
            <text:p text:style-name="P618"/>
          </table:table-cell>
          <table:table-cell table:style-name="Tabla42.A2" office:value-type="string">
            <text:p text:style-name="P630">id</text:p>
          </table:table-cell>
          <table:table-cell table:style-name="Tabla42.A2" office:value-type="string">
            <text:p text:style-name="P882">Long</text:p>
          </table:table-cell>
          <table:table-cell table:style-name="Tabla42.A2" office:value-type="string">
            <text:p text:style-name="P882">SI</text:p>
          </table:table-cell>
          <table:table-cell table:style-name="Tabla42.E2" office:value-type="string">
            <text:p text:style-name="P882">Identificador <text:span text:style-name="T195">del departamento</text:span></text:p>
          </table:table-cell>
        </table:table-row>
        <table:table-row>
          <table:table-cell table:style-name="Tabla42.A2" office:value-type="string">
            <text:p text:style-name="P618"/>
          </table:table-cell>
          <table:table-cell table:style-name="Tabla42.A2" office:value-type="string">
            <text:p text:style-name="P642">descripcion</text:p>
          </table:table-cell>
          <table:table-cell table:style-name="Tabla42.A2" office:value-type="string">
            <text:p text:style-name="P894">String</text:p>
          </table:table-cell>
          <table:table-cell table:style-name="Tabla42.A2" office:value-type="string">
            <text:p text:style-name="P894">SI</text:p>
          </table:table-cell>
          <table:table-cell table:style-name="Tabla42.E2" office:value-type="string">
            <text:p text:style-name="P894">Descripción del <text:span text:style-name="T195">departamento</text:span></text:p>
          </table:table-cell>
        </table:table-row>
      </table:table>
      <text:p text:style-name="P78"/>
      <text:p text:style-name="P78">JSON:</text:p>
      <text:p text:style-name="P288">{</text:p>
      <text:p text:style-name="P288"><text:s text:c="2"/>"header": {</text:p>
      <text:p text:style-name="P288"><text:s text:c="4"/>"codResultado": 200,</text:p>
      <text:p text:style-name="P288"><text:s text:c="4"/>"txtResultado": "SUCCESS"</text:p>
      <text:p text:style-name="P288"><text:s text:c="2"/>},</text:p>
      <text:p text:style-name="P288"><text:s text:c="2"/>"data": {</text:p>
      <text:p text:style-name="P288"><text:s text:c="4"/>"departamentos": [</text:p>
      <text:p text:style-name="P288"><text:s text:c="6"/>{</text:p>
      <text:p text:style-name="P288"><text:s text:c="8"/>"id": 14,</text:p>
      <text:p text:style-name="P288"><text:s text:c="8"/>"descripcion": "ÑEEMBUCU"</text:p>
      <text:p text:style-name="P288"><text:s text:c="6"/>}</text:p>
      <text:p text:style-name="P288"><text:s text:c="4"/>]</text:p>
      <text:p text:style-name="P288"><text:s text:c="2"/>}</text:p>
      <text:p text:style-name="P288"><text:soft-page-break/>}</text:p>
      <text:p text:style-name="P248">J<text:span text:style-name="T112">WT</text:span>:</text:p>
      <text:p text:style-name="P324">{</text:p>
      <text:p text:style-name="P324"><text:s text:c="2"/>"data": "eyJhbGciOiJIUzUxMiJ9.eyJoZWFkZXIiOnsiY29kUmVzdWx0YWRvIjoyMDAsInR4dFJlc3VsdGFkbyI6IlNVQ0NFU1MifSwiZGF0YSI6eyJkZXBhcnRhbWVudG9zIjpbeyJpZCI6MTQsImRlc2NyaXBjaW9uIjoiw5FFRU1CVUNVIn1dfX0.hyFQgJXdeCC36r4vAfYb0N3HRbNWLrlAPaiJXPWqGbxPObsoTNwTBVJSAACYE6tTknUJkSWH5X9RQkKCg15GSg"</text:p>
      <text:p text:style-name="P410">}</text:p>
      <text:p text:style-name="P410"/>
      <text:p text:style-name="P128"><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span text:style-name="T51">departamentos</text:span><text:span text:style-name="T40">/</text:span><text:span text:style-name="T44">delete</text:span><text:span text:style-name="T41">ById</text:span></text:p>
      <text:p text:style-name="P18"><text:span text:style-name="T4">Método:</text:span> <text:span text:style-name="T9">POST</text:span></text:p>
      <text:p text:style-name="P175"><text:span text:style-name="T67">Descripción: </text:span><text:span text:style-name="T81">É</text:span><text:span text:style-name="T67">ste </text:span><text:span text:style-name="T73">es</text:span><text:span text:style-name="T67"> 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363"/>
      <text:p text:style-name="P46">Request</text:p>
      <table:table table:name="Tabla43" table:style-name="Tabla43">
        <table:table-column table:style-name="Tabla43.A"/>
        <table:table-column table:style-name="Tabla43.B"/>
        <table:table-column table:style-name="Tabla43.C"/>
        <table:table-column table:style-name="Tabla43.D"/>
        <table:table-column table:style-name="Tabla43.E"/>
        <table:table-row>
          <table:table-cell table:style-name="Tabla43.A1" office:value-type="string">
            <text:p text:style-name="P688">Nro.</text:p>
          </table:table-cell>
          <table:table-cell table:style-name="Tabla43.A1" office:value-type="string">
            <text:p text:style-name="P688">Tag</text:p>
          </table:table-cell>
          <table:table-cell table:style-name="Tabla43.A1" office:value-type="string">
            <text:p text:style-name="P688">Tipo de Dato</text:p>
          </table:table-cell>
          <table:table-cell table:style-name="Tabla43.A1" office:value-type="string">
            <text:p text:style-name="P688">Obligatorio</text:p>
          </table:table-cell>
          <table:table-cell table:style-name="Tabla43.E1" office:value-type="string">
            <text:p text:style-name="P688">Nota</text:p>
          </table:table-cell>
        </table:table-row>
        <table:table-row>
          <table:table-cell table:style-name="Tabla43.A2" office:value-type="string">
            <text:p text:style-name="P723">1</text:p>
          </table:table-cell>
          <table:table-cell table:style-name="Tabla43.A2" office:value-type="string">
            <text:p text:style-name="P911">id</text:p>
          </table:table-cell>
          <table:table-cell table:style-name="Tabla43.A2" office:value-type="string">
            <text:p text:style-name="P830">int</text:p>
          </table:table-cell>
          <table:table-cell table:style-name="Tabla43.A2" office:value-type="string">
            <text:p text:style-name="P927">SI</text:p>
          </table:table-cell>
          <table:table-cell table:style-name="Tabla43.E2" office:value-type="string">
            <text:p text:style-name="P723">Debe de ir <text:span text:style-name="T167">el código identificador del departamento que se desea eliminar</text:span></text:p>
          </table:table-cell>
        </table:table-row>
      </table:table>
      <text:p text:style-name="P96"/>
      <text:p text:style-name="P79">JSON:</text:p>
      <text:p text:style-name="P289">{</text:p>
      <text:p text:style-name="P289"><text:s text:c="2"/>"id": "<text:span text:style-name="T196">20</text:span>"</text:p>
      <text:p text:style-name="P289">}</text:p>
      <text:p text:style-name="P249">J<text:span text:style-name="T112">WT</text:span>:</text:p>
      <text:p text:style-name="P325">{</text:p>
      <text:p text:style-name="P325"><text:s text:c="2"/>"data": "eyJhbGciOiJIUzUxMiIsInR5cCI6IkpXVCJ9.eyJpZCI6IjIwIn0.xwLBdObpGlLaa9zuGTt2n2CQVUblw7Amw0wW099PaMQkp7nuLTGk6L0fQiEL5Y6g51PMwpjWEncK11zCDdj1pQ"</text:p>
      <text:p text:style-name="P353">}</text:p>
      <text:p text:style-name="P211">Response</text:p>
      <table:table table:name="Tabla44" table:style-name="Tabla44">
        <table:table-column table:style-name="Tabla44.A"/>
        <table:table-column table:style-name="Tabla44.B"/>
        <table:table-column table:style-name="Tabla44.C"/>
        <table:table-column table:style-name="Tabla44.D"/>
        <table:table-column table:style-name="Tabla44.E"/>
        <table:table-row>
          <table:table-cell table:style-name="Tabla44.A1" office:value-type="string">
            <text:p text:style-name="P688">Nro.</text:p>
          </table:table-cell>
          <table:table-cell table:style-name="Tabla44.A1" office:value-type="string">
            <text:p text:style-name="P688">Tag</text:p>
          </table:table-cell>
          <table:table-cell table:style-name="Tabla44.A1" office:value-type="string">
            <text:p text:style-name="P688">Tipo de Dato</text:p>
          </table:table-cell>
          <table:table-cell table:style-name="Tabla44.A1" office:value-type="string">
            <text:p text:style-name="P688">Obligatorio</text:p>
          </table:table-cell>
          <table:table-cell table:style-name="Tabla44.E1" office:value-type="string">
            <text:p text:style-name="P688">Nota</text:p>
          </table:table-cell>
        </table:table-row>
        <table:table-row>
          <table:table-cell table:style-name="Tabla44.A2" office:value-type="string">
            <text:p text:style-name="P781">1</text:p>
          </table:table-cell>
          <table:table-cell table:style-name="Tabla44.A2" office:value-type="string">
            <text:p text:style-name="P523">header</text:p>
          </table:table-cell>
          <table:table-cell table:style-name="Tabla44.A2" office:value-type="string">
            <text:p text:style-name="P588">String</text:p>
          </table:table-cell>
          <table:table-cell table:style-name="Tabla44.A2" office:value-type="string">
            <text:p text:style-name="P588">SI</text:p>
          </table:table-cell>
          <table:table-cell table:style-name="Tabla44.E2" office:value-type="string">
            <text:p text:style-name="P806">Retorna codResultado y txtResultado</text:p>
          </table:table-cell>
        </table:table-row>
        <table:table-row>
          <table:table-cell table:style-name="Tabla44.A2" office:value-type="string">
            <text:p text:style-name="P723"/>
          </table:table-cell>
          <table:table-cell table:style-name="Tabla44.A2" office:value-type="string">
            <text:p text:style-name="P562">codResultado</text:p>
          </table:table-cell>
          <table:table-cell table:style-name="Tabla44.A2" office:value-type="string">
            <text:p text:style-name="P588">String</text:p>
          </table:table-cell>
          <table:table-cell table:style-name="Tabla44.A2" office:value-type="string">
            <text:p text:style-name="P588">SI</text:p>
          </table:table-cell>
          <table:table-cell table:style-name="Tabla44.E2" office:value-type="string">
            <text:p text:style-name="P750">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44.A2" office:value-type="string">
            <text:p text:style-name="P475"/>
          </table:table-cell>
          <table:table-cell table:style-name="Tabla44.A2" office:value-type="string">
            <text:p text:style-name="P497">txtResultado</text:p>
          </table:table-cell>
          <table:table-cell table:style-name="Tabla44.A2" office:value-type="string">
            <text:p text:style-name="P723">String</text:p>
          </table:table-cell>
          <table:table-cell table:style-name="Tabla44.A2" office:value-type="string">
            <text:p text:style-name="P723">SI</text:p>
          </table:table-cell>
          <table:table-cell table:style-name="Tabla44.E2" office:value-type="string">
            <text:p text:style-name="P723">En caso de ser correcto <text:span text:style-name="T162">la petición, retorna</text:span> “<text:span text:style-name="T163">SUCCESS</text:span>”</text:p>
          </table:table-cell>
        </table:table-row>
      </table:table>
      <text:p text:style-name="P79"/>
      <text:p text:style-name="P79">JSON:</text:p>
      <text:p text:style-name="P289">{</text:p>
      <text:p text:style-name="P289"><text:s text:c="2"/>"header": {</text:p>
      <text:p text:style-name="P289"><text:s text:c="4"/>"codResultado": 200,</text:p>
      <text:p text:style-name="P289"><text:s text:c="4"/>"txtResultado": "SUCCESS"</text:p>
      <text:p text:style-name="P289"><text:s text:c="2"/>}</text:p>
      <text:p text:style-name="P289">}</text:p>
      <text:p text:style-name="P249">J<text:span text:style-name="T112">WT</text:span>:</text:p>
      <text:p text:style-name="P325">{</text:p>
      <text:p text:style-name="P325"><text:s text:c="2"/>"data": "eyJhbGciOiJIUzUxMiJ9.eyJoZWFkZXIiOnsiY29kUmVzdWx0YWRvIjoyMDAsInR4dFJlc3Vsd<text:soft-page-break/>GFkbyI6IlNVQ0NFU1MifSwiZGF0YSI6eyJlc3RhZG9zIjpbeyJpZCI6MywiZGVzY3JpcGNpb24iOiJQUlVFQkEifV19fQ.SoPq6KLpRYzLPTaK82Ir1uYj3pCTxZpWrEPw9IRoX87TaJi-vB-iFywPO4tZcnaUJw-K5cBk5I7xca1225uS8A"</text:p>
      <text:p text:style-name="P411">}</text:p>
      <text:p text:style-name="P397"/>
      <text:p text:style-name="P129"><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52">d</text:span></text:a><text:span text:style-name="T52">epartamentos</text:span><text:span text:style-name="T40">/</text:span><text:span text:style-name="T45">save</text:span></text:p>
      <text:p text:style-name="P19"><text:span text:style-name="T4">Método:</text:span> <text:span text:style-name="T9">POST</text:span></text:p>
      <text:p text:style-name="P176"><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401"/>
      <text:p text:style-name="P47">Request</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689">Nro.</text:p>
          </table:table-cell>
          <table:table-cell table:style-name="Tabla45.A1" office:value-type="string">
            <text:p text:style-name="P689">Tag</text:p>
          </table:table-cell>
          <table:table-cell table:style-name="Tabla45.A1" office:value-type="string">
            <text:p text:style-name="P689">Tipo de Dato</text:p>
          </table:table-cell>
          <table:table-cell table:style-name="Tabla45.A1" office:value-type="string">
            <text:p text:style-name="P689">Obligatorio</text:p>
          </table:table-cell>
          <table:table-cell table:style-name="Tabla45.E1" office:value-type="string">
            <text:p text:style-name="P689">Nota</text:p>
          </table:table-cell>
        </table:table-row>
        <table:table-row>
          <table:table-cell table:style-name="Tabla45.A2" office:value-type="string">
            <text:p text:style-name="P724">1</text:p>
          </table:table-cell>
          <table:table-cell table:style-name="Tabla45.A2" office:value-type="string">
            <text:p text:style-name="P912">id</text:p>
          </table:table-cell>
          <table:table-cell table:style-name="Tabla45.A2" office:value-type="string">
            <text:p text:style-name="P831">int</text:p>
          </table:table-cell>
          <table:table-cell table:style-name="Tabla45.A2" office:value-type="string">
            <text:p text:style-name="P937">NO</text:p>
          </table:table-cell>
          <table:table-cell table:style-name="Tabla45.E2" office:value-type="string">
            <text:p text:style-name="P724">Debe de ir <text:span text:style-name="T167">el código identificador solamente para una actualización de departamentos. </text:span></text:p>
            <text:p text:style-name="P954">Para el registro de un nuevo <text:span text:style-name="T197">departamento</text:span>, el código identificador se genera automáticamente</text:p>
          </table:table-cell>
        </table:table-row>
        <table:table-row table:style-name="Tabla45.3">
          <table:table-cell table:style-name="Tabla45.A2" office:value-type="string">
            <text:p text:style-name="P943">2</text:p>
          </table:table-cell>
          <table:table-cell table:style-name="Tabla45.A2" office:value-type="string">
            <text:p text:style-name="P949">descripcion</text:p>
          </table:table-cell>
          <table:table-cell table:style-name="Tabla45.A2" office:value-type="string">
            <text:p text:style-name="P943">String</text:p>
          </table:table-cell>
          <table:table-cell table:style-name="Tabla45.A2" office:value-type="string">
            <text:p text:style-name="P943">SI</text:p>
          </table:table-cell>
          <table:table-cell table:style-name="Tabla45.E2" office:value-type="string">
            <text:p text:style-name="P724">Debe de ir <text:span text:style-name="T161">la descripción que se desea registrar o actualizar.</text:span></text:p>
          </table:table-cell>
        </table:table-row>
      </table:table>
      <text:p text:style-name="P370"/>
      <text:p text:style-name="P370"/>
      <text:p text:style-name="P454"><text:span text:style-name="T121">P</text:span><text:span text:style-name="T120">ara </text:span><text:span text:style-name="T126">registrar nuevo</text:span><text:span text:style-name="T120"> </text:span><text:span text:style-name="T124">departamento</text:span></text:p>
      <text:p text:style-name="P80">JSON:</text:p>
      <text:p text:style-name="P290">{</text:p>
      <text:p text:style-name="P290"><text:s/>"descripcion": "CANINDEYU"</text:p>
      <text:p text:style-name="P290">}</text:p>
      <text:p text:style-name="P250">J<text:span text:style-name="T112">WT</text:span>:</text:p>
      <text:p text:style-name="P326">{</text:p>
      <text:p text:style-name="P326"><text:s text:c="2"/>"data": "eyJhbGciOiJIUzUxMiJ9.eyJkZXNjcmlwY2lvbiI6IkNBTklOREVZVSJ9.JY0q2bKYz1KXMyGGZismzV817Phk1dw3SHxkxXzJt9D2YtU5vYfZjgqOvBkANx8OIpO52fUIFdNkVY0OpYIjUQ"</text:p>
      <text:p text:style-name="P347">}</text:p>
      <text:p text:style-name="P370"/>
      <text:p text:style-name="P347"><text:span text:style-name="T177">P</text:span><text:span text:style-name="T178">ara </text:span><text:span text:style-name="T184">editar</text:span><text:span text:style-name="T178"> </text:span><text:span text:style-name="T182">departamento</text:span></text:p>
      <text:p text:style-name="P80">JSON:</text:p>
      <text:p text:style-name="P290">{ </text:p>
      <text:p text:style-name="P290"><text:s/>"id": "2<text:span text:style-name="T198">1</text:span>",</text:p>
      <text:p text:style-name="P291"><text:s text:c="2"/>"descripcion": "CANINDEYU"</text:p>
      <text:p text:style-name="P290">}</text:p>
      <text:p text:style-name="P250">J<text:span text:style-name="T112">WT</text:span>:</text:p>
      <text:p text:style-name="P326">{</text:p>
      <text:p text:style-name="P326"><text:s text:c="2"/>"data": "eyJhbGciOiJIUzUxMiJ9.eyJpZCI6IjIxIiwiZGVzY3JpcGNpb24iOiJDQU5JTkRFWVUifQ.s87QkOPDXHlyoNXFN6EnrSYR0nK6gi8xqvSrxf2zRS5LHCOPTQRxYJVLao4XU5xDV-rs5Zrli14uy-uSijYtJA"</text:p>
      <text:p text:style-name="P381">}</text:p>
      <text:p text:style-name="P212">Response</text:p>
      <table:table table:name="Tabla46" table:style-name="Tabla46">
        <table:table-column table:style-name="Tabla46.A"/>
        <table:table-column table:style-name="Tabla46.B"/>
        <table:table-column table:style-name="Tabla46.C"/>
        <table:table-column table:style-name="Tabla46.D"/>
        <table:table-column table:style-name="Tabla46.E"/>
        <table:table-row>
          <table:table-cell table:style-name="Tabla46.A1" office:value-type="string">
            <text:p text:style-name="P689">Nro.</text:p>
          </table:table-cell>
          <table:table-cell table:style-name="Tabla46.A1" office:value-type="string">
            <text:p text:style-name="P689">Tag</text:p>
          </table:table-cell>
          <table:table-cell table:style-name="Tabla46.A1" office:value-type="string">
            <text:p text:style-name="P689">Tipo de Dato</text:p>
          </table:table-cell>
          <table:table-cell table:style-name="Tabla46.A1" office:value-type="string">
            <text:p text:style-name="P689">Obligatorio</text:p>
          </table:table-cell>
          <table:table-cell table:style-name="Tabla46.E1" office:value-type="string">
            <text:p text:style-name="P689">Nota</text:p>
          </table:table-cell>
        </table:table-row>
        <table:table-row>
          <table:table-cell table:style-name="Tabla46.A2" office:value-type="string">
            <text:p text:style-name="P782">1</text:p>
          </table:table-cell>
          <table:table-cell table:style-name="Tabla46.A2" office:value-type="string">
            <text:p text:style-name="P524">header</text:p>
          </table:table-cell>
          <table:table-cell table:style-name="Tabla46.A2" office:value-type="string">
            <text:p text:style-name="P589">String</text:p>
          </table:table-cell>
          <table:table-cell table:style-name="Tabla46.A2" office:value-type="string">
            <text:p text:style-name="P589">SI</text:p>
          </table:table-cell>
          <table:table-cell table:style-name="Tabla46.E2" office:value-type="string">
            <text:p text:style-name="P807">Retorna codResultado y txtResultado</text:p>
          </table:table-cell>
        </table:table-row>
        <table:table-row>
          <table:table-cell table:style-name="Tabla46.A2" office:value-type="string">
            <text:p text:style-name="P724"/>
          </table:table-cell>
          <table:table-cell table:style-name="Tabla46.A2" office:value-type="string">
            <text:p text:style-name="P563">codResultado</text:p>
          </table:table-cell>
          <table:table-cell table:style-name="Tabla46.A2" office:value-type="string">
            <text:p text:style-name="P589">String</text:p>
          </table:table-cell>
          <table:table-cell table:style-name="Tabla46.A2" office:value-type="string">
            <text:p text:style-name="P589">SI</text:p>
          </table:table-cell>
          <table:table-cell table:style-name="Tabla46.E2" office:value-type="string">
            <text:p text:style-name="P751">En c<text:span text:style-name="T114">aso de que la petición se haya realizado satisfactoriamente</text:span>, retorna 200, <text:span text:style-name="T113">caso contrario</text:span> <text:span text:style-name="T170">400</text:span></text:p>
          </table:table-cell>
        </table:table-row>
      </table:table>
      <text:p text:style-name="P81"/>
      <text:p text:style-name="P80">JSON:</text:p>
      <text:p text:style-name="P290">{</text:p>
      <text:p text:style-name="P290"><text:s text:c="2"/>"header": {</text:p>
      <text:p text:style-name="P290"><text:s text:c="4"/>"codResultado": 200,</text:p>
      <text:p text:style-name="P290"><text:s text:c="4"/>"txtResultado": "SUCCESS"</text:p>
      <text:p text:style-name="P290"><text:s text:c="2"/>}</text:p>
      <text:p text:style-name="P250">J<text:span text:style-name="T112">WT</text:span>:</text:p>
      <text:p text:style-name="P326">{</text:p>
      <text:p text:style-name="P326"><text:s text:c="2"/>"data": "eyJhbGciOiJIUzUxMiJ9.eyJoZWFkZXIiOnsiY29kUmVzdWx0YWRvIjoyMDAsInR4dFJlc3VsdGFkbyI6IlNVQ0NFU1MifX0.DdNmVBHPqxAPTRsEc36AyOkOAlEi0TIsI5VEyyogmJd5uJYITp0gzME9j7izCn72jVktupT5qNWZ2DEkt7Pi8A"</text:p>
      <text:p text:style-name="P412">}</text:p>
      <text:p text:style-name="P412"/>
      <text:p text:style-name="P147"><text:span text:style-name="T6">E</text:span><text:span text:style-name="T5">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a xlink:type="simple" xlink:href="http://localhost:8080/arapy/api/auth/signin" text:style-name="Internet_20_link" text:visited-style-name="Visited_20_Internet_20_Link"><text:span text:style-name="T62">d</text:span></text:a><text:span text:style-name="T62">epartamentos</text:span><text:span text:style-name="T58">/list</text:span></text:p>
      <text:p text:style-name="P20"><text:span text:style-name="T4">Método:</text:span> <text:span text:style-name="T9">POST</text:span></text:p>
      <text:p text:style-name="P177"><text:span text:style-name="T67">Descripción: Este el el método que</text:span><text:span text:style-name="T68"> </text:span><text:span text:style-name="T69">retorna una lista de </text:span><text:span text:style-name="T84">departamentos</text:span><text:span text:style-name="T69"> con paginación.</text:span></text:p>
      <text:p text:style-name="P374"/>
      <text:p text:style-name="P48"><text:soft-page-break/>Request</text:p>
      <table:table table:name="Tabla47" table:style-name="Tabla47">
        <table:table-column table:style-name="Tabla47.A"/>
        <table:table-column table:style-name="Tabla47.B"/>
        <table:table-column table:style-name="Tabla47.C"/>
        <table:table-column table:style-name="Tabla47.D"/>
        <table:table-column table:style-name="Tabla47.E"/>
        <table:table-row>
          <table:table-cell table:style-name="Tabla47.A1" office:value-type="string">
            <text:p text:style-name="P690">Nro.</text:p>
          </table:table-cell>
          <table:table-cell table:style-name="Tabla47.A1" office:value-type="string">
            <text:p text:style-name="P690">Tag</text:p>
          </table:table-cell>
          <table:table-cell table:style-name="Tabla47.A1" office:value-type="string">
            <text:p text:style-name="P690">Tipo de Dato</text:p>
          </table:table-cell>
          <table:table-cell table:style-name="Tabla47.A1" office:value-type="string">
            <text:p text:style-name="P690">Obligatorio</text:p>
          </table:table-cell>
          <table:table-cell table:style-name="Tabla47.E1" office:value-type="string">
            <text:p text:style-name="P690">Nota</text:p>
          </table:table-cell>
        </table:table-row>
        <table:table-row>
          <table:table-cell table:style-name="Tabla47.A2" office:value-type="string">
            <text:p text:style-name="P725">1</text:p>
          </table:table-cell>
          <table:table-cell table:style-name="Tabla47.A2" office:value-type="string">
            <text:p text:style-name="P960">descripcion</text:p>
          </table:table-cell>
          <table:table-cell table:style-name="Tabla47.A2" office:value-type="string">
            <text:p text:style-name="P725">String</text:p>
          </table:table-cell>
          <table:table-cell table:style-name="Tabla47.A2" office:value-type="string">
            <text:p text:style-name="P964">No</text:p>
          </table:table-cell>
          <table:table-cell table:style-name="Tabla47.E2" office:value-type="string">
            <text:p text:style-name="P725">Debe ir <text:span text:style-name="T161">la descripción, o parte de la descripción del departamento que se desea buscar; en caso de ser vacío, retorna una lista de todos los departamentos.</text:span></text:p>
          </table:table-cell>
        </table:table-row>
        <table:table-row>
          <table:table-cell table:style-name="Tabla47.A2" office:value-type="string">
            <text:p text:style-name="P476">2</text:p>
          </table:table-cell>
          <table:table-cell table:style-name="Tabla47.A2" office:value-type="string">
            <text:p text:style-name="P656">paginacion</text:p>
          </table:table-cell>
          <table:table-cell table:style-name="Tabla47.A2" office:value-type="string">
            <text:p text:style-name="P895">PaginacionRequest</text:p>
          </table:table-cell>
          <table:table-cell table:style-name="Tabla47.A2" office:value-type="string">
            <text:p text:style-name="P725">SI</text:p>
          </table:table-cell>
          <table:table-cell table:style-name="Tabla47.E2" office:value-type="string">
            <text:p text:style-name="P983"><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47.A2" office:value-type="string">
            <text:p text:style-name="P476"/>
          </table:table-cell>
          <table:table-cell table:style-name="Tabla47.A2" office:value-type="string">
            <text:p text:style-name="P656">pagina</text:p>
          </table:table-cell>
          <table:table-cell table:style-name="Tabla47.A2" office:value-type="string">
            <text:p text:style-name="P832">int</text:p>
          </table:table-cell>
          <table:table-cell table:style-name="Tabla47.A2" office:value-type="string">
            <text:p text:style-name="P752">SI</text:p>
          </table:table-cell>
          <table:table-cell table:style-name="Tabla47.E2" office:value-type="string">
            <text:p text:style-name="P988"><text:span text:style-name="T28">D</text:span><text:span text:style-name="T26">ebe ir el número de página que desea visualizar</text:span></text:p>
          </table:table-cell>
        </table:table-row>
        <table:table-row>
          <table:table-cell table:style-name="Tabla47.A2" office:value-type="string">
            <text:p text:style-name="P476"/>
          </table:table-cell>
          <table:table-cell table:style-name="Tabla47.A2" office:value-type="string">
            <text:p text:style-name="P656">cantidad</text:p>
          </table:table-cell>
          <table:table-cell table:style-name="Tabla47.A2" office:value-type="string">
            <text:p text:style-name="P832">int</text:p>
          </table:table-cell>
          <table:table-cell table:style-name="Tabla47.A2" office:value-type="string">
            <text:p text:style-name="P832">SI</text:p>
          </table:table-cell>
          <table:table-cell table:style-name="Tabla47.E2" office:value-type="string">
            <text:p text:style-name="P988"><text:span text:style-name="T28">D</text:span><text:span text:style-name="T26">ebe ir la cantidad de ítems que se desea visualizar en la lista paginable.</text:span></text:p>
          </table:table-cell>
        </table:table-row>
      </table:table>
      <text:p text:style-name="P84"/>
      <text:p text:style-name="P84">JSON:</text:p>
      <text:p text:style-name="P292">{</text:p>
      <text:p text:style-name="P292"><text:s text:c="2"/>"descripcion": "CA",</text:p>
      <text:p text:style-name="P292"><text:s text:c="2"/>"paginacion": {</text:p>
      <text:p text:style-name="P292"><text:s text:c="4"/>"pagina": "1",</text:p>
      <text:p text:style-name="P292"><text:s text:c="4"/>"cantidad": "5"</text:p>
      <text:p text:style-name="P292"><text:s text:c="2"/>}</text:p>
      <text:p text:style-name="P292">}</text:p>
      <text:p text:style-name="P251">J<text:span text:style-name="T112">WT</text:span>:</text:p>
      <text:p text:style-name="P327">{</text:p>
      <text:p text:style-name="P327"><text:s text:c="2"/>"data": "eyJhbGciOiJIUzUxMiJ9.eyJkZXNjcmlwY2lvbiI6IkNBIiwicGFnaW5hY2lvbiI6eyJwYWdpbmEiOiIxIiwiY2FudGlkYWQiOiI1In19.WjSHXlTxlhi90fOu8bSTaJ2fxjcsbyBu8s4jK0R0GyK1SWp_VXwFORSfecs_wOt-YPF2u9YF7FuKayFBQW--8A"</text:p>
      <text:p text:style-name="P328">}</text:p>
      <text:p text:style-name="P219">Response</text:p>
      <table:table table:name="Tabla48" table:style-name="Tabla48">
        <table:table-column table:style-name="Tabla48.A"/>
        <table:table-column table:style-name="Tabla48.B"/>
        <table:table-column table:style-name="Tabla48.C"/>
        <table:table-column table:style-name="Tabla48.D"/>
        <table:table-column table:style-name="Tabla48.E"/>
        <table:table-row>
          <table:table-cell table:style-name="Tabla48.A1" office:value-type="string">
            <text:p text:style-name="P690">Nro.</text:p>
          </table:table-cell>
          <table:table-cell table:style-name="Tabla48.A1" office:value-type="string">
            <text:p text:style-name="P690">Tag</text:p>
          </table:table-cell>
          <table:table-cell table:style-name="Tabla48.A1" office:value-type="string">
            <text:p text:style-name="P690">Tipo de Dato</text:p>
          </table:table-cell>
          <table:table-cell table:style-name="Tabla48.A1" office:value-type="string">
            <text:p text:style-name="P690">Obligatorio</text:p>
          </table:table-cell>
          <table:table-cell table:style-name="Tabla48.E1" office:value-type="string">
            <text:p text:style-name="P690">Nota</text:p>
          </table:table-cell>
        </table:table-row>
        <table:table-row>
          <table:table-cell table:style-name="Tabla48.A2" office:value-type="string">
            <text:p text:style-name="P783">1</text:p>
          </table:table-cell>
          <table:table-cell table:style-name="Tabla48.A2" office:value-type="string">
            <text:p text:style-name="P525">header</text:p>
          </table:table-cell>
          <table:table-cell table:style-name="Tabla48.A2" office:value-type="string">
            <text:p text:style-name="P590">String</text:p>
          </table:table-cell>
          <table:table-cell table:style-name="Tabla48.A2" office:value-type="string">
            <text:p text:style-name="P590">SI</text:p>
          </table:table-cell>
          <table:table-cell table:style-name="Tabla48.E2" office:value-type="string">
            <text:p text:style-name="P808">Retorna codResultado y txtResultado</text:p>
          </table:table-cell>
        </table:table-row>
        <table:table-row>
          <table:table-cell table:style-name="Tabla48.A2" office:value-type="string">
            <text:p text:style-name="P725"/>
          </table:table-cell>
          <table:table-cell table:style-name="Tabla48.A2" office:value-type="string">
            <text:p text:style-name="P564">codResultado</text:p>
          </table:table-cell>
          <table:table-cell table:style-name="Tabla48.A2" office:value-type="string">
            <text:p text:style-name="P590">String</text:p>
          </table:table-cell>
          <table:table-cell table:style-name="Tabla48.A2" office:value-type="string">
            <text:p text:style-name="P590">SI</text:p>
          </table:table-cell>
          <table:table-cell table:style-name="Tabla48.E2" office:value-type="string">
            <text:p text:style-name="P752">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48.A2" office:value-type="string">
            <text:p text:style-name="P476"/>
          </table:table-cell>
          <table:table-cell table:style-name="Tabla48.A2" office:value-type="string">
            <text:p text:style-name="P498">txtResultado</text:p>
          </table:table-cell>
          <table:table-cell table:style-name="Tabla48.A2" office:value-type="string">
            <text:p text:style-name="P725">String</text:p>
          </table:table-cell>
          <table:table-cell table:style-name="Tabla48.A2" office:value-type="string">
            <text:p text:style-name="P725">SI</text:p>
          </table:table-cell>
          <table:table-cell table:style-name="Tabla48.E2" office:value-type="string">
            <text:p text:style-name="P725">En caso de ser correcto <text:span text:style-name="T162">la petición , retorna</text:span> “<text:span text:style-name="T163">SUCCESS</text:span>”</text:p>
          </table:table-cell>
        </table:table-row>
        <table:table-row>
          <table:table-cell table:style-name="Tabla48.A2" office:value-type="string">
            <text:p text:style-name="P542">2</text:p>
          </table:table-cell>
          <table:table-cell table:style-name="Tabla48.A2" office:value-type="string">
            <text:p text:style-name="P498">data</text:p>
          </table:table-cell>
          <table:table-cell table:style-name="Tabla48.A2" office:value-type="string">
            <text:p text:style-name="P725">String</text:p>
          </table:table-cell>
          <table:table-cell table:style-name="Tabla48.A2" office:value-type="string">
            <text:p text:style-name="P847">SI</text:p>
          </table:table-cell>
          <table:table-cell table:style-name="Tabla48.E2" office:value-type="string">
            <text:p text:style-name="P859">Retorna un<text:span text:style-name="T164">a lista</text:span> “<text:span text:style-name="T199">departamentos</text:span>” <text:span text:style-name="T164">y paginacion</text:span>.</text:p>
          </table:table-cell>
        </table:table-row>
        <table:table-row>
          <table:table-cell table:style-name="Tabla48.A2" office:value-type="string">
            <text:p text:style-name="P619">2.1</text:p>
          </table:table-cell>
          <table:table-cell table:style-name="Tabla48.A2" office:value-type="string">
            <text:p text:style-name="P607">List&lt;<text:span text:style-name="T199">departamenros</text:span>&gt;</text:p>
          </table:table-cell>
          <table:table-cell table:style-name="Tabla48.A2" office:value-type="string">
            <text:p text:style-name="P871">List</text:p>
          </table:table-cell>
          <table:table-cell table:style-name="Tabla48.A2" office:value-type="string">
            <text:p text:style-name="P871">SI</text:p>
          </table:table-cell>
          <table:table-cell table:style-name="Tabla48.E2" office:value-type="string">
            <text:p text:style-name="P871">Retorna <text:span text:style-name="T165">los datos para la lista paginable</text:span></text:p>
          </table:table-cell>
        </table:table-row>
        <table:table-row>
          <table:table-cell table:style-name="Tabla48.A2" office:value-type="string">
            <text:p text:style-name="P619"/>
          </table:table-cell>
          <table:table-cell table:style-name="Tabla48.A2" office:value-type="string">
            <text:p text:style-name="P631">id</text:p>
          </table:table-cell>
          <table:table-cell table:style-name="Tabla48.A2" office:value-type="string">
            <text:p text:style-name="P883">Long</text:p>
          </table:table-cell>
          <table:table-cell table:style-name="Tabla48.A2" office:value-type="string">
            <text:p text:style-name="P883">SI</text:p>
          </table:table-cell>
          <table:table-cell table:style-name="Tabla48.E2" office:value-type="string">
            <text:p text:style-name="P883">Identificador del <text:span text:style-name="T199">departamento.</text:span></text:p>
          </table:table-cell>
        </table:table-row>
        <table:table-row>
          <table:table-cell table:style-name="Tabla48.A2" office:value-type="string">
            <text:p text:style-name="P619"/>
          </table:table-cell>
          <table:table-cell table:style-name="Tabla48.A2" office:value-type="string">
            <text:p text:style-name="P643">descripcion</text:p>
          </table:table-cell>
          <table:table-cell table:style-name="Tabla48.A2" office:value-type="string">
            <text:p text:style-name="P895">String</text:p>
          </table:table-cell>
          <table:table-cell table:style-name="Tabla48.A2" office:value-type="string">
            <text:p text:style-name="P895">SI</text:p>
          </table:table-cell>
          <table:table-cell table:style-name="Tabla48.E2" office:value-type="string">
            <text:p text:style-name="P895">Descripción del <text:span text:style-name="T199">departamento</text:span></text:p>
          </table:table-cell>
        </table:table-row>
        <table:table-row>
          <table:table-cell table:style-name="Tabla48.A2" office:value-type="string">
            <text:p text:style-name="P650">2.2</text:p>
          </table:table-cell>
          <table:table-cell table:style-name="Tabla48.A2" office:value-type="string">
            <text:p text:style-name="P643">paginacion</text:p>
          </table:table-cell>
          <table:table-cell table:style-name="Tabla48.A2" office:value-type="string">
            <text:p text:style-name="P895">PaginacionResponse</text:p>
          </table:table-cell>
          <table:table-cell table:style-name="Tabla48.A2" office:value-type="string">
            <text:p text:style-name="P895">SI</text:p>
          </table:table-cell>
          <table:table-cell table:style-name="Tabla48.E2" office:value-type="string">
            <text:p text:style-name="P969">Retorna datos de paginación</text:p>
          </table:table-cell>
        </table:table-row>
        <table:table-row>
          <table:table-cell table:style-name="Tabla48.A2" office:value-type="string">
            <text:p text:style-name="P650"/>
          </table:table-cell>
          <table:table-cell table:style-name="Tabla48.A2" office:value-type="string">
            <text:p text:style-name="P661">totalItems</text:p>
          </table:table-cell>
          <table:table-cell table:style-name="Tabla48.A2" office:value-type="string">
            <text:p text:style-name="P969">Long</text:p>
          </table:table-cell>
          <table:table-cell table:style-name="Tabla48.A2" office:value-type="string">
            <text:p text:style-name="P969">SI</text:p>
          </table:table-cell>
          <table:table-cell table:style-name="Tabla48.E2" office:value-type="string">
            <text:p text:style-name="P974">Retorna cantidad total de items de la lista.</text:p>
          </table:table-cell>
        </table:table-row>
        <table:table-row>
          <table:table-cell table:style-name="Tabla48.A2" office:value-type="string">
            <text:p text:style-name="P650"/>
          </table:table-cell>
          <table:table-cell table:style-name="Tabla48.A2" office:value-type="string">
            <text:p text:style-name="P661">totalPages</text:p>
          </table:table-cell>
          <table:table-cell table:style-name="Tabla48.A2" office:value-type="string">
            <text:p text:style-name="P969">Long</text:p>
          </table:table-cell>
          <table:table-cell table:style-name="Tabla48.A2" office:value-type="string">
            <text:p text:style-name="P969">SI</text:p>
          </table:table-cell>
          <table:table-cell table:style-name="Tabla48.E2" office:value-type="string">
            <text:p text:style-name="P974">Retorna cantidad total de páginas.</text:p>
          </table:table-cell>
        </table:table-row>
        <text:soft-page-break/>
        <table:table-row>
          <table:table-cell table:style-name="Tabla48.A2" office:value-type="string">
            <text:p text:style-name="P650"/>
          </table:table-cell>
          <table:table-cell table:style-name="Tabla48.A2" office:value-type="string">
            <text:p text:style-name="P661">currentPages</text:p>
          </table:table-cell>
          <table:table-cell table:style-name="Tabla48.A2" office:value-type="string">
            <text:p text:style-name="P969">int</text:p>
          </table:table-cell>
          <table:table-cell table:style-name="Tabla48.A2" office:value-type="string">
            <text:p text:style-name="P969">SI</text:p>
          </table:table-cell>
          <table:table-cell table:style-name="Tabla48.E2" office:value-type="string">
            <text:p text:style-name="P974">Retorna la página actual.</text:p>
          </table:table-cell>
        </table:table-row>
      </table:table>
      <text:p text:style-name="P251"/>
      <text:p text:style-name="P251">JSON:</text:p>
      <text:p text:style-name="P304">{</text:p>
      <text:p text:style-name="P304"><text:s text:c="2"/>"header": {</text:p>
      <text:p text:style-name="P304"><text:s text:c="4"/>"codResultado": 200,</text:p>
      <text:p text:style-name="P304"><text:s text:c="4"/>"txtResultado": "SUCCESS"</text:p>
      <text:p text:style-name="P304"><text:s text:c="2"/>},</text:p>
      <text:p text:style-name="P304"><text:s text:c="2"/>"data": {</text:p>
      <text:p text:style-name="P304"><text:s text:c="4"/>"departamentos": [</text:p>
      <text:p text:style-name="P304"><text:s text:c="6"/>{</text:p>
      <text:p text:style-name="P304"><text:s text:c="8"/>"id": 7,</text:p>
      <text:p text:style-name="P304"><text:s text:c="8"/>"descripcion": "CAAGUAZU"</text:p>
      <text:p text:style-name="P304"><text:s text:c="6"/>},</text:p>
      <text:p text:style-name="P304"><text:s text:c="6"/>{</text:p>
      <text:p text:style-name="P304"><text:s text:c="8"/>"id": 8,</text:p>
      <text:p text:style-name="P304"><text:s text:c="8"/>"descripcion": "CAAZAPA"</text:p>
      <text:p text:style-name="P304"><text:s text:c="6"/>},</text:p>
      <text:p text:style-name="P304"><text:s text:c="6"/>{</text:p>
      <text:p text:style-name="P304"><text:s text:c="8"/>"id": 21,</text:p>
      <text:p text:style-name="P304"><text:s text:c="8"/>"descripcion": "CANINDEYU"</text:p>
      <text:p text:style-name="P304"><text:s text:c="6"/>},</text:p>
      <text:p text:style-name="P304"><text:s text:c="6"/>{</text:p>
      <text:p text:style-name="P304"><text:s text:c="8"/>"id": 1,</text:p>
      <text:p text:style-name="P304"><text:s text:c="8"/>"descripcion": "CAPITAL"</text:p>
      <text:p text:style-name="P304"><text:s text:c="6"/>}</text:p>
      <text:p text:style-name="P304"><text:s text:c="4"/>],</text:p>
      <text:p text:style-name="P304"><text:s text:c="4"/>"paginacion": {</text:p>
      <text:p text:style-name="P304"><text:s text:c="6"/>"totalItems": 4,</text:p>
      <text:p text:style-name="P304"><text:s text:c="6"/>"totalPages": 1,</text:p>
      <text:p text:style-name="P304"><text:s text:c="6"/>"currentPages": 1</text:p>
      <text:p text:style-name="P304"><text:s text:c="4"/>}</text:p>
      <text:p text:style-name="P304"><text:s text:c="2"/>}</text:p>
      <text:p text:style-name="P304">}</text:p>
      <text:p text:style-name="P251">J<text:span text:style-name="T112">WT</text:span>:</text:p>
      <text:p text:style-name="P327">{</text:p>
      <text:p text:style-name="P327"><text:s text:c="2"/>"data": "eyJhbGciOiJIUzUxMiJ9.eyJoZWFkZXIiOnsiY29kUmVzdWx0YWRvIjoyMDAsInR4dFJlc3VsdGFkbyI6IlNVQ0NFU1MifSwiZGF0YSI6eyJkZXBhcnRhbWVudG9zIjpbeyJpZCI6NywiZGVzY3JpcGNpb24iOiJDQUFHVUFaVSJ9LHsiaWQiOjgsImRlc2NyaXBjaW9uIjoiQ0FBWkFQQSJ9LHsiaWQiOjIxLCJkZXNjcmlwY2lvbiI6IkNBTklOREVZVSJ9LHsiaWQiOjEsImRlc2NyaXBjaW9uIjoiQ0FQSVRBTCJ9XSwicGFnaW5hY2lvbiI6eyJ0b3RhbEl0ZW1zIjo0LCJ0b3RhbFBhZ2VzIjoxLCJjdXJyZW50UGFnZXMiOjF9fX0.GPRuPBiWQkI6yNo-V8RiCUCtLNZ6v_TtlQjoaq0uOTXyv0AsNdQNBgg5bWBFIgqQRdwf7-wduIclXLtR1pIEmA"</text:p>
      <text:p text:style-name="P419">}</text:p>
      <text:p text:style-name="P427"/>
      <text:p text:style-name="P227"/>
      <text:p text:style-name="P445">LOCALIDADES</text:p>
      <text:p text:style-name="P130"><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53">l</text:span></text:a><text:span text:style-name="T53">ocalidades</text:span><text:span text:style-name="T40">/</text:span><text:span text:style-name="T41">getById</text:span></text:p>
      <text:p text:style-name="P21"><text:span text:style-name="T4">Método:</text:span> <text:span text:style-name="T9">POST</text:span></text:p>
      <text:p text:style-name="P185"><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text:s/>registro </text:span><text:span text:style-name="T139">único</text:span><text:span text:style-name="T138"> obtenido.</text:span></text:p>
      <text:p text:style-name="P49">Request</text:p>
      <table:table table:name="Tabla49" table:style-name="Tabla49">
        <table:table-column table:style-name="Tabla49.A"/>
        <table:table-column table:style-name="Tabla49.B"/>
        <table:table-column table:style-name="Tabla49.C"/>
        <table:table-column table:style-name="Tabla49.D"/>
        <table:table-column table:style-name="Tabla49.E"/>
        <table:table-row>
          <table:table-cell table:style-name="Tabla49.A1" office:value-type="string">
            <text:p text:style-name="P691">Nro.</text:p>
          </table:table-cell>
          <table:table-cell table:style-name="Tabla49.A1" office:value-type="string">
            <text:p text:style-name="P691">Tag</text:p>
          </table:table-cell>
          <table:table-cell table:style-name="Tabla49.A1" office:value-type="string">
            <text:p text:style-name="P691">Tipo de Dato</text:p>
          </table:table-cell>
          <table:table-cell table:style-name="Tabla49.A1" office:value-type="string">
            <text:p text:style-name="P691">Obligatorio</text:p>
          </table:table-cell>
          <table:table-cell table:style-name="Tabla49.E1" office:value-type="string">
            <text:p text:style-name="P691">Nota</text:p>
          </table:table-cell>
        </table:table-row>
        <table:table-row>
          <table:table-cell table:style-name="Tabla49.A2" office:value-type="string">
            <text:p text:style-name="P726">1</text:p>
          </table:table-cell>
          <table:table-cell table:style-name="Tabla49.A2" office:value-type="string">
            <text:p text:style-name="P913">id</text:p>
          </table:table-cell>
          <table:table-cell table:style-name="Tabla49.A2" office:value-type="string">
            <text:p text:style-name="P833">int</text:p>
          </table:table-cell>
          <table:table-cell table:style-name="Tabla49.A2" office:value-type="string">
            <text:p text:style-name="P928">SI</text:p>
          </table:table-cell>
          <table:table-cell table:style-name="Tabla49.E2" office:value-type="string">
            <text:p text:style-name="P726">Debe de ir <text:span text:style-name="T167">el código identificador de la localidad que se desea obtener</text:span></text:p>
          </table:table-cell>
        </table:table-row>
      </table:table>
      <text:p text:style-name="P85"/>
      <text:p text:style-name="P85">JSON:</text:p>
      <text:p text:style-name="P293">{</text:p>
      <text:p text:style-name="P293"><text:s text:c="2"/>"id": "<text:span text:style-name="T194">4</text:span>"</text:p>
      <text:p text:style-name="P293">}</text:p>
      <text:p text:style-name="P252">J<text:span text:style-name="T112">WT</text:span>:</text:p>
      <text:p text:style-name="P329">{</text:p>
      <text:p text:style-name="P329"><text:s text:c="2"/>"data": "eyJhbGciOiJIUzUxMiIsInR5cCI6IkpXVCJ9.eyJpZCI6IjQifQ.vEJ0PNRT_w7iW9f4sqp1ISemNBnEKk2P7OWlPGfB-3ekbAQsMLQPOoyZJgF2lvCgX4jFeIGyNTBE9X7uM_V4AA"</text:p>
      <text:p text:style-name="P354">}</text:p>
      <text:p text:style-name="P213">Response</text:p>
      <table:table table:name="Tabla50" table:style-name="Tabla50">
        <table:table-column table:style-name="Tabla50.A"/>
        <table:table-column table:style-name="Tabla50.B"/>
        <table:table-column table:style-name="Tabla50.C"/>
        <table:table-column table:style-name="Tabla50.D"/>
        <table:table-column table:style-name="Tabla50.E"/>
        <table:table-row>
          <table:table-cell table:style-name="Tabla50.A1" office:value-type="string">
            <text:p text:style-name="P691">Nro.</text:p>
          </table:table-cell>
          <table:table-cell table:style-name="Tabla50.A1" office:value-type="string">
            <text:p text:style-name="P691">Tag</text:p>
          </table:table-cell>
          <table:table-cell table:style-name="Tabla50.A1" office:value-type="string">
            <text:p text:style-name="P691">Tipo de Dato</text:p>
          </table:table-cell>
          <table:table-cell table:style-name="Tabla50.A1" office:value-type="string">
            <text:p text:style-name="P691">Obligatorio</text:p>
          </table:table-cell>
          <table:table-cell table:style-name="Tabla50.E1" office:value-type="string">
            <text:p text:style-name="P691">Nota</text:p>
          </table:table-cell>
        </table:table-row>
        <table:table-row>
          <table:table-cell table:style-name="Tabla50.A2" office:value-type="string">
            <text:p text:style-name="P784">1</text:p>
          </table:table-cell>
          <table:table-cell table:style-name="Tabla50.A2" office:value-type="string">
            <text:p text:style-name="P526">header</text:p>
          </table:table-cell>
          <table:table-cell table:style-name="Tabla50.A2" office:value-type="string">
            <text:p text:style-name="P591">String</text:p>
          </table:table-cell>
          <table:table-cell table:style-name="Tabla50.A2" office:value-type="string">
            <text:p text:style-name="P591">SI</text:p>
          </table:table-cell>
          <table:table-cell table:style-name="Tabla50.E2" office:value-type="string">
            <text:p text:style-name="P809">Retorna codResultado y txtResultado</text:p>
          </table:table-cell>
        </table:table-row>
        <table:table-row>
          <table:table-cell table:style-name="Tabla50.A2" office:value-type="string">
            <text:p text:style-name="P726"/>
          </table:table-cell>
          <table:table-cell table:style-name="Tabla50.A2" office:value-type="string">
            <text:p text:style-name="P565">codResultado</text:p>
          </table:table-cell>
          <table:table-cell table:style-name="Tabla50.A2" office:value-type="string">
            <text:p text:style-name="P591">String</text:p>
          </table:table-cell>
          <table:table-cell table:style-name="Tabla50.A2" office:value-type="string">
            <text:p text:style-name="P591">SI</text:p>
          </table:table-cell>
          <table:table-cell table:style-name="Tabla50.E2" office:value-type="string">
            <text:p text:style-name="P753">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50.A2" office:value-type="string">
            <text:p text:style-name="P477"/>
          </table:table-cell>
          <table:table-cell table:style-name="Tabla50.A2" office:value-type="string">
            <text:p text:style-name="P499">txtResultado</text:p>
          </table:table-cell>
          <table:table-cell table:style-name="Tabla50.A2" office:value-type="string">
            <text:p text:style-name="P726">String</text:p>
          </table:table-cell>
          <table:table-cell table:style-name="Tabla50.A2" office:value-type="string">
            <text:p text:style-name="P726">SI</text:p>
          </table:table-cell>
          <table:table-cell table:style-name="Tabla50.E2" office:value-type="string">
            <text:p text:style-name="P726">En caso de ser correcto <text:span text:style-name="T162">la petición , retorna</text:span> “<text:span text:style-name="T163">SUCCESS</text:span>”</text:p>
          </table:table-cell>
        </table:table-row>
        <table:table-row>
          <table:table-cell table:style-name="Tabla50.A2" office:value-type="string">
            <text:p text:style-name="P543">2</text:p>
          </table:table-cell>
          <table:table-cell table:style-name="Tabla50.A2" office:value-type="string">
            <text:p text:style-name="P499">data</text:p>
          </table:table-cell>
          <table:table-cell table:style-name="Tabla50.A2" office:value-type="string">
            <text:p text:style-name="P726">String</text:p>
          </table:table-cell>
          <table:table-cell table:style-name="Tabla50.A2" office:value-type="string">
            <text:p text:style-name="P848">SI</text:p>
          </table:table-cell>
          <table:table-cell table:style-name="Tabla50.E2" office:value-type="string">
            <text:p text:style-name="P860">Retorna un<text:span text:style-name="T164">a lista</text:span> “<text:span text:style-name="T200">localidades</text:span>” </text:p>
          </table:table-cell>
        </table:table-row>
        <table:table-row>
          <table:table-cell table:style-name="Tabla50.A2" office:value-type="string">
            <text:p text:style-name="P620">2.1</text:p>
          </table:table-cell>
          <table:table-cell table:style-name="Tabla50.A2" office:value-type="string">
            <text:p text:style-name="P608">List&lt;<text:span text:style-name="T200">localidades</text:span>&gt;</text:p>
          </table:table-cell>
          <table:table-cell table:style-name="Tabla50.A2" office:value-type="string">
            <text:p text:style-name="P872">List</text:p>
          </table:table-cell>
          <table:table-cell table:style-name="Tabla50.A2" office:value-type="string">
            <text:p text:style-name="P872">SI</text:p>
          </table:table-cell>
          <table:table-cell table:style-name="Tabla50.E2" office:value-type="string">
            <text:p text:style-name="P387">Retorna una lista con el <text:s/>registro único obtenido.</text:p>
          </table:table-cell>
        </table:table-row>
        <table:table-row>
          <table:table-cell table:style-name="Tabla50.A2" office:value-type="string">
            <text:p text:style-name="P620"/>
          </table:table-cell>
          <table:table-cell table:style-name="Tabla50.A2" office:value-type="string">
            <text:p text:style-name="P632">id</text:p>
          </table:table-cell>
          <table:table-cell table:style-name="Tabla50.A2" office:value-type="string">
            <text:p text:style-name="P884">Long</text:p>
          </table:table-cell>
          <table:table-cell table:style-name="Tabla50.A2" office:value-type="string">
            <text:p text:style-name="P884">SI</text:p>
          </table:table-cell>
          <table:table-cell table:style-name="Tabla50.E2" office:value-type="string">
            <text:p text:style-name="P884">Identificador <text:span text:style-name="T195">de la localidad</text:span></text:p>
          </table:table-cell>
        </table:table-row>
        <table:table-row>
          <table:table-cell table:style-name="Tabla50.A2" office:value-type="string">
            <text:p text:style-name="P620"/>
          </table:table-cell>
          <table:table-cell table:style-name="Tabla50.A2" office:value-type="string">
            <text:p text:style-name="P644">descripcion</text:p>
          </table:table-cell>
          <table:table-cell table:style-name="Tabla50.A2" office:value-type="string">
            <text:p text:style-name="P896">String</text:p>
          </table:table-cell>
          <table:table-cell table:style-name="Tabla50.A2" office:value-type="string">
            <text:p text:style-name="P896">SI</text:p>
          </table:table-cell>
          <table:table-cell table:style-name="Tabla50.E2" office:value-type="string">
            <text:p text:style-name="P896">Descripción de <text:span text:style-name="T200">la localidad</text:span></text:p>
          </table:table-cell>
        </table:table-row>
      </table:table>
      <text:p text:style-name="P85"/>
      <text:p text:style-name="P85">JSON:</text:p>
      <text:p text:style-name="P293">{</text:p>
      <text:p text:style-name="P293"><text:s text:c="2"/>"header": {</text:p>
      <text:p text:style-name="P293"><text:s text:c="4"/>"codResultado": 200,</text:p>
      <text:p text:style-name="P293"><text:s text:c="4"/>"txtResultado": "SUCCESS"</text:p>
      <text:p text:style-name="P293"><text:s text:c="2"/>},</text:p>
      <text:p text:style-name="P293"><text:s text:c="2"/>"data": {</text:p>
      <text:p text:style-name="P293"><text:s text:c="4"/>"localidades": [</text:p>
      <text:p text:style-name="P293"><text:s text:c="6"/>{</text:p>
      <text:p text:style-name="P293"><text:s text:c="8"/>"id": 4,</text:p>
      <text:p text:style-name="P293"><text:s text:c="8"/>"descripcion": "YPACARAI",</text:p>
      <text:p text:style-name="P293"><text:s text:c="8"/>"departamento": "SAN PEDRO"</text:p>
      <text:p text:style-name="P293"><text:s text:c="6"/>}</text:p>
      <text:p text:style-name="P293"><text:s text:c="4"/>]</text:p>
      <text:p text:style-name="P293"><text:soft-page-break/><text:s text:c="2"/>}</text:p>
      <text:p text:style-name="P293">}</text:p>
      <text:p text:style-name="P293">}</text:p>
      <text:p text:style-name="P252">J<text:span text:style-name="T112">WT</text:span>:</text:p>
      <text:p text:style-name="P329">{</text:p>
      <text:p text:style-name="P329"><text:s text:c="2"/>"data": "eyJhbGciOiJIUzUxMiJ9.eyJoZWFkZXIiOnsiY29kUmVzdWx0YWRvIjoyMDAsInR4dFJlc3VsdGFkbyI6IlNVQ0NFU1MifSwiZGF0YSI6eyJsb2NhbGlkYWRlcyI6W3siaWQiOjQsImRlc2NyaXBjaW9uIjoiWVBBQ0FSQUkiLCJkZXBhcnRhbWVudG8iOiJTQU4gUEVEUk8ifV19fQ.1le9xWgK2TjoUgL1bSvezjdUg2d-lgvvTomlCfC1DGeRGPCCJaO1XYYF_MvFRp1oyrjuUAUeAP17kx3Wy-7Vyg"</text:p>
      <text:p text:style-name="P413">}</text:p>
      <text:p text:style-name="P413"/>
      <text:p text:style-name="P131"><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a xlink:type="simple" xlink:href="http://localhost:8080/arapy/api/auth/signin" text:style-name="Internet_20_link" text:visited-style-name="Visited_20_Internet_20_Link"><text:span text:style-name="T54">l</text:span></text:a><text:span text:style-name="T54">ocalidades</text:span><text:span text:style-name="T40">/</text:span><text:span text:style-name="T44">delete</text:span><text:span text:style-name="T41">ById</text:span></text:p>
      <text:p text:style-name="P22"><text:span text:style-name="T4">Método:</text:span> <text:span text:style-name="T9">POST</text:span></text:p>
      <text:p text:style-name="P178"><text:span text:style-name="T67">Descripción: </text:span><text:span text:style-name="T81">É</text:span><text:span text:style-name="T67">ste </text:span><text:span text:style-name="T73">es</text:span><text:span text:style-name="T67"> 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364"/>
      <text:p text:style-name="P50">Request</text:p>
      <table:table table:name="Tabla51" table:style-name="Tabla51">
        <table:table-column table:style-name="Tabla51.A"/>
        <table:table-column table:style-name="Tabla51.B"/>
        <table:table-column table:style-name="Tabla51.C"/>
        <table:table-column table:style-name="Tabla51.D"/>
        <table:table-column table:style-name="Tabla51.E"/>
        <table:table-row>
          <table:table-cell table:style-name="Tabla51.A1" office:value-type="string">
            <text:p text:style-name="P692">Nro.</text:p>
          </table:table-cell>
          <table:table-cell table:style-name="Tabla51.A1" office:value-type="string">
            <text:p text:style-name="P692">Tag</text:p>
          </table:table-cell>
          <table:table-cell table:style-name="Tabla51.A1" office:value-type="string">
            <text:p text:style-name="P692">Tipo de Dato</text:p>
          </table:table-cell>
          <table:table-cell table:style-name="Tabla51.A1" office:value-type="string">
            <text:p text:style-name="P692">Obligatorio</text:p>
          </table:table-cell>
          <table:table-cell table:style-name="Tabla51.E1" office:value-type="string">
            <text:p text:style-name="P692">Nota</text:p>
          </table:table-cell>
        </table:table-row>
        <table:table-row>
          <table:table-cell table:style-name="Tabla51.A2" office:value-type="string">
            <text:p text:style-name="P727">1</text:p>
          </table:table-cell>
          <table:table-cell table:style-name="Tabla51.A2" office:value-type="string">
            <text:p text:style-name="P914">id</text:p>
          </table:table-cell>
          <table:table-cell table:style-name="Tabla51.A2" office:value-type="string">
            <text:p text:style-name="P834">int</text:p>
          </table:table-cell>
          <table:table-cell table:style-name="Tabla51.A2" office:value-type="string">
            <text:p text:style-name="P929">SI</text:p>
          </table:table-cell>
          <table:table-cell table:style-name="Tabla51.E2" office:value-type="string">
            <text:p text:style-name="P727">Debe de ir <text:span text:style-name="T167">el código identificador de la localidad que se desea eliminar</text:span></text:p>
          </table:table-cell>
        </table:table-row>
      </table:table>
      <text:p text:style-name="P97"/>
      <text:p text:style-name="P86">JSON:</text:p>
      <text:p text:style-name="P294">{</text:p>
      <text:p text:style-name="P294"><text:s text:c="2"/>"id": "<text:span text:style-name="T201">6</text:span>"</text:p>
      <text:p text:style-name="P294">}</text:p>
      <text:p text:style-name="P253">J<text:span text:style-name="T112">WT</text:span>:</text:p>
      <text:p text:style-name="P330">{</text:p>
      <text:p text:style-name="P330"><text:s text:c="2"/>"data": "eyJhbGciOiJIUzUxMiIsInR5cCI6IkpXVCJ9.eyJpZCI6IjYifQ.W4TDcKDRCGV2equIuOU4QNsd5mwPbK0ieTggzkXSFy9m7UB46esNx8kKw_HHkHZBKFvIplAXGhVpEs1_xd-9sQ"</text:p>
      <text:p text:style-name="P355">}</text:p>
      <text:p text:style-name="P214">Response</text:p>
      <table:table table:name="Tabla52" table:style-name="Tabla52">
        <table:table-column table:style-name="Tabla52.A"/>
        <table:table-column table:style-name="Tabla52.B"/>
        <table:table-column table:style-name="Tabla52.C"/>
        <table:table-column table:style-name="Tabla52.D"/>
        <table:table-column table:style-name="Tabla52.E"/>
        <table:table-row>
          <table:table-cell table:style-name="Tabla52.A1" office:value-type="string">
            <text:p text:style-name="P692">Nro.</text:p>
          </table:table-cell>
          <table:table-cell table:style-name="Tabla52.A1" office:value-type="string">
            <text:p text:style-name="P692">Tag</text:p>
          </table:table-cell>
          <table:table-cell table:style-name="Tabla52.A1" office:value-type="string">
            <text:p text:style-name="P692">Tipo de Dato</text:p>
          </table:table-cell>
          <table:table-cell table:style-name="Tabla52.A1" office:value-type="string">
            <text:p text:style-name="P692">Obligatorio</text:p>
          </table:table-cell>
          <table:table-cell table:style-name="Tabla52.E1" office:value-type="string">
            <text:p text:style-name="P692">Nota</text:p>
          </table:table-cell>
        </table:table-row>
        <table:table-row>
          <table:table-cell table:style-name="Tabla52.A2" office:value-type="string">
            <text:p text:style-name="P785">1</text:p>
          </table:table-cell>
          <table:table-cell table:style-name="Tabla52.A2" office:value-type="string">
            <text:p text:style-name="P527">header</text:p>
          </table:table-cell>
          <table:table-cell table:style-name="Tabla52.A2" office:value-type="string">
            <text:p text:style-name="P592">String</text:p>
          </table:table-cell>
          <table:table-cell table:style-name="Tabla52.A2" office:value-type="string">
            <text:p text:style-name="P592">SI</text:p>
          </table:table-cell>
          <table:table-cell table:style-name="Tabla52.E2" office:value-type="string">
            <text:p text:style-name="P810">Retorna codResultado y txtResultado</text:p>
          </table:table-cell>
        </table:table-row>
        <table:table-row>
          <table:table-cell table:style-name="Tabla52.A2" office:value-type="string">
            <text:p text:style-name="P727"/>
          </table:table-cell>
          <table:table-cell table:style-name="Tabla52.A2" office:value-type="string">
            <text:p text:style-name="P566">codResultado</text:p>
          </table:table-cell>
          <table:table-cell table:style-name="Tabla52.A2" office:value-type="string">
            <text:p text:style-name="P592">String</text:p>
          </table:table-cell>
          <table:table-cell table:style-name="Tabla52.A2" office:value-type="string">
            <text:p text:style-name="P592">SI</text:p>
          </table:table-cell>
          <table:table-cell table:style-name="Tabla52.E2" office:value-type="string">
            <text:p text:style-name="P754">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52.A2" office:value-type="string">
            <text:p text:style-name="P478"/>
          </table:table-cell>
          <table:table-cell table:style-name="Tabla52.A2" office:value-type="string">
            <text:p text:style-name="P500">txtResultado</text:p>
          </table:table-cell>
          <table:table-cell table:style-name="Tabla52.A2" office:value-type="string">
            <text:p text:style-name="P727">String</text:p>
          </table:table-cell>
          <table:table-cell table:style-name="Tabla52.A2" office:value-type="string">
            <text:p text:style-name="P727">SI</text:p>
          </table:table-cell>
          <table:table-cell table:style-name="Tabla52.E2" office:value-type="string">
            <text:p text:style-name="P727">En caso de ser correcto <text:span text:style-name="T162">la petición, retorna</text:span> “<text:span text:style-name="T163">SUCCESS</text:span>”</text:p>
          </table:table-cell>
        </table:table-row>
      </table:table>
      <text:p text:style-name="P86"/>
      <text:p text:style-name="P86">JSON:</text:p>
      <text:p text:style-name="P294">{</text:p>
      <text:p text:style-name="P294"><text:s text:c="2"/>"header": {</text:p>
      <text:p text:style-name="P294"><text:s text:c="4"/>"codResultado": 200,</text:p>
      <text:p text:style-name="P294"><text:s text:c="4"/>"txtResultado": "SUCCESS"</text:p>
      <text:p text:style-name="P294"><text:s text:c="2"/>}</text:p>
      <text:p text:style-name="P294">}</text:p>
      <text:p text:style-name="P253"/>
      <text:p text:style-name="P447">J<text:span text:style-name="T112">WT</text:span>:</text:p>
      <text:p text:style-name="P330">{</text:p>
      <text:p text:style-name="P420"><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413"/>
      <text:p text:style-name="P428">FALTA </text:p>
      <text:p text:style-name="P189"><text:span text:style-name="T153">EndPoint:</text:span><text:span text:style-name="T154"> </text:span><text:a xlink:type="simple" xlink:href="http://localhost:8080/arapy/api/referenciales/localidades/save" text:style-name="Internet_20_link" text:visited-style-name="Visited_20_Internet_20_Link"><text:span text:style-name="T155">http://localhost:8080/arapy/api/</text:span></text:a><text:a xlink:type="simple" xlink:href="http://localhost:8080/arapy/api/referenciales/localidades/save" text:style-name="Internet_20_link" text:visited-style-name="Visited_20_Internet_20_Link"><text:span text:style-name="T156">referenciales</text:span></text:a><text:a xlink:type="simple" xlink:href="http://localhost:8080/arapy/api/referenciales/localidades/save" text:style-name="Internet_20_link" text:visited-style-name="Visited_20_Internet_20_Link"><text:span text:style-name="T155">/</text:span></text:a><text:a xlink:type="simple" xlink:href="http://localhost:8080/arapy/api/referenciales/localidades/save" text:style-name="Internet_20_link" text:visited-style-name="Visited_20_Internet_20_Link"><text:span text:style-name="T157">localidades</text:span></text:a><text:a xlink:type="simple" xlink:href="http://localhost:8080/arapy/api/referenciales/localidades/save" text:style-name="Internet_20_link" text:visited-style-name="Visited_20_Internet_20_Link"><text:span text:style-name="T156">/</text:span></text:a><text:a xlink:type="simple" xlink:href="http://localhost:8080/arapy/api/referenciales/localidades/save" text:style-name="Internet_20_link" text:visited-style-name="Visited_20_Internet_20_Link"><text:span text:style-name="T158">save</text:span></text:a></text:p>
      <text:p text:style-name="P429">falta la parte de guardar departmento</text:p>
      <text:p text:style-name="P429"/>
      <text:p text:style-name="P148"><text:span text:style-name="T202">E</text:span><text:span text:style-name="T203">ndPoi</text:span><text:span text:style-name="T214">nt:</text:span><text:span text:style-name="T215">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217">referenciales</text:span></text:a><text:a xlink:type="simple" xlink:href="http://localhost:8080/arapy/api/auth/signin" text:style-name="Internet_20_link" text:visited-style-name="Visited_20_Internet_20_Link"><text:span text:style-name="T216">/</text:span></text:a><text:a xlink:type="simple" xlink:href="http://localhost:8080/arapy/api/auth/signin" text:style-name="Internet_20_link" text:visited-style-name="Visited_20_Internet_20_Link">l</text:a><text:span text:style-name="T218">ocal</text:span><text:span text:style-name="T204">idades</text:span><text:span text:style-name="T205">/list</text:span></text:p>
      <text:p text:style-name="P432">falta filtrar por departamento tambien</text:p>
      <text:p text:style-name="P424"/>
      <text:p text:style-name="P438"><text:span text:style-name="T102">MENSAJES</text:span><text:span text:style-name="T103"> </text:span><text:span text:style-name="T102">ARAPY</text:span></text:p>
      <text:p text:style-name="P153"/>
      <text:p text:style-name="P430"><text:span text:style-name="T87">EndPoint:</text:span><text:span text:style-name="T97"> </text:span><text:a xlink:type="simple" xlink:href="http://localhost:8080/arapy/api/auth/signin" text:style-name="Internet_20_link" text:visited-style-name="Visited_20_Internet_20_Link"><text:span text:style-name="T38">http://loca</text:span></text:a><text:a xlink:type="simple" xlink:href="http://localhost:8080/arapy/api/auth/signin" text:style-name="Internet_20_link" text:visited-style-name="Visited_20_Internet_20_Link"><text:span text:style-name="T38">l</text:span></text:a><text:a xlink:type="simple" xlink:href="http://localhost:8080/arapy/api/auth/signin" text:style-name="Internet_20_link" text:visited-style-name="Visited_20_Internet_20_Link"><text:span text:style-name="T38">host:8080/arapy/api/</text:span></text:a><text:a xlink:type="simple" xlink:href="http://localhost:8080/arapy/api/auth/signin" text:style-name="Internet_20_link" text:visited-style-name="Visited_20_Internet_20_Link"><text:span text:style-name="T149">referenciales</text:span></text:a><text:a xlink:type="simple" xlink:href="http://localhost:8080/arapy/api/auth/signin" text:style-name="Internet_20_link" text:visited-style-name="Visited_20_Internet_20_Link"><text:span text:style-name="T38">/</text:span></text:a><text:span text:style-name="T148">mensajesArapy</text:span><text:span text:style-name="T55">/</text:span><text:span text:style-name="T150">getById</text:span></text:p>
      <text:p text:style-name="P24"><text:span text:style-name="T4">Método:</text:span> <text:span text:style-name="T9">POST</text:span></text:p>
      <text:p text:style-name="P180"><text:span text:style-name="T135">Descripción: Este </text:span><text:span text:style-name="T136">es</text:span><text:span text:style-name="T135"> el método</text:span><text:span text:style-name="T137"> </text:span><text:span text:style-name="T138">que busca y obtiene un registro en base al campo id y retorna una lista </text:span><text:span text:style-name="T139">con el </text:span><text:span text:style-name="T138">registro </text:span><text:span text:style-name="T139">único</text:span><text:span text:style-name="T138"> obtenido.</text:span></text:p>
      <text:p text:style-name="P52">Request</text:p>
      <table:table table:name="Tabla53" table:style-name="Tabla53">
        <table:table-column table:style-name="Tabla53.A"/>
        <table:table-column table:style-name="Tabla53.B"/>
        <table:table-column table:style-name="Tabla53.C"/>
        <table:table-column table:style-name="Tabla53.D"/>
        <table:table-column table:style-name="Tabla53.E"/>
        <table:table-row>
          <table:table-cell table:style-name="Tabla53.A1" office:value-type="string">
            <text:p text:style-name="P694">Nro.</text:p>
          </table:table-cell>
          <table:table-cell table:style-name="Tabla53.A1" office:value-type="string">
            <text:p text:style-name="P694">Tag</text:p>
          </table:table-cell>
          <table:table-cell table:style-name="Tabla53.A1" office:value-type="string">
            <text:p text:style-name="P694">Tipo de Dato</text:p>
          </table:table-cell>
          <table:table-cell table:style-name="Tabla53.A1" office:value-type="string">
            <text:p text:style-name="P694">Obligatorio</text:p>
          </table:table-cell>
          <table:table-cell table:style-name="Tabla53.E1" office:value-type="string">
            <text:p text:style-name="P694">Nota</text:p>
          </table:table-cell>
        </table:table-row>
        <table:table-row>
          <table:table-cell table:style-name="Tabla53.A2" office:value-type="string">
            <text:p text:style-name="P729">1</text:p>
          </table:table-cell>
          <table:table-cell table:style-name="Tabla53.A2" office:value-type="string">
            <text:p text:style-name="P916">id</text:p>
          </table:table-cell>
          <table:table-cell table:style-name="Tabla53.A2" office:value-type="string">
            <text:p text:style-name="P836">int</text:p>
          </table:table-cell>
          <table:table-cell table:style-name="Tabla53.A2" office:value-type="string">
            <text:p text:style-name="P931">SI</text:p>
          </table:table-cell>
          <table:table-cell table:style-name="Tabla53.E2" office:value-type="string">
            <text:p text:style-name="P729">Debe de ir <text:span text:style-name="T167">el código identificador del mensaje que se desea obtener</text:span></text:p>
          </table:table-cell>
        </table:table-row>
      </table:table>
      <text:p text:style-name="P88"/>
      <text:p text:style-name="P88">JSON:</text:p>
      <text:p text:style-name="P296">{</text:p>
      <text:p text:style-name="P296"><text:s text:c="2"/>"id": "<text:span text:style-name="T206">18</text:span>"</text:p>
      <text:p text:style-name="P296">}</text:p>
      <text:p text:style-name="P255">J<text:span text:style-name="T112">WT</text:span>:</text:p>
      <text:p text:style-name="P332">{</text:p>
      <text:p text:style-name="P332"><text:s text:c="2"/>"data": "eyJhbGciOiJIUzUxMiJ9.eyJpZCI6IjE4In0.IzZoPWP3mRPJH_7BVcy4sKciifuitqn7Xzx0DQ9i6XWNcQyFLybpsSZoiSmhdsLCZwZ7TQWLJLdABbfqsEWEwA"</text:p>
      <text:p text:style-name="P356">}</text:p>
      <text:p text:style-name="P216">Response</text:p>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694">Nro.</text:p>
          </table:table-cell>
          <table:table-cell table:style-name="Tabla54.A1" office:value-type="string">
            <text:p text:style-name="P694">Tag</text:p>
          </table:table-cell>
          <table:table-cell table:style-name="Tabla54.A1" office:value-type="string">
            <text:p text:style-name="P694">Tipo de Dato</text:p>
          </table:table-cell>
          <table:table-cell table:style-name="Tabla54.A1" office:value-type="string">
            <text:p text:style-name="P694">Obligatorio</text:p>
          </table:table-cell>
          <table:table-cell table:style-name="Tabla54.E1" office:value-type="string">
            <text:p text:style-name="P694">Nota</text:p>
          </table:table-cell>
        </table:table-row>
        <table:table-row>
          <table:table-cell table:style-name="Tabla54.A2" office:value-type="string">
            <text:p text:style-name="P787">1</text:p>
          </table:table-cell>
          <table:table-cell table:style-name="Tabla54.A2" office:value-type="string">
            <text:p text:style-name="P529">header</text:p>
          </table:table-cell>
          <table:table-cell table:style-name="Tabla54.A2" office:value-type="string">
            <text:p text:style-name="P594">String</text:p>
          </table:table-cell>
          <table:table-cell table:style-name="Tabla54.A2" office:value-type="string">
            <text:p text:style-name="P594">SI</text:p>
          </table:table-cell>
          <table:table-cell table:style-name="Tabla54.E2" office:value-type="string">
            <text:p text:style-name="P812">Retorna codResultado y txtResultado</text:p>
          </table:table-cell>
        </table:table-row>
        <table:table-row>
          <table:table-cell table:style-name="Tabla54.A2" office:value-type="string">
            <text:p text:style-name="P729"/>
          </table:table-cell>
          <table:table-cell table:style-name="Tabla54.A2" office:value-type="string">
            <text:p text:style-name="P568">codResultado</text:p>
          </table:table-cell>
          <table:table-cell table:style-name="Tabla54.A2" office:value-type="string">
            <text:p text:style-name="P594">String</text:p>
          </table:table-cell>
          <table:table-cell table:style-name="Tabla54.A2" office:value-type="string">
            <text:p text:style-name="P594">SI</text:p>
          </table:table-cell>
          <table:table-cell table:style-name="Tabla54.E2" office:value-type="string">
            <text:p text:style-name="P756">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54.A2" office:value-type="string">
            <text:p text:style-name="P480"/>
          </table:table-cell>
          <table:table-cell table:style-name="Tabla54.A2" office:value-type="string">
            <text:p text:style-name="P502">txtResultado</text:p>
          </table:table-cell>
          <table:table-cell table:style-name="Tabla54.A2" office:value-type="string">
            <text:p text:style-name="P729">String</text:p>
          </table:table-cell>
          <table:table-cell table:style-name="Tabla54.A2" office:value-type="string">
            <text:p text:style-name="P729">SI</text:p>
          </table:table-cell>
          <table:table-cell table:style-name="Tabla54.E2" office:value-type="string">
            <text:p text:style-name="P729">En caso de ser correcto <text:span text:style-name="T162">la petición, retorna</text:span> “<text:span text:style-name="T163">SUCCESS</text:span>”</text:p>
          </table:table-cell>
        </table:table-row>
        <table:table-row>
          <table:table-cell table:style-name="Tabla54.A2" office:value-type="string">
            <text:p text:style-name="P545">2</text:p>
          </table:table-cell>
          <table:table-cell table:style-name="Tabla54.A2" office:value-type="string">
            <text:p text:style-name="P502">data</text:p>
          </table:table-cell>
          <table:table-cell table:style-name="Tabla54.A2" office:value-type="string">
            <text:p text:style-name="P729">String</text:p>
          </table:table-cell>
          <table:table-cell table:style-name="Tabla54.A2" office:value-type="string">
            <text:p text:style-name="P850">SI</text:p>
          </table:table-cell>
          <table:table-cell table:style-name="Tabla54.E2" office:value-type="string">
            <text:p text:style-name="P862">Retorna un<text:span text:style-name="T164">a lista</text:span> “mensajesArapy” </text:p>
          </table:table-cell>
        </table:table-row>
        <table:table-row>
          <table:table-cell table:style-name="Tabla54.A2" office:value-type="string">
            <text:p text:style-name="P622">2.1</text:p>
          </table:table-cell>
          <table:table-cell table:style-name="Tabla54.A2" office:value-type="string">
            <text:p text:style-name="P610">List&lt;mensajesArapy&gt;</text:p>
          </table:table-cell>
          <table:table-cell table:style-name="Tabla54.A2" office:value-type="string">
            <text:p text:style-name="P874">List</text:p>
          </table:table-cell>
          <table:table-cell table:style-name="Tabla54.A2" office:value-type="string">
            <text:p text:style-name="P874">SI</text:p>
          </table:table-cell>
          <table:table-cell table:style-name="Tabla54.E2" office:value-type="string">
            <text:p text:style-name="P389">Retorna una lista con el <text:s/>registro único obtenido.</text:p>
          </table:table-cell>
        </table:table-row>
        <table:table-row>
          <table:table-cell table:style-name="Tabla54.A2" office:value-type="string">
            <text:p text:style-name="P622"/>
          </table:table-cell>
          <table:table-cell table:style-name="Tabla54.A2" office:value-type="string">
            <text:p text:style-name="P634">id</text:p>
          </table:table-cell>
          <table:table-cell table:style-name="Tabla54.A2" office:value-type="string">
            <text:p text:style-name="P886">Long</text:p>
          </table:table-cell>
          <table:table-cell table:style-name="Tabla54.A2" office:value-type="string">
            <text:p text:style-name="P886">SI</text:p>
          </table:table-cell>
          <table:table-cell table:style-name="Tabla54.E2" office:value-type="string">
            <text:p text:style-name="P886">Identificador <text:span text:style-name="T195">del mensaje</text:span></text:p>
          </table:table-cell>
        </table:table-row>
        <table:table-row>
          <table:table-cell table:style-name="Tabla54.A2" office:value-type="string">
            <text:p text:style-name="P622"/>
          </table:table-cell>
          <table:table-cell table:style-name="Tabla54.A2" office:value-type="string">
            <text:p text:style-name="P664">mensaje</text:p>
          </table:table-cell>
          <table:table-cell table:style-name="Tabla54.A2" office:value-type="string">
            <text:p text:style-name="P898">String</text:p>
          </table:table-cell>
          <table:table-cell table:style-name="Tabla54.A2" office:value-type="string">
            <text:p text:style-name="P898">SI</text:p>
          </table:table-cell>
          <table:table-cell table:style-name="Tabla54.E2" office:value-type="string">
            <text:p text:style-name="P898">Descripción de<text:span text:style-name="T206">l mensaje</text:span></text:p>
          </table:table-cell>
        </table:table-row>
        <table:table-row>
          <table:table-cell table:style-name="Tabla54.A2" office:value-type="string">
            <text:p text:style-name="P622"/>
          </table:table-cell>
          <table:table-cell table:style-name="Tabla54.A2" office:value-type="string">
            <text:p text:style-name="P664">autor</text:p>
          </table:table-cell>
          <table:table-cell table:style-name="Tabla54.A2" office:value-type="string">
            <text:p text:style-name="P898">String</text:p>
          </table:table-cell>
          <table:table-cell table:style-name="Tabla54.A2" office:value-type="string">
            <text:p text:style-name="P898">SI</text:p>
          </table:table-cell>
          <table:table-cell table:style-name="Tabla54.E2" office:value-type="string">
            <text:p text:style-name="P898"><text:span text:style-name="T212">Autor </text:span>de<text:span text:style-name="T206">l mensaje</text:span></text:p>
          </table:table-cell>
        </table:table-row>
      </table:table>
      <text:p text:style-name="P88"/>
      <text:p text:style-name="P88">JSON:</text:p>
      <text:p text:style-name="P296">{</text:p>
      <text:p text:style-name="P296"><text:s text:c="2"/>"header": {</text:p>
      <text:p text:style-name="P296"><text:s text:c="4"/>"codResultado": 200,</text:p>
      <text:p text:style-name="P296"><text:s text:c="4"/>"txtResultado": "SUCCESS"</text:p>
      <text:p text:style-name="P296"><text:s text:c="2"/>},</text:p>
      <text:p text:style-name="P296"><text:s text:c="2"/>"data": {</text:p>
      <text:p text:style-name="P296"><text:s text:c="4"/>"mensajesArapy": [</text:p>
      <text:p text:style-name="P296"><text:s text:c="6"/>{</text:p>
      <text:p text:style-name="P296"><text:s text:c="8"/>"id": 18,</text:p>
      <text:p text:style-name="P296"><text:s text:c="8"/>"mensaje": "El Pasado Puede Doler, Pero Según Lo Veas Puedes Huir De Él O Aprender De Él",</text:p>
      <text:p text:style-name="P296"><text:soft-page-break/><text:s text:c="8"/>"autor": "Rafiki - El Rey León"</text:p>
      <text:p text:style-name="P296"><text:s text:c="6"/>}</text:p>
      <text:p text:style-name="P296"><text:s text:c="4"/>]</text:p>
      <text:p text:style-name="P296"><text:s text:c="2"/>}</text:p>
      <text:p text:style-name="P296">}</text:p>
      <text:p text:style-name="P255">J<text:span text:style-name="T112">WT</text:span>:</text:p>
      <text:p text:style-name="P332">{</text:p>
      <text:p text:style-name="P332"><text:s text:c="2"/>"data": "eyJhbGciOiJIUzUxMiJ9.eyJoZWFkZXIiOnsiY29kUmVzdWx0YWRvIjoyMDAsInR4dFJlc3VsdGFkbyI6IlNVQ0NFU1MifSwiZGF0YSI6eyJtZW5zYWplc0FyYXB5IjpbeyJpZCI6MTgsIm1lbnNhamUiOiJFbCBQYXNhZG8gUHVlZGUgRG9sZXIsIFBlcm8gU2Vnw7puIExvIFZlYXMgUHVlZGVzIEh1aXIgRGUgw4lsIE8gQXByZW5kZXIgRGUgw4lsIiwiYXV0b3IiOiJSYWZpa2kgLSBFbCBSZXkgTGXDs24ifV19fQ.q4IsUivNsif5MVD-lKutGGFSrd3comvdfLW7xhgUgIvySgZD8NQPul75AmZnpqQUY6wtoMfKITzAC7ymzpDX5w"</text:p>
      <text:p text:style-name="P421">}</text:p>
      <text:p text:style-name="P153"/>
      <text:p text:style-name="P134"><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span text:style-name="T151">mensajesArapy</text:span><text:span text:style-name="T40">/</text:span><text:span text:style-name="T44">delete</text:span><text:span text:style-name="T41">ById</text:span></text:p>
      <text:p text:style-name="P25"><text:span text:style-name="T4">Método:</text:span> <text:span text:style-name="T9">POST</text:span></text:p>
      <text:p text:style-name="P181"><text:span text:style-name="T67">Descripción: </text:span><text:span text:style-name="T81">É</text:span><text:span text:style-name="T67">ste </text:span><text:span text:style-name="T73">es</text:span><text:span text:style-name="T67"> el método</text:span><text:span text:style-name="T69"> </text:span><text:span text:style-name="T70">que </text:span><text:span text:style-name="T72">elimina</text:span><text:span text:style-name="T70"> </text:span><text:span text:style-name="T73">un </text:span><text:span text:style-name="T70">registro en base al campo id.</text:span></text:p>
      <text:p text:style-name="P53">Request</text:p>
      <table:table table:name="Tabla55" table:style-name="Tabla55">
        <table:table-column table:style-name="Tabla55.A"/>
        <table:table-column table:style-name="Tabla55.B"/>
        <table:table-column table:style-name="Tabla55.C"/>
        <table:table-column table:style-name="Tabla55.D"/>
        <table:table-column table:style-name="Tabla55.E"/>
        <table:table-row>
          <table:table-cell table:style-name="Tabla55.A1" office:value-type="string">
            <text:p text:style-name="P695">Nro.</text:p>
          </table:table-cell>
          <table:table-cell table:style-name="Tabla55.A1" office:value-type="string">
            <text:p text:style-name="P695">Tag</text:p>
          </table:table-cell>
          <table:table-cell table:style-name="Tabla55.A1" office:value-type="string">
            <text:p text:style-name="P695">Tipo de Dato</text:p>
          </table:table-cell>
          <table:table-cell table:style-name="Tabla55.A1" office:value-type="string">
            <text:p text:style-name="P695">Obligatorio</text:p>
          </table:table-cell>
          <table:table-cell table:style-name="Tabla55.E1" office:value-type="string">
            <text:p text:style-name="P695">Nota</text:p>
          </table:table-cell>
        </table:table-row>
        <table:table-row>
          <table:table-cell table:style-name="Tabla55.A2" office:value-type="string">
            <text:p text:style-name="P730">1</text:p>
          </table:table-cell>
          <table:table-cell table:style-name="Tabla55.A2" office:value-type="string">
            <text:p text:style-name="P917">id</text:p>
          </table:table-cell>
          <table:table-cell table:style-name="Tabla55.A2" office:value-type="string">
            <text:p text:style-name="P837">int</text:p>
          </table:table-cell>
          <table:table-cell table:style-name="Tabla55.A2" office:value-type="string">
            <text:p text:style-name="P932">SI</text:p>
          </table:table-cell>
          <table:table-cell table:style-name="Tabla55.E2" office:value-type="string">
            <text:p text:style-name="P730">Debe de ir <text:span text:style-name="T167">el código identificador del mensaje que se desea eliminar</text:span></text:p>
          </table:table-cell>
        </table:table-row>
      </table:table>
      <text:p text:style-name="P89">JSON:</text:p>
      <text:p text:style-name="P297">{</text:p>
      <text:p text:style-name="P297"><text:s text:c="2"/>"id": "<text:span text:style-name="T207">142</text:span>"</text:p>
      <text:p text:style-name="P297">}</text:p>
      <text:p text:style-name="P256">J<text:span text:style-name="T112">WT</text:span>:</text:p>
      <text:p text:style-name="P333">{</text:p>
      <text:p text:style-name="P333"><text:s text:c="2"/>"data": "eyJhbGciOiJIUzUxMiIsInR5cCI6IkpXVCJ9.eyJpZCI6IjE0MiJ9.gytqCyV0qzPZaYLRRWBeBplHOPgVteBEcnaGhxYxOoKGPYfNCkpl8FoUsWZyekVRuhTbzwUoR-o6R8873HZh0A"</text:p>
      <text:p text:style-name="P357">}</text:p>
      <text:p text:style-name="P217">Response</text:p>
      <table:table table:name="Tabla56" table:style-name="Tabla56">
        <table:table-column table:style-name="Tabla56.A"/>
        <table:table-column table:style-name="Tabla56.B"/>
        <table:table-column table:style-name="Tabla56.C"/>
        <table:table-column table:style-name="Tabla56.D"/>
        <table:table-column table:style-name="Tabla56.E"/>
        <table:table-row>
          <table:table-cell table:style-name="Tabla56.A1" office:value-type="string">
            <text:p text:style-name="P695">Nro.</text:p>
          </table:table-cell>
          <table:table-cell table:style-name="Tabla56.A1" office:value-type="string">
            <text:p text:style-name="P695">Tag</text:p>
          </table:table-cell>
          <table:table-cell table:style-name="Tabla56.A1" office:value-type="string">
            <text:p text:style-name="P695">Tipo de Dato</text:p>
          </table:table-cell>
          <table:table-cell table:style-name="Tabla56.A1" office:value-type="string">
            <text:p text:style-name="P695">Obligatorio</text:p>
          </table:table-cell>
          <table:table-cell table:style-name="Tabla56.E1" office:value-type="string">
            <text:p text:style-name="P695">Nota</text:p>
          </table:table-cell>
        </table:table-row>
        <table:table-row>
          <table:table-cell table:style-name="Tabla56.A2" office:value-type="string">
            <text:p text:style-name="P788">1</text:p>
          </table:table-cell>
          <table:table-cell table:style-name="Tabla56.A2" office:value-type="string">
            <text:p text:style-name="P530">header</text:p>
          </table:table-cell>
          <table:table-cell table:style-name="Tabla56.A2" office:value-type="string">
            <text:p text:style-name="P595">String</text:p>
          </table:table-cell>
          <table:table-cell table:style-name="Tabla56.A2" office:value-type="string">
            <text:p text:style-name="P595">SI</text:p>
          </table:table-cell>
          <table:table-cell table:style-name="Tabla56.E2" office:value-type="string">
            <text:p text:style-name="P813">Retorna codResultado y txtResultado</text:p>
          </table:table-cell>
        </table:table-row>
        <table:table-row>
          <table:table-cell table:style-name="Tabla56.A2" office:value-type="string">
            <text:p text:style-name="P730"/>
          </table:table-cell>
          <table:table-cell table:style-name="Tabla56.A2" office:value-type="string">
            <text:p text:style-name="P569">codResultado</text:p>
          </table:table-cell>
          <table:table-cell table:style-name="Tabla56.A2" office:value-type="string">
            <text:p text:style-name="P595">String</text:p>
          </table:table-cell>
          <table:table-cell table:style-name="Tabla56.A2" office:value-type="string">
            <text:p text:style-name="P595">SI</text:p>
          </table:table-cell>
          <table:table-cell table:style-name="Tabla56.E2" office:value-type="string">
            <text:p text:style-name="P757">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56.A2" office:value-type="string">
            <text:p text:style-name="P481"/>
          </table:table-cell>
          <table:table-cell table:style-name="Tabla56.A2" office:value-type="string">
            <text:p text:style-name="P503">txtResultado</text:p>
          </table:table-cell>
          <table:table-cell table:style-name="Tabla56.A2" office:value-type="string">
            <text:p text:style-name="P730">String</text:p>
          </table:table-cell>
          <table:table-cell table:style-name="Tabla56.A2" office:value-type="string">
            <text:p text:style-name="P730">SI</text:p>
          </table:table-cell>
          <table:table-cell table:style-name="Tabla56.E2" office:value-type="string">
            <text:p text:style-name="P730">En caso de ser correcto <text:span text:style-name="T162">la petición, retorna</text:span> “<text:span text:style-name="T163">SUCCESS</text:span>”</text:p>
          </table:table-cell>
        </table:table-row>
      </table:table>
      <text:p text:style-name="P89"/>
      <text:p text:style-name="P89">JSON:</text:p>
      <text:p text:style-name="P297">{</text:p>
      <text:p text:style-name="P297"><text:s text:c="2"/>"header": {</text:p>
      <text:p text:style-name="P297"><text:s text:c="4"/>"codResultado": 200,</text:p>
      <text:p text:style-name="P297"><text:s text:c="4"/>"txtResultado": "SUCCESS"</text:p>
      <text:p text:style-name="P297"><text:s text:c="2"/>}</text:p>
      <text:p text:style-name="P297">}</text:p>
      <text:p text:style-name="P451">J<text:span text:style-name="T112">WT</text:span>:</text:p>
      <text:p text:style-name="P333">{</text:p>
      <text:p text:style-name="P423"><text:s text:c="2"/>"data": "eyJhbGciOiJIUzUxMiJ9.eyJoZWFkZXIiOnsiY29kUmVzdWx0YWRvIjoyMDAsInR4dFJlc3VsdGFkbyI6IlNVQ0NFU1MifSwiZGF0YSI6eyJlc3RhZG9zIjpbeyJpZCI6MywiZGVzY3JpcGNpb24iOiJQUlVFQkEifV19fQ.SoPq6KLpRYzLPTaK82Ir1uYj3pCTxZpWrEPw9IRoX87TaJi-vB-iFywPO4tZcnaUJw-K5cBk5I7xca1225uS8A"</text:p>
      <text:p text:style-name="P423">}</text:p>
      <text:p text:style-name="P423"/>
      <text:p text:style-name="P135"><text:span text:style-name="T86">EndPoint:</text:span><text:span text:style-name="T67"> </text:span><text:a xlink:type="simple" xlink:href="http://localhost:8080/arapy/api/auth/signin" text:style-name="Internet_20_link" text:visited-style-name="Visited_20_Internet_20_Link"><text:span text:style-name="T35">http://loca</text:span></text:a><text:a xlink:type="simple" xlink:href="http://localhost:8080/arapy/api/auth/signin" text:style-name="Internet_20_link" text:visited-style-name="Visited_20_Internet_20_Link"><text:span text:style-name="T35">l</text:span></text:a><text:a xlink:type="simple" xlink:href="http://localhost:8080/arapy/api/auth/signin" text:style-name="Internet_20_link" text:visited-style-name="Visited_20_Internet_20_Link"><text:span text:style-name="T35">host:8080/arapy/api/</text:span></text:a><text:a xlink:type="simple" xlink:href="http://localhost:8080/arapy/api/auth/signin" text:style-name="Internet_20_link" text:visited-style-name="Visited_20_Internet_20_Link"><text:span text:style-name="T37">referenciales</text:span></text:a><text:a xlink:type="simple" xlink:href="http://localhost:8080/arapy/api/auth/signin" text:style-name="Internet_20_link" text:visited-style-name="Visited_20_Internet_20_Link"><text:span text:style-name="T35">/</text:span></text:a><text:span text:style-name="T151">mensajesArapy</text:span><text:span text:style-name="T40">/</text:span><text:span text:style-name="T45">save</text:span></text:p>
      <text:p text:style-name="P26"><text:span text:style-name="T4">Método:</text:span> <text:span text:style-name="T9">POST</text:span></text:p>
      <text:p text:style-name="P186"><text:span text:style-name="T67">Descripción: Este </text:span><text:span text:style-name="T73">es</text:span><text:span text:style-name="T67"> el método</text:span><text:span text:style-name="T69"> </text:span><text:span text:style-name="T70">que </text:span><text:span text:style-name="T74">registra los cambios realizados</text:span><text:span text:style-name="T70">. </text:span><text:span text:style-name="T74">La acción </text:span><text:span text:style-name="T75">a realizarse, ya sea un nuevo registro o una actualización de datos</text:span><text:span text:style-name="T74"> dependerá de los parámetros recibidos, </text:span><text:span text:style-name="T75">para ambos casos los</text:span><text:span text:style-name="T134"> datos de usuario se obtiendrá a través del <text:s/></text:span><text:span text:style-name="T133">Access Token.</text:span></text:p>
      <text:p text:style-name="P403"/>
      <text:p text:style-name="P54">Request</text:p>
      <table:table table:name="Tabla57" table:style-name="Tabla57">
        <table:table-column table:style-name="Tabla57.A"/>
        <table:table-column table:style-name="Tabla57.B"/>
        <table:table-column table:style-name="Tabla57.C"/>
        <table:table-column table:style-name="Tabla57.D"/>
        <table:table-column table:style-name="Tabla57.E"/>
        <table:table-row>
          <table:table-cell table:style-name="Tabla57.A1" office:value-type="string">
            <text:p text:style-name="P696">Nro.</text:p>
          </table:table-cell>
          <table:table-cell table:style-name="Tabla57.A1" office:value-type="string">
            <text:p text:style-name="P696">Tag</text:p>
          </table:table-cell>
          <table:table-cell table:style-name="Tabla57.A1" office:value-type="string">
            <text:p text:style-name="P696">Tipo de Dato</text:p>
          </table:table-cell>
          <table:table-cell table:style-name="Tabla57.A1" office:value-type="string">
            <text:p text:style-name="P696">Obligatorio</text:p>
          </table:table-cell>
          <table:table-cell table:style-name="Tabla57.E1" office:value-type="string">
            <text:p text:style-name="P696">Nota</text:p>
          </table:table-cell>
        </table:table-row>
        <table:table-row>
          <table:table-cell table:style-name="Tabla57.A2" office:value-type="string">
            <text:p text:style-name="P731">1</text:p>
          </table:table-cell>
          <table:table-cell table:style-name="Tabla57.A2" office:value-type="string">
            <text:p text:style-name="P918">id</text:p>
          </table:table-cell>
          <table:table-cell table:style-name="Tabla57.A2" office:value-type="string">
            <text:p text:style-name="P838">int</text:p>
          </table:table-cell>
          <table:table-cell table:style-name="Tabla57.A2" office:value-type="string">
            <text:p text:style-name="P939">NO</text:p>
          </table:table-cell>
          <table:table-cell table:style-name="Tabla57.E2" office:value-type="string">
            <text:p text:style-name="P731">Debe de ir <text:span text:style-name="T167">el código identificador solamente para una actualización de mensajes. </text:span></text:p>
            <text:p text:style-name="P956">Para el registro de un nuevo <text:span text:style-name="T208">mensaje</text:span>, el código identificador se genera automáticamente</text:p>
          </table:table-cell>
        </table:table-row>
        <table:table-row table:style-name="Tabla57.3">
          <table:table-cell table:style-name="Tabla57.A2" office:value-type="string">
            <text:p text:style-name="P945">2</text:p>
          </table:table-cell>
          <table:table-cell table:style-name="Tabla57.A2" office:value-type="string">
            <text:p text:style-name="P977">mensaje</text:p>
          </table:table-cell>
          <table:table-cell table:style-name="Tabla57.A2" office:value-type="string">
            <text:p text:style-name="P945">String</text:p>
          </table:table-cell>
          <table:table-cell table:style-name="Tabla57.A2" office:value-type="string">
            <text:p text:style-name="P945">SI</text:p>
          </table:table-cell>
          <table:table-cell table:style-name="Tabla57.E2" office:value-type="string">
            <text:p text:style-name="P731">Debe de ir <text:span text:style-name="T211">el mensaje que se desea registrar o actualizar.</text:span></text:p>
          </table:table-cell>
        </table:table-row>
        <table:table-row table:style-name="Tabla57.3">
          <table:table-cell table:style-name="Tabla57.A2" office:value-type="string">
            <text:p text:style-name="P978">3</text:p>
          </table:table-cell>
          <table:table-cell table:style-name="Tabla57.A2" office:value-type="string">
            <text:p text:style-name="P977">autor</text:p>
          </table:table-cell>
          <table:table-cell table:style-name="Tabla57.A2" office:value-type="string">
            <text:p text:style-name="P978">String</text:p>
          </table:table-cell>
          <table:table-cell table:style-name="Tabla57.A2" office:value-type="string">
            <text:p text:style-name="P978">SI</text:p>
          </table:table-cell>
          <table:table-cell table:style-name="Tabla57.E2" office:value-type="string">
            <text:p text:style-name="P978">Debe ir el autor de<text:span text:style-name="T213">l mensaje</text:span></text:p>
          </table:table-cell>
        </table:table-row>
      </table:table>
      <text:p text:style-name="P371"/>
      <text:p text:style-name="P114"><text:span text:style-name="T121">P</text:span><text:span text:style-name="T120">ara </text:span><text:span text:style-name="T126">registrar nuevo</text:span><text:span text:style-name="T120"> </text:span><text:span text:style-name="T125">mensaje arapy</text:span></text:p>
      <text:p text:style-name="P90">JSON:</text:p>
      <text:p text:style-name="P298">{</text:p>
      <text:p text:style-name="P298"><text:s text:c="2"/>"<text:span text:style-name="T211">mensaje</text:span>": "PERSEVERA Y ALCANZAR<text:span text:style-name="T209">Á</text:span>S",</text:p>
      <text:p text:style-name="P298"><text:s text:c="2"/>"autor": "L'BREN"</text:p>
      <text:p text:style-name="P298">}</text:p>
      <text:p text:style-name="P257">J<text:span text:style-name="T112">WT</text:span>:</text:p>
      <text:p text:style-name="P334">{</text:p>
      <text:p text:style-name="P334"><text:s text:c="2"/>"data": "eyJhbGciOiJIUzUxMiJ9.eyJtZW5zYWplIjoiUEVSU0VWRVJBIFkgQUxDQU5aQVLDgVMiLCJhdXRvciI6IkwnQlJFTiJ9.3kSbZiO6SY5pwKKr7dqOtG30xgrp9Ke0MIEVUGTvb3z6ByCQWrENjVHnn-rlpjpXbJZJ31HWTJOAvvQnZqIGLQ"</text:p>
      <text:p text:style-name="P358">}</text:p>
      <text:p text:style-name="P371"/>
      <text:p text:style-name="P358"><text:span text:style-name="T177">P</text:span><text:span text:style-name="T178">ara </text:span><text:span text:style-name="T184">editar</text:span><text:span text:style-name="T178"> </text:span><text:span text:style-name="T183">mensaje arapy</text:span></text:p>
      <text:p text:style-name="P90">JSON:</text:p>
      <text:p text:style-name="P298">{</text:p>
      <text:p text:style-name="P298"><text:s text:c="2"/>"id": "144",</text:p>
      <text:p text:style-name="P298"><text:s text:c="2"/>"mensaje": "PERSEVERA Y ALCANZARÁS",</text:p>
      <text:p text:style-name="P298"><text:s text:c="2"/>"autor": "SOCRATES"</text:p>
      <text:p text:style-name="P298">}</text:p>
      <text:p text:style-name="P257"/>
      <text:p text:style-name="P452">J<text:span text:style-name="T112">WT</text:span>:</text:p>
      <text:p text:style-name="P334">{</text:p>
      <text:p text:style-name="P334"><text:s text:c="2"/>"data": "eyJhbGciOiJIUzUxMiJ9.eyJpZCI6IjE0NCIsIm1lbnNhamUiOiJQRVJTRVZFUkEgWSBBTENBTlpBUsOBUyIsImF1dG9yIjoiU09DUkFURVMifQ.KN5kb5DpIUvFI9Q3xK0vAURAfFK65w9R1DzMcDuHHYswC_Kvcf1DTXVOnmJoQKkFnyZkpRaf0H24toCAVKXUYg<text:span text:style-name="T210">"</text:span></text:p>
      <text:p text:style-name="P358">}</text:p>
      <text:p text:style-name="P220">Response</text:p>
      <table:table table:name="Tabla58" table:style-name="Tabla58">
        <table:table-column table:style-name="Tabla58.A"/>
        <table:table-column table:style-name="Tabla58.B"/>
        <table:table-column table:style-name="Tabla58.C"/>
        <table:table-column table:style-name="Tabla58.D"/>
        <table:table-column table:style-name="Tabla58.E"/>
        <table:table-row>
          <table:table-cell table:style-name="Tabla58.A1" office:value-type="string">
            <text:p text:style-name="P696">Nro.</text:p>
          </table:table-cell>
          <table:table-cell table:style-name="Tabla58.A1" office:value-type="string">
            <text:p text:style-name="P696">Tag</text:p>
          </table:table-cell>
          <table:table-cell table:style-name="Tabla58.A1" office:value-type="string">
            <text:p text:style-name="P696">Tipo de Dato</text:p>
          </table:table-cell>
          <table:table-cell table:style-name="Tabla58.A1" office:value-type="string">
            <text:p text:style-name="P696">Obligatorio</text:p>
          </table:table-cell>
          <table:table-cell table:style-name="Tabla58.E1" office:value-type="string">
            <text:p text:style-name="P696">Nota</text:p>
          </table:table-cell>
        </table:table-row>
        <table:table-row>
          <table:table-cell table:style-name="Tabla58.A2" office:value-type="string">
            <text:p text:style-name="P789">1</text:p>
          </table:table-cell>
          <table:table-cell table:style-name="Tabla58.A2" office:value-type="string">
            <text:p text:style-name="P531">header</text:p>
          </table:table-cell>
          <table:table-cell table:style-name="Tabla58.A2" office:value-type="string">
            <text:p text:style-name="P596">String</text:p>
          </table:table-cell>
          <table:table-cell table:style-name="Tabla58.A2" office:value-type="string">
            <text:p text:style-name="P596">SI</text:p>
          </table:table-cell>
          <table:table-cell table:style-name="Tabla58.E2" office:value-type="string">
            <text:p text:style-name="P814">Retorna codResultado y txtResultado</text:p>
          </table:table-cell>
        </table:table-row>
        <table:table-row>
          <table:table-cell table:style-name="Tabla58.A2" office:value-type="string">
            <text:p text:style-name="P731"/>
          </table:table-cell>
          <table:table-cell table:style-name="Tabla58.A2" office:value-type="string">
            <text:p text:style-name="P570">codResultado</text:p>
          </table:table-cell>
          <table:table-cell table:style-name="Tabla58.A2" office:value-type="string">
            <text:p text:style-name="P596">String</text:p>
          </table:table-cell>
          <table:table-cell table:style-name="Tabla58.A2" office:value-type="string">
            <text:p text:style-name="P596">SI</text:p>
          </table:table-cell>
          <table:table-cell table:style-name="Tabla58.E2" office:value-type="string">
            <text:p text:style-name="P758">En c<text:span text:style-name="T114">aso de que la petición se haya realizado satisfactoriamente</text:span>, retorna 200, <text:span text:style-name="T113">caso contrario</text:span> <text:span text:style-name="T170">400</text:span></text:p>
          </table:table-cell>
        </table:table-row>
      </table:table>
      <text:p text:style-name="P83"/>
      <text:p text:style-name="P90">JSON:</text:p>
      <text:p text:style-name="P298">{</text:p>
      <text:p text:style-name="P298"><text:s text:c="2"/>"header": {</text:p>
      <text:p text:style-name="P298"><text:s text:c="4"/>"codResultado": 200,</text:p>
      <text:p text:style-name="P298"><text:s text:c="4"/>"txtResultado": "SUCCESS"</text:p>
      <text:p text:style-name="P298"><text:s text:c="2"/>}</text:p>
      <text:p text:style-name="P257">J<text:span text:style-name="T112">WT</text:span>:</text:p>
      <text:p text:style-name="P334">{</text:p>
      <text:p text:style-name="P334"><text:s text:c="2"/>"data": "eyJhbGciOiJIUzUxMiJ9.eyJoZWFkZXIiOnsiY29kUmVzdWx0YWRvIjoyMDAsInR4dFJlc3VsdGFkbyI6IlNVQ0NFU1MifX0.DdNmVBHPqxAPTRsEc36AyOkOAlEi0TIsI5VEyyogmJd5uJYITp0gzME9j7izCn72jVktupT5qNWZ2DEkt7Pi8A"</text:p>
      <text:p text:style-name="P416">}</text:p>
      <text:p text:style-name="P416"/>
      <text:p text:style-name="P151"><text:span text:style-name="T6">E</text:span><text:span text:style-name="T5">ndPoint:</text:span><text:span text:style-name="T179"> </text:span><text:a xlink:type="simple" xlink:href="http://localhost:8080/arapy/api/auth/signin" text:style-name="Internet_20_link" text:visited-style-name="Visited_20_Internet_20_Link"><text:span text:style-name="T65">http://loca</text:span></text:a><text:a xlink:type="simple" xlink:href="http://localhost:8080/arapy/api/auth/signin" text:style-name="Internet_20_link" text:visited-style-name="Visited_20_Internet_20_Link"><text:span text:style-name="T65">l</text:span></text:a><text:a xlink:type="simple" xlink:href="http://localhost:8080/arapy/api/auth/signin" text:style-name="Internet_20_link" text:visited-style-name="Visited_20_Internet_20_Link"><text:span text:style-name="T65">host:8080/arapy/api/</text:span></text:a><text:a xlink:type="simple" xlink:href="http://localhost:8080/arapy/api/auth/signin" text:style-name="Internet_20_link" text:visited-style-name="Visited_20_Internet_20_Link"><text:span text:style-name="T66">referenciales</text:span></text:a><text:a xlink:type="simple" xlink:href="http://localhost:8080/arapy/api/auth/signin" text:style-name="Internet_20_link" text:visited-style-name="Visited_20_Internet_20_Link"><text:span text:style-name="T65">/</text:span></text:a><text:span text:style-name="T152">mensajesArapy</text:span><text:span text:style-name="T58">/list</text:span></text:p>
      <text:p text:style-name="P27"><text:span text:style-name="T4">Método:</text:span> <text:span text:style-name="T9">POST</text:span></text:p>
      <text:p text:style-name="P187"><text:span text:style-name="T67">Descripción: Este el el método que</text:span><text:span text:style-name="T68"> </text:span><text:span text:style-name="T69">retorna una lista de </text:span><text:span text:style-name="T85">mensaje</text:span><text:span text:style-name="T84">s </text:span><text:span text:style-name="T85">arapy</text:span><text:span text:style-name="T69"> con paginación.</text:span></text:p>
      <text:p text:style-name="P376"/>
      <text:p text:style-name="P55">Request</text:p>
      <table:table table:name="Tabla59" table:style-name="Tabla59">
        <table:table-column table:style-name="Tabla59.A"/>
        <table:table-column table:style-name="Tabla59.B"/>
        <table:table-column table:style-name="Tabla59.C"/>
        <table:table-column table:style-name="Tabla59.D"/>
        <table:table-column table:style-name="Tabla59.E"/>
        <table:table-row>
          <table:table-cell table:style-name="Tabla59.A1" office:value-type="string">
            <text:p text:style-name="P697">Nro.</text:p>
          </table:table-cell>
          <table:table-cell table:style-name="Tabla59.A1" office:value-type="string">
            <text:p text:style-name="P697">Tag</text:p>
          </table:table-cell>
          <table:table-cell table:style-name="Tabla59.A1" office:value-type="string">
            <text:p text:style-name="P697">Tipo de Dato</text:p>
          </table:table-cell>
          <table:table-cell table:style-name="Tabla59.A1" office:value-type="string">
            <text:p text:style-name="P697">Obligatorio</text:p>
          </table:table-cell>
          <table:table-cell table:style-name="Tabla59.E1" office:value-type="string">
            <text:p text:style-name="P697">Nota</text:p>
          </table:table-cell>
        </table:table-row>
        <table:table-row>
          <table:table-cell table:style-name="Tabla59.A2" office:value-type="string">
            <text:p text:style-name="P732">1</text:p>
          </table:table-cell>
          <table:table-cell table:style-name="Tabla59.A2" office:value-type="string">
            <text:p text:style-name="P979">searchText</text:p>
          </table:table-cell>
          <table:table-cell table:style-name="Tabla59.A2" office:value-type="string">
            <text:p text:style-name="P732">String</text:p>
          </table:table-cell>
          <table:table-cell table:style-name="Tabla59.A2" office:value-type="string">
            <text:p text:style-name="P966">No</text:p>
          </table:table-cell>
          <table:table-cell table:style-name="Tabla59.E2" office:value-type="string">
            <text:p text:style-name="P732">Debe ir <text:span text:style-name="T219">una palabra clave para realizar la búsqueda ya sea por “autor” o por “mensaje”; en caso de ser vacío, retorna una lista de todos los mensajes.</text:span></text:p>
          </table:table-cell>
        </table:table-row>
        <table:table-row>
          <table:table-cell table:style-name="Tabla59.A2" office:value-type="string">
            <text:p text:style-name="P482">2</text:p>
          </table:table-cell>
          <table:table-cell table:style-name="Tabla59.A2" office:value-type="string">
            <text:p text:style-name="P658">paginacion</text:p>
          </table:table-cell>
          <table:table-cell table:style-name="Tabla59.A2" office:value-type="string">
            <text:p text:style-name="P899">PaginacionRequest</text:p>
          </table:table-cell>
          <table:table-cell table:style-name="Tabla59.A2" office:value-type="string">
            <text:p text:style-name="P732">SI</text:p>
          </table:table-cell>
          <table:table-cell table:style-name="Tabla59.E2" office:value-type="string">
            <text:p text:style-name="P985"><text:span text:style-name="T27">D</text:span><text:span text:style-name="T26">ebe ir el número de página y la cantidad de </text:span><text:span text:style-name="T30">í</text:span><text:span text:style-name="T26">tems a visualizar</text:span></text:p>
          </table:table-cell>
        </table:table-row>
        <table:table-row>
          <table:table-cell table:style-name="Tabla59.A2" office:value-type="string">
            <text:p text:style-name="P482"/>
          </table:table-cell>
          <table:table-cell table:style-name="Tabla59.A2" office:value-type="string">
            <text:p text:style-name="P658">pagina</text:p>
          </table:table-cell>
          <table:table-cell table:style-name="Tabla59.A2" office:value-type="string">
            <text:p text:style-name="P839">int</text:p>
          </table:table-cell>
          <table:table-cell table:style-name="Tabla59.A2" office:value-type="string">
            <text:p text:style-name="P759">SI</text:p>
          </table:table-cell>
          <table:table-cell table:style-name="Tabla59.E2" office:value-type="string">
            <text:p text:style-name="P990"><text:span text:style-name="T28">D</text:span><text:span text:style-name="T26">ebe ir el número de página que desea visualizar</text:span></text:p>
          </table:table-cell>
        </table:table-row>
        <table:table-row>
          <table:table-cell table:style-name="Tabla59.A2" office:value-type="string">
            <text:p text:style-name="P482"/>
          </table:table-cell>
          <table:table-cell table:style-name="Tabla59.A2" office:value-type="string">
            <text:p text:style-name="P658">cantidad</text:p>
          </table:table-cell>
          <table:table-cell table:style-name="Tabla59.A2" office:value-type="string">
            <text:p text:style-name="P839">int</text:p>
          </table:table-cell>
          <table:table-cell table:style-name="Tabla59.A2" office:value-type="string">
            <text:p text:style-name="P839">SI</text:p>
          </table:table-cell>
          <table:table-cell table:style-name="Tabla59.E2" office:value-type="string">
            <text:p text:style-name="P990"><text:span text:style-name="T28">D</text:span><text:span text:style-name="T26">ebe ir la cantidad de ítems que se desea visualizar en la lista paginable.</text:span></text:p>
          </table:table-cell>
        </table:table-row>
      </table:table>
      <text:p text:style-name="P91"/>
      <text:p text:style-name="P91"/>
      <text:p text:style-name="P442">JSON:</text:p>
      <text:p text:style-name="P299">{</text:p>
      <text:p text:style-name="P299"><text:s text:c="2"/>"searchText": "aristóteles",</text:p>
      <text:p text:style-name="P299"><text:s text:c="2"/>"paginacion": {</text:p>
      <text:p text:style-name="P299"><text:s text:c="4"/>"pagina": "1",</text:p>
      <text:p text:style-name="P299"><text:s text:c="4"/>"cantidad": "5"</text:p>
      <text:p text:style-name="P299"><text:s text:c="2"/>}</text:p>
      <text:p text:style-name="P299">}</text:p>
      <text:p text:style-name="P258">J<text:span text:style-name="T112">WT</text:span>:</text:p>
      <text:p text:style-name="P335">{</text:p>
      <text:p text:style-name="P335"><text:s text:c="2"/>"data": "eyJhbGciOiJIUzUxMiJ9.eyJzZWFyY2hUZXh0IjoiYXJpc3TDs3RlbGVzIiwicGFnaW5hY2lvbiI6eyJwYWdpbmEiOiIxIiwiY2FudGlkYWQiOiI1In19.xIAyA6EGOn7MV6uNpo4LLSoT4jFiyNDKO3dPMu0GrhwvZzeemeZgoKl_eud8FXsG_4DhuZQiArv0P0yR2fMvkA"</text:p>
      <text:p text:style-name="P335">}</text:p>
      <text:p text:style-name="P221">Response</text:p>
      <table:table table:name="Tabla60" table:style-name="Tabla60">
        <table:table-column table:style-name="Tabla60.A"/>
        <table:table-column table:style-name="Tabla60.B"/>
        <table:table-column table:style-name="Tabla60.C"/>
        <table:table-column table:style-name="Tabla60.D"/>
        <table:table-column table:style-name="Tabla60.E"/>
        <table:table-row>
          <table:table-cell table:style-name="Tabla60.A1" office:value-type="string">
            <text:p text:style-name="P697">Nro.</text:p>
          </table:table-cell>
          <table:table-cell table:style-name="Tabla60.A1" office:value-type="string">
            <text:p text:style-name="P697">Tag</text:p>
          </table:table-cell>
          <table:table-cell table:style-name="Tabla60.A1" office:value-type="string">
            <text:p text:style-name="P697">Tipo de Dato</text:p>
          </table:table-cell>
          <table:table-cell table:style-name="Tabla60.A1" office:value-type="string">
            <text:p text:style-name="P697">Obligatorio</text:p>
          </table:table-cell>
          <table:table-cell table:style-name="Tabla60.E1" office:value-type="string">
            <text:p text:style-name="P697">Nota</text:p>
          </table:table-cell>
        </table:table-row>
        <table:table-row>
          <table:table-cell table:style-name="Tabla60.A2" office:value-type="string">
            <text:p text:style-name="P790">1</text:p>
          </table:table-cell>
          <table:table-cell table:style-name="Tabla60.A2" office:value-type="string">
            <text:p text:style-name="P532">header</text:p>
          </table:table-cell>
          <table:table-cell table:style-name="Tabla60.A2" office:value-type="string">
            <text:p text:style-name="P597">String</text:p>
          </table:table-cell>
          <table:table-cell table:style-name="Tabla60.A2" office:value-type="string">
            <text:p text:style-name="P597">SI</text:p>
          </table:table-cell>
          <table:table-cell table:style-name="Tabla60.E2" office:value-type="string">
            <text:p text:style-name="P815">Retorna codResultado y txtResultado</text:p>
          </table:table-cell>
        </table:table-row>
        <table:table-row>
          <table:table-cell table:style-name="Tabla60.A2" office:value-type="string">
            <text:p text:style-name="P732"/>
          </table:table-cell>
          <table:table-cell table:style-name="Tabla60.A2" office:value-type="string">
            <text:p text:style-name="P571">codResultado</text:p>
          </table:table-cell>
          <table:table-cell table:style-name="Tabla60.A2" office:value-type="string">
            <text:p text:style-name="P597">String</text:p>
          </table:table-cell>
          <table:table-cell table:style-name="Tabla60.A2" office:value-type="string">
            <text:p text:style-name="P597">SI</text:p>
          </table:table-cell>
          <table:table-cell table:style-name="Tabla60.E2" office:value-type="string">
            <text:p text:style-name="P759">En c<text:span text:style-name="T114">aso de que la petición se haya realizado satisfactoriamente</text:span>, retorna 200, <text:span text:style-name="T113">caso contrario</text:span> <text:span text:style-name="T170">400</text:span></text:p>
          </table:table-cell>
        </table:table-row>
        <table:table-row>
          <table:table-cell table:style-name="Tabla60.A2" office:value-type="string">
            <text:p text:style-name="P482"/>
          </table:table-cell>
          <table:table-cell table:style-name="Tabla60.A2" office:value-type="string">
            <text:p text:style-name="P504">txtResultado</text:p>
          </table:table-cell>
          <table:table-cell table:style-name="Tabla60.A2" office:value-type="string">
            <text:p text:style-name="P732">String</text:p>
          </table:table-cell>
          <table:table-cell table:style-name="Tabla60.A2" office:value-type="string">
            <text:p text:style-name="P732">SI</text:p>
          </table:table-cell>
          <table:table-cell table:style-name="Tabla60.E2" office:value-type="string">
            <text:p text:style-name="P732">En caso de ser correcto <text:span text:style-name="T162">la petición , retorna</text:span> “<text:span text:style-name="T163">SUCCESS</text:span>”</text:p>
          </table:table-cell>
        </table:table-row>
        <table:table-row>
          <table:table-cell table:style-name="Tabla60.A2" office:value-type="string">
            <text:p text:style-name="P546">2</text:p>
          </table:table-cell>
          <table:table-cell table:style-name="Tabla60.A2" office:value-type="string">
            <text:p text:style-name="P504">data</text:p>
          </table:table-cell>
          <table:table-cell table:style-name="Tabla60.A2" office:value-type="string">
            <text:p text:style-name="P732">String</text:p>
          </table:table-cell>
          <table:table-cell table:style-name="Tabla60.A2" office:value-type="string">
            <text:p text:style-name="P851">SI</text:p>
          </table:table-cell>
          <table:table-cell table:style-name="Tabla60.E2" office:value-type="string">
            <text:p text:style-name="P863">Retorna un<text:span text:style-name="T164">a lista</text:span> “<text:span text:style-name="T220">mensajesArapy</text:span>” <text:span text:style-name="T164">y paginacion</text:span>.</text:p>
          </table:table-cell>
        </table:table-row>
        <table:table-row>
          <table:table-cell table:style-name="Tabla60.A2" office:value-type="string">
            <text:p text:style-name="P623">2.1</text:p>
          </table:table-cell>
          <table:table-cell table:style-name="Tabla60.A2" office:value-type="string">
            <text:p text:style-name="P611">List&lt;<text:span text:style-name="T220">mensajesArapy</text:span>&gt;</text:p>
          </table:table-cell>
          <table:table-cell table:style-name="Tabla60.A2" office:value-type="string">
            <text:p text:style-name="P875">List</text:p>
          </table:table-cell>
          <table:table-cell table:style-name="Tabla60.A2" office:value-type="string">
            <text:p text:style-name="P875">SI</text:p>
          </table:table-cell>
          <table:table-cell table:style-name="Tabla60.E2" office:value-type="string">
            <text:p text:style-name="P875">Retorna <text:span text:style-name="T165">los datos para la lista paginable</text:span></text:p>
          </table:table-cell>
        </table:table-row>
        <table:table-row>
          <table:table-cell table:style-name="Tabla60.A2" office:value-type="string">
            <text:p text:style-name="P623"/>
          </table:table-cell>
          <table:table-cell table:style-name="Tabla60.A2" office:value-type="string">
            <text:p text:style-name="P635">id</text:p>
          </table:table-cell>
          <table:table-cell table:style-name="Tabla60.A2" office:value-type="string">
            <text:p text:style-name="P887">Long</text:p>
          </table:table-cell>
          <table:table-cell table:style-name="Tabla60.A2" office:value-type="string">
            <text:p text:style-name="P887">SI</text:p>
          </table:table-cell>
          <table:table-cell table:style-name="Tabla60.E2" office:value-type="string">
            <text:p text:style-name="P887">Identificador del <text:span text:style-name="T221">mensaje arapy.</text:span></text:p>
          </table:table-cell>
        </table:table-row>
        <table:table-row>
          <table:table-cell table:style-name="Tabla60.A2" office:value-type="string">
            <text:p text:style-name="P623"/>
          </table:table-cell>
          <table:table-cell table:style-name="Tabla60.A2" office:value-type="string">
            <text:p text:style-name="P665">mensaje</text:p>
          </table:table-cell>
          <table:table-cell table:style-name="Tabla60.A2" office:value-type="string">
            <text:p text:style-name="P899">String</text:p>
          </table:table-cell>
          <table:table-cell table:style-name="Tabla60.A2" office:value-type="string">
            <text:p text:style-name="P899">SI</text:p>
          </table:table-cell>
          <table:table-cell table:style-name="Tabla60.E2" office:value-type="string">
            <text:p text:style-name="P899">Descripción del <text:span text:style-name="T220">mensaje.</text:span></text:p>
          </table:table-cell>
        </table:table-row>
        <table:table-row>
          <table:table-cell table:style-name="Tabla60.A2" office:value-type="string">
            <text:p text:style-name="P623"/>
          </table:table-cell>
          <table:table-cell table:style-name="Tabla60.A2" office:value-type="string">
            <text:p text:style-name="P666">autor</text:p>
          </table:table-cell>
          <table:table-cell table:style-name="Tabla60.A2" office:value-type="string">
            <text:p text:style-name="P899">String</text:p>
          </table:table-cell>
          <table:table-cell table:style-name="Tabla60.A2" office:value-type="string">
            <text:p text:style-name="P899">SI</text:p>
          </table:table-cell>
          <table:table-cell table:style-name="Tabla60.E2" office:value-type="string">
            <text:p text:style-name="P899"><text:span text:style-name="T221">Autor</text:span> del <text:span text:style-name="T220">mensaje.</text:span></text:p>
          </table:table-cell>
        </table:table-row>
        <table:table-row>
          <table:table-cell table:style-name="Tabla60.A2" office:value-type="string">
            <text:p text:style-name="P652">2.2</text:p>
          </table:table-cell>
          <table:table-cell table:style-name="Tabla60.A2" office:value-type="string">
            <text:p text:style-name="P646">paginacion</text:p>
          </table:table-cell>
          <table:table-cell table:style-name="Tabla60.A2" office:value-type="string">
            <text:p text:style-name="P899">PaginacionResponse</text:p>
          </table:table-cell>
          <table:table-cell table:style-name="Tabla60.A2" office:value-type="string">
            <text:p text:style-name="P899">SI</text:p>
          </table:table-cell>
          <table:table-cell table:style-name="Tabla60.E2" office:value-type="string">
            <text:p text:style-name="P971">Retorna datos de paginación</text:p>
          </table:table-cell>
        </table:table-row>
        <table:table-row>
          <table:table-cell table:style-name="Tabla60.A2" office:value-type="string">
            <text:p text:style-name="P652"/>
          </table:table-cell>
          <table:table-cell table:style-name="Tabla60.A2" office:value-type="string">
            <text:p text:style-name="P663">totalItems</text:p>
          </table:table-cell>
          <table:table-cell table:style-name="Tabla60.A2" office:value-type="string">
            <text:p text:style-name="P971">Long</text:p>
          </table:table-cell>
          <table:table-cell table:style-name="Tabla60.A2" office:value-type="string">
            <text:p text:style-name="P971">SI</text:p>
          </table:table-cell>
          <table:table-cell table:style-name="Tabla60.E2" office:value-type="string">
            <text:p text:style-name="P976">Retorna cantidad total de items de la lista.</text:p>
          </table:table-cell>
        </table:table-row>
        <table:table-row>
          <table:table-cell table:style-name="Tabla60.A2" office:value-type="string">
            <text:p text:style-name="P652"/>
          </table:table-cell>
          <table:table-cell table:style-name="Tabla60.A2" office:value-type="string">
            <text:p text:style-name="P663">totalPages</text:p>
          </table:table-cell>
          <table:table-cell table:style-name="Tabla60.A2" office:value-type="string">
            <text:p text:style-name="P971">Long</text:p>
          </table:table-cell>
          <table:table-cell table:style-name="Tabla60.A2" office:value-type="string">
            <text:p text:style-name="P971">SI</text:p>
          </table:table-cell>
          <table:table-cell table:style-name="Tabla60.E2" office:value-type="string">
            <text:p text:style-name="P976">Retorna cantidad total de páginas.</text:p>
          </table:table-cell>
        </table:table-row>
        <table:table-row>
          <table:table-cell table:style-name="Tabla60.A2" office:value-type="string">
            <text:p text:style-name="P652"/>
          </table:table-cell>
          <table:table-cell table:style-name="Tabla60.A2" office:value-type="string">
            <text:p text:style-name="P663">currentPages</text:p>
          </table:table-cell>
          <table:table-cell table:style-name="Tabla60.A2" office:value-type="string">
            <text:p text:style-name="P971">int</text:p>
          </table:table-cell>
          <table:table-cell table:style-name="Tabla60.A2" office:value-type="string">
            <text:p text:style-name="P971">SI</text:p>
          </table:table-cell>
          <table:table-cell table:style-name="Tabla60.E2" office:value-type="string">
            <text:p text:style-name="P976">Retorna la página actual.</text:p>
          </table:table-cell>
        </table:table-row>
      </table:table>
      <text:p text:style-name="P258"/>
      <text:p text:style-name="P258">JSON:</text:p>
      <text:p text:style-name="P306">{</text:p>
      <text:p text:style-name="P306"><text:s text:c="2"/>"header": {</text:p>
      <text:p text:style-name="P306"><text:s text:c="4"/>"codResultado": 200,</text:p>
      <text:p text:style-name="P306"><text:s text:c="4"/>"txtResultado": "SUCCESS"</text:p>
      <text:p text:style-name="P306"><text:s text:c="2"/>},</text:p>
      <text:p text:style-name="P306"><text:s text:c="2"/>"data": {</text:p>
      <text:p text:style-name="P306"><text:s text:c="4"/>"mensajesArapy": [</text:p>
      <text:p text:style-name="P306"><text:s text:c="6"/>{</text:p>
      <text:p text:style-name="P306"><text:s text:c="8"/>"id": 38,</text:p>
      <text:p text:style-name="P306"><text:s text:c="8"/>"mensaje": "La Excelencia No Es Un Acto, Es Un Hábito",</text:p>
      <text:p text:style-name="P306"><text:soft-page-break/><text:s text:c="8"/>"autor": "Aristóteles"</text:p>
      <text:p text:style-name="P306"><text:s text:c="6"/>},</text:p>
      <text:p text:style-name="P306"><text:s text:c="6"/>{</text:p>
      <text:p text:style-name="P306"><text:s text:c="8"/>"id": 74,</text:p>
      <text:p text:style-name="P306"><text:s text:c="8"/>"mensaje": "La Inteligencia Consiste No Sólo En El Conocimiento, Sino También En La Destreza De Aplicar Los Conocimientos En La Práctica",</text:p>
      <text:p text:style-name="P306"><text:s text:c="8"/>"autor": "Aristóteles"</text:p>
      <text:p text:style-name="P306"><text:s text:c="6"/>}</text:p>
      <text:p text:style-name="P306"><text:s text:c="4"/>],</text:p>
      <text:p text:style-name="P306"><text:s text:c="4"/>"paginacion": {</text:p>
      <text:p text:style-name="P306"><text:s text:c="6"/>"totalItems": 2,</text:p>
      <text:p text:style-name="P306"><text:s text:c="6"/>"totalPages": 1,</text:p>
      <text:p text:style-name="P306"><text:s text:c="6"/>"currentPages": 1</text:p>
      <text:p text:style-name="P306"><text:s text:c="4"/>}</text:p>
      <text:p text:style-name="P306"><text:s text:c="2"/>}</text:p>
      <text:p text:style-name="P306">}</text:p>
      <text:p text:style-name="P258">J<text:span text:style-name="T112">WT</text:span>:</text:p>
      <text:p text:style-name="P335">{</text:p>
      <text:p text:style-name="P335"><text:s text:c="2"/>"data": "eyJhbGciOiJIUzUxMiJ9.eyJoZWFkZXIiOnsiY29kUmVzdWx0YWRvIjoyMDAsInR4dFJlc3VsdGFkbyI6IlNVQ0NFU1MifSwiZGF0YSI6eyJtZW5zYWplc0FyYXB5IjpbeyJpZCI6MzgsIm1lbnNhamUiOiJMYSBFeGNlbGVuY2lhIE5vIEVzIFVuIEFjdG8sIEVzIFVuIEjDoWJpdG8iLCJhdXRvciI6IkFyaXN0w7N0ZWxlcyJ9LHsiaWQiOjc0LCJtZW5zYWplIjoiTGEgSW50ZWxpZ2VuY2lhIENvbnNpc3RlIE5vIFPDs2xvIEVuIEVsIENvbm9jaW1pZW50bywgU2lubyBUYW1iacOpbiBFbiBMYSBEZXN0cmV6YSBEZSBBcGxpY2FyIExvcyBDb25vY2ltaWVudG9zIEVuIExhIFByw6FjdGljYSIsImF1dG9yIjoiQXJpc3TDs3RlbGVzIn1dLCJwYWdpbmFjaW9uIjp7InRvdGFsSXRlbXMiOjIsInRvdGFsUGFnZXMiOjEsImN1cnJlbnRQYWdlcyI6MX19fQ.myj4MMweJ5k5uM3z_ByQ6i1BBve-TwA7zhopHEe2wLPeI9rG29M_6eTSskL7pAfCMGwh69aGamHGDwvw6oOsYw"</text:p>
      <text:p text:style-name="P422">}</text:p>
      <text:p text:style-name="P154"/>
      <text:p text:style-name="P431"><text:span text:style-name="T87">EndPoint:</text:span><text:span text:style-name="T97"> </text:span><text:a xlink:type="simple" xlink:href="http://localhost:8080/arapy/api/auth/signin" text:style-name="Internet_20_link" text:visited-style-name="Visited_20_Internet_20_Link"><text:span text:style-name="T38">http://loca</text:span></text:a><text:a xlink:type="simple" xlink:href="http://localhost:8080/arapy/api/auth/signin" text:style-name="Internet_20_link" text:visited-style-name="Visited_20_Internet_20_Link"><text:span text:style-name="T38">l</text:span></text:a><text:a xlink:type="simple" xlink:href="http://localhost:8080/arapy/api/auth/signin" text:style-name="Internet_20_link" text:visited-style-name="Visited_20_Internet_20_Link"><text:span text:style-name="T38">host:8080/arapy/api/</text:span></text:a><text:a xlink:type="simple" xlink:href="http://localhost:8080/arapy/api/auth/signin" text:style-name="Internet_20_link" text:visited-style-name="Visited_20_Internet_20_Link"><text:span text:style-name="T149">referenciales</text:span></text:a><text:a xlink:type="simple" xlink:href="http://localhost:8080/arapy/api/auth/signin" text:style-name="Internet_20_link" text:visited-style-name="Visited_20_Internet_20_Link"><text:span text:style-name="T38">/</text:span></text:a><text:span text:style-name="T148">mensajesArapy</text:span><text:span text:style-name="T55">/</text:span><text:span text:style-name="T56">get</text:span><text:span text:style-name="T57">OneMessageRandom</text:span></text:p>
      <text:p text:style-name="P23"><text:span text:style-name="T4">Método:</text:span> <text:span text:style-name="T9">POST</text:span></text:p>
      <text:p text:style-name="P179"><text:span text:style-name="T67">Descripción: Este </text:span><text:span text:style-name="T76">el método que obtiene </text:span><text:span text:style-name="T77">un registro</text:span><text:span text:style-name="T76"> </text:span><text:span text:style-name="T77">de manera aleatoria</text:span><text:span text:style-name="T76"> y r</text:span><text:span text:style-name="T77">etorna una lista con el registro único obtenido.</text:span></text:p>
      <text:p text:style-name="P179"><text:span text:style-name="T78">Observación: </text:span><text:span text:style-name="T79">Este servicio no necesita recibir el request para retornar el registro.</text:span></text:p>
      <text:p text:style-name="P228"/>
      <text:p text:style-name="P215">Response</text:p>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693">Nro.</text:p>
          </table:table-cell>
          <table:table-cell table:style-name="Tabla15.A1" office:value-type="string">
            <text:p text:style-name="P693">Tag</text:p>
          </table:table-cell>
          <table:table-cell table:style-name="Tabla15.A1" office:value-type="string">
            <text:p text:style-name="P693">Tipo de Dato</text:p>
          </table:table-cell>
          <table:table-cell table:style-name="Tabla15.A1" office:value-type="string">
            <text:p text:style-name="P693">Obligatorio</text:p>
          </table:table-cell>
          <table:table-cell table:style-name="Tabla15.E1" office:value-type="string">
            <text:p text:style-name="P693">Nota</text:p>
          </table:table-cell>
        </table:table-row>
        <table:table-row>
          <table:table-cell table:style-name="Tabla15.A2" office:value-type="string">
            <text:p text:style-name="P786">1</text:p>
          </table:table-cell>
          <table:table-cell table:style-name="Tabla15.A2" office:value-type="string">
            <text:p text:style-name="P528">header</text:p>
          </table:table-cell>
          <table:table-cell table:style-name="Tabla15.A2" office:value-type="string">
            <text:p text:style-name="P593">String</text:p>
          </table:table-cell>
          <table:table-cell table:style-name="Tabla15.A2" office:value-type="string">
            <text:p text:style-name="P593">SI</text:p>
          </table:table-cell>
          <table:table-cell table:style-name="Tabla15.E2" office:value-type="string">
            <text:p text:style-name="P811">Retorna codResultado y txtResultado</text:p>
          </table:table-cell>
        </table:table-row>
        <table:table-row>
          <table:table-cell table:style-name="Tabla15.A2" office:value-type="string">
            <text:p text:style-name="P728"/>
          </table:table-cell>
          <table:table-cell table:style-name="Tabla15.A2" office:value-type="string">
            <text:p text:style-name="P567">codResultado</text:p>
          </table:table-cell>
          <table:table-cell table:style-name="Tabla15.A2" office:value-type="string">
            <text:p text:style-name="P593">String</text:p>
          </table:table-cell>
          <table:table-cell table:style-name="Tabla15.A2" office:value-type="string">
            <text:p text:style-name="P593">SI</text:p>
          </table:table-cell>
          <table:table-cell table:style-name="Tabla15.E2" office:value-type="string">
            <text:p text:style-name="P755">En c<text:span text:style-name="T114">aso de que la petición se haya realizado satisfactoriamente</text:span>, retorna 200, <text:span text:style-name="T113">caso contrario</text:span> <text:span text:style-name="T169">400</text:span></text:p>
          </table:table-cell>
        </table:table-row>
        <table:table-row>
          <table:table-cell table:style-name="Tabla15.A2" office:value-type="string">
            <text:p text:style-name="P479"/>
          </table:table-cell>
          <table:table-cell table:style-name="Tabla15.A2" office:value-type="string">
            <text:p text:style-name="P700">txtResultado</text:p>
          </table:table-cell>
          <table:table-cell table:style-name="Tabla15.A2" office:value-type="string">
            <text:p text:style-name="P728">String</text:p>
          </table:table-cell>
          <table:table-cell table:style-name="Tabla15.A2" office:value-type="string">
            <text:p text:style-name="P728">SI</text:p>
          </table:table-cell>
          <table:table-cell table:style-name="Tabla15.E2" office:value-type="string">
            <text:p text:style-name="P728">En caso de ser correcto <text:span text:style-name="T162">la petición , retorna</text:span> “<text:span text:style-name="T163">SUCCESS</text:span>”</text:p>
          </table:table-cell>
        </table:table-row>
        <table:table-row>
          <table:table-cell table:style-name="Tabla15.A2" office:value-type="string">
            <text:p text:style-name="P544">2</text:p>
          </table:table-cell>
          <table:table-cell table:style-name="Tabla15.A2" office:value-type="string">
            <text:p text:style-name="P501">data</text:p>
          </table:table-cell>
          <table:table-cell table:style-name="Tabla15.A2" office:value-type="string">
            <text:p text:style-name="P728">String</text:p>
          </table:table-cell>
          <table:table-cell table:style-name="Tabla15.A2" office:value-type="string">
            <text:p text:style-name="P849">SI</text:p>
          </table:table-cell>
          <table:table-cell table:style-name="Tabla15.E2" office:value-type="string">
            <text:p text:style-name="P861">Retorna un<text:span text:style-name="T164">a lista</text:span> “mensajesArapy” </text:p>
          </table:table-cell>
        </table:table-row>
        <table:table-row>
          <table:table-cell table:style-name="Tabla15.A2" office:value-type="string">
            <text:p text:style-name="P621">2.1</text:p>
          </table:table-cell>
          <table:table-cell table:style-name="Tabla15.A2" office:value-type="string">
            <text:p text:style-name="P609">List&lt;<text:span text:style-name="T31">mensajesArapy</text:span>&gt;</text:p>
          </table:table-cell>
          <table:table-cell table:style-name="Tabla15.A2" office:value-type="string">
            <text:p text:style-name="P873">List</text:p>
          </table:table-cell>
          <table:table-cell table:style-name="Tabla15.A2" office:value-type="string">
            <text:p text:style-name="P873">SI</text:p>
          </table:table-cell>
          <table:table-cell table:style-name="Tabla15.E2" office:value-type="string">
            <text:p text:style-name="P388">Retorna una lista con el <text:s/>registro único obtenido.</text:p>
          </table:table-cell>
        </table:table-row>
        <table:table-row>
          <table:table-cell table:style-name="Tabla15.A2" office:value-type="string">
            <text:p text:style-name="P621"/>
          </table:table-cell>
          <table:table-cell table:style-name="Tabla15.A2" office:value-type="string">
            <text:p text:style-name="P633">id</text:p>
          </table:table-cell>
          <table:table-cell table:style-name="Tabla15.A2" office:value-type="string">
            <text:p text:style-name="P885">Long</text:p>
          </table:table-cell>
          <table:table-cell table:style-name="Tabla15.A2" office:value-type="string">
            <text:p text:style-name="P885">SI</text:p>
          </table:table-cell>
          <table:table-cell table:style-name="Tabla15.E2" office:value-type="string">
            <text:p text:style-name="P885">Identificador del <text:span text:style-name="T172">mensaje obtenido</text:span></text:p>
          </table:table-cell>
        </table:table-row>
        <table:table-row>
          <table:table-cell table:style-name="Tabla15.A2" office:value-type="string">
            <text:p text:style-name="P621"/>
          </table:table-cell>
          <table:table-cell table:style-name="Tabla15.A2" office:value-type="string">
            <text:p text:style-name="P653">mensaje</text:p>
          </table:table-cell>
          <table:table-cell table:style-name="Tabla15.A2" office:value-type="string">
            <text:p text:style-name="P897">String</text:p>
          </table:table-cell>
          <table:table-cell table:style-name="Tabla15.A2" office:value-type="string">
            <text:p text:style-name="P897">SI</text:p>
          </table:table-cell>
          <table:table-cell table:style-name="Tabla15.E2" office:value-type="string">
            <text:p text:style-name="P897">Descripción del <text:span text:style-name="T172">mensaje</text:span></text:p>
          </table:table-cell>
        </table:table-row>
        <text:soft-page-break/>
        <table:table-row>
          <table:table-cell table:style-name="Tabla15.A2" office:value-type="string">
            <text:p text:style-name="P621"/>
          </table:table-cell>
          <table:table-cell table:style-name="Tabla15.A2" office:value-type="string">
            <text:p text:style-name="P653">autor</text:p>
          </table:table-cell>
          <table:table-cell table:style-name="Tabla15.A2" office:value-type="string">
            <text:p text:style-name="P957">String</text:p>
          </table:table-cell>
          <table:table-cell table:style-name="Tabla15.A2" office:value-type="string">
            <text:p text:style-name="P957">SI</text:p>
          </table:table-cell>
          <table:table-cell table:style-name="Tabla15.E2" office:value-type="string">
            <text:p text:style-name="P957">Autor del mensaje</text:p>
          </table:table-cell>
        </table:table-row>
      </table:table>
      <text:p text:style-name="P87"/>
      <text:p text:style-name="P87">JSON:</text:p>
      <text:p text:style-name="P295">{</text:p>
      <text:p text:style-name="P295"><text:s text:c="2"/>"header": {</text:p>
      <text:p text:style-name="P295"><text:s text:c="4"/>"codResultado": 200,</text:p>
      <text:p text:style-name="P295"><text:s text:c="4"/>"txtResultado": "SUCCESS"</text:p>
      <text:p text:style-name="P295"><text:s text:c="2"/>},</text:p>
      <text:p text:style-name="P295"><text:s text:c="2"/>"data": {</text:p>
      <text:p text:style-name="P295"><text:s text:c="4"/>"mensajesArapy": [</text:p>
      <text:p text:style-name="P295"><text:s text:c="6"/>{</text:p>
      <text:p text:style-name="P295"><text:s text:c="8"/>"id": 81,</text:p>
      <text:p text:style-name="P295"><text:s text:c="8"/>"mensaje": "A Veces La Adversidad Es Lo Que Necesitas Encarar Para Ser Exitoso",</text:p>
      <text:p text:style-name="P295"><text:s text:c="8"/>"autor": "Zig Ziglar"</text:p>
      <text:p text:style-name="P295"><text:s text:c="6"/>}</text:p>
      <text:p text:style-name="P295"><text:s text:c="4"/>]</text:p>
      <text:p text:style-name="P295"><text:s text:c="2"/>}</text:p>
      <text:p text:style-name="P295">}</text:p>
      <text:p text:style-name="P254">J<text:span text:style-name="T112">WT</text:span>:</text:p>
      <text:p text:style-name="P331">{</text:p>
      <text:p text:style-name="P331"><text:s text:c="2"/>"data": "eyJhbGciOiJIUzUxMiJ9.eyJoZWFkZXIiOnsiY29kUmVzdWx0YWRvIjoyMDAsInR4dFJlc3VsdGFkbyI6IlNVQ0NFU1MifSwiZGF0YSI6eyJtZW5zYWplc0FyYXB5IjpbeyJpZCI6ODEsIm1lbnNhamUiOiJBIFZlY2VzIExhIEFkdmVyc2lkYWQgRXMgTG8gUXVlIE5lY2VzaXRhcyBFbmNhcmFyIFBhcmEgU2VyIEV4aXRvc28iLCJhdXRvciI6IlppZyBaaWdsYXIifV19fQ.yVG8acQv9HdQONb2_U2QstzWJ87j8Q98fyycAIRCs-NfyGZLgOqnWIniyhGUIjOI8LzttbNFiWvdyzgYXtBAIA"</text:p>
      <text:p text:style-name="P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7pt" officeooo:rsid="001d7ebf" officeooo:paragraph-rsid="001d7ebf" style:font-size-asian="7pt" style:font-size-complex="7pt"/>
    </style:style>
    <style:style style:name="MP2" style:family="paragraph" style:parent-style-name="Header">
      <style:text-properties officeooo:paragraph-rsid="001d7ebf"/>
    </style:style>
    <style:style style:name="MT1" style:family="text">
      <style:text-properties fo:font-size="7pt" officeooo:rsid="001d7ebf" style:font-size-asian="7pt" style:font-size-complex="7pt"/>
    </style:style>
    <style:page-layout style:name="Mpm1">
      <style:page-layout-properties fo:page-width="21.001cm" fo:page-height="29.7cm" style:num-format="1" style:print-orientation="portrait" fo:margin-top="0.963cm" fo:margin-bottom="1.07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5cm" fo:margin-left="0cm" fo:margin-right="0cm" fo:margin-bottom="0.499cm"/>
      </style:header-style>
      <style:footer-style>
        <style:header-footer-properties svg:height="1.506cm" fo:margin-left="0cm" fo:margin-right="0cm" fo:margin-top="0.499cm"/>
      </style:footer-style>
    </style:page-layout>
  </office:automatic-styles>
  <office:master-styles>
    <style:master-page style:name="Standard" style:page-layout-name="Mpm1">
      <style:header>
        <text:p text:style-name="MP1">Cooperativa “8 de Marzo” Ltda.<text:tab/><text:tab/>Departamento de Análisis y Desarrollo Informático</text:p>
        <text:p text:style-name="MP1">_________________________________________________________________________________________________________________________________________</text:p>
      </style:header>
      <style:footer>
        <text:p text:style-name="Footer">________________________________________________________________________________</text:p>
        <text:p text:style-name="MP2"><text:span text:style-name="MT1">Sistema Informático arapy<text:tab/><text:tab/>Pág. </text:span><text:span text:style-name="MT1"><text:page-number text:select-page="current">48</text:page-number></text:span><text:span text:style-name="MT1"><text:s/>de </text:span><text:span text:style-name="MT1"><text:page-count>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11:01:17.866296573</meta:creation-date>
    <meta:editing-duration>PT10H32M13S</meta:editing-duration>
    <meta:editing-cycles>28</meta:editing-cycles>
    <meta:generator>LibreOffice/6.0.7.3$Linux_X86_64 LibreOffice_project/00m0$Build-3</meta:generator>
    <dc:date>2022-05-13T08:42:23.513552824</dc:date>
    <meta:document-statistic meta:table-count="62" meta:image-count="0" meta:object-count="0" meta:page-count="48" meta:paragraph-count="2545" meta:word-count="6619" meta:character-count="59201" meta:non-whitespace-character-count="53294"/>
  </office:meta>
</office:document-meta>
</file>